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urrency_20_convers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mpanyName</text:p>
          </table:table-cell>
          <table:table-cell table:style-name="ce1" office:value-type="string" calcext:value-type="string">
            <text:p>FiscalYear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string" calcext:value-type="string">
            <text:p>OperatingExpenses</text:p>
          </table:table-cell>
          <table:table-cell table:style-name="ce1" office:value-type="string" calcext:value-type="string">
            <text:p>OtherIncome</text:p>
          </table:table-cell>
          <table:table-cell table:style-name="ce1" office:value-type="string" calcext:value-type="string">
            <text:p>TaxExpense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886581.85" calcext:value-type="float">
            <text:p>5886581.8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17424.8" calcext:value-type="float">
            <text:p>4117424.8</text:p>
          </table:table-cell>
          <table:table-cell table:style-name="ce2" office:value-type="float" office:value="608298.6" calcext:value-type="float">
            <text:p>608298.6</text:p>
          </table:table-cell>
          <table:table-cell table:style-name="ce2" office:value-type="float" office:value="66390.92" calcext:value-type="float">
            <text:p>66390.92</text:p>
          </table:table-cell>
          <table:table-cell table:style-name="ce2" office:value-type="float" office:value="257722.37" calcext:value-type="float">
            <text:p>257722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364212.06" calcext:value-type="float">
            <text:p>5364212.0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51324.75" calcext:value-type="float">
            <text:p>2151324.75</text:p>
          </table:table-cell>
          <table:table-cell table:style-name="ce2" office:value-type="float" office:value="741969.9" calcext:value-type="float">
            <text:p>741969.9</text:p>
          </table:table-cell>
          <table:table-cell table:style-name="ce2" office:value-type="float" office:value="167935.39" calcext:value-type="float">
            <text:p>167935.39</text:p>
          </table:table-cell>
          <table:table-cell table:style-name="ce2" office:value-type="float" office:value="554159.09" calcext:value-type="float">
            <text:p>554159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658451.73" calcext:value-type="float">
            <text:p>5658451.7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10283.18" calcext:value-type="float">
            <text:p>2310283.18</text:p>
          </table:table-cell>
          <table:table-cell table:style-name="ce2" office:value-type="float" office:value="1210511.62" calcext:value-type="float">
            <text:p>1210511.62</text:p>
          </table:table-cell>
          <table:table-cell table:style-name="ce2" office:value-type="float" office:value="-27851.91" calcext:value-type="float">
            <text:p>-27851.91</text:p>
          </table:table-cell>
          <table:table-cell table:style-name="ce2" office:value-type="float" office:value="443059.05" calcext:value-type="float">
            <text:p>443059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625039.76" calcext:value-type="float">
            <text:p>5625039.7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640256.6" calcext:value-type="float">
            <text:p>3640256.6</text:p>
          </table:table-cell>
          <table:table-cell table:style-name="ce2" office:value-type="float" office:value="1037585.64" calcext:value-type="float">
            <text:p>1037585.64</text:p>
          </table:table-cell>
          <table:table-cell table:style-name="ce2" office:value-type="float" office:value="80740.62" calcext:value-type="float">
            <text:p>80740.62</text:p>
          </table:table-cell>
          <table:table-cell table:style-name="ce2" office:value-type="float" office:value="215867.01" calcext:value-type="float">
            <text:p>215867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070205.43" calcext:value-type="float">
            <text:p>1070205.4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92121.99" calcext:value-type="float">
            <text:p>492121.99</text:p>
          </table:table-cell>
          <table:table-cell table:style-name="ce2" office:value-type="float" office:value="567209.3" calcext:value-type="float">
            <text:p>567209.3</text:p>
          </table:table-cell>
          <table:table-cell table:style-name="ce2" office:value-type="float" office:value="35349.48" calcext:value-type="float">
            <text:p>35349.48</text:p>
          </table:table-cell>
          <table:table-cell table:style-name="ce2" office:value-type="float" office:value="9706.96" calcext:value-type="float">
            <text:p>9706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309782.29" calcext:value-type="float">
            <text:p>7309782.2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57175.95" calcext:value-type="float">
            <text:p>3057175.95</text:p>
          </table:table-cell>
          <table:table-cell table:style-name="ce2" office:value-type="float" office:value="1029867.28" calcext:value-type="float">
            <text:p>1029867.28</text:p>
          </table:table-cell>
          <table:table-cell table:style-name="ce2" office:value-type="float" office:value="167667.75" calcext:value-type="float">
            <text:p>167667.75</text:p>
          </table:table-cell>
          <table:table-cell table:style-name="ce2" office:value-type="float" office:value="711985.43" calcext:value-type="float">
            <text:p>711985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78934.19" calcext:value-type="float">
            <text:p>4778934.1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51568.19" calcext:value-type="float">
            <text:p>2251568.19</text:p>
          </table:table-cell>
          <table:table-cell table:style-name="ce2" office:value-type="float" office:value="1465431.33" calcext:value-type="float">
            <text:p>1465431.33</text:p>
          </table:table-cell>
          <table:table-cell table:style-name="ce2" office:value-type="float" office:value="183951.24" calcext:value-type="float">
            <text:p>183951.24</text:p>
          </table:table-cell>
          <table:table-cell table:style-name="ce2" office:value-type="float" office:value="261636.04" calcext:value-type="float">
            <text:p>261636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15172.91" calcext:value-type="float">
            <text:p>6415172.9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86121.01" calcext:value-type="float">
            <text:p>3386121.01</text:p>
          </table:table-cell>
          <table:table-cell table:style-name="ce2" office:value-type="float" office:value="1079344.12" calcext:value-type="float">
            <text:p>1079344.12</text:p>
          </table:table-cell>
          <table:table-cell table:style-name="ce2" office:value-type="float" office:value="-17203.94" calcext:value-type="float">
            <text:p>-17203.94</text:p>
          </table:table-cell>
          <table:table-cell table:style-name="ce2" office:value-type="float" office:value="405825.81" calcext:value-type="float">
            <text:p>405825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0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88708.99" calcext:value-type="float">
            <text:p>388708.9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0676.9" calcext:value-type="float">
            <text:p>240676.9</text:p>
          </table:table-cell>
          <table:table-cell table:style-name="ce2" office:value-type="float" office:value="1049367.37" calcext:value-type="float">
            <text:p>1049367.37</text:p>
          </table:table-cell>
          <table:table-cell table:style-name="ce2" office:value-type="float" office:value="143293.08" calcext:value-type="float">
            <text:p>143293.08</text:p>
          </table:table-cell>
          <table:table-cell table:style-name="ce2" office:value-type="float" office:value="-159188.86" calcext:value-type="float">
            <text:p>-159188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321983.81" calcext:value-type="float">
            <text:p>8321983.8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887506.57" calcext:value-type="float">
            <text:p>4887506.57</text:p>
          </table:table-cell>
          <table:table-cell table:style-name="ce2" office:value-type="float" office:value="1067422.64" calcext:value-type="float">
            <text:p>1067422.64</text:p>
          </table:table-cell>
          <table:table-cell table:style-name="ce2" office:value-type="float" office:value="153434.37" calcext:value-type="float">
            <text:p>153434.37</text:p>
          </table:table-cell>
          <table:table-cell table:style-name="ce2" office:value-type="float" office:value="529302.68" calcext:value-type="float">
            <text:p>529302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87176.71" calcext:value-type="float">
            <text:p>2687176.7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266429.74" calcext:value-type="float">
            <text:p>1266429.74</text:p>
          </table:table-cell>
          <table:table-cell table:style-name="ce2" office:value-type="float" office:value="1124350.82" calcext:value-type="float">
            <text:p>1124350.82</text:p>
          </table:table-cell>
          <table:table-cell table:style-name="ce2" office:value-type="float" office:value="116284.23" calcext:value-type="float">
            <text:p>116284.23</text:p>
          </table:table-cell>
          <table:table-cell table:style-name="ce2" office:value-type="float" office:value="86662.88" calcext:value-type="float">
            <text:p>86662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82682.06" calcext:value-type="float">
            <text:p>10082682.0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555367.6" calcext:value-type="float">
            <text:p>5555367.6</text:p>
          </table:table-cell>
          <table:table-cell table:style-name="ce2" office:value-type="float" office:value="619869.53" calcext:value-type="float">
            <text:p>619869.53</text:p>
          </table:table-cell>
          <table:table-cell table:style-name="ce2" office:value-type="float" office:value="129408.17" calcext:value-type="float">
            <text:p>129408.17</text:p>
          </table:table-cell>
          <table:table-cell table:style-name="ce2" office:value-type="float" office:value="847739.15" calcext:value-type="float">
            <text:p>847739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238480.77" calcext:value-type="float">
            <text:p>9238480.7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6262435.67" calcext:value-type="float">
            <text:p>6262435.67</text:p>
          </table:table-cell>
          <table:table-cell table:style-name="ce2" office:value-type="float" office:value="930422.8" calcext:value-type="float">
            <text:p>930422.8</text:p>
          </table:table-cell>
          <table:table-cell table:style-name="ce2" office:value-type="float" office:value="125802.75" calcext:value-type="float">
            <text:p>125802.75</text:p>
          </table:table-cell>
          <table:table-cell table:style-name="ce2" office:value-type="float" office:value="455999.26" calcext:value-type="float">
            <text:p>455999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350167.96" calcext:value-type="float">
            <text:p>2350167.9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14688.73" calcext:value-type="float">
            <text:p>1514688.73</text:p>
          </table:table-cell>
          <table:table-cell table:style-name="ce2" office:value-type="float" office:value="946073.16" calcext:value-type="float">
            <text:p>946073.16</text:p>
          </table:table-cell>
          <table:table-cell table:style-name="ce2" office:value-type="float" office:value="143475.42" calcext:value-type="float">
            <text:p>143475.42</text:p>
          </table:table-cell>
          <table:table-cell table:style-name="ce2" office:value-type="float" office:value="6905.11" calcext:value-type="float">
            <text:p>6905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34073.37" calcext:value-type="float">
            <text:p>6634073.3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96848.77" calcext:value-type="float">
            <text:p>3296848.77</text:p>
          </table:table-cell>
          <table:table-cell table:style-name="ce2" office:value-type="float" office:value="854959.29" calcext:value-type="float">
            <text:p>854959.29</text:p>
          </table:table-cell>
          <table:table-cell table:style-name="ce2" office:value-type="float" office:value="45376.65" calcext:value-type="float">
            <text:p>45376.65</text:p>
          </table:table-cell>
          <table:table-cell table:style-name="ce2" office:value-type="float" office:value="530804.81" calcext:value-type="float">
            <text:p>530804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965576.28" calcext:value-type="float">
            <text:p>2965576.2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060124.66" calcext:value-type="float">
            <text:p>2060124.66</text:p>
          </table:table-cell>
          <table:table-cell table:style-name="ce2" office:value-type="float" office:value="1205836.48" calcext:value-type="float">
            <text:p>1205836.48</text:p>
          </table:table-cell>
          <table:table-cell table:style-name="ce2" office:value-type="float" office:value="160024.72" calcext:value-type="float">
            <text:p>160024.72</text:p>
          </table:table-cell>
          <table:table-cell table:style-name="ce2" office:value-type="float" office:value="-29475.63" calcext:value-type="float">
            <text:p>-29475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21187.93" calcext:value-type="float">
            <text:p>3721187.9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79548.08" calcext:value-type="float">
            <text:p>2279548.08</text:p>
          </table:table-cell>
          <table:table-cell table:style-name="ce2" office:value-type="float" office:value="809801.96" calcext:value-type="float">
            <text:p>809801.96</text:p>
          </table:table-cell>
          <table:table-cell table:style-name="ce2" office:value-type="float" office:value="110467.32" calcext:value-type="float">
            <text:p>110467.32</text:p>
          </table:table-cell>
          <table:table-cell table:style-name="ce2" office:value-type="float" office:value="155884.09" calcext:value-type="float">
            <text:p>155884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766334.8" calcext:value-type="float">
            <text:p>3766334.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77095.47" calcext:value-type="float">
            <text:p>1577095.47</text:p>
          </table:table-cell>
          <table:table-cell table:style-name="ce2" office:value-type="float" office:value="892009.47" calcext:value-type="float">
            <text:p>892009.47</text:p>
          </table:table-cell>
          <table:table-cell table:style-name="ce2" office:value-type="float" office:value="107466.69" calcext:value-type="float">
            <text:p>107466.69</text:p>
          </table:table-cell>
          <table:table-cell table:style-name="ce2" office:value-type="float" office:value="294986.28" calcext:value-type="float">
            <text:p>294986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1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895861.35" calcext:value-type="float">
            <text:p>5895861.3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20535.35" calcext:value-type="float">
            <text:p>2420535.35</text:p>
          </table:table-cell>
          <table:table-cell table:style-name="ce2" office:value-type="float" office:value="621948.2" calcext:value-type="float">
            <text:p>621948.2</text:p>
          </table:table-cell>
          <table:table-cell table:style-name="ce2" office:value-type="float" office:value="128331.25" calcext:value-type="float">
            <text:p>128331.25</text:p>
          </table:table-cell>
          <table:table-cell table:style-name="ce2" office:value-type="float" office:value="626158.9" calcext:value-type="float">
            <text:p>626158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649273.58" calcext:value-type="float">
            <text:p>5649273.5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45124.21" calcext:value-type="float">
            <text:p>2545124.21</text:p>
          </table:table-cell>
          <table:table-cell table:style-name="ce2" office:value-type="float" office:value="1113493.17" calcext:value-type="float">
            <text:p>1113493.17</text:p>
          </table:table-cell>
          <table:table-cell table:style-name="ce2" office:value-type="float" office:value="36461.56" calcext:value-type="float">
            <text:p>36461.56</text:p>
          </table:table-cell>
          <table:table-cell table:style-name="ce2" office:value-type="float" office:value="425694.73" calcext:value-type="float">
            <text:p>425694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596818.36" calcext:value-type="float">
            <text:p>2596818.3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05760.19" calcext:value-type="float">
            <text:p>1605760.19</text:p>
          </table:table-cell>
          <table:table-cell table:style-name="ce2" office:value-type="float" office:value="1282570.89" calcext:value-type="float">
            <text:p>1282570.89</text:p>
          </table:table-cell>
          <table:table-cell table:style-name="ce2" office:value-type="float" office:value="22327.89" calcext:value-type="float">
            <text:p>22327.89</text:p>
          </table:table-cell>
          <table:table-cell table:style-name="ce2" office:value-type="float" office:value="-56528.81" calcext:value-type="float">
            <text:p>-56528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879902.81" calcext:value-type="float">
            <text:p>5879902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76071.23" calcext:value-type="float">
            <text:p>2676071.23</text:p>
          </table:table-cell>
          <table:table-cell table:style-name="ce2" office:value-type="float" office:value="891693.84" calcext:value-type="float">
            <text:p>891693.84</text:p>
          </table:table-cell>
          <table:table-cell table:style-name="ce2" office:value-type="float" office:value="93948.39" calcext:value-type="float">
            <text:p>93948.39</text:p>
          </table:table-cell>
          <table:table-cell table:style-name="ce2" office:value-type="float" office:value="505278.09" calcext:value-type="float">
            <text:p>505278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591781.75" calcext:value-type="float">
            <text:p>4591781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41303.38" calcext:value-type="float">
            <text:p>2541303.38</text:p>
          </table:table-cell>
          <table:table-cell table:style-name="ce2" office:value-type="float" office:value="1242217.12" calcext:value-type="float">
            <text:p>1242217.12</text:p>
          </table:table-cell>
          <table:table-cell table:style-name="ce2" office:value-type="float" office:value="177176.95" calcext:value-type="float">
            <text:p>177176.95</text:p>
          </table:table-cell>
          <table:table-cell table:style-name="ce2" office:value-type="float" office:value="206942.02" calcext:value-type="float">
            <text:p>206942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58894.24" calcext:value-type="float">
            <text:p>1358894.2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81576.89" calcext:value-type="float">
            <text:p>581576.89</text:p>
          </table:table-cell>
          <table:table-cell table:style-name="ce2" office:value-type="float" office:value="955912.97" calcext:value-type="float">
            <text:p>955912.97</text:p>
          </table:table-cell>
          <table:table-cell table:style-name="ce2" office:value-type="float" office:value="40730.87" calcext:value-type="float">
            <text:p>40730.87</text:p>
          </table:table-cell>
          <table:table-cell table:style-name="ce2" office:value-type="float" office:value="-28951.6" calcext:value-type="float">
            <text:p>-28951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131935.47" calcext:value-type="float">
            <text:p>4131935.4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794286.84" calcext:value-type="float">
            <text:p>2794286.84</text:p>
          </table:table-cell>
          <table:table-cell table:style-name="ce2" office:value-type="float" office:value="241765.19" calcext:value-type="float">
            <text:p>241765.19</text:p>
          </table:table-cell>
          <table:table-cell table:style-name="ce2" office:value-type="float" office:value="108757.72" calcext:value-type="float">
            <text:p>108757.72</text:p>
          </table:table-cell>
          <table:table-cell table:style-name="ce2" office:value-type="float" office:value="252974.64" calcext:value-type="float">
            <text:p>252974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320853.71" calcext:value-type="float">
            <text:p>8320853.7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86955.27" calcext:value-type="float">
            <text:p>4186955.27</text:p>
          </table:table-cell>
          <table:table-cell table:style-name="ce2" office:value-type="float" office:value="984545.4" calcext:value-type="float">
            <text:p>984545.4</text:p>
          </table:table-cell>
          <table:table-cell table:style-name="ce2" office:value-type="float" office:value="64165.8" calcext:value-type="float">
            <text:p>64165.8</text:p>
          </table:table-cell>
          <table:table-cell table:style-name="ce2" office:value-type="float" office:value="674838.96" calcext:value-type="float">
            <text:p>674838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99437.46" calcext:value-type="float">
            <text:p>4199437.4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23868.12" calcext:value-type="float">
            <text:p>2823868.12</text:p>
          </table:table-cell>
          <table:table-cell table:style-name="ce2" office:value-type="float" office:value="947328.64" calcext:value-type="float">
            <text:p>947328.64</text:p>
          </table:table-cell>
          <table:table-cell table:style-name="ce2" office:value-type="float" office:value="57451.08" calcext:value-type="float">
            <text:p>57451.08</text:p>
          </table:table-cell>
          <table:table-cell table:style-name="ce2" office:value-type="float" office:value="101995.27" calcext:value-type="float">
            <text:p>101995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328926.38" calcext:value-type="float">
            <text:p>1328926.3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908271.6" calcext:value-type="float">
            <text:p>908271.6</text:p>
          </table:table-cell>
          <table:table-cell table:style-name="ce2" office:value-type="float" office:value="1030898.68" calcext:value-type="float">
            <text:p>1030898.68</text:p>
          </table:table-cell>
          <table:table-cell table:style-name="ce2" office:value-type="float" office:value="125037.42" calcext:value-type="float">
            <text:p>125037.42</text:p>
          </table:table-cell>
          <table:table-cell table:style-name="ce2" office:value-type="float" office:value="-101893.36" calcext:value-type="float">
            <text:p>-101893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2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628933.47" calcext:value-type="float">
            <text:p>6628933.4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63761.31" calcext:value-type="float">
            <text:p>2663761.31</text:p>
          </table:table-cell>
          <table:table-cell table:style-name="ce2" office:value-type="float" office:value="1075955.63" calcext:value-type="float">
            <text:p>1075955.63</text:p>
          </table:table-cell>
          <table:table-cell table:style-name="ce2" office:value-type="float" office:value="137968.77" calcext:value-type="float">
            <text:p>137968.77</text:p>
          </table:table-cell>
          <table:table-cell table:style-name="ce2" office:value-type="float" office:value="635708.91" calcext:value-type="float">
            <text:p>635708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44979.63" calcext:value-type="float">
            <text:p>3144979.6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5900.56" calcext:value-type="float">
            <text:p>1695900.56</text:p>
          </table:table-cell>
          <table:table-cell table:style-name="ce2" office:value-type="float" office:value="794823.54" calcext:value-type="float">
            <text:p>794823.54</text:p>
          </table:table-cell>
          <table:table-cell table:style-name="ce2" office:value-type="float" office:value="60622.43" calcext:value-type="float">
            <text:p>60622.43</text:p>
          </table:table-cell>
          <table:table-cell table:style-name="ce2" office:value-type="float" office:value="150124.37" calcext:value-type="float">
            <text:p>150124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428857.86" calcext:value-type="float">
            <text:p>5428857.8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11699.41" calcext:value-type="float">
            <text:p>2211699.41</text:p>
          </table:table-cell>
          <table:table-cell table:style-name="ce2" office:value-type="float" office:value="1441394.49" calcext:value-type="float">
            <text:p>1441394.49</text:p>
          </table:table-cell>
          <table:table-cell table:style-name="ce2" office:value-type="float" office:value="169362.51" calcext:value-type="float">
            <text:p>169362.51</text:p>
          </table:table-cell>
          <table:table-cell table:style-name="ce2" office:value-type="float" office:value="408476.56" calcext:value-type="float">
            <text:p>408476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56027.01" calcext:value-type="float">
            <text:p>4656027.0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31680.22" calcext:value-type="float">
            <text:p>3131680.22</text:p>
          </table:table-cell>
          <table:table-cell table:style-name="ce2" office:value-type="float" office:value="980151.53" calcext:value-type="float">
            <text:p>980151.53</text:p>
          </table:table-cell>
          <table:table-cell table:style-name="ce2" office:value-type="float" office:value="121125.18" calcext:value-type="float">
            <text:p>121125.18</text:p>
          </table:table-cell>
          <table:table-cell table:style-name="ce2" office:value-type="float" office:value="139717.29" calcext:value-type="float">
            <text:p>139717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523340.46" calcext:value-type="float">
            <text:p>8523340.4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734905.38" calcext:value-type="float">
            <text:p>4734905.38</text:p>
          </table:table-cell>
          <table:table-cell table:style-name="ce2" office:value-type="float" office:value="940100.9" calcext:value-type="float">
            <text:p>940100.9</text:p>
          </table:table-cell>
          <table:table-cell table:style-name="ce2" office:value-type="float" office:value="87916.1" calcext:value-type="float">
            <text:p>87916.1</text:p>
          </table:table-cell>
          <table:table-cell table:style-name="ce2" office:value-type="float" office:value="616612.56" calcext:value-type="float">
            <text:p>616612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57433.35" calcext:value-type="float">
            <text:p>4657433.3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67687.36" calcext:value-type="float">
            <text:p>1967687.36</text:p>
          </table:table-cell>
          <table:table-cell table:style-name="ce2" office:value-type="float" office:value="1223358.88" calcext:value-type="float">
            <text:p>1223358.88</text:p>
          </table:table-cell>
          <table:table-cell table:style-name="ce2" office:value-type="float" office:value="117375.9" calcext:value-type="float">
            <text:p>117375.9</text:p>
          </table:table-cell>
          <table:table-cell table:style-name="ce2" office:value-type="float" office:value="332590.23" calcext:value-type="float">
            <text:p>332590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710821.45" calcext:value-type="float">
            <text:p>2710821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74010.74" calcext:value-type="float">
            <text:p>1174010.74</text:p>
          </table:table-cell>
          <table:table-cell table:style-name="ce2" office:value-type="float" office:value="1005561.98" calcext:value-type="float">
            <text:p>1005561.98</text:p>
          </table:table-cell>
          <table:table-cell table:style-name="ce2" office:value-type="float" office:value="201817.38" calcext:value-type="float">
            <text:p>201817.38</text:p>
          </table:table-cell>
          <table:table-cell table:style-name="ce2" office:value-type="float" office:value="153943.88" calcext:value-type="float">
            <text:p>153943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62304.79" calcext:value-type="float">
            <text:p>4062304.7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92301.08" calcext:value-type="float">
            <text:p>2092301.08</text:p>
          </table:table-cell>
          <table:table-cell table:style-name="ce2" office:value-type="float" office:value="1769752.5" calcext:value-type="float">
            <text:p>1769752.5</text:p>
          </table:table-cell>
          <table:table-cell table:style-name="ce2" office:value-type="float" office:value="137676.54" calcext:value-type="float">
            <text:p>137676.54</text:p>
          </table:table-cell>
          <table:table-cell table:style-name="ce2" office:value-type="float" office:value="70964.83" calcext:value-type="float">
            <text:p>70964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542447.7" calcext:value-type="float">
            <text:p>2542447.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734127.96" calcext:value-type="float">
            <text:p>1734127.96</text:p>
          </table:table-cell>
          <table:table-cell table:style-name="ce2" office:value-type="float" office:value="937027.66" calcext:value-type="float">
            <text:p>937027.66</text:p>
          </table:table-cell>
          <table:table-cell table:style-name="ce2" office:value-type="float" office:value="65065.15" calcext:value-type="float">
            <text:p>65065.15</text:p>
          </table:table-cell>
          <table:table-cell table:style-name="ce2" office:value-type="float" office:value="-13364.98" calcext:value-type="float">
            <text:p>-13364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581470.58" calcext:value-type="float">
            <text:p>4581470.5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84951.1" calcext:value-type="float">
            <text:p>2784951.1</text:p>
          </table:table-cell>
          <table:table-cell table:style-name="ce2" office:value-type="float" office:value="1105544.64" calcext:value-type="float">
            <text:p>1105544.64</text:p>
          </table:table-cell>
          <table:table-cell table:style-name="ce2" office:value-type="float" office:value="99064.63" calcext:value-type="float">
            <text:p>99064.63</text:p>
          </table:table-cell>
          <table:table-cell table:style-name="ce2" office:value-type="float" office:value="165908.29" calcext:value-type="float">
            <text:p>165908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3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539581.47" calcext:value-type="float">
            <text:p>8539581.4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638563.19" calcext:value-type="float">
            <text:p>5638563.19</text:p>
          </table:table-cell>
          <table:table-cell table:style-name="ce2" office:value-type="float" office:value="775254.2" calcext:value-type="float">
            <text:p>775254.2</text:p>
          </table:table-cell>
          <table:table-cell table:style-name="ce2" office:value-type="float" office:value="106563.44" calcext:value-type="float">
            <text:p>106563.44</text:p>
          </table:table-cell>
          <table:table-cell table:style-name="ce2" office:value-type="float" office:value="468788.78" calcext:value-type="float">
            <text:p>468788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496936.08" calcext:value-type="float">
            <text:p>7496936.0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22965.05" calcext:value-type="float">
            <text:p>3822965.05</text:p>
          </table:table-cell>
          <table:table-cell table:style-name="ce2" office:value-type="float" office:value="1261160.66" calcext:value-type="float">
            <text:p>1261160.66</text:p>
          </table:table-cell>
          <table:table-cell table:style-name="ce2" office:value-type="float" office:value="133267.84" calcext:value-type="float">
            <text:p>133267.84</text:p>
          </table:table-cell>
          <table:table-cell table:style-name="ce2" office:value-type="float" office:value="534676.42" calcext:value-type="float">
            <text:p>534676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082381.01" calcext:value-type="float">
            <text:p>9082381.0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50697.39" calcext:value-type="float">
            <text:p>3750697.39</text:p>
          </table:table-cell>
          <table:table-cell table:style-name="ce2" office:value-type="float" office:value="1092615.52" calcext:value-type="float">
            <text:p>1092615.52</text:p>
          </table:table-cell>
          <table:table-cell table:style-name="ce2" office:value-type="float" office:value="111977.39" calcext:value-type="float">
            <text:p>111977.39</text:p>
          </table:table-cell>
          <table:table-cell table:style-name="ce2" office:value-type="float" office:value="913719.55" calcext:value-type="float">
            <text:p>913719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958500.19" calcext:value-type="float">
            <text:p>5958500.1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25041.62" calcext:value-type="float">
            <text:p>4125041.62</text:p>
          </table:table-cell>
          <table:table-cell table:style-name="ce2" office:value-type="float" office:value="898309.58" calcext:value-type="float">
            <text:p>898309.58</text:p>
          </table:table-cell>
          <table:table-cell table:style-name="ce2" office:value-type="float" office:value="194766.2" calcext:value-type="float">
            <text:p>194766.2</text:p>
          </table:table-cell>
          <table:table-cell table:style-name="ce2" office:value-type="float" office:value="237282.19" calcext:value-type="float">
            <text:p>237282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286200.42" calcext:value-type="float">
            <text:p>5286200.4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41714.13" calcext:value-type="float">
            <text:p>2141714.13</text:p>
          </table:table-cell>
          <table:table-cell table:style-name="ce2" office:value-type="float" office:value="738268.57" calcext:value-type="float">
            <text:p>738268.57</text:p>
          </table:table-cell>
          <table:table-cell table:style-name="ce2" office:value-type="float" office:value="88665.68" calcext:value-type="float">
            <text:p>88665.68</text:p>
          </table:table-cell>
          <table:table-cell table:style-name="ce2" office:value-type="float" office:value="523925.51" calcext:value-type="float">
            <text:p>523925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003413.88" calcext:value-type="float">
            <text:p>3003413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55222.59" calcext:value-type="float">
            <text:p>2055222.59</text:p>
          </table:table-cell>
          <table:table-cell table:style-name="ce2" office:value-type="float" office:value="607173.31" calcext:value-type="float">
            <text:p>607173.31</text:p>
          </table:table-cell>
          <table:table-cell table:style-name="ce2" office:value-type="float" office:value="13504.72" calcext:value-type="float">
            <text:p>13504.72</text:p>
          </table:table-cell>
          <table:table-cell table:style-name="ce2" office:value-type="float" office:value="74449.77" calcext:value-type="float">
            <text:p>74449.7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539335.58" calcext:value-type="float">
            <text:p>5539335.5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28402.62" calcext:value-type="float">
            <text:p>2828402.62</text:p>
          </table:table-cell>
          <table:table-cell table:style-name="ce2" office:value-type="float" office:value="1125614.37" calcext:value-type="float">
            <text:p>1125614.37</text:p>
          </table:table-cell>
          <table:table-cell table:style-name="ce2" office:value-type="float" office:value="110726.43" calcext:value-type="float">
            <text:p>110726.43</text:p>
          </table:table-cell>
          <table:table-cell table:style-name="ce2" office:value-type="float" office:value="356169.45" calcext:value-type="float">
            <text:p>356169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39277.44" calcext:value-type="float">
            <text:p>4739277.4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10057.34" calcext:value-type="float">
            <text:p>1910057.34</text:p>
          </table:table-cell>
          <table:table-cell table:style-name="ce2" office:value-type="float" office:value="583936.16" calcext:value-type="float">
            <text:p>583936.16</text:p>
          </table:table-cell>
          <table:table-cell table:style-name="ce2" office:value-type="float" office:value="77943.74" calcext:value-type="float">
            <text:p>77943.74</text:p>
          </table:table-cell>
          <table:table-cell table:style-name="ce2" office:value-type="float" office:value="487877.81" calcext:value-type="float">
            <text:p>487877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557254.73" calcext:value-type="float">
            <text:p>6557254.7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78595.75" calcext:value-type="float">
            <text:p>3978595.75</text:p>
          </table:table-cell>
          <table:table-cell table:style-name="ce2" office:value-type="float" office:value="1392542.25" calcext:value-type="float">
            <text:p>1392542.25</text:p>
          </table:table-cell>
          <table:table-cell table:style-name="ce2" office:value-type="float" office:value="24798.45" calcext:value-type="float">
            <text:p>24798.45</text:p>
          </table:table-cell>
          <table:table-cell table:style-name="ce2" office:value-type="float" office:value="254292.19" calcext:value-type="float">
            <text:p>254292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755490.04" calcext:value-type="float">
            <text:p>2755490.0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12756.73" calcext:value-type="float">
            <text:p>1912756.73</text:p>
          </table:table-cell>
          <table:table-cell table:style-name="ce2" office:value-type="float" office:value="621146.43" calcext:value-type="float">
            <text:p>621146.43</text:p>
          </table:table-cell>
          <table:table-cell table:style-name="ce2" office:value-type="float" office:value="64823.8" calcext:value-type="float">
            <text:p>64823.8</text:p>
          </table:table-cell>
          <table:table-cell table:style-name="ce2" office:value-type="float" office:value="60146.24" calcext:value-type="float">
            <text:p>60146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4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05364.91" calcext:value-type="float">
            <text:p>5105364.9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21107.47" calcext:value-type="float">
            <text:p>3521107.47</text:p>
          </table:table-cell>
          <table:table-cell table:style-name="ce2" office:value-type="float" office:value="946487.52" calcext:value-type="float">
            <text:p>946487.52</text:p>
          </table:table-cell>
          <table:table-cell table:style-name="ce2" office:value-type="float" office:value="82080.6" calcext:value-type="float">
            <text:p>82080.6</text:p>
          </table:table-cell>
          <table:table-cell table:style-name="ce2" office:value-type="float" office:value="151168.61" calcext:value-type="float">
            <text:p>151168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853005.75" calcext:value-type="float">
            <text:p>1853005.7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30667.46" calcext:value-type="float">
            <text:p>830667.46</text:p>
          </table:table-cell>
          <table:table-cell table:style-name="ce2" office:value-type="float" office:value="735537.62" calcext:value-type="float">
            <text:p>735537.62</text:p>
          </table:table-cell>
          <table:table-cell table:style-name="ce2" office:value-type="float" office:value="156990.21" calcext:value-type="float">
            <text:p>156990.21</text:p>
          </table:table-cell>
          <table:table-cell table:style-name="ce2" office:value-type="float" office:value="93196.08" calcext:value-type="float">
            <text:p>93196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75225.19" calcext:value-type="float">
            <text:p>5675225.1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78676.71" calcext:value-type="float">
            <text:p>2578676.71</text:p>
          </table:table-cell>
          <table:table-cell table:style-name="ce2" office:value-type="float" office:value="1009805.87" calcext:value-type="float">
            <text:p>1009805.87</text:p>
          </table:table-cell>
          <table:table-cell table:style-name="ce2" office:value-type="float" office:value="25837.58" calcext:value-type="float">
            <text:p>25837.58</text:p>
          </table:table-cell>
          <table:table-cell table:style-name="ce2" office:value-type="float" office:value="443641.84" calcext:value-type="float">
            <text:p>443641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51503.76" calcext:value-type="float">
            <text:p>6351503.7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618208.27" calcext:value-type="float">
            <text:p>3618208.27</text:p>
          </table:table-cell>
          <table:table-cell table:style-name="ce2" office:value-type="float" office:value="1007952.15" calcext:value-type="float">
            <text:p>1007952.15</text:p>
          </table:table-cell>
          <table:table-cell table:style-name="ce2" office:value-type="float" office:value="117489.26" calcext:value-type="float">
            <text:p>117489.26</text:p>
          </table:table-cell>
          <table:table-cell table:style-name="ce2" office:value-type="float" office:value="386994.85" calcext:value-type="float">
            <text:p>386994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756979.82" calcext:value-type="float">
            <text:p>1756979.8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038711.44" calcext:value-type="float">
            <text:p>1038711.44</text:p>
          </table:table-cell>
          <table:table-cell table:style-name="ce2" office:value-type="float" office:value="1133440.9" calcext:value-type="float">
            <text:p>1133440.9</text:p>
          </table:table-cell>
          <table:table-cell table:style-name="ce2" office:value-type="float" office:value="211024.03" calcext:value-type="float">
            <text:p>211024.03</text:p>
          </table:table-cell>
          <table:table-cell table:style-name="ce2" office:value-type="float" office:value="-42871.18" calcext:value-type="float">
            <text:p>-42871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320495.49" calcext:value-type="float">
            <text:p>2320495.4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442942.98" calcext:value-type="float">
            <text:p>1442942.98</text:p>
          </table:table-cell>
          <table:table-cell table:style-name="ce2" office:value-type="float" office:value="542116.3" calcext:value-type="float">
            <text:p>542116.3</text:p>
          </table:table-cell>
          <table:table-cell table:style-name="ce2" office:value-type="float" office:value="91256.92" calcext:value-type="float">
            <text:p>91256.92</text:p>
          </table:table-cell>
          <table:table-cell table:style-name="ce2" office:value-type="float" office:value="89605.56" calcext:value-type="float">
            <text:p>89605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408039.96" calcext:value-type="float">
            <text:p>2408039.9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94008.93" calcext:value-type="float">
            <text:p>1094008.93</text:p>
          </table:table-cell>
          <table:table-cell table:style-name="ce2" office:value-type="float" office:value="770889.2" calcext:value-type="float">
            <text:p>770889.2</text:p>
          </table:table-cell>
          <table:table-cell table:style-name="ce2" office:value-type="float" office:value="89787.98" calcext:value-type="float">
            <text:p>89787.98</text:p>
          </table:table-cell>
          <table:table-cell table:style-name="ce2" office:value-type="float" office:value="132915.26" calcext:value-type="float">
            <text:p>132915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644750.08" calcext:value-type="float">
            <text:p>4644750.0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94204.5" calcext:value-type="float">
            <text:p>3194204.5</text:p>
          </table:table-cell>
          <table:table-cell table:style-name="ce2" office:value-type="float" office:value="1291164.24" calcext:value-type="float">
            <text:p>1291164.24</text:p>
          </table:table-cell>
          <table:table-cell table:style-name="ce2" office:value-type="float" office:value="135988.83" calcext:value-type="float">
            <text:p>135988.83</text:p>
          </table:table-cell>
          <table:table-cell table:style-name="ce2" office:value-type="float" office:value="62027.74" calcext:value-type="float">
            <text:p>62027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205030.77" calcext:value-type="float">
            <text:p>2205030.7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304544.22" calcext:value-type="float">
            <text:p>1304544.22</text:p>
          </table:table-cell>
          <table:table-cell table:style-name="ce2" office:value-type="float" office:value="1197565.48" calcext:value-type="float">
            <text:p>1197565.48</text:p>
          </table:table-cell>
          <table:table-cell table:style-name="ce2" office:value-type="float" office:value="126109.08" calcext:value-type="float">
            <text:p>126109.08</text:p>
          </table:table-cell>
          <table:table-cell table:style-name="ce2" office:value-type="float" office:value="-35903.67" calcext:value-type="float">
            <text:p>-35903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756980.44" calcext:value-type="float">
            <text:p>7756980.4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073950.09" calcext:value-type="float">
            <text:p>5073950.09</text:p>
          </table:table-cell>
          <table:table-cell table:style-name="ce2" office:value-type="float" office:value="250155.24" calcext:value-type="float">
            <text:p>250155.24</text:p>
          </table:table-cell>
          <table:table-cell table:style-name="ce2" office:value-type="float" office:value="170878.11" calcext:value-type="float">
            <text:p>170878.11</text:p>
          </table:table-cell>
          <table:table-cell table:style-name="ce2" office:value-type="float" office:value="546788.18" calcext:value-type="float">
            <text:p>546788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5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72305.96" calcext:value-type="float">
            <text:p>5872305.9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00351.72" calcext:value-type="float">
            <text:p>3300351.72</text:p>
          </table:table-cell>
          <table:table-cell table:style-name="ce2" office:value-type="float" office:value="1113168.88" calcext:value-type="float">
            <text:p>1113168.88</text:p>
          </table:table-cell>
          <table:table-cell table:style-name="ce2" office:value-type="float" office:value="91644.44" calcext:value-type="float">
            <text:p>91644.44</text:p>
          </table:table-cell>
          <table:table-cell table:style-name="ce2" office:value-type="float" office:value="325590.26" calcext:value-type="float">
            <text:p>325590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198079.16" calcext:value-type="float">
            <text:p>6198079.1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49547.87" calcext:value-type="float">
            <text:p>3249547.87</text:p>
          </table:table-cell>
          <table:table-cell table:style-name="ce2" office:value-type="float" office:value="690260.51" calcext:value-type="float">
            <text:p>690260.51</text:p>
          </table:table-cell>
          <table:table-cell table:style-name="ce2" office:value-type="float" office:value="135109.65" calcext:value-type="float">
            <text:p>135109.65</text:p>
          </table:table-cell>
          <table:table-cell table:style-name="ce2" office:value-type="float" office:value="502609.89" calcext:value-type="float">
            <text:p>502609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21904.23" calcext:value-type="float">
            <text:p>1821904.2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262861.79" calcext:value-type="float">
            <text:p>1262861.79</text:p>
          </table:table-cell>
          <table:table-cell table:style-name="ce2" office:value-type="float" office:value="822453.14" calcext:value-type="float">
            <text:p>822453.14</text:p>
          </table:table-cell>
          <table:table-cell table:style-name="ce2" office:value-type="float" office:value="135905.04" calcext:value-type="float">
            <text:p>135905.04</text:p>
          </table:table-cell>
          <table:table-cell table:style-name="ce2" office:value-type="float" office:value="-26776.19" calcext:value-type="float">
            <text:p>-26776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586356.17" calcext:value-type="float">
            <text:p>7586356.1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359396.48" calcext:value-type="float">
            <text:p>4359396.48</text:p>
          </table:table-cell>
          <table:table-cell table:style-name="ce2" office:value-type="float" office:value="931801.72" calcext:value-type="float">
            <text:p>931801.72</text:p>
          </table:table-cell>
          <table:table-cell table:style-name="ce2" office:value-type="float" office:value="83222.21" calcext:value-type="float">
            <text:p>83222.21</text:p>
          </table:table-cell>
          <table:table-cell table:style-name="ce2" office:value-type="float" office:value="499459.84" calcext:value-type="float">
            <text:p>499459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299218.88" calcext:value-type="float">
            <text:p>6299218.8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57875.48" calcext:value-type="float">
            <text:p>4157875.48</text:p>
          </table:table-cell>
          <table:table-cell table:style-name="ce2" office:value-type="float" office:value="1467217.05" calcext:value-type="float">
            <text:p>1467217.05</text:p>
          </table:table-cell>
          <table:table-cell table:style-name="ce2" office:value-type="float" office:value="94300.99" calcext:value-type="float">
            <text:p>94300.99</text:p>
          </table:table-cell>
          <table:table-cell table:style-name="ce2" office:value-type="float" office:value="161369.74" calcext:value-type="float">
            <text:p>161369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635308.72" calcext:value-type="float">
            <text:p>3635308.7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93777.14" calcext:value-type="float">
            <text:p>2493777.14</text:p>
          </table:table-cell>
          <table:table-cell table:style-name="ce2" office:value-type="float" office:value="687190.78" calcext:value-type="float">
            <text:p>687190.78</text:p>
          </table:table-cell>
          <table:table-cell table:style-name="ce2" office:value-type="float" office:value="99440.04" calcext:value-type="float">
            <text:p>99440.04</text:p>
          </table:table-cell>
          <table:table-cell table:style-name="ce2" office:value-type="float" office:value="116293.98" calcext:value-type="float">
            <text:p>116293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916464.15" calcext:value-type="float">
            <text:p>1916464.1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54873.54" calcext:value-type="float">
            <text:p>1154873.54</text:p>
          </table:table-cell>
          <table:table-cell table:style-name="ce2" office:value-type="float" office:value="578831.99" calcext:value-type="float">
            <text:p>578831.99</text:p>
          </table:table-cell>
          <table:table-cell table:style-name="ce2" office:value-type="float" office:value="38115.01" calcext:value-type="float">
            <text:p>38115.01</text:p>
          </table:table-cell>
          <table:table-cell table:style-name="ce2" office:value-type="float" office:value="46383.46" calcext:value-type="float">
            <text:p>46383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47745.55" calcext:value-type="float">
            <text:p>4847745.5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37432.73" calcext:value-type="float">
            <text:p>2737432.73</text:p>
          </table:table-cell>
          <table:table-cell table:style-name="ce2" office:value-type="float" office:value="1135095.65" calcext:value-type="float">
            <text:p>1135095.65</text:p>
          </table:table-cell>
          <table:table-cell table:style-name="ce2" office:value-type="float" office:value="80566.08" calcext:value-type="float">
            <text:p>80566.08</text:p>
          </table:table-cell>
          <table:table-cell table:style-name="ce2" office:value-type="float" office:value="221714.48" calcext:value-type="float">
            <text:p>221714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067137.18" calcext:value-type="float">
            <text:p>4067137.1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31138.61" calcext:value-type="float">
            <text:p>1631138.61</text:p>
          </table:table-cell>
          <table:table-cell table:style-name="ce2" office:value-type="float" office:value="991594.71" calcext:value-type="float">
            <text:p>991594.71</text:p>
          </table:table-cell>
          <table:table-cell table:style-name="ce2" office:value-type="float" office:value="174808.23" calcext:value-type="float">
            <text:p>174808.23</text:p>
          </table:table-cell>
          <table:table-cell table:style-name="ce2" office:value-type="float" office:value="340034.54" calcext:value-type="float">
            <text:p>34003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150146.33" calcext:value-type="float">
            <text:p>4150146.3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09884.74" calcext:value-type="float">
            <text:p>1709884.74</text:p>
          </table:table-cell>
          <table:table-cell table:style-name="ce2" office:value-type="float" office:value="1362100.97" calcext:value-type="float">
            <text:p>1362100.97</text:p>
          </table:table-cell>
          <table:table-cell table:style-name="ce2" office:value-type="float" office:value="151885.83" calcext:value-type="float">
            <text:p>151885.83</text:p>
          </table:table-cell>
          <table:table-cell table:style-name="ce2" office:value-type="float" office:value="258309.75" calcext:value-type="float">
            <text:p>258309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6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589136.01" calcext:value-type="float">
            <text:p>3589136.0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51919.1" calcext:value-type="float">
            <text:p>1651919.1</text:p>
          </table:table-cell>
          <table:table-cell table:style-name="ce2" office:value-type="float" office:value="894149.83" calcext:value-type="float">
            <text:p>894149.83</text:p>
          </table:table-cell>
          <table:table-cell table:style-name="ce2" office:value-type="float" office:value="71003.2" calcext:value-type="float">
            <text:p>71003.2</text:p>
          </table:table-cell>
          <table:table-cell table:style-name="ce2" office:value-type="float" office:value="233954.76" calcext:value-type="float">
            <text:p>233954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442871.81" calcext:value-type="float">
            <text:p>6442871.8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936677.27" calcext:value-type="float">
            <text:p>2936677.27</text:p>
          </table:table-cell>
          <table:table-cell table:style-name="ce2" office:value-type="float" office:value="1363245.18" calcext:value-type="float">
            <text:p>1363245.18</text:p>
          </table:table-cell>
          <table:table-cell table:style-name="ce2" office:value-type="float" office:value="99212.89" calcext:value-type="float">
            <text:p>99212.89</text:p>
          </table:table-cell>
          <table:table-cell table:style-name="ce2" office:value-type="float" office:value="470854.07" calcext:value-type="float">
            <text:p>470854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-201150.04" calcext:value-type="float">
            <text:p>-201150.0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-95833.44" calcext:value-type="float">
            <text:p>-95833.44</text:p>
          </table:table-cell>
          <table:table-cell table:style-name="ce2" office:value-type="float" office:value="1004880.58" calcext:value-type="float">
            <text:p>1004880.58</text:p>
          </table:table-cell>
          <table:table-cell table:style-name="ce2" office:value-type="float" office:value="148569.49" calcext:value-type="float">
            <text:p>148569.49</text:p>
          </table:table-cell>
          <table:table-cell table:style-name="ce2" office:value-type="float" office:value="-201941.81" calcext:value-type="float">
            <text:p>-201941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859855.58" calcext:value-type="float">
            <text:p>7859855.5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62964.9" calcext:value-type="float">
            <text:p>3862964.9</text:p>
          </table:table-cell>
          <table:table-cell table:style-name="ce2" office:value-type="float" office:value="1158734.53" calcext:value-type="float">
            <text:p>1158734.53</text:p>
          </table:table-cell>
          <table:table-cell table:style-name="ce2" office:value-type="float" office:value="122170.28" calcext:value-type="float">
            <text:p>122170.28</text:p>
          </table:table-cell>
          <table:table-cell table:style-name="ce2" office:value-type="float" office:value="621668.55" calcext:value-type="float">
            <text:p>621668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996232.98" calcext:value-type="float">
            <text:p>6996232.9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554223.82" calcext:value-type="float">
            <text:p>3554223.82</text:p>
          </table:table-cell>
          <table:table-cell table:style-name="ce2" office:value-type="float" office:value="1487183.05" calcext:value-type="float">
            <text:p>1487183.05</text:p>
          </table:table-cell>
          <table:table-cell table:style-name="ce2" office:value-type="float" office:value="139995.55" calcext:value-type="float">
            <text:p>139995.55</text:p>
          </table:table-cell>
          <table:table-cell table:style-name="ce2" office:value-type="float" office:value="439912.55" calcext:value-type="float">
            <text:p>439912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421370.38" calcext:value-type="float">
            <text:p>5421370.3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52515.32" calcext:value-type="float">
            <text:p>2852515.32</text:p>
          </table:table-cell>
          <table:table-cell table:style-name="ce2" office:value-type="float" office:value="949825.63" calcext:value-type="float">
            <text:p>949825.63</text:p>
          </table:table-cell>
          <table:table-cell table:style-name="ce2" office:value-type="float" office:value="126706.41" calcext:value-type="float">
            <text:p>126706.41</text:p>
          </table:table-cell>
          <table:table-cell table:style-name="ce2" office:value-type="float" office:value="366604.53" calcext:value-type="float">
            <text:p>366604.5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11828.86" calcext:value-type="float">
            <text:p>4711828.8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024483.92" calcext:value-type="float">
            <text:p>2024483.92</text:p>
          </table:table-cell>
          <table:table-cell table:style-name="ce2" office:value-type="float" office:value="1313399.87" calcext:value-type="float">
            <text:p>1313399.87</text:p>
          </table:table-cell>
          <table:table-cell table:style-name="ce2" office:value-type="float" office:value="110770.57" calcext:value-type="float">
            <text:p>110770.57</text:p>
          </table:table-cell>
          <table:table-cell table:style-name="ce2" office:value-type="float" office:value="311790.28" calcext:value-type="float">
            <text:p>311790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166101.31" calcext:value-type="float">
            <text:p>7166101.3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57511.49" calcext:value-type="float">
            <text:p>2957511.49</text:p>
          </table:table-cell>
          <table:table-cell table:style-name="ce2" office:value-type="float" office:value="815920.43" calcext:value-type="float">
            <text:p>815920.43</text:p>
          </table:table-cell>
          <table:table-cell table:style-name="ce2" office:value-type="float" office:value="91705.37" calcext:value-type="float">
            <text:p>91705.37</text:p>
          </table:table-cell>
          <table:table-cell table:style-name="ce2" office:value-type="float" office:value="731718.7" calcext:value-type="float">
            <text:p>731718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15481.69" calcext:value-type="float">
            <text:p>4915481.6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60021.16" calcext:value-type="float">
            <text:p>2960021.16</text:p>
          </table:table-cell>
          <table:table-cell table:style-name="ce2" office:value-type="float" office:value="1068261.69" calcext:value-type="float">
            <text:p>1068261.69</text:p>
          </table:table-cell>
          <table:table-cell table:style-name="ce2" office:value-type="float" office:value="40244.57" calcext:value-type="float">
            <text:p>40244.57</text:p>
          </table:table-cell>
          <table:table-cell table:style-name="ce2" office:value-type="float" office:value="194763.12" calcext:value-type="float">
            <text:p>194763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43141.03" calcext:value-type="float">
            <text:p>4443141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93492.73" calcext:value-type="float">
            <text:p>2493492.73</text:p>
          </table:table-cell>
          <table:table-cell table:style-name="ce2" office:value-type="float" office:value="566602.25" calcext:value-type="float">
            <text:p>566602.25</text:p>
          </table:table-cell>
          <table:table-cell table:style-name="ce2" office:value-type="float" office:value="134611.74" calcext:value-type="float">
            <text:p>134611.74</text:p>
          </table:table-cell>
          <table:table-cell table:style-name="ce2" office:value-type="float" office:value="318708.14" calcext:value-type="float">
            <text:p>318708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7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277436.14" calcext:value-type="float">
            <text:p>7277436.1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80643.78" calcext:value-type="float">
            <text:p>3880643.78</text:p>
          </table:table-cell>
          <table:table-cell table:style-name="ce2" office:value-type="float" office:value="848704.01" calcext:value-type="float">
            <text:p>848704.01</text:p>
          </table:table-cell>
          <table:table-cell table:style-name="ce2" office:value-type="float" office:value="88912.4" calcext:value-type="float">
            <text:p>88912.4</text:p>
          </table:table-cell>
          <table:table-cell table:style-name="ce2" office:value-type="float" office:value="553770.16" calcext:value-type="float">
            <text:p>553770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186791.45" calcext:value-type="float">
            <text:p>9186791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423256.81" calcext:value-type="float">
            <text:p>5423256.81</text:p>
          </table:table-cell>
          <table:table-cell table:style-name="ce2" office:value-type="float" office:value="682589.42" calcext:value-type="float">
            <text:p>682589.42</text:p>
          </table:table-cell>
          <table:table-cell table:style-name="ce2" office:value-type="float" office:value="17605.66" calcext:value-type="float">
            <text:p>17605.66</text:p>
          </table:table-cell>
          <table:table-cell table:style-name="ce2" office:value-type="float" office:value="650695.68" calcext:value-type="float">
            <text:p>650695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057986.35" calcext:value-type="float">
            <text:p>3057986.3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82504.24" calcext:value-type="float">
            <text:p>1982504.24</text:p>
          </table:table-cell>
          <table:table-cell table:style-name="ce2" office:value-type="float" office:value="1366225.78" calcext:value-type="float">
            <text:p>1366225.78</text:p>
          </table:table-cell>
          <table:table-cell table:style-name="ce2" office:value-type="float" office:value="72717.05" calcext:value-type="float">
            <text:p>72717.05</text:p>
          </table:table-cell>
          <table:table-cell table:style-name="ce2" office:value-type="float" office:value="-45785.59" calcext:value-type="float">
            <text:p>-45785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849598.63" calcext:value-type="float">
            <text:p>5849598.6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90389.01" calcext:value-type="float">
            <text:p>3090389.01</text:p>
          </table:table-cell>
          <table:table-cell table:style-name="ce2" office:value-type="float" office:value="1521639.51" calcext:value-type="float">
            <text:p>1521639.51</text:p>
          </table:table-cell>
          <table:table-cell table:style-name="ce2" office:value-type="float" office:value="142614.48" calcext:value-type="float">
            <text:p>142614.48</text:p>
          </table:table-cell>
          <table:table-cell table:style-name="ce2" office:value-type="float" office:value="289838.76" calcext:value-type="float">
            <text:p>289838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827216.24" calcext:value-type="float">
            <text:p>2827216.2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74661.51" calcext:value-type="float">
            <text:p>1674661.51</text:p>
          </table:table-cell>
          <table:table-cell table:style-name="ce2" office:value-type="float" office:value="893589.42" calcext:value-type="float">
            <text:p>893589.42</text:p>
          </table:table-cell>
          <table:table-cell table:style-name="ce2" office:value-type="float" office:value="4191.78" calcext:value-type="float">
            <text:p>4191.78</text:p>
          </table:table-cell>
          <table:table-cell table:style-name="ce2" office:value-type="float" office:value="55262.99" calcext:value-type="float">
            <text:p>55262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03279.36" calcext:value-type="float">
            <text:p>6003279.3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118679.88" calcext:value-type="float">
            <text:p>4118679.88</text:p>
          </table:table-cell>
          <table:table-cell table:style-name="ce2" office:value-type="float" office:value="768088.55" calcext:value-type="float">
            <text:p>768088.55</text:p>
          </table:table-cell>
          <table:table-cell table:style-name="ce2" office:value-type="float" office:value="48523.77" calcext:value-type="float">
            <text:p>48523.77</text:p>
          </table:table-cell>
          <table:table-cell table:style-name="ce2" office:value-type="float" office:value="244657.29" calcext:value-type="float">
            <text:p>244657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43637.04" calcext:value-type="float">
            <text:p>3443637.0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44863.42" calcext:value-type="float">
            <text:p>2244863.42</text:p>
          </table:table-cell>
          <table:table-cell table:style-name="ce2" office:value-type="float" office:value="605816.65" calcext:value-type="float">
            <text:p>605816.65</text:p>
          </table:table-cell>
          <table:table-cell table:style-name="ce2" office:value-type="float" office:value="106856.67" calcext:value-type="float">
            <text:p>106856.67</text:p>
          </table:table-cell>
          <table:table-cell table:style-name="ce2" office:value-type="float" office:value="146960.86" calcext:value-type="float">
            <text:p>146960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423096.51" calcext:value-type="float">
            <text:p>7423096.5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17912.14" calcext:value-type="float">
            <text:p>3917912.14</text:p>
          </table:table-cell>
          <table:table-cell table:style-name="ce2" office:value-type="float" office:value="1079362.41" calcext:value-type="float">
            <text:p>1079362.41</text:p>
          </table:table-cell>
          <table:table-cell table:style-name="ce2" office:value-type="float" office:value="170285.93" calcext:value-type="float">
            <text:p>170285.93</text:p>
          </table:table-cell>
          <table:table-cell table:style-name="ce2" office:value-type="float" office:value="545182.66" calcext:value-type="float">
            <text:p>545182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799761.2" calcext:value-type="float">
            <text:p>4799761.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48250.54" calcext:value-type="float">
            <text:p>2848250.54</text:p>
          </table:table-cell>
          <table:table-cell table:style-name="ce2" office:value-type="float" office:value="819314.09" calcext:value-type="float">
            <text:p>819314.09</text:p>
          </table:table-cell>
          <table:table-cell table:style-name="ce2" office:value-type="float" office:value="149998.8" calcext:value-type="float">
            <text:p>149998.8</text:p>
          </table:table-cell>
          <table:table-cell table:style-name="ce2" office:value-type="float" office:value="269261.03" calcext:value-type="float">
            <text:p>269261.0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092957.34" calcext:value-type="float">
            <text:p>5092957.3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07727.33" calcext:value-type="float">
            <text:p>2307727.33</text:p>
          </table:table-cell>
          <table:table-cell table:style-name="ce2" office:value-type="float" office:value="835385.1" calcext:value-type="float">
            <text:p>835385.1</text:p>
          </table:table-cell>
          <table:table-cell table:style-name="ce2" office:value-type="float" office:value="175081.73" calcext:value-type="float">
            <text:p>175081.73</text:p>
          </table:table-cell>
          <table:table-cell table:style-name="ce2" office:value-type="float" office:value="446234.59" calcext:value-type="float">
            <text:p>446234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8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262230.19" calcext:value-type="float">
            <text:p>8262230.1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694241.07" calcext:value-type="float">
            <text:p>4694241.07</text:p>
          </table:table-cell>
          <table:table-cell table:style-name="ce2" office:value-type="float" office:value="1488876.59" calcext:value-type="float">
            <text:p>1488876.59</text:p>
          </table:table-cell>
          <table:table-cell table:style-name="ce2" office:value-type="float" office:value="110389.09" calcext:value-type="float">
            <text:p>110389.09</text:p>
          </table:table-cell>
          <table:table-cell table:style-name="ce2" office:value-type="float" office:value="459795.34" calcext:value-type="float">
            <text:p>459795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533994.16" calcext:value-type="float">
            <text:p>3533994.1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54000.2" calcext:value-type="float">
            <text:p>2454000.2</text:p>
          </table:table-cell>
          <table:table-cell table:style-name="ce2" office:value-type="float" office:value="911080.4" calcext:value-type="float">
            <text:p>911080.4</text:p>
          </table:table-cell>
          <table:table-cell table:style-name="ce2" office:value-type="float" office:value="89540.98" calcext:value-type="float">
            <text:p>89540.98</text:p>
          </table:table-cell>
          <table:table-cell table:style-name="ce2" office:value-type="float" office:value="54275.45" calcext:value-type="float">
            <text:p>54275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369684.39" calcext:value-type="float">
            <text:p>6369684.3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538324.87" calcext:value-type="float">
            <text:p>3538324.87</text:p>
          </table:table-cell>
          <table:table-cell table:style-name="ce2" office:value-type="float" office:value="1175994.87" calcext:value-type="float">
            <text:p>1175994.87</text:p>
          </table:table-cell>
          <table:table-cell table:style-name="ce2" office:value-type="float" office:value="142165.33" calcext:value-type="float">
            <text:p>142165.33</text:p>
          </table:table-cell>
          <table:table-cell table:style-name="ce2" office:value-type="float" office:value="377481.3" calcext:value-type="float">
            <text:p>377481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733093.12" calcext:value-type="float">
            <text:p>3733093.1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32125.29" calcext:value-type="float">
            <text:p>2532125.29</text:p>
          </table:table-cell>
          <table:table-cell table:style-name="ce2" office:value-type="float" office:value="1015888.33" calcext:value-type="float">
            <text:p>1015888.33</text:p>
          </table:table-cell>
          <table:table-cell table:style-name="ce2" office:value-type="float" office:value="55031.64" calcext:value-type="float">
            <text:p>55031.64</text:p>
          </table:table-cell>
          <table:table-cell table:style-name="ce2" office:value-type="float" office:value="50423.34" calcext:value-type="float">
            <text:p>50423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392595.09" calcext:value-type="float">
            <text:p>7392595.0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860416.68" calcext:value-type="float">
            <text:p>3860416.68</text:p>
          </table:table-cell>
          <table:table-cell table:style-name="ce2" office:value-type="float" office:value="593438.38" calcext:value-type="float">
            <text:p>593438.38</text:p>
          </table:table-cell>
          <table:table-cell table:style-name="ce2" office:value-type="float" office:value="51130.84" calcext:value-type="float">
            <text:p>51130.84</text:p>
          </table:table-cell>
          <table:table-cell table:style-name="ce2" office:value-type="float" office:value="627872.88" calcext:value-type="float">
            <text:p>627872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573510.9" calcext:value-type="float">
            <text:p>8573510.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998486.46" calcext:value-type="float">
            <text:p>5998486.46</text:p>
          </table:table-cell>
          <table:table-cell table:style-name="ce2" office:value-type="float" office:value="446535.89" calcext:value-type="float">
            <text:p>446535.89</text:p>
          </table:table-cell>
          <table:table-cell table:style-name="ce2" office:value-type="float" office:value="42245.51" calcext:value-type="float">
            <text:p>42245.51</text:p>
          </table:table-cell>
          <table:table-cell table:style-name="ce2" office:value-type="float" office:value="455854.15" calcext:value-type="float">
            <text:p>455854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74185.6" calcext:value-type="float">
            <text:p>4474185.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67135.62" calcext:value-type="float">
            <text:p>2567135.62</text:p>
          </table:table-cell>
          <table:table-cell table:style-name="ce2" office:value-type="float" office:value="1146256.62" calcext:value-type="float">
            <text:p>1146256.62</text:p>
          </table:table-cell>
          <table:table-cell table:style-name="ce2" office:value-type="float" office:value="154444.23" calcext:value-type="float">
            <text:p>154444.23</text:p>
          </table:table-cell>
          <table:table-cell table:style-name="ce2" office:value-type="float" office:value="192199.89" calcext:value-type="float">
            <text:p>192199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1819.2" calcext:value-type="float">
            <text:p>611819.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2485.97" calcext:value-type="float">
            <text:p>252485.97</text:p>
          </table:table-cell>
          <table:table-cell table:style-name="ce2" office:value-type="float" office:value="1511233.16" calcext:value-type="float">
            <text:p>1511233.16</text:p>
          </table:table-cell>
          <table:table-cell table:style-name="ce2" office:value-type="float" office:value="58270.97" calcext:value-type="float">
            <text:p>58270.97</text:p>
          </table:table-cell>
          <table:table-cell table:style-name="ce2" office:value-type="float" office:value="-229662.08" calcext:value-type="float">
            <text:p>-229662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623725.88" calcext:value-type="float">
            <text:p>3623725.8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087361.91" calcext:value-type="float">
            <text:p>2087361.91</text:p>
          </table:table-cell>
          <table:table-cell table:style-name="ce2" office:value-type="float" office:value="1094496.26" calcext:value-type="float">
            <text:p>1094496.26</text:p>
          </table:table-cell>
          <table:table-cell table:style-name="ce2" office:value-type="float" office:value="150030.17" calcext:value-type="float">
            <text:p>150030.17</text:p>
          </table:table-cell>
          <table:table-cell table:style-name="ce2" office:value-type="float" office:value="124298.55" calcext:value-type="float">
            <text:p>124298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865272.65" calcext:value-type="float">
            <text:p>9865272.6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758729.41" calcext:value-type="float">
            <text:p>4758729.41</text:p>
          </table:table-cell>
          <table:table-cell table:style-name="ce2" office:value-type="float" office:value="1187227.05" calcext:value-type="float">
            <text:p>1187227.05</text:p>
          </table:table-cell>
          <table:table-cell table:style-name="ce2" office:value-type="float" office:value="107422.51" calcext:value-type="float">
            <text:p>107422.51</text:p>
          </table:table-cell>
          <table:table-cell table:style-name="ce2" office:value-type="float" office:value="845615.13" calcext:value-type="float">
            <text:p>845615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09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815771.61" calcext:value-type="float">
            <text:p>3815771.6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63491.04" calcext:value-type="float">
            <text:p>1563491.04</text:p>
          </table:table-cell>
          <table:table-cell table:style-name="ce2" office:value-type="float" office:value="728588.11" calcext:value-type="float">
            <text:p>728588.11</text:p>
          </table:table-cell>
          <table:table-cell table:style-name="ce2" office:value-type="float" office:value="155086.98" calcext:value-type="float">
            <text:p>155086.98</text:p>
          </table:table-cell>
          <table:table-cell table:style-name="ce2" office:value-type="float" office:value="352543.68" calcext:value-type="float">
            <text:p>352543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542042.3" calcext:value-type="float">
            <text:p>8542042.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520346.02" calcext:value-type="float">
            <text:p>5520346.02</text:p>
          </table:table-cell>
          <table:table-cell table:style-name="ce2" office:value-type="float" office:value="1304468.3" calcext:value-type="float">
            <text:p>1304468.3</text:p>
          </table:table-cell>
          <table:table-cell table:style-name="ce2" office:value-type="float" office:value="44730.89" calcext:value-type="float">
            <text:p>44730.89</text:p>
          </table:table-cell>
          <table:table-cell table:style-name="ce2" office:value-type="float" office:value="370011.36" calcext:value-type="float">
            <text:p>370011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787428.02" calcext:value-type="float">
            <text:p>3787428.0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28263.05" calcext:value-type="float">
            <text:p>1828263.05</text:p>
          </table:table-cell>
          <table:table-cell table:style-name="ce2" office:value-type="float" office:value="1300751.34" calcext:value-type="float">
            <text:p>1300751.34</text:p>
          </table:table-cell>
          <table:table-cell table:style-name="ce2" office:value-type="float" office:value="68724.22" calcext:value-type="float">
            <text:p>68724.22</text:p>
          </table:table-cell>
          <table:table-cell table:style-name="ce2" office:value-type="float" office:value="152698.95" calcext:value-type="float">
            <text:p>152698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738001.29" calcext:value-type="float">
            <text:p>3738001.2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88450.37" calcext:value-type="float">
            <text:p>2388450.37</text:p>
          </table:table-cell>
          <table:table-cell table:style-name="ce2" office:value-type="float" office:value="791140.46" calcext:value-type="float">
            <text:p>791140.46</text:p>
          </table:table-cell>
          <table:table-cell table:style-name="ce2" office:value-type="float" office:value="122699.45" calcext:value-type="float">
            <text:p>122699.45</text:p>
          </table:table-cell>
          <table:table-cell table:style-name="ce2" office:value-type="float" office:value="143033.08" calcext:value-type="float">
            <text:p>143033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558375.15" calcext:value-type="float">
            <text:p>6558375.1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90421.77" calcext:value-type="float">
            <text:p>3190421.77</text:p>
          </table:table-cell>
          <table:table-cell table:style-name="ce2" office:value-type="float" office:value="1163622.63" calcext:value-type="float">
            <text:p>1163622.63</text:p>
          </table:table-cell>
          <table:table-cell table:style-name="ce2" office:value-type="float" office:value="78452" calcext:value-type="float">
            <text:p>78452</text:p>
          </table:table-cell>
          <table:table-cell table:style-name="ce2" office:value-type="float" office:value="479384.38" calcext:value-type="float">
            <text:p>479384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18681.99" calcext:value-type="float">
            <text:p>6318681.9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95838.73" calcext:value-type="float">
            <text:p>2895838.73</text:p>
          </table:table-cell>
          <table:table-cell table:style-name="ce2" office:value-type="float" office:value="470074.64" calcext:value-type="float">
            <text:p>470074.64</text:p>
          </table:table-cell>
          <table:table-cell table:style-name="ce2" office:value-type="float" office:value="-24667.5" calcext:value-type="float">
            <text:p>-24667.5</text:p>
          </table:table-cell>
          <table:table-cell table:style-name="ce2" office:value-type="float" office:value="614901.24" calcext:value-type="float">
            <text:p>614901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704348.36" calcext:value-type="float">
            <text:p>6704348.3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640620.35" calcext:value-type="float">
            <text:p>4640620.35</text:p>
          </table:table-cell>
          <table:table-cell table:style-name="ce2" office:value-type="float" office:value="1217173.59" calcext:value-type="float">
            <text:p>1217173.59</text:p>
          </table:table-cell>
          <table:table-cell table:style-name="ce2" office:value-type="float" office:value="31387.03" calcext:value-type="float">
            <text:p>31387.03</text:p>
          </table:table-cell>
          <table:table-cell table:style-name="ce2" office:value-type="float" office:value="184367.7" calcext:value-type="float">
            <text:p>184367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09821.12" calcext:value-type="float">
            <text:p>5009821.1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47461.97" calcext:value-type="float">
            <text:p>2547461.97</text:p>
          </table:table-cell>
          <table:table-cell table:style-name="ce2" office:value-type="float" office:value="828274.72" calcext:value-type="float">
            <text:p>828274.72</text:p>
          </table:table-cell>
          <table:table-cell table:style-name="ce2" office:value-type="float" office:value="44337.17" calcext:value-type="float">
            <text:p>44337.17</text:p>
          </table:table-cell>
          <table:table-cell table:style-name="ce2" office:value-type="float" office:value="352468.54" calcext:value-type="float">
            <text:p>352468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068720.2" calcext:value-type="float">
            <text:p>7068720.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02776.13" calcext:value-type="float">
            <text:p>4102776.13</text:p>
          </table:table-cell>
          <table:table-cell table:style-name="ce2" office:value-type="float" office:value="631861.26" calcext:value-type="float">
            <text:p>631861.26</text:p>
          </table:table-cell>
          <table:table-cell table:style-name="ce2" office:value-type="float" office:value="48042.69" calcext:value-type="float">
            <text:p>48042.69</text:p>
          </table:table-cell>
          <table:table-cell table:style-name="ce2" office:value-type="float" office:value="500246.36" calcext:value-type="float">
            <text:p>500246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923000.19" calcext:value-type="float">
            <text:p>6923000.1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036070.67" calcext:value-type="float">
            <text:p>4036070.67</text:p>
          </table:table-cell>
          <table:table-cell table:style-name="ce2" office:value-type="float" office:value="1120791.99" calcext:value-type="float">
            <text:p>1120791.99</text:p>
          </table:table-cell>
          <table:table-cell table:style-name="ce2" office:value-type="float" office:value="134089.16" calcext:value-type="float">
            <text:p>134089.16</text:p>
          </table:table-cell>
          <table:table-cell table:style-name="ce2" office:value-type="float" office:value="399047.6" calcext:value-type="float">
            <text:p>399047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0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98056.13" calcext:value-type="float">
            <text:p>7298056.1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46332.53" calcext:value-type="float">
            <text:p>4146332.53</text:p>
          </table:table-cell>
          <table:table-cell table:style-name="ce2" office:value-type="float" office:value="468481.01" calcext:value-type="float">
            <text:p>468481.01</text:p>
          </table:table-cell>
          <table:table-cell table:style-name="ce2" office:value-type="float" office:value="116852.43" calcext:value-type="float">
            <text:p>116852.43</text:p>
          </table:table-cell>
          <table:table-cell table:style-name="ce2" office:value-type="float" office:value="588019.95" calcext:value-type="float">
            <text:p>588019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52881.89" calcext:value-type="float">
            <text:p>3752881.8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30976.28" calcext:value-type="float">
            <text:p>2530976.28</text:p>
          </table:table-cell>
          <table:table-cell table:style-name="ce2" office:value-type="float" office:value="1102724.07" calcext:value-type="float">
            <text:p>1102724.07</text:p>
          </table:table-cell>
          <table:table-cell table:style-name="ce2" office:value-type="float" office:value="108111.23" calcext:value-type="float">
            <text:p>108111.23</text:p>
          </table:table-cell>
          <table:table-cell table:style-name="ce2" office:value-type="float" office:value="47731.48" calcext:value-type="float">
            <text:p>47731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067258.41" calcext:value-type="float">
            <text:p>7067258.4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256838.16" calcext:value-type="float">
            <text:p>4256838.16</text:p>
          </table:table-cell>
          <table:table-cell table:style-name="ce2" office:value-type="float" office:value="660316.26" calcext:value-type="float">
            <text:p>660316.26</text:p>
          </table:table-cell>
          <table:table-cell table:style-name="ce2" office:value-type="float" office:value="200433.45" calcext:value-type="float">
            <text:p>200433.45</text:p>
          </table:table-cell>
          <table:table-cell table:style-name="ce2" office:value-type="float" office:value="493612.86" calcext:value-type="float">
            <text:p>493612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957327.72" calcext:value-type="float">
            <text:p>3957327.7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62242.23" calcext:value-type="float">
            <text:p>2062242.23</text:p>
          </table:table-cell>
          <table:table-cell table:style-name="ce2" office:value-type="float" office:value="596117.16" calcext:value-type="float">
            <text:p>596117.16</text:p>
          </table:table-cell>
          <table:table-cell table:style-name="ce2" office:value-type="float" office:value="158761.22" calcext:value-type="float">
            <text:p>158761.22</text:p>
          </table:table-cell>
          <table:table-cell table:style-name="ce2" office:value-type="float" office:value="306123.21" calcext:value-type="float">
            <text:p>306123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85797.54" calcext:value-type="float">
            <text:p>4685797.5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86600.98" calcext:value-type="float">
            <text:p>3086600.98</text:p>
          </table:table-cell>
          <table:table-cell table:style-name="ce2" office:value-type="float" office:value="1017955.89" calcext:value-type="float">
            <text:p>1017955.89</text:p>
          </table:table-cell>
          <table:table-cell table:style-name="ce2" office:value-type="float" office:value="140090.96" calcext:value-type="float">
            <text:p>140090.96</text:p>
          </table:table-cell>
          <table:table-cell table:style-name="ce2" office:value-type="float" office:value="151479.64" calcext:value-type="float">
            <text:p>151479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44745.92" calcext:value-type="float">
            <text:p>4644745.9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110195.72" calcext:value-type="float">
            <text:p>2110195.72</text:p>
          </table:table-cell>
          <table:table-cell table:style-name="ce2" office:value-type="float" office:value="948234.62" calcext:value-type="float">
            <text:p>948234.62</text:p>
          </table:table-cell>
          <table:table-cell table:style-name="ce2" office:value-type="float" office:value="25236.7" calcext:value-type="float">
            <text:p>25236.7</text:p>
          </table:table-cell>
          <table:table-cell table:style-name="ce2" office:value-type="float" office:value="338425.98" calcext:value-type="float">
            <text:p>338425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003792.18" calcext:value-type="float">
            <text:p>3003792.1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1949.11" calcext:value-type="float">
            <text:p>1691949.11</text:p>
          </table:table-cell>
          <table:table-cell table:style-name="ce2" office:value-type="float" office:value="1437036.84" calcext:value-type="float">
            <text:p>1437036.84</text:p>
          </table:table-cell>
          <table:table-cell table:style-name="ce2" office:value-type="float" office:value="102977" calcext:value-type="float">
            <text:p>102977</text:p>
          </table:table-cell>
          <table:table-cell table:style-name="ce2" office:value-type="float" office:value="-4665.52" calcext:value-type="float">
            <text:p>-4665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28964.78" calcext:value-type="float">
            <text:p>1528964.7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047593.32" calcext:value-type="float">
            <text:p>1047593.32</text:p>
          </table:table-cell>
          <table:table-cell table:style-name="ce2" office:value-type="float" office:value="614559.62" calcext:value-type="float">
            <text:p>614559.62</text:p>
          </table:table-cell>
          <table:table-cell table:style-name="ce2" office:value-type="float" office:value="114934.83" calcext:value-type="float">
            <text:p>114934.83</text:p>
          </table:table-cell>
          <table:table-cell table:style-name="ce2" office:value-type="float" office:value="-3833.2" calcext:value-type="float">
            <text:p>-3833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447448.09" calcext:value-type="float">
            <text:p>7447448.0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376264.15" calcext:value-type="float">
            <text:p>4376264.15</text:p>
          </table:table-cell>
          <table:table-cell table:style-name="ce2" office:value-type="float" office:value="1412516.35" calcext:value-type="float">
            <text:p>1412516.35</text:p>
          </table:table-cell>
          <table:table-cell table:style-name="ce2" office:value-type="float" office:value="79238.64" calcext:value-type="float">
            <text:p>79238.64</text:p>
          </table:table-cell>
          <table:table-cell table:style-name="ce2" office:value-type="float" office:value="364960.31" calcext:value-type="float">
            <text:p>364960.3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95500.92" calcext:value-type="float">
            <text:p>3595500.9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19423.61" calcext:value-type="float">
            <text:p>2319423.61</text:p>
          </table:table-cell>
          <table:table-cell table:style-name="ce2" office:value-type="float" office:value="658706.62" calcext:value-type="float">
            <text:p>658706.62</text:p>
          </table:table-cell>
          <table:table-cell table:style-name="ce2" office:value-type="float" office:value="185318.99" calcext:value-type="float">
            <text:p>185318.99</text:p>
          </table:table-cell>
          <table:table-cell table:style-name="ce2" office:value-type="float" office:value="168564.83" calcext:value-type="float">
            <text:p>168564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60520.55" calcext:value-type="float">
            <text:p>4460520.5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58774.53" calcext:value-type="float">
            <text:p>2658774.53</text:p>
          </table:table-cell>
          <table:table-cell table:style-name="ce2" office:value-type="float" office:value="1275832.72" calcext:value-type="float">
            <text:p>1275832.72</text:p>
          </table:table-cell>
          <table:table-cell table:style-name="ce2" office:value-type="float" office:value="102560.2" calcext:value-type="float">
            <text:p>102560.2</text:p>
          </table:table-cell>
          <table:table-cell table:style-name="ce2" office:value-type="float" office:value="131979.44" calcext:value-type="float">
            <text:p>131979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538566.44" calcext:value-type="float">
            <text:p>3538566.4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06477.45" calcext:value-type="float">
            <text:p>2306477.45</text:p>
          </table:table-cell>
          <table:table-cell table:style-name="ce2" office:value-type="float" office:value="1331827.76" calcext:value-type="float">
            <text:p>1331827.76</text:p>
          </table:table-cell>
          <table:table-cell table:style-name="ce2" office:value-type="float" office:value="38582.56" calcext:value-type="float">
            <text:p>38582.56</text:p>
          </table:table-cell>
          <table:table-cell table:style-name="ce2" office:value-type="float" office:value="-12842.8" calcext:value-type="float">
            <text:p>-12842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86690.93" calcext:value-type="float">
            <text:p>4486690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65963.93" calcext:value-type="float">
            <text:p>3065963.93</text:p>
          </table:table-cell>
          <table:table-cell table:style-name="ce2" office:value-type="float" office:value="1096437.64" calcext:value-type="float">
            <text:p>1096437.64</text:p>
          </table:table-cell>
          <table:table-cell table:style-name="ce2" office:value-type="float" office:value="50131.13" calcext:value-type="float">
            <text:p>50131.13</text:p>
          </table:table-cell>
          <table:table-cell table:style-name="ce2" office:value-type="float" office:value="78628.3" calcext:value-type="float">
            <text:p>78628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88194.12" calcext:value-type="float">
            <text:p>3988194.1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21817.1" calcext:value-type="float">
            <text:p>1921817.1</text:p>
          </table:table-cell>
          <table:table-cell table:style-name="ce2" office:value-type="float" office:value="762713.84" calcext:value-type="float">
            <text:p>762713.84</text:p>
          </table:table-cell>
          <table:table-cell table:style-name="ce2" office:value-type="float" office:value="214117.12" calcext:value-type="float">
            <text:p>214117.12</text:p>
          </table:table-cell>
          <table:table-cell table:style-name="ce2" office:value-type="float" office:value="318733.86" calcext:value-type="float">
            <text:p>318733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58167.74" calcext:value-type="float">
            <text:p>7558167.7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07965.17" calcext:value-type="float">
            <text:p>3407965.17</text:p>
          </table:table-cell>
          <table:table-cell table:style-name="ce2" office:value-type="float" office:value="543113.66" calcext:value-type="float">
            <text:p>543113.66</text:p>
          </table:table-cell>
          <table:table-cell table:style-name="ce2" office:value-type="float" office:value="78993.85" calcext:value-type="float">
            <text:p>78993.85</text:p>
          </table:table-cell>
          <table:table-cell table:style-name="ce2" office:value-type="float" office:value="774077.38" calcext:value-type="float">
            <text:p>774077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18991.7" calcext:value-type="float">
            <text:p>3818991.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082103.68" calcext:value-type="float">
            <text:p>2082103.68</text:p>
          </table:table-cell>
          <table:table-cell table:style-name="ce2" office:value-type="float" office:value="414467.05" calcext:value-type="float">
            <text:p>414467.05</text:p>
          </table:table-cell>
          <table:table-cell table:style-name="ce2" office:value-type="float" office:value="-3926.45" calcext:value-type="float">
            <text:p>-3926.45</text:p>
          </table:table-cell>
          <table:table-cell table:style-name="ce2" office:value-type="float" office:value="276883.85" calcext:value-type="float">
            <text:p>276883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429108.3" calcext:value-type="float">
            <text:p>8429108.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146465.64" calcext:value-type="float">
            <text:p>5146465.64</text:p>
          </table:table-cell>
          <table:table-cell table:style-name="ce2" office:value-type="float" office:value="1555687.29" calcext:value-type="float">
            <text:p>1555687.29</text:p>
          </table:table-cell>
          <table:table-cell table:style-name="ce2" office:value-type="float" office:value="70032.78" calcext:value-type="float">
            <text:p>70032.78</text:p>
          </table:table-cell>
          <table:table-cell table:style-name="ce2" office:value-type="float" office:value="377367.51" calcext:value-type="float">
            <text:p>377367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278542.8" calcext:value-type="float">
            <text:p>7278542.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07503.5" calcext:value-type="float">
            <text:p>3407503.5</text:p>
          </table:table-cell>
          <table:table-cell table:style-name="ce2" office:value-type="float" office:value="910943.53" calcext:value-type="float">
            <text:p>910943.53</text:p>
          </table:table-cell>
          <table:table-cell table:style-name="ce2" office:value-type="float" office:value="8669.03" calcext:value-type="float">
            <text:p>8669.03</text:p>
          </table:table-cell>
          <table:table-cell table:style-name="ce2" office:value-type="float" office:value="623440.61" calcext:value-type="float">
            <text:p>623440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51106.02" calcext:value-type="float">
            <text:p>4051106.0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25427.03" calcext:value-type="float">
            <text:p>1625427.03</text:p>
          </table:table-cell>
          <table:table-cell table:style-name="ce2" office:value-type="float" office:value="668599.74" calcext:value-type="float">
            <text:p>668599.74</text:p>
          </table:table-cell>
          <table:table-cell table:style-name="ce2" office:value-type="float" office:value="145865.54" calcext:value-type="float">
            <text:p>145865.54</text:p>
          </table:table-cell>
          <table:table-cell table:style-name="ce2" office:value-type="float" office:value="399618.41" calcext:value-type="float">
            <text:p>399618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639623.27" calcext:value-type="float">
            <text:p>5639623.2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36056.77" calcext:value-type="float">
            <text:p>2836056.77</text:p>
          </table:table-cell>
          <table:table-cell table:style-name="ce2" office:value-type="float" office:value="657051.82" calcext:value-type="float">
            <text:p>657051.82</text:p>
          </table:table-cell>
          <table:table-cell table:style-name="ce2" office:value-type="float" office:value="2257.4" calcext:value-type="float">
            <text:p>2257.4</text:p>
          </table:table-cell>
          <table:table-cell table:style-name="ce2" office:value-type="float" office:value="451242.14" calcext:value-type="float">
            <text:p>451242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2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038692.66" calcext:value-type="float">
            <text:p>6038692.6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70670.19" calcext:value-type="float">
            <text:p>4170670.19</text:p>
          </table:table-cell>
          <table:table-cell table:style-name="ce2" office:value-type="float" office:value="1050358.72" calcext:value-type="float">
            <text:p>1050358.72</text:p>
          </table:table-cell>
          <table:table-cell table:style-name="ce2" office:value-type="float" office:value="29889.75" calcext:value-type="float">
            <text:p>29889.75</text:p>
          </table:table-cell>
          <table:table-cell table:style-name="ce2" office:value-type="float" office:value="177986.24" calcext:value-type="float">
            <text:p>177986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683214.41" calcext:value-type="float">
            <text:p>6683214.4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066670.73" calcext:value-type="float">
            <text:p>4066670.73</text:p>
          </table:table-cell>
          <table:table-cell table:style-name="ce2" office:value-type="float" office:value="881544.37" calcext:value-type="float">
            <text:p>881544.37</text:p>
          </table:table-cell>
          <table:table-cell table:style-name="ce2" office:value-type="float" office:value="100199.43" calcext:value-type="float">
            <text:p>100199.43</text:p>
          </table:table-cell>
          <table:table-cell table:style-name="ce2" office:value-type="float" office:value="385391.74" calcext:value-type="float">
            <text:p>385391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880934.02" calcext:value-type="float">
            <text:p>6880934.0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80821.78" calcext:value-type="float">
            <text:p>3580821.78</text:p>
          </table:table-cell>
          <table:table-cell table:style-name="ce2" office:value-type="float" office:value="424212.23" calcext:value-type="float">
            <text:p>424212.23</text:p>
          </table:table-cell>
          <table:table-cell table:style-name="ce2" office:value-type="float" office:value="155469.01" calcext:value-type="float">
            <text:p>155469.01</text:p>
          </table:table-cell>
          <table:table-cell table:style-name="ce2" office:value-type="float" office:value="636587.49" calcext:value-type="float">
            <text:p>636587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73265.31" calcext:value-type="float">
            <text:p>5373265.3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59734.86" calcext:value-type="float">
            <text:p>2459734.86</text:p>
          </table:table-cell>
          <table:table-cell table:style-name="ce2" office:value-type="float" office:value="1259362.2" calcext:value-type="float">
            <text:p>1259362.2</text:p>
          </table:table-cell>
          <table:table-cell table:style-name="ce2" office:value-type="float" office:value="96528.3" calcext:value-type="float">
            <text:p>96528.3</text:p>
          </table:table-cell>
          <table:table-cell table:style-name="ce2" office:value-type="float" office:value="367646.28" calcext:value-type="float">
            <text:p>367646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091153.8" calcext:value-type="float">
            <text:p>3091153.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66679.9" calcext:value-type="float">
            <text:p>1566679.9</text:p>
          </table:table-cell>
          <table:table-cell table:style-name="ce2" office:value-type="float" office:value="1100495.07" calcext:value-type="float">
            <text:p>1100495.07</text:p>
          </table:table-cell>
          <table:table-cell table:style-name="ce2" office:value-type="float" office:value="37117.73" calcext:value-type="float">
            <text:p>37117.73</text:p>
          </table:table-cell>
          <table:table-cell table:style-name="ce2" office:value-type="float" office:value="96830.28" calcext:value-type="float">
            <text:p>96830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281776.65" calcext:value-type="float">
            <text:p>6281776.6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32778.68" calcext:value-type="float">
            <text:p>2832778.68</text:p>
          </table:table-cell>
          <table:table-cell table:style-name="ce2" office:value-type="float" office:value="1551973.3" calcext:value-type="float">
            <text:p>1551973.3</text:p>
          </table:table-cell>
          <table:table-cell table:style-name="ce2" office:value-type="float" office:value="109128.15" calcext:value-type="float">
            <text:p>109128.15</text:p>
          </table:table-cell>
          <table:table-cell table:style-name="ce2" office:value-type="float" office:value="421292.09" calcext:value-type="float">
            <text:p>421292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26987.25" calcext:value-type="float">
            <text:p>4526987.2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55168.43" calcext:value-type="float">
            <text:p>1955168.43</text:p>
          </table:table-cell>
          <table:table-cell table:style-name="ce2" office:value-type="float" office:value="1342237.43" calcext:value-type="float">
            <text:p>1342237.43</text:p>
          </table:table-cell>
          <table:table-cell table:style-name="ce2" office:value-type="float" office:value="76610.13" calcext:value-type="float">
            <text:p>76610.13</text:p>
          </table:table-cell>
          <table:table-cell table:style-name="ce2" office:value-type="float" office:value="274300.22" calcext:value-type="float">
            <text:p>274300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-578409.98" calcext:value-type="float">
            <text:p>-578409.9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-388704.64" calcext:value-type="float">
            <text:p>-388704.64</text:p>
          </table:table-cell>
          <table:table-cell table:style-name="ce2" office:value-type="float" office:value="70555.85" calcext:value-type="float">
            <text:p>70555.85</text:p>
          </table:table-cell>
          <table:table-cell table:style-name="ce2" office:value-type="float" office:value="156635.11" calcext:value-type="float">
            <text:p>156635.11</text:p>
          </table:table-cell>
          <table:table-cell table:style-name="ce2" office:value-type="float" office:value="-21761.48" calcext:value-type="float">
            <text:p>-21761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780556.95" calcext:value-type="float">
            <text:p>5780556.9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042315.16" calcext:value-type="float">
            <text:p>4042315.16</text:p>
          </table:table-cell>
          <table:table-cell table:style-name="ce2" office:value-type="float" office:value="1425092.19" calcext:value-type="float">
            <text:p>1425092.19</text:p>
          </table:table-cell>
          <table:table-cell table:style-name="ce2" office:value-type="float" office:value="142739.4" calcext:value-type="float">
            <text:p>142739.4</text:p>
          </table:table-cell>
          <table:table-cell table:style-name="ce2" office:value-type="float" office:value="95736.69" calcext:value-type="float">
            <text:p>95736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31779.9" calcext:value-type="float">
            <text:p>3531779.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86596.78" calcext:value-type="float">
            <text:p>1586596.78</text:p>
          </table:table-cell>
          <table:table-cell table:style-name="ce2" office:value-type="float" office:value="1362247.37" calcext:value-type="float">
            <text:p>1362247.37</text:p>
          </table:table-cell>
          <table:table-cell table:style-name="ce2" office:value-type="float" office:value="73142.03" calcext:value-type="float">
            <text:p>73142.03</text:p>
          </table:table-cell>
          <table:table-cell table:style-name="ce2" office:value-type="float" office:value="137776.33" calcext:value-type="float">
            <text:p>137776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3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083223.85" calcext:value-type="float">
            <text:p>4083223.8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700077.88" calcext:value-type="float">
            <text:p>1700077.88</text:p>
          </table:table-cell>
          <table:table-cell table:style-name="ce2" office:value-type="float" office:value="779088.17" calcext:value-type="float">
            <text:p>779088.17</text:p>
          </table:table-cell>
          <table:table-cell table:style-name="ce2" office:value-type="float" office:value="138988.64" calcext:value-type="float">
            <text:p>138988.64</text:p>
          </table:table-cell>
          <table:table-cell table:style-name="ce2" office:value-type="float" office:value="366039.75" calcext:value-type="float">
            <text:p>366039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012042.27" calcext:value-type="float">
            <text:p>5012042.2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500604.78" calcext:value-type="float">
            <text:p>2500604.78</text:p>
          </table:table-cell>
          <table:table-cell table:style-name="ce2" office:value-type="float" office:value="870227.27" calcext:value-type="float">
            <text:p>870227.27</text:p>
          </table:table-cell>
          <table:table-cell table:style-name="ce2" office:value-type="float" office:value="113561.28" calcext:value-type="float">
            <text:p>113561.28</text:p>
          </table:table-cell>
          <table:table-cell table:style-name="ce2" office:value-type="float" office:value="368502.01" calcext:value-type="float">
            <text:p>368502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892705.91" calcext:value-type="float">
            <text:p>1892705.9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19217.88" calcext:value-type="float">
            <text:p>1019217.88</text:p>
          </table:table-cell>
          <table:table-cell table:style-name="ce2" office:value-type="float" office:value="1123517.53" calcext:value-type="float">
            <text:p>1123517.53</text:p>
          </table:table-cell>
          <table:table-cell table:style-name="ce2" office:value-type="float" office:value="168340.47" calcext:value-type="float">
            <text:p>168340.47</text:p>
          </table:table-cell>
          <table:table-cell table:style-name="ce2" office:value-type="float" office:value="-17154.7" calcext:value-type="float">
            <text:p>-17154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278082.95" calcext:value-type="float">
            <text:p>5278082.9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35552.24" calcext:value-type="float">
            <text:p>2435552.24</text:p>
          </table:table-cell>
          <table:table-cell table:style-name="ce2" office:value-type="float" office:value="695735.5" calcext:value-type="float">
            <text:p>695735.5</text:p>
          </table:table-cell>
          <table:table-cell table:style-name="ce2" office:value-type="float" office:value="136859.07" calcext:value-type="float">
            <text:p>136859.07</text:p>
          </table:table-cell>
          <table:table-cell table:style-name="ce2" office:value-type="float" office:value="479567.4" calcext:value-type="float">
            <text:p>479567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366585.11" calcext:value-type="float">
            <text:p>4366585.1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41493.3" calcext:value-type="float">
            <text:p>2141493.3</text:p>
          </table:table-cell>
          <table:table-cell table:style-name="ce2" office:value-type="float" office:value="927181.34" calcext:value-type="float">
            <text:p>927181.34</text:p>
          </table:table-cell>
          <table:table-cell table:style-name="ce2" office:value-type="float" office:value="127349.79" calcext:value-type="float">
            <text:p>127349.79</text:p>
          </table:table-cell>
          <table:table-cell table:style-name="ce2" office:value-type="float" office:value="299304.65" calcext:value-type="float">
            <text:p>299304.6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245560.03" calcext:value-type="float">
            <text:p>3245560.0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93805.42" calcext:value-type="float">
            <text:p>1493805.42</text:p>
          </table:table-cell>
          <table:table-cell table:style-name="ce2" office:value-type="float" office:value="1300011.23" calcext:value-type="float">
            <text:p>1300011.23</text:p>
          </table:table-cell>
          <table:table-cell table:style-name="ce2" office:value-type="float" office:value="166397.97" calcext:value-type="float">
            <text:p>166397.97</text:p>
          </table:table-cell>
          <table:table-cell table:style-name="ce2" office:value-type="float" office:value="129809.68" calcext:value-type="float">
            <text:p>129809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92483.65" calcext:value-type="float">
            <text:p>5092483.6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19866.25" calcext:value-type="float">
            <text:p>3219866.25</text:p>
          </table:table-cell>
          <table:table-cell table:style-name="ce2" office:value-type="float" office:value="1155318.37" calcext:value-type="float">
            <text:p>1155318.37</text:p>
          </table:table-cell>
          <table:table-cell table:style-name="ce2" office:value-type="float" office:value="100770.23" calcext:value-type="float">
            <text:p>100770.23</text:p>
          </table:table-cell>
          <table:table-cell table:style-name="ce2" office:value-type="float" office:value="171794.54" calcext:value-type="float">
            <text:p>17179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619607.56" calcext:value-type="float">
            <text:p>1619607.5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994072.01" calcext:value-type="float">
            <text:p>994072.01</text:p>
          </table:table-cell>
          <table:table-cell table:style-name="ce2" office:value-type="float" office:value="799964.57" calcext:value-type="float">
            <text:p>799964.57</text:p>
          </table:table-cell>
          <table:table-cell table:style-name="ce2" office:value-type="float" office:value="61344.98" calcext:value-type="float">
            <text:p>61344.98</text:p>
          </table:table-cell>
          <table:table-cell table:style-name="ce2" office:value-type="float" office:value="-23747.65" calcext:value-type="float">
            <text:p>-23747.6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151253.56" calcext:value-type="float">
            <text:p>5151253.5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41740.3" calcext:value-type="float">
            <text:p>3041740.3</text:p>
          </table:table-cell>
          <table:table-cell table:style-name="ce2" office:value-type="float" office:value="1306828.17" calcext:value-type="float">
            <text:p>1306828.17</text:p>
          </table:table-cell>
          <table:table-cell table:style-name="ce2" office:value-type="float" office:value="110041.99" calcext:value-type="float">
            <text:p>110041.99</text:p>
          </table:table-cell>
          <table:table-cell table:style-name="ce2" office:value-type="float" office:value="191672.69" calcext:value-type="float">
            <text:p>191672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41197.83" calcext:value-type="float">
            <text:p>5941197.8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66640.5" calcext:value-type="float">
            <text:p>3066640.5</text:p>
          </table:table-cell>
          <table:table-cell table:style-name="ce2" office:value-type="float" office:value="1090868.58" calcext:value-type="float">
            <text:p>1090868.58</text:p>
          </table:table-cell>
          <table:table-cell table:style-name="ce2" office:value-type="float" office:value="82229.28" calcext:value-type="float">
            <text:p>82229.28</text:p>
          </table:table-cell>
          <table:table-cell table:style-name="ce2" office:value-type="float" office:value="391842.79" calcext:value-type="float">
            <text:p>391842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4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10497.32" calcext:value-type="float">
            <text:p>5610497.3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774250.46" calcext:value-type="float">
            <text:p>3774250.46</text:p>
          </table:table-cell>
          <table:table-cell table:style-name="ce2" office:value-type="float" office:value="1080611.64" calcext:value-type="float">
            <text:p>1080611.64</text:p>
          </table:table-cell>
          <table:table-cell table:style-name="ce2" office:value-type="float" office:value="130209.83" calcext:value-type="float">
            <text:p>130209.83</text:p>
          </table:table-cell>
          <table:table-cell table:style-name="ce2" office:value-type="float" office:value="186027.46" calcext:value-type="float">
            <text:p>186027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577768.42" calcext:value-type="float">
            <text:p>6577768.4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544315.53" calcext:value-type="float">
            <text:p>4544315.53</text:p>
          </table:table-cell>
          <table:table-cell table:style-name="ce2" office:value-type="float" office:value="845520.29" calcext:value-type="float">
            <text:p>845520.29</text:p>
          </table:table-cell>
          <table:table-cell table:style-name="ce2" office:value-type="float" office:value="103097.2" calcext:value-type="float">
            <text:p>103097.2</text:p>
          </table:table-cell>
          <table:table-cell table:style-name="ce2" office:value-type="float" office:value="271116.26" calcext:value-type="float">
            <text:p>271116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30704.77" calcext:value-type="float">
            <text:p>7330704.7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14151.47" calcext:value-type="float">
            <text:p>3314151.47</text:p>
          </table:table-cell>
          <table:table-cell table:style-name="ce2" office:value-type="float" office:value="998038.44" calcext:value-type="float">
            <text:p>998038.44</text:p>
          </table:table-cell>
          <table:table-cell table:style-name="ce2" office:value-type="float" office:value="120146.84" calcext:value-type="float">
            <text:p>120146.84</text:p>
          </table:table-cell>
          <table:table-cell table:style-name="ce2" office:value-type="float" office:value="659118.96" calcext:value-type="float">
            <text:p>659118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37304.55" calcext:value-type="float">
            <text:p>4837304.5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58555.84" calcext:value-type="float">
            <text:p>2258555.84</text:p>
          </table:table-cell>
          <table:table-cell table:style-name="ce2" office:value-type="float" office:value="767772.56" calcext:value-type="float">
            <text:p>767772.56</text:p>
          </table:table-cell>
          <table:table-cell table:style-name="ce2" office:value-type="float" office:value="39794.26" calcext:value-type="float">
            <text:p>39794.26</text:p>
          </table:table-cell>
          <table:table-cell table:style-name="ce2" office:value-type="float" office:value="388661.79" calcext:value-type="float">
            <text:p>388661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190898.97" calcext:value-type="float">
            <text:p>7190898.9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010287.47" calcext:value-type="float">
            <text:p>4010287.47</text:p>
          </table:table-cell>
          <table:table-cell table:style-name="ce2" office:value-type="float" office:value="417834.52" calcext:value-type="float">
            <text:p>417834.52</text:p>
          </table:table-cell>
          <table:table-cell table:style-name="ce2" office:value-type="float" office:value="125414.33" calcext:value-type="float">
            <text:p>125414.33</text:p>
          </table:table-cell>
          <table:table-cell table:style-name="ce2" office:value-type="float" office:value="606520.18" calcext:value-type="float">
            <text:p>606520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29829.67" calcext:value-type="float">
            <text:p>4829829.6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064149.28" calcext:value-type="float">
            <text:p>2064149.28</text:p>
          </table:table-cell>
          <table:table-cell table:style-name="ce2" office:value-type="float" office:value="916062.35" calcext:value-type="float">
            <text:p>916062.35</text:p>
          </table:table-cell>
          <table:table-cell table:style-name="ce2" office:value-type="float" office:value="35738.86" calcext:value-type="float">
            <text:p>35738.86</text:p>
          </table:table-cell>
          <table:table-cell table:style-name="ce2" office:value-type="float" office:value="395924.95" calcext:value-type="float">
            <text:p>395924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601078.25" calcext:value-type="float">
            <text:p>3601078.2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11936.75" calcext:value-type="float">
            <text:p>1911936.75</text:p>
          </table:table-cell>
          <table:table-cell table:style-name="ce2" office:value-type="float" office:value="963354.33" calcext:value-type="float">
            <text:p>963354.33</text:p>
          </table:table-cell>
          <table:table-cell table:style-name="ce2" office:value-type="float" office:value="148088.01" calcext:value-type="float">
            <text:p>148088.01</text:p>
          </table:table-cell>
          <table:table-cell table:style-name="ce2" office:value-type="float" office:value="183513.79" calcext:value-type="float">
            <text:p>183513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214498.76" calcext:value-type="float">
            <text:p>4214498.7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21387.07" calcext:value-type="float">
            <text:p>2421387.07</text:p>
          </table:table-cell>
          <table:table-cell table:style-name="ce2" office:value-type="float" office:value="1041186.63" calcext:value-type="float">
            <text:p>1041186.63</text:p>
          </table:table-cell>
          <table:table-cell table:style-name="ce2" office:value-type="float" office:value="148162.72" calcext:value-type="float">
            <text:p>148162.72</text:p>
          </table:table-cell>
          <table:table-cell table:style-name="ce2" office:value-type="float" office:value="189018.43" calcext:value-type="float">
            <text:p>189018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533955.18" calcext:value-type="float">
            <text:p>5533955.1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80321.6" calcext:value-type="float">
            <text:p>3080321.6</text:p>
          </table:table-cell>
          <table:table-cell table:style-name="ce2" office:value-type="float" office:value="1363646.38" calcext:value-type="float">
            <text:p>1363646.38</text:p>
          </table:table-cell>
          <table:table-cell table:style-name="ce2" office:value-type="float" office:value="117397.71" calcext:value-type="float">
            <text:p>117397.71</text:p>
          </table:table-cell>
          <table:table-cell table:style-name="ce2" office:value-type="float" office:value="253550.83" calcext:value-type="float">
            <text:p>253550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170355.7" calcext:value-type="float">
            <text:p>7170355.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579961.95" calcext:value-type="float">
            <text:p>3579961.95</text:p>
          </table:table-cell>
          <table:table-cell table:style-name="ce2" office:value-type="float" office:value="804314.55" calcext:value-type="float">
            <text:p>804314.55</text:p>
          </table:table-cell>
          <table:table-cell table:style-name="ce2" office:value-type="float" office:value="115504.35" calcext:value-type="float">
            <text:p>115504.35</text:p>
          </table:table-cell>
          <table:table-cell table:style-name="ce2" office:value-type="float" office:value="609332.55" calcext:value-type="float">
            <text:p>609332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5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02925.71" calcext:value-type="float">
            <text:p>5002925.7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15315.1" calcext:value-type="float">
            <text:p>2815315.1</text:p>
          </table:table-cell>
          <table:table-cell table:style-name="ce2" office:value-type="float" office:value="889674.4" calcext:value-type="float">
            <text:p>889674.4</text:p>
          </table:table-cell>
          <table:table-cell table:style-name="ce2" office:value-type="float" office:value="88817.2" calcext:value-type="float">
            <text:p>88817.2</text:p>
          </table:table-cell>
          <table:table-cell table:style-name="ce2" office:value-type="float" office:value="291218.22" calcext:value-type="float">
            <text:p>291218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652686.26" calcext:value-type="float">
            <text:p>3652686.2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11734.23" calcext:value-type="float">
            <text:p>2511734.23</text:p>
          </table:table-cell>
          <table:table-cell table:style-name="ce2" office:value-type="float" office:value="1229853.28" calcext:value-type="float">
            <text:p>1229853.28</text:p>
          </table:table-cell>
          <table:table-cell table:style-name="ce2" office:value-type="float" office:value="69838.57" calcext:value-type="float">
            <text:p>69838.57</text:p>
          </table:table-cell>
          <table:table-cell table:style-name="ce2" office:value-type="float" office:value="-4003.16" calcext:value-type="float">
            <text:p>-4003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88520.09" calcext:value-type="float">
            <text:p>7888520.0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642959.77" calcext:value-type="float">
            <text:p>3642959.77</text:p>
          </table:table-cell>
          <table:table-cell table:style-name="ce2" office:value-type="float" office:value="774243.37" calcext:value-type="float">
            <text:p>774243.37</text:p>
          </table:table-cell>
          <table:table-cell table:style-name="ce2" office:value-type="float" office:value="99251.04" calcext:value-type="float">
            <text:p>99251.04</text:p>
          </table:table-cell>
          <table:table-cell table:style-name="ce2" office:value-type="float" office:value="749819.28" calcext:value-type="float">
            <text:p>749819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130366.98" calcext:value-type="float">
            <text:p>2130366.9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270656.12" calcext:value-type="float">
            <text:p>1270656.12</text:p>
          </table:table-cell>
          <table:table-cell table:style-name="ce2" office:value-type="float" office:value="1046124.86" calcext:value-type="float">
            <text:p>1046124.86</text:p>
          </table:table-cell>
          <table:table-cell table:style-name="ce2" office:value-type="float" office:value="199134.25" calcext:value-type="float">
            <text:p>199134.25</text:p>
          </table:table-cell>
          <table:table-cell table:style-name="ce2" office:value-type="float" office:value="2671.25" calcext:value-type="float">
            <text:p>2671.2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665589.23" calcext:value-type="float">
            <text:p>3665589.2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13958.03" calcext:value-type="float">
            <text:p>1513958.03</text:p>
          </table:table-cell>
          <table:table-cell table:style-name="ce2" office:value-type="float" office:value="877515.4" calcext:value-type="float">
            <text:p>877515.4</text:p>
          </table:table-cell>
          <table:table-cell table:style-name="ce2" office:value-type="float" office:value="111465.95" calcext:value-type="float">
            <text:p>111465.95</text:p>
          </table:table-cell>
          <table:table-cell table:style-name="ce2" office:value-type="float" office:value="290972.17" calcext:value-type="float">
            <text:p>290972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785568.76" calcext:value-type="float">
            <text:p>6785568.7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49429.43" calcext:value-type="float">
            <text:p>2849429.43</text:p>
          </table:table-cell>
          <table:table-cell table:style-name="ce2" office:value-type="float" office:value="926912.69" calcext:value-type="float">
            <text:p>926912.69</text:p>
          </table:table-cell>
          <table:table-cell table:style-name="ce2" office:value-type="float" office:value="32712.54" calcext:value-type="float">
            <text:p>32712.54</text:p>
          </table:table-cell>
          <table:table-cell table:style-name="ce2" office:value-type="float" office:value="638807.23" calcext:value-type="float">
            <text:p>638807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532914.49" calcext:value-type="float">
            <text:p>8532914.4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825776.71" calcext:value-type="float">
            <text:p>4825776.71</text:p>
          </table:table-cell>
          <table:table-cell table:style-name="ce2" office:value-type="float" office:value="1227443.47" calcext:value-type="float">
            <text:p>1227443.47</text:p>
          </table:table-cell>
          <table:table-cell table:style-name="ce2" office:value-type="float" office:value="14582.05" calcext:value-type="float">
            <text:p>14582.05</text:p>
          </table:table-cell>
          <table:table-cell table:style-name="ce2" office:value-type="float" office:value="523798.04" calcext:value-type="float">
            <text:p>523798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961362.53" calcext:value-type="float">
            <text:p>5961362.5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572219.16" calcext:value-type="float">
            <text:p>2572219.16</text:p>
          </table:table-cell>
          <table:table-cell table:style-name="ce2" office:value-type="float" office:value="887964.08" calcext:value-type="float">
            <text:p>887964.08</text:p>
          </table:table-cell>
          <table:table-cell table:style-name="ce2" office:value-type="float" office:value="28096.28" calcext:value-type="float">
            <text:p>28096.28</text:p>
          </table:table-cell>
          <table:table-cell table:style-name="ce2" office:value-type="float" office:value="531147.87" calcext:value-type="float">
            <text:p>531147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99775.12" calcext:value-type="float">
            <text:p>5499775.1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236780.74" calcext:value-type="float">
            <text:p>2236780.74</text:p>
          </table:table-cell>
          <table:table-cell table:style-name="ce2" office:value-type="float" office:value="1237223.2" calcext:value-type="float">
            <text:p>1237223.2</text:p>
          </table:table-cell>
          <table:table-cell table:style-name="ce2" office:value-type="float" office:value="81120.17" calcext:value-type="float">
            <text:p>81120.17</text:p>
          </table:table-cell>
          <table:table-cell table:style-name="ce2" office:value-type="float" office:value="442447.18" calcext:value-type="float">
            <text:p>442447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18269.66" calcext:value-type="float">
            <text:p>4418269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94645.07" calcext:value-type="float">
            <text:p>1994645.07</text:p>
          </table:table-cell>
          <table:table-cell table:style-name="ce2" office:value-type="float" office:value="414270.07" calcext:value-type="float">
            <text:p>414270.07</text:p>
          </table:table-cell>
          <table:table-cell table:style-name="ce2" office:value-type="float" office:value="163289.95" calcext:value-type="float">
            <text:p>163289.95</text:p>
          </table:table-cell>
          <table:table-cell table:style-name="ce2" office:value-type="float" office:value="456255.34" calcext:value-type="float">
            <text:p>456255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6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96142.32" calcext:value-type="float">
            <text:p>6096142.3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471477.21" calcext:value-type="float">
            <text:p>3471477.21</text:p>
          </table:table-cell>
          <table:table-cell table:style-name="ce2" office:value-type="float" office:value="571115.6" calcext:value-type="float">
            <text:p>571115.6</text:p>
          </table:table-cell>
          <table:table-cell table:style-name="ce2" office:value-type="float" office:value="48825.81" calcext:value-type="float">
            <text:p>48825.81</text:p>
          </table:table-cell>
          <table:table-cell table:style-name="ce2" office:value-type="float" office:value="441498.82" calcext:value-type="float">
            <text:p>441498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258735.34" calcext:value-type="float">
            <text:p>5258735.3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13099.32" calcext:value-type="float">
            <text:p>3213099.32</text:p>
          </table:table-cell>
          <table:table-cell table:style-name="ce2" office:value-type="float" office:value="304539.97" calcext:value-type="float">
            <text:p>304539.97</text:p>
          </table:table-cell>
          <table:table-cell table:style-name="ce2" office:value-type="float" office:value="171087.32" calcext:value-type="float">
            <text:p>171087.32</text:p>
          </table:table-cell>
          <table:table-cell table:style-name="ce2" office:value-type="float" office:value="401558.51" calcext:value-type="float">
            <text:p>401558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490937.29" calcext:value-type="float">
            <text:p>3490937.2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08426.91" calcext:value-type="float">
            <text:p>1608426.91</text:p>
          </table:table-cell>
          <table:table-cell table:style-name="ce2" office:value-type="float" office:value="650268.81" calcext:value-type="float">
            <text:p>650268.81</text:p>
          </table:table-cell>
          <table:table-cell table:style-name="ce2" office:value-type="float" office:value="108972.42" calcext:value-type="float">
            <text:p>108972.42</text:p>
          </table:table-cell>
          <table:table-cell table:style-name="ce2" office:value-type="float" office:value="281654.94" calcext:value-type="float">
            <text:p>281654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382012.46" calcext:value-type="float">
            <text:p>4382012.4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31301.34" calcext:value-type="float">
            <text:p>2631301.34</text:p>
          </table:table-cell>
          <table:table-cell table:style-name="ce2" office:value-type="float" office:value="1557053.1" calcext:value-type="float">
            <text:p>1557053.1</text:p>
          </table:table-cell>
          <table:table-cell table:style-name="ce2" office:value-type="float" office:value="124172.18" calcext:value-type="float">
            <text:p>124172.18</text:p>
          </table:table-cell>
          <table:table-cell table:style-name="ce2" office:value-type="float" office:value="66744.34" calcext:value-type="float">
            <text:p>66744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65108.01" calcext:value-type="float">
            <text:p>3265108.0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84784.68" calcext:value-type="float">
            <text:p>1484784.68</text:p>
          </table:table-cell>
          <table:table-cell table:style-name="ce2" office:value-type="float" office:value="994739.23" calcext:value-type="float">
            <text:p>994739.23</text:p>
          </table:table-cell>
          <table:table-cell table:style-name="ce2" office:value-type="float" office:value="122801.98" calcext:value-type="float">
            <text:p>122801.98</text:p>
          </table:table-cell>
          <table:table-cell table:style-name="ce2" office:value-type="float" office:value="190761.08" calcext:value-type="float">
            <text:p>190761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27231.23" calcext:value-type="float">
            <text:p>5027231.2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36090.19" calcext:value-type="float">
            <text:p>2936090.19</text:p>
          </table:table-cell>
          <table:table-cell table:style-name="ce2" office:value-type="float" office:value="783609.17" calcext:value-type="float">
            <text:p>783609.17</text:p>
          </table:table-cell>
          <table:table-cell table:style-name="ce2" office:value-type="float" office:value="129533.26" calcext:value-type="float">
            <text:p>129533.26</text:p>
          </table:table-cell>
          <table:table-cell table:style-name="ce2" office:value-type="float" office:value="301783.68" calcext:value-type="float">
            <text:p>301783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323678.95" calcext:value-type="float">
            <text:p>5323678.9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787413.9" calcext:value-type="float">
            <text:p>2787413.9</text:p>
          </table:table-cell>
          <table:table-cell table:style-name="ce2" office:value-type="float" office:value="1234842.05" calcext:value-type="float">
            <text:p>1234842.05</text:p>
          </table:table-cell>
          <table:table-cell table:style-name="ce2" office:value-type="float" office:value="79431.73" calcext:value-type="float">
            <text:p>79431.73</text:p>
          </table:table-cell>
          <table:table-cell table:style-name="ce2" office:value-type="float" office:value="289979.49" calcext:value-type="float">
            <text:p>289979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268766.4" calcext:value-type="float">
            <text:p>8268766.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929341.18" calcext:value-type="float">
            <text:p>4929341.18</text:p>
          </table:table-cell>
          <table:table-cell table:style-name="ce2" office:value-type="float" office:value="1277203.32" calcext:value-type="float">
            <text:p>1277203.32</text:p>
          </table:table-cell>
          <table:table-cell table:style-name="ce2" office:value-type="float" office:value="-16720.78" calcext:value-type="float">
            <text:p>-16720.78</text:p>
          </table:table-cell>
          <table:table-cell table:style-name="ce2" office:value-type="float" office:value="429555.24" calcext:value-type="float">
            <text:p>429555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805205.75" calcext:value-type="float">
            <text:p>3805205.7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57996.44" calcext:value-type="float">
            <text:p>2657996.44</text:p>
          </table:table-cell>
          <table:table-cell table:style-name="ce2" office:value-type="float" office:value="633745.66" calcext:value-type="float">
            <text:p>633745.66</text:p>
          </table:table-cell>
          <table:table-cell table:style-name="ce2" office:value-type="float" office:value="70582.15" calcext:value-type="float">
            <text:p>70582.15</text:p>
          </table:table-cell>
          <table:table-cell table:style-name="ce2" office:value-type="float" office:value="122649.62" calcext:value-type="float">
            <text:p>122649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38446.49" calcext:value-type="float">
            <text:p>4638446.4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60382.74" calcext:value-type="float">
            <text:p>3160382.74</text:p>
          </table:table-cell>
          <table:table-cell table:style-name="ce2" office:value-type="float" office:value="1749460.04" calcext:value-type="float">
            <text:p>1749460.04</text:p>
          </table:table-cell>
          <table:table-cell table:style-name="ce2" office:value-type="float" office:value="55606.04" calcext:value-type="float">
            <text:p>55606.04</text:p>
          </table:table-cell>
          <table:table-cell table:style-name="ce2" office:value-type="float" office:value="-45315.95" calcext:value-type="float">
            <text:p>-45315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7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18362.64" calcext:value-type="float">
            <text:p>7518362.6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17002.6" calcext:value-type="float">
            <text:p>3017002.6</text:p>
          </table:table-cell>
          <table:table-cell table:style-name="ce2" office:value-type="float" office:value="1082899.25" calcext:value-type="float">
            <text:p>1082899.25</text:p>
          </table:table-cell>
          <table:table-cell table:style-name="ce2" office:value-type="float" office:value="115528.12" calcext:value-type="float">
            <text:p>115528.12</text:p>
          </table:table-cell>
          <table:table-cell table:style-name="ce2" office:value-type="float" office:value="742137.67" calcext:value-type="float">
            <text:p>742137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610178.7" calcext:value-type="float">
            <text:p>8610178.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731207.28" calcext:value-type="float">
            <text:p>5731207.28</text:p>
          </table:table-cell>
          <table:table-cell table:style-name="ce2" office:value-type="float" office:value="1120705.6" calcext:value-type="float">
            <text:p>1120705.6</text:p>
          </table:table-cell>
          <table:table-cell table:style-name="ce2" office:value-type="float" office:value="110961.95" calcext:value-type="float">
            <text:p>110961.95</text:p>
          </table:table-cell>
          <table:table-cell table:style-name="ce2" office:value-type="float" office:value="392537.83" calcext:value-type="float">
            <text:p>392537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949421.95" calcext:value-type="float">
            <text:p>5949421.9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98443.32" calcext:value-type="float">
            <text:p>2498443.32</text:p>
          </table:table-cell>
          <table:table-cell table:style-name="ce2" office:value-type="float" office:value="1149169.95" calcext:value-type="float">
            <text:p>1149169.95</text:p>
          </table:table-cell>
          <table:table-cell table:style-name="ce2" office:value-type="float" office:value="86381.02" calcext:value-type="float">
            <text:p>86381.02</text:p>
          </table:table-cell>
          <table:table-cell table:style-name="ce2" office:value-type="float" office:value="501519.84" calcext:value-type="float">
            <text:p>501519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92873.66" calcext:value-type="float">
            <text:p>4492873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81724.84" calcext:value-type="float">
            <text:p>3081724.84</text:p>
          </table:table-cell>
          <table:table-cell table:style-name="ce2" office:value-type="float" office:value="1148541.36" calcext:value-type="float">
            <text:p>1148541.36</text:p>
          </table:table-cell>
          <table:table-cell table:style-name="ce2" office:value-type="float" office:value="187776.25" calcext:value-type="float">
            <text:p>187776.25</text:p>
          </table:table-cell>
          <table:table-cell table:style-name="ce2" office:value-type="float" office:value="94580.58" calcext:value-type="float">
            <text:p>94580.5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53964.67" calcext:value-type="float">
            <text:p>4053964.6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64339.27" calcext:value-type="float">
            <text:p>1964339.27</text:p>
          </table:table-cell>
          <table:table-cell table:style-name="ce2" office:value-type="float" office:value="813557.98" calcext:value-type="float">
            <text:p>813557.98</text:p>
          </table:table-cell>
          <table:table-cell table:style-name="ce2" office:value-type="float" office:value="67963.57" calcext:value-type="float">
            <text:p>67963.57</text:p>
          </table:table-cell>
          <table:table-cell table:style-name="ce2" office:value-type="float" office:value="282246.51" calcext:value-type="float">
            <text:p>282246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13866.37" calcext:value-type="float">
            <text:p>1313866.3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676129.36" calcext:value-type="float">
            <text:p>676129.36</text:p>
          </table:table-cell>
          <table:table-cell table:style-name="ce2" office:value-type="float" office:value="1633755.79" calcext:value-type="float">
            <text:p>1633755.79</text:p>
          </table:table-cell>
          <table:table-cell table:style-name="ce2" office:value-type="float" office:value="-11286.67" calcext:value-type="float">
            <text:p>-11286.67</text:p>
          </table:table-cell>
          <table:table-cell table:style-name="ce2" office:value-type="float" office:value="-211534.14" calcext:value-type="float">
            <text:p>-211534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44463.4" calcext:value-type="float">
            <text:p>3144463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344231.25" calcext:value-type="float">
            <text:p>1344231.25</text:p>
          </table:table-cell>
          <table:table-cell table:style-name="ce2" office:value-type="float" office:value="914443.47" calcext:value-type="float">
            <text:p>914443.47</text:p>
          </table:table-cell>
          <table:table-cell table:style-name="ce2" office:value-type="float" office:value="105972.83" calcext:value-type="float">
            <text:p>105972.83</text:p>
          </table:table-cell>
          <table:table-cell table:style-name="ce2" office:value-type="float" office:value="208269.92" calcext:value-type="float">
            <text:p>208269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03124.85" calcext:value-type="float">
            <text:p>5203124.8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56500.69" calcext:value-type="float">
            <text:p>2256500.69</text:p>
          </table:table-cell>
          <table:table-cell table:style-name="ce2" office:value-type="float" office:value="1287255.33" calcext:value-type="float">
            <text:p>1287255.33</text:p>
          </table:table-cell>
          <table:table-cell table:style-name="ce2" office:value-type="float" office:value="159459.75" calcext:value-type="float">
            <text:p>159459.75</text:p>
          </table:table-cell>
          <table:table-cell table:style-name="ce2" office:value-type="float" office:value="381954" calcext:value-type="float">
            <text:p>3819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38028.27" calcext:value-type="float">
            <text:p>4638028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66404.29" calcext:value-type="float">
            <text:p>2866404.29</text:p>
          </table:table-cell>
          <table:table-cell table:style-name="ce2" office:value-type="float" office:value="857519.61" calcext:value-type="float">
            <text:p>857519.61</text:p>
          </table:table-cell>
          <table:table-cell table:style-name="ce2" office:value-type="float" office:value="114358.04" calcext:value-type="float">
            <text:p>114358.04</text:p>
          </table:table-cell>
          <table:table-cell table:style-name="ce2" office:value-type="float" office:value="215977.11" calcext:value-type="float">
            <text:p>215977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246815.95" calcext:value-type="float">
            <text:p>6246815.9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268447.28" calcext:value-type="float">
            <text:p>4268447.28</text:p>
          </table:table-cell>
          <table:table-cell table:style-name="ce2" office:value-type="float" office:value="804320.05" calcext:value-type="float">
            <text:p>804320.05</text:p>
          </table:table-cell>
          <table:table-cell table:style-name="ce2" office:value-type="float" office:value="82168.08" calcext:value-type="float">
            <text:p>82168.08</text:p>
          </table:table-cell>
          <table:table-cell table:style-name="ce2" office:value-type="float" office:value="263805.51" calcext:value-type="float">
            <text:p>263805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8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609594.43" calcext:value-type="float">
            <text:p>4609594.4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88428.63" calcext:value-type="float">
            <text:p>2688428.63</text:p>
          </table:table-cell>
          <table:table-cell table:style-name="ce2" office:value-type="float" office:value="1570559.38" calcext:value-type="float">
            <text:p>1570559.38</text:p>
          </table:table-cell>
          <table:table-cell table:style-name="ce2" office:value-type="float" office:value="112022.38" calcext:value-type="float">
            <text:p>112022.38</text:p>
          </table:table-cell>
          <table:table-cell table:style-name="ce2" office:value-type="float" office:value="97152.05" calcext:value-type="float">
            <text:p>97152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547885.41" calcext:value-type="float">
            <text:p>3547885.4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81080.31" calcext:value-type="float">
            <text:p>2181080.31</text:p>
          </table:table-cell>
          <table:table-cell table:style-name="ce2" office:value-type="float" office:value="967488.69" calcext:value-type="float">
            <text:p>967488.69</text:p>
          </table:table-cell>
          <table:table-cell table:style-name="ce2" office:value-type="float" office:value="191945.33" calcext:value-type="float">
            <text:p>191945.33</text:p>
          </table:table-cell>
          <table:table-cell table:style-name="ce2" office:value-type="float" office:value="124164.97" calcext:value-type="float">
            <text:p>124164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82688.52" calcext:value-type="float">
            <text:p>5682688.5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72086.42" calcext:value-type="float">
            <text:p>3572086.42</text:p>
          </table:table-cell>
          <table:table-cell table:style-name="ce2" office:value-type="float" office:value="989767.84" calcext:value-type="float">
            <text:p>989767.84</text:p>
          </table:table-cell>
          <table:table-cell table:style-name="ce2" office:value-type="float" office:value="56243.6" calcext:value-type="float">
            <text:p>56243.6</text:p>
          </table:table-cell>
          <table:table-cell table:style-name="ce2" office:value-type="float" office:value="247186.35" calcext:value-type="float">
            <text:p>247186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010530.49" calcext:value-type="float">
            <text:p>10010530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793485.29" calcext:value-type="float">
            <text:p>4793485.29</text:p>
          </table:table-cell>
          <table:table-cell table:style-name="ce2" office:value-type="float" office:value="1085085.16" calcext:value-type="float">
            <text:p>1085085.16</text:p>
          </table:table-cell>
          <table:table-cell table:style-name="ce2" office:value-type="float" office:value="101543.66" calcext:value-type="float">
            <text:p>101543.66</text:p>
          </table:table-cell>
          <table:table-cell table:style-name="ce2" office:value-type="float" office:value="889035.78" calcext:value-type="float">
            <text:p>889035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365301.67" calcext:value-type="float">
            <text:p>4365301.6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05352.96" calcext:value-type="float">
            <text:p>1805352.96</text:p>
          </table:table-cell>
          <table:table-cell table:style-name="ce2" office:value-type="float" office:value="1780531.14" calcext:value-type="float">
            <text:p>1780531.14</text:p>
          </table:table-cell>
          <table:table-cell table:style-name="ce2" office:value-type="float" office:value="133497.14" calcext:value-type="float">
            <text:p>133497.14</text:p>
          </table:table-cell>
          <table:table-cell table:style-name="ce2" office:value-type="float" office:value="191712.09" calcext:value-type="float">
            <text:p>191712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277775.04" calcext:value-type="float">
            <text:p>5277775.0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14075.19" calcext:value-type="float">
            <text:p>2114075.19</text:p>
          </table:table-cell>
          <table:table-cell table:style-name="ce2" office:value-type="float" office:value="1650628.35" calcext:value-type="float">
            <text:p>1650628.35</text:p>
          </table:table-cell>
          <table:table-cell table:style-name="ce2" office:value-type="float" office:value="112694.36" calcext:value-type="float">
            <text:p>112694.36</text:p>
          </table:table-cell>
          <table:table-cell table:style-name="ce2" office:value-type="float" office:value="341410.83" calcext:value-type="float">
            <text:p>341410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693851.16" calcext:value-type="float">
            <text:p>6693851.1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81698.7" calcext:value-type="float">
            <text:p>3381698.7</text:p>
          </table:table-cell>
          <table:table-cell table:style-name="ce2" office:value-type="float" office:value="1385134.78" calcext:value-type="float">
            <text:p>1385134.78</text:p>
          </table:table-cell>
          <table:table-cell table:style-name="ce2" office:value-type="float" office:value="87606.65" calcext:value-type="float">
            <text:p>87606.65</text:p>
          </table:table-cell>
          <table:table-cell table:style-name="ce2" office:value-type="float" office:value="423071.11" calcext:value-type="float">
            <text:p>423071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856763.22" calcext:value-type="float">
            <text:p>3856763.2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22086.39" calcext:value-type="float">
            <text:p>1822086.39</text:p>
          </table:table-cell>
          <table:table-cell table:style-name="ce2" office:value-type="float" office:value="1856086.77" calcext:value-type="float">
            <text:p>1856086.77</text:p>
          </table:table-cell>
          <table:table-cell table:style-name="ce2" office:value-type="float" office:value="78683.71" calcext:value-type="float">
            <text:p>78683.71</text:p>
          </table:table-cell>
          <table:table-cell table:style-name="ce2" office:value-type="float" office:value="54027.49" calcext:value-type="float">
            <text:p>54027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545515.07" calcext:value-type="float">
            <text:p>7545515.0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59271.83" calcext:value-type="float">
            <text:p>3159271.83</text:p>
          </table:table-cell>
          <table:table-cell table:style-name="ce2" office:value-type="float" office:value="716626.98" calcext:value-type="float">
            <text:p>716626.98</text:p>
          </table:table-cell>
          <table:table-cell table:style-name="ce2" office:value-type="float" office:value="85740.28" calcext:value-type="float">
            <text:p>85740.28</text:p>
          </table:table-cell>
          <table:table-cell table:style-name="ce2" office:value-type="float" office:value="788624.87" calcext:value-type="float">
            <text:p>788624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841919.78" calcext:value-type="float">
            <text:p>1841919.7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835970.93" calcext:value-type="float">
            <text:p>835970.93</text:p>
          </table:table-cell>
          <table:table-cell table:style-name="ce2" office:value-type="float" office:value="1196765.2" calcext:value-type="float">
            <text:p>1196765.2</text:p>
          </table:table-cell>
          <table:table-cell table:style-name="ce2" office:value-type="float" office:value="126601.62" calcext:value-type="float">
            <text:p>126601.62</text:p>
          </table:table-cell>
          <table:table-cell table:style-name="ce2" office:value-type="float" office:value="-13485.09" calcext:value-type="float">
            <text:p>-13485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19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84545.97" calcext:value-type="float">
            <text:p>4184545.9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30109.8" calcext:value-type="float">
            <text:p>1830109.8</text:p>
          </table:table-cell>
          <table:table-cell table:style-name="ce2" office:value-type="float" office:value="1022746.88" calcext:value-type="float">
            <text:p>1022746.88</text:p>
          </table:table-cell>
          <table:table-cell table:style-name="ce2" office:value-type="float" office:value="123688.62" calcext:value-type="float">
            <text:p>123688.62</text:p>
          </table:table-cell>
          <table:table-cell table:style-name="ce2" office:value-type="float" office:value="305629.36" calcext:value-type="float">
            <text:p>305629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377558.2" calcext:value-type="float">
            <text:p>4377558.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52503.29" calcext:value-type="float">
            <text:p>2952503.29</text:p>
          </table:table-cell>
          <table:table-cell table:style-name="ce2" office:value-type="float" office:value="469273.68" calcext:value-type="float">
            <text:p>469273.68</text:p>
          </table:table-cell>
          <table:table-cell table:style-name="ce2" office:value-type="float" office:value="204735.93" calcext:value-type="float">
            <text:p>204735.93</text:p>
          </table:table-cell>
          <table:table-cell table:style-name="ce2" office:value-type="float" office:value="243708.6" calcext:value-type="float">
            <text:p>243708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02315.49" calcext:value-type="float">
            <text:p>5302315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44048.5" calcext:value-type="float">
            <text:p>2344048.5</text:p>
          </table:table-cell>
          <table:table-cell table:style-name="ce2" office:value-type="float" office:value="1138929.08" calcext:value-type="float">
            <text:p>1138929.08</text:p>
          </table:table-cell>
          <table:table-cell table:style-name="ce2" office:value-type="float" office:value="23160.52" calcext:value-type="float">
            <text:p>23160.52</text:p>
          </table:table-cell>
          <table:table-cell table:style-name="ce2" office:value-type="float" office:value="386924.67" calcext:value-type="float">
            <text:p>386924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57037.4" calcext:value-type="float">
            <text:p>1057037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93309.32" calcext:value-type="float">
            <text:p>593309.32</text:p>
          </table:table-cell>
          <table:table-cell table:style-name="ce2" office:value-type="float" office:value="852752.06" calcext:value-type="float">
            <text:p>852752.06</text:p>
          </table:table-cell>
          <table:table-cell table:style-name="ce2" office:value-type="float" office:value="187895.33" calcext:value-type="float">
            <text:p>187895.33</text:p>
          </table:table-cell>
          <table:table-cell table:style-name="ce2" office:value-type="float" office:value="-42237.02" calcext:value-type="float">
            <text:p>-42237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705479.79" calcext:value-type="float">
            <text:p>7705479.7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453241.7" calcext:value-type="float">
            <text:p>4453241.7</text:p>
          </table:table-cell>
          <table:table-cell table:style-name="ce2" office:value-type="float" office:value="1460050.25" calcext:value-type="float">
            <text:p>1460050.25</text:p>
          </table:table-cell>
          <table:table-cell table:style-name="ce2" office:value-type="float" office:value="89776.18" calcext:value-type="float">
            <text:p>89776.18</text:p>
          </table:table-cell>
          <table:table-cell table:style-name="ce2" office:value-type="float" office:value="395212.44" calcext:value-type="float">
            <text:p>395212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828435.17" calcext:value-type="float">
            <text:p>5828435.1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81681.99" calcext:value-type="float">
            <text:p>3281681.99</text:p>
          </table:table-cell>
          <table:table-cell table:style-name="ce2" office:value-type="float" office:value="881493.44" calcext:value-type="float">
            <text:p>881493.44</text:p>
          </table:table-cell>
          <table:table-cell table:style-name="ce2" office:value-type="float" office:value="95470.65" calcext:value-type="float">
            <text:p>95470.65</text:p>
          </table:table-cell>
          <table:table-cell table:style-name="ce2" office:value-type="float" office:value="369753.38" calcext:value-type="float">
            <text:p>369753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245662.89" calcext:value-type="float">
            <text:p>7245662.8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13584.01" calcext:value-type="float">
            <text:p>3113584.01</text:p>
          </table:table-cell>
          <table:table-cell table:style-name="ce2" office:value-type="float" office:value="864432.41" calcext:value-type="float">
            <text:p>864432.41</text:p>
          </table:table-cell>
          <table:table-cell table:style-name="ce2" office:value-type="float" office:value="142936.66" calcext:value-type="float">
            <text:p>142936.66</text:p>
          </table:table-cell>
          <table:table-cell table:style-name="ce2" office:value-type="float" office:value="716222.46" calcext:value-type="float">
            <text:p>716222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226071.47" calcext:value-type="float">
            <text:p>8226071.4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077166.02" calcext:value-type="float">
            <text:p>4077166.02</text:p>
          </table:table-cell>
          <table:table-cell table:style-name="ce2" office:value-type="float" office:value="1459920.65" calcext:value-type="float">
            <text:p>1459920.65</text:p>
          </table:table-cell>
          <table:table-cell table:style-name="ce2" office:value-type="float" office:value="142620.42" calcext:value-type="float">
            <text:p>142620.42</text:p>
          </table:table-cell>
          <table:table-cell table:style-name="ce2" office:value-type="float" office:value="594637.1" calcext:value-type="float">
            <text:p>594637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518872.44" calcext:value-type="float">
            <text:p>3518872.4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61673.1" calcext:value-type="float">
            <text:p>1461673.1</text:p>
          </table:table-cell>
          <table:table-cell table:style-name="ce2" office:value-type="float" office:value="980363.81" calcext:value-type="float">
            <text:p>980363.81</text:p>
          </table:table-cell>
          <table:table-cell table:style-name="ce2" office:value-type="float" office:value="157830.9" calcext:value-type="float">
            <text:p>157830.9</text:p>
          </table:table-cell>
          <table:table-cell table:style-name="ce2" office:value-type="float" office:value="259279.95" calcext:value-type="float">
            <text:p>259279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292" calcext:value-type="float">
            <text:p>1129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857.17" calcext:value-type="float">
            <text:p>5857.17</text:p>
          </table:table-cell>
          <table:table-cell table:style-name="ce2" office:value-type="float" office:value="1348863.31" calcext:value-type="float">
            <text:p>1348863.31</text:p>
          </table:table-cell>
          <table:table-cell table:style-name="ce2" office:value-type="float" office:value="168738.86" calcext:value-type="float">
            <text:p>168738.86</text:p>
          </table:table-cell>
          <table:table-cell table:style-name="ce2" office:value-type="float" office:value="-246684.82" calcext:value-type="float">
            <text:p>-246684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0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92732.15" calcext:value-type="float">
            <text:p>7292732.1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29713.31" calcext:value-type="float">
            <text:p>3329713.31</text:p>
          </table:table-cell>
          <table:table-cell table:style-name="ce2" office:value-type="float" office:value="1127307.83" calcext:value-type="float">
            <text:p>1127307.83</text:p>
          </table:table-cell>
          <table:table-cell table:style-name="ce2" office:value-type="float" office:value="98008.45" calcext:value-type="float">
            <text:p>98008.45</text:p>
          </table:table-cell>
          <table:table-cell table:style-name="ce2" office:value-type="float" office:value="616081.09" calcext:value-type="float">
            <text:p>616081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27234.66" calcext:value-type="float">
            <text:p>4427234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16837.57" calcext:value-type="float">
            <text:p>2516837.57</text:p>
          </table:table-cell>
          <table:table-cell table:style-name="ce2" office:value-type="float" office:value="1131331.44" calcext:value-type="float">
            <text:p>1131331.44</text:p>
          </table:table-cell>
          <table:table-cell table:style-name="ce2" office:value-type="float" office:value="169381.54" calcext:value-type="float">
            <text:p>169381.54</text:p>
          </table:table-cell>
          <table:table-cell table:style-name="ce2" office:value-type="float" office:value="199173.91" calcext:value-type="float">
            <text:p>199173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733663.01" calcext:value-type="float">
            <text:p>2733663.0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61636.61" calcext:value-type="float">
            <text:p>1661636.61</text:p>
          </table:table-cell>
          <table:table-cell table:style-name="ce2" office:value-type="float" office:value="926785.79" calcext:value-type="float">
            <text:p>926785.79</text:p>
          </table:table-cell>
          <table:table-cell table:style-name="ce2" office:value-type="float" office:value="68542.19" calcext:value-type="float">
            <text:p>68542.19</text:p>
          </table:table-cell>
          <table:table-cell table:style-name="ce2" office:value-type="float" office:value="44894.39" calcext:value-type="float">
            <text:p>44894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52599.31" calcext:value-type="float">
            <text:p>6152599.3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43215.81" calcext:value-type="float">
            <text:p>3443215.81</text:p>
          </table:table-cell>
          <table:table-cell table:style-name="ce2" office:value-type="float" office:value="1150663.01" calcext:value-type="float">
            <text:p>1150663.01</text:p>
          </table:table-cell>
          <table:table-cell table:style-name="ce2" office:value-type="float" office:value="84735.15" calcext:value-type="float">
            <text:p>84735.15</text:p>
          </table:table-cell>
          <table:table-cell table:style-name="ce2" office:value-type="float" office:value="345125.68" calcext:value-type="float">
            <text:p>345125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9927113.86" calcext:value-type="float">
            <text:p>9927113.8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264060.68" calcext:value-type="float">
            <text:p>5264060.68</text:p>
          </table:table-cell>
          <table:table-cell table:style-name="ce2" office:value-type="float" office:value="960552.46" calcext:value-type="float">
            <text:p>960552.46</text:p>
          </table:table-cell>
          <table:table-cell table:style-name="ce2" office:value-type="float" office:value="90899.25" calcext:value-type="float">
            <text:p>90899.25</text:p>
          </table:table-cell>
          <table:table-cell table:style-name="ce2" office:value-type="float" office:value="796613.99" calcext:value-type="float">
            <text:p>796613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82187.01" calcext:value-type="float">
            <text:p>4782187.0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68565.06" calcext:value-type="float">
            <text:p>2468565.06</text:p>
          </table:table-cell>
          <table:table-cell table:style-name="ce2" office:value-type="float" office:value="758858.97" calcext:value-type="float">
            <text:p>758858.97</text:p>
          </table:table-cell>
          <table:table-cell table:style-name="ce2" office:value-type="float" office:value="73668.52" calcext:value-type="float">
            <text:p>73668.52</text:p>
          </table:table-cell>
          <table:table-cell table:style-name="ce2" office:value-type="float" office:value="341970.61" calcext:value-type="float">
            <text:p>341970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902232.61" calcext:value-type="float">
            <text:p>6902232.6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503758.75" calcext:value-type="float">
            <text:p>4503758.75</text:p>
          </table:table-cell>
          <table:table-cell table:style-name="ce2" office:value-type="float" office:value="968723.71" calcext:value-type="float">
            <text:p>968723.71</text:p>
          </table:table-cell>
          <table:table-cell table:style-name="ce2" office:value-type="float" office:value="102992.82" calcext:value-type="float">
            <text:p>102992.82</text:p>
          </table:table-cell>
          <table:table-cell table:style-name="ce2" office:value-type="float" office:value="321876.02" calcext:value-type="float">
            <text:p>321876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024994.41" calcext:value-type="float">
            <text:p>3024994.4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409073.92" calcext:value-type="float">
            <text:p>1409073.92</text:p>
          </table:table-cell>
          <table:table-cell table:style-name="ce2" office:value-type="float" office:value="1386349.24" calcext:value-type="float">
            <text:p>1386349.24</text:p>
          </table:table-cell>
          <table:table-cell table:style-name="ce2" office:value-type="float" office:value="144821.24" calcext:value-type="float">
            <text:p>144821.24</text:p>
          </table:table-cell>
          <table:table-cell table:style-name="ce2" office:value-type="float" office:value="78622.42" calcext:value-type="float">
            <text:p>78622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626484.47" calcext:value-type="float">
            <text:p>1626484.4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008852.21" calcext:value-type="float">
            <text:p>1008852.21</text:p>
          </table:table-cell>
          <table:table-cell table:style-name="ce2" office:value-type="float" office:value="1160802.77" calcext:value-type="float">
            <text:p>1160802.77</text:p>
          </table:table-cell>
          <table:table-cell table:style-name="ce2" office:value-type="float" office:value="132567.3" calcext:value-type="float">
            <text:p>132567.3</text:p>
          </table:table-cell>
          <table:table-cell table:style-name="ce2" office:value-type="float" office:value="-86226.67" calcext:value-type="float">
            <text:p>-86226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27880.94" calcext:value-type="float">
            <text:p>6827880.9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82752.11" calcext:value-type="float">
            <text:p>4282752.11</text:p>
          </table:table-cell>
          <table:table-cell table:style-name="ce2" office:value-type="float" office:value="1230532.22" calcext:value-type="float">
            <text:p>1230532.22</text:p>
          </table:table-cell>
          <table:table-cell table:style-name="ce2" office:value-type="float" office:value="69340.78" calcext:value-type="float">
            <text:p>69340.78</text:p>
          </table:table-cell>
          <table:table-cell table:style-name="ce2" office:value-type="float" office:value="290626.85" calcext:value-type="float">
            <text:p>290626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1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92146.34" calcext:value-type="float">
            <text:p>6092146.3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203006.87" calcext:value-type="float">
            <text:p>3203006.87</text:p>
          </table:table-cell>
          <table:table-cell table:style-name="ce2" office:value-type="float" office:value="1000440.21" calcext:value-type="float">
            <text:p>1000440.21</text:p>
          </table:table-cell>
          <table:table-cell table:style-name="ce2" office:value-type="float" office:value="65223.96" calcext:value-type="float">
            <text:p>65223.96</text:p>
          </table:table-cell>
          <table:table-cell table:style-name="ce2" office:value-type="float" office:value="410323.88" calcext:value-type="float">
            <text:p>410323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68594.33" calcext:value-type="float">
            <text:p>4068594.3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90316.39" calcext:value-type="float">
            <text:p>1990316.39</text:p>
          </table:table-cell>
          <table:table-cell table:style-name="ce2" office:value-type="float" office:value="418662.95" calcext:value-type="float">
            <text:p>418662.95</text:p>
          </table:table-cell>
          <table:table-cell table:style-name="ce2" office:value-type="float" office:value="57232.65" calcext:value-type="float">
            <text:p>57232.65</text:p>
          </table:table-cell>
          <table:table-cell table:style-name="ce2" office:value-type="float" office:value="360538" calcext:value-type="float">
            <text:p>3605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412438.62" calcext:value-type="float">
            <text:p>8412438.6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552495.86" calcext:value-type="float">
            <text:p>4552495.86</text:p>
          </table:table-cell>
          <table:table-cell table:style-name="ce2" office:value-type="float" office:value="633571.45" calcext:value-type="float">
            <text:p>633571.45</text:p>
          </table:table-cell>
          <table:table-cell table:style-name="ce2" office:value-type="float" office:value="104439.59" calcext:value-type="float">
            <text:p>104439.59</text:p>
          </table:table-cell>
          <table:table-cell table:style-name="ce2" office:value-type="float" office:value="699470.29" calcext:value-type="float">
            <text:p>699470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71022.06" calcext:value-type="float">
            <text:p>1471022.0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629544.75" calcext:value-type="float">
            <text:p>629544.75</text:p>
          </table:table-cell>
          <table:table-cell table:style-name="ce2" office:value-type="float" office:value="913298.33" calcext:value-type="float">
            <text:p>913298.33</text:p>
          </table:table-cell>
          <table:table-cell table:style-name="ce2" office:value-type="float" office:value="20957.83" calcext:value-type="float">
            <text:p>20957.83</text:p>
          </table:table-cell>
          <table:table-cell table:style-name="ce2" office:value-type="float" office:value="-10681.27" calcext:value-type="float">
            <text:p>-10681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539939.85" calcext:value-type="float">
            <text:p>2539939.8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050973.8" calcext:value-type="float">
            <text:p>1050973.8</text:p>
          </table:table-cell>
          <table:table-cell table:style-name="ce2" office:value-type="float" office:value="659481.3" calcext:value-type="float">
            <text:p>659481.3</text:p>
          </table:table-cell>
          <table:table-cell table:style-name="ce2" office:value-type="float" office:value="55469.98" calcext:value-type="float">
            <text:p>55469.98</text:p>
          </table:table-cell>
          <table:table-cell table:style-name="ce2" office:value-type="float" office:value="185840.49" calcext:value-type="float">
            <text:p>185840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914264.81" calcext:value-type="float">
            <text:p>3914264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96759.27" calcext:value-type="float">
            <text:p>1696759.27</text:p>
          </table:table-cell>
          <table:table-cell table:style-name="ce2" office:value-type="float" office:value="842692.73" calcext:value-type="float">
            <text:p>842692.73</text:p>
          </table:table-cell>
          <table:table-cell table:style-name="ce2" office:value-type="float" office:value="77058.95" calcext:value-type="float">
            <text:p>77058.95</text:p>
          </table:table-cell>
          <table:table-cell table:style-name="ce2" office:value-type="float" office:value="304893.07" calcext:value-type="float">
            <text:p>304893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287205.99" calcext:value-type="float">
            <text:p>4287205.9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55581.19" calcext:value-type="float">
            <text:p>1955581.19</text:p>
          </table:table-cell>
          <table:table-cell table:style-name="ce2" office:value-type="float" office:value="831833.63" calcext:value-type="float">
            <text:p>831833.63</text:p>
          </table:table-cell>
          <table:table-cell table:style-name="ce2" office:value-type="float" office:value="152768.55" calcext:value-type="float">
            <text:p>152768.55</text:p>
          </table:table-cell>
          <table:table-cell table:style-name="ce2" office:value-type="float" office:value="347037.54" calcext:value-type="float">
            <text:p>347037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30709.42" calcext:value-type="float">
            <text:p>7930709.4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371827.73" calcext:value-type="float">
            <text:p>4371827.73</text:p>
          </table:table-cell>
          <table:table-cell table:style-name="ce2" office:value-type="float" office:value="840877.38" calcext:value-type="float">
            <text:p>840877.38</text:p>
          </table:table-cell>
          <table:table-cell table:style-name="ce2" office:value-type="float" office:value="93391.49" calcext:value-type="float">
            <text:p>93391.49</text:p>
          </table:table-cell>
          <table:table-cell table:style-name="ce2" office:value-type="float" office:value="590393.12" calcext:value-type="float">
            <text:p>590393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098395.88" calcext:value-type="float">
            <text:p>5098395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338128.77" calcext:value-type="float">
            <text:p>3338128.77</text:p>
          </table:table-cell>
          <table:table-cell table:style-name="ce2" office:value-type="float" office:value="1431150.96" calcext:value-type="float">
            <text:p>1431150.96</text:p>
          </table:table-cell>
          <table:table-cell table:style-name="ce2" office:value-type="float" office:value="150292.95" calcext:value-type="float">
            <text:p>150292.95</text:p>
          </table:table-cell>
          <table:table-cell table:style-name="ce2" office:value-type="float" office:value="100675.91" calcext:value-type="float">
            <text:p>100675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14092.02" calcext:value-type="float">
            <text:p>4614092.0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71819.43" calcext:value-type="float">
            <text:p>2171819.43</text:p>
          </table:table-cell>
          <table:table-cell table:style-name="ce2" office:value-type="float" office:value="984106.52" calcext:value-type="float">
            <text:p>984106.52</text:p>
          </table:table-cell>
          <table:table-cell table:style-name="ce2" office:value-type="float" office:value="109378.74" calcext:value-type="float">
            <text:p>109378.74</text:p>
          </table:table-cell>
          <table:table-cell table:style-name="ce2" office:value-type="float" office:value="329184.41" calcext:value-type="float">
            <text:p>329184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2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59986.46" calcext:value-type="float">
            <text:p>2459986.4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74140.35" calcext:value-type="float">
            <text:p>1674140.35</text:p>
          </table:table-cell>
          <table:table-cell table:style-name="ce2" office:value-type="float" office:value="1280401.05" calcext:value-type="float">
            <text:p>1280401.05</text:p>
          </table:table-cell>
          <table:table-cell table:style-name="ce2" office:value-type="float" office:value="76285.04" calcext:value-type="float">
            <text:p>76285.04</text:p>
          </table:table-cell>
          <table:table-cell table:style-name="ce2" office:value-type="float" office:value="-87836.68" calcext:value-type="float">
            <text:p>-87836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73267.08" calcext:value-type="float">
            <text:p>7173267.0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924249.67" calcext:value-type="float">
            <text:p>4924249.67</text:p>
          </table:table-cell>
          <table:table-cell table:style-name="ce2" office:value-type="float" office:value="1049183.48" calcext:value-type="float">
            <text:p>1049183.48</text:p>
          </table:table-cell>
          <table:table-cell table:style-name="ce2" office:value-type="float" office:value="78342.91" calcext:value-type="float">
            <text:p>78342.91</text:p>
          </table:table-cell>
          <table:table-cell table:style-name="ce2" office:value-type="float" office:value="268417.14" calcext:value-type="float">
            <text:p>268417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726718.23" calcext:value-type="float">
            <text:p>2726718.2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75086.09" calcext:value-type="float">
            <text:p>1875086.09</text:p>
          </table:table-cell>
          <table:table-cell table:style-name="ce2" office:value-type="float" office:value="1424723.98" calcext:value-type="float">
            <text:p>1424723.98</text:p>
          </table:table-cell>
          <table:table-cell table:style-name="ce2" office:value-type="float" office:value="41697.09" calcext:value-type="float">
            <text:p>41697.09</text:p>
          </table:table-cell>
          <table:table-cell table:style-name="ce2" office:value-type="float" office:value="-111592.9" calcext:value-type="float">
            <text:p>-111592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450777.42" calcext:value-type="float">
            <text:p>2450777.4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96114.92" calcext:value-type="float">
            <text:p>1596114.92</text:p>
          </table:table-cell>
          <table:table-cell table:style-name="ce2" office:value-type="float" office:value="1306293.88" calcext:value-type="float">
            <text:p>1306293.88</text:p>
          </table:table-cell>
          <table:table-cell table:style-name="ce2" office:value-type="float" office:value="220159.1" calcext:value-type="float">
            <text:p>220159.1</text:p>
          </table:table-cell>
          <table:table-cell table:style-name="ce2" office:value-type="float" office:value="-48609.18" calcext:value-type="float">
            <text:p>-48609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99483.72" calcext:value-type="float">
            <text:p>4199483.7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38156.69" calcext:value-type="float">
            <text:p>2138156.69</text:p>
          </table:table-cell>
          <table:table-cell table:style-name="ce2" office:value-type="float" office:value="822545.24" calcext:value-type="float">
            <text:p>822545.24</text:p>
          </table:table-cell>
          <table:table-cell table:style-name="ce2" office:value-type="float" office:value="155525.63" calcext:value-type="float">
            <text:p>155525.63</text:p>
          </table:table-cell>
          <table:table-cell table:style-name="ce2" office:value-type="float" office:value="292804.56" calcext:value-type="float">
            <text:p>292804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26388.05" calcext:value-type="float">
            <text:p>5326388.0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46698.03" calcext:value-type="float">
            <text:p>2246698.03</text:p>
          </table:table-cell>
          <table:table-cell table:style-name="ce2" office:value-type="float" office:value="1588488.84" calcext:value-type="float">
            <text:p>1588488.84</text:p>
          </table:table-cell>
          <table:table-cell table:style-name="ce2" office:value-type="float" office:value="130186.28" calcext:value-type="float">
            <text:p>130186.28</text:p>
          </table:table-cell>
          <table:table-cell table:style-name="ce2" office:value-type="float" office:value="340491.37" calcext:value-type="float">
            <text:p>340491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59714.8" calcext:value-type="float">
            <text:p>3559714.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031335.66" calcext:value-type="float">
            <text:p>2031335.66</text:p>
          </table:table-cell>
          <table:table-cell table:style-name="ce2" office:value-type="float" office:value="863643.28" calcext:value-type="float">
            <text:p>863643.28</text:p>
          </table:table-cell>
          <table:table-cell table:style-name="ce2" office:value-type="float" office:value="34834.52" calcext:value-type="float">
            <text:p>34834.52</text:p>
          </table:table-cell>
          <table:table-cell table:style-name="ce2" office:value-type="float" office:value="146909.78" calcext:value-type="float">
            <text:p>146909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14035.01" calcext:value-type="float">
            <text:p>6414035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40634.71" calcext:value-type="float">
            <text:p>3640634.71</text:p>
          </table:table-cell>
          <table:table-cell table:style-name="ce2" office:value-type="float" office:value="1060000.2" calcext:value-type="float">
            <text:p>1060000.2</text:p>
          </table:table-cell>
          <table:table-cell table:style-name="ce2" office:value-type="float" office:value="77418.7" calcext:value-type="float">
            <text:p>77418.7</text:p>
          </table:table-cell>
          <table:table-cell table:style-name="ce2" office:value-type="float" office:value="376071.95" calcext:value-type="float">
            <text:p>376071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34047.45" calcext:value-type="float">
            <text:p>4434047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04268.84" calcext:value-type="float">
            <text:p>2904268.84</text:p>
          </table:table-cell>
          <table:table-cell table:style-name="ce2" office:value-type="float" office:value="1113108.05" calcext:value-type="float">
            <text:p>1113108.05</text:p>
          </table:table-cell>
          <table:table-cell table:style-name="ce2" office:value-type="float" office:value="51233.32" calcext:value-type="float">
            <text:p>51233.32</text:p>
          </table:table-cell>
          <table:table-cell table:style-name="ce2" office:value-type="float" office:value="98259.81" calcext:value-type="float">
            <text:p>98259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05537.88" calcext:value-type="float">
            <text:p>7105537.8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965330.79" calcext:value-type="float">
            <text:p>4965330.79</text:p>
          </table:table-cell>
          <table:table-cell table:style-name="ce2" office:value-type="float" office:value="1146509.43" calcext:value-type="float">
            <text:p>1146509.43</text:p>
          </table:table-cell>
          <table:table-cell table:style-name="ce2" office:value-type="float" office:value="106378.41" calcext:value-type="float">
            <text:p>106378.41</text:p>
          </table:table-cell>
          <table:table-cell table:style-name="ce2" office:value-type="float" office:value="231015.97" calcext:value-type="float">
            <text:p>231015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3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010221.22" calcext:value-type="float">
            <text:p>6010221.2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20329.84" calcext:value-type="float">
            <text:p>3320329.84</text:p>
          </table:table-cell>
          <table:table-cell table:style-name="ce2" office:value-type="float" office:value="1238853.97" calcext:value-type="float">
            <text:p>1238853.97</text:p>
          </table:table-cell>
          <table:table-cell table:style-name="ce2" office:value-type="float" office:value="53634.64" calcext:value-type="float">
            <text:p>53634.64</text:p>
          </table:table-cell>
          <table:table-cell table:style-name="ce2" office:value-type="float" office:value="315981.13" calcext:value-type="float">
            <text:p>315981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582958.68" calcext:value-type="float">
            <text:p>8582958.6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322045.05" calcext:value-type="float">
            <text:p>4322045.05</text:p>
          </table:table-cell>
          <table:table-cell table:style-name="ce2" office:value-type="float" office:value="772964.67" calcext:value-type="float">
            <text:p>772964.67</text:p>
          </table:table-cell>
          <table:table-cell table:style-name="ce2" office:value-type="float" office:value="66485.47" calcext:value-type="float">
            <text:p>66485.47</text:p>
          </table:table-cell>
          <table:table-cell table:style-name="ce2" office:value-type="float" office:value="746431.23" calcext:value-type="float">
            <text:p>746431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15542.15" calcext:value-type="float">
            <text:p>4115542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75742.76" calcext:value-type="float">
            <text:p>1875742.76</text:p>
          </table:table-cell>
          <table:table-cell table:style-name="ce2" office:value-type="float" office:value="1213700.58" calcext:value-type="float">
            <text:p>1213700.58</text:p>
          </table:table-cell>
          <table:table-cell table:style-name="ce2" office:value-type="float" office:value="54942.25" calcext:value-type="float">
            <text:p>54942.25</text:p>
          </table:table-cell>
          <table:table-cell table:style-name="ce2" office:value-type="float" office:value="227018.62" calcext:value-type="float">
            <text:p>227018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87942.05" calcext:value-type="float">
            <text:p>6687942.0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84807.11" calcext:value-type="float">
            <text:p>2684807.11</text:p>
          </table:table-cell>
          <table:table-cell table:style-name="ce2" office:value-type="float" office:value="1174343.67" calcext:value-type="float">
            <text:p>1174343.67</text:p>
          </table:table-cell>
          <table:table-cell table:style-name="ce2" office:value-type="float" office:value="88012.33" calcext:value-type="float">
            <text:p>88012.33</text:p>
          </table:table-cell>
          <table:table-cell table:style-name="ce2" office:value-type="float" office:value="612528.76" calcext:value-type="float">
            <text:p>612528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426377.56" calcext:value-type="float">
            <text:p>1426377.5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788407.53" calcext:value-type="float">
            <text:p>788407.53</text:p>
          </table:table-cell>
          <table:table-cell table:style-name="ce2" office:value-type="float" office:value="1000141.61" calcext:value-type="float">
            <text:p>1000141.61</text:p>
          </table:table-cell>
          <table:table-cell table:style-name="ce2" office:value-type="float" office:value="103571.25" calcext:value-type="float">
            <text:p>103571.25</text:p>
          </table:table-cell>
          <table:table-cell table:style-name="ce2" office:value-type="float" office:value="-54306.07" calcext:value-type="float">
            <text:p>-54306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0783317.39" calcext:value-type="float">
            <text:p>10783317.3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6110427.19" calcext:value-type="float">
            <text:p>6110427.19</text:p>
          </table:table-cell>
          <table:table-cell table:style-name="ce2" office:value-type="float" office:value="943076.95" calcext:value-type="float">
            <text:p>943076.95</text:p>
          </table:table-cell>
          <table:table-cell table:style-name="ce2" office:value-type="float" office:value="89336.9" calcext:value-type="float">
            <text:p>89336.9</text:p>
          </table:table-cell>
          <table:table-cell table:style-name="ce2" office:value-type="float" office:value="802021.53" calcext:value-type="float">
            <text:p>802021.5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587893.07" calcext:value-type="float">
            <text:p>6587893.0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65539.18" calcext:value-type="float">
            <text:p>4265539.18</text:p>
          </table:table-cell>
          <table:table-cell table:style-name="ce2" office:value-type="float" office:value="757569.51" calcext:value-type="float">
            <text:p>757569.51</text:p>
          </table:table-cell>
          <table:table-cell table:style-name="ce2" office:value-type="float" office:value="176645.32" calcext:value-type="float">
            <text:p>176645.32</text:p>
          </table:table-cell>
          <table:table-cell table:style-name="ce2" office:value-type="float" office:value="365700.24" calcext:value-type="float">
            <text:p>365700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07385.56" calcext:value-type="float">
            <text:p>4407385.5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430113.8" calcext:value-type="float">
            <text:p>2430113.8</text:p>
          </table:table-cell>
          <table:table-cell table:style-name="ce2" office:value-type="float" office:value="1144105.35" calcext:value-type="float">
            <text:p>1144105.35</text:p>
          </table:table-cell>
          <table:table-cell table:style-name="ce2" office:value-type="float" office:value="140555.35" calcext:value-type="float">
            <text:p>140555.35</text:p>
          </table:table-cell>
          <table:table-cell table:style-name="ce2" office:value-type="float" office:value="204481.57" calcext:value-type="float">
            <text:p>204481.5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81749.58" calcext:value-type="float">
            <text:p>4481749.5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24914.32" calcext:value-type="float">
            <text:p>3024914.32</text:p>
          </table:table-cell>
          <table:table-cell table:style-name="ce2" office:value-type="float" office:value="801859.14" calcext:value-type="float">
            <text:p>801859.14</text:p>
          </table:table-cell>
          <table:table-cell table:style-name="ce2" office:value-type="float" office:value="60848.36" calcext:value-type="float">
            <text:p>60848.36</text:p>
          </table:table-cell>
          <table:table-cell table:style-name="ce2" office:value-type="float" office:value="150323.14" calcext:value-type="float">
            <text:p>150323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505953.85" calcext:value-type="float">
            <text:p>4505953.8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651416.09" calcext:value-type="float">
            <text:p>2651416.09</text:p>
          </table:table-cell>
          <table:table-cell table:style-name="ce2" office:value-type="float" office:value="1071364.23" calcext:value-type="float">
            <text:p>1071364.23</text:p>
          </table:table-cell>
          <table:table-cell table:style-name="ce2" office:value-type="float" office:value="116280.28" calcext:value-type="float">
            <text:p>116280.28</text:p>
          </table:table-cell>
          <table:table-cell table:style-name="ce2" office:value-type="float" office:value="188885.3" calcext:value-type="float">
            <text:p>188885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680073.25" calcext:value-type="float">
            <text:p>8680073.2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660283.33" calcext:value-type="float">
            <text:p>5660283.33</text:p>
          </table:table-cell>
          <table:table-cell table:style-name="ce2" office:value-type="float" office:value="969601.29" calcext:value-type="float">
            <text:p>969601.29</text:p>
          </table:table-cell>
          <table:table-cell table:style-name="ce2" office:value-type="float" office:value="64966.94" calcext:value-type="float">
            <text:p>64966.94</text:p>
          </table:table-cell>
          <table:table-cell table:style-name="ce2" office:value-type="float" office:value="444182.67" calcext:value-type="float">
            <text:p>444182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797099" calcext:value-type="float">
            <text:p>679709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21246.07" calcext:value-type="float">
            <text:p>3021246.07</text:p>
          </table:table-cell>
          <table:table-cell table:style-name="ce2" office:value-type="float" office:value="599751.77" calcext:value-type="float">
            <text:p>599751.77</text:p>
          </table:table-cell>
          <table:table-cell table:style-name="ce2" office:value-type="float" office:value="80243.8" calcext:value-type="float">
            <text:p>80243.8</text:p>
          </table:table-cell>
          <table:table-cell table:style-name="ce2" office:value-type="float" office:value="683832.44" calcext:value-type="float">
            <text:p>683832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13363.4" calcext:value-type="float">
            <text:p>4113363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700837.86" calcext:value-type="float">
            <text:p>2700837.86</text:p>
          </table:table-cell>
          <table:table-cell table:style-name="ce2" office:value-type="float" office:value="719968.45" calcext:value-type="float">
            <text:p>719968.45</text:p>
          </table:table-cell>
          <table:table-cell table:style-name="ce2" office:value-type="float" office:value="123959.86" calcext:value-type="float">
            <text:p>123959.86</text:p>
          </table:table-cell>
          <table:table-cell table:style-name="ce2" office:value-type="float" office:value="171468.56" calcext:value-type="float">
            <text:p>171468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522369.96" calcext:value-type="float">
            <text:p>2522369.9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19836.76" calcext:value-type="float">
            <text:p>1519836.76</text:p>
          </table:table-cell>
          <table:table-cell table:style-name="ce2" office:value-type="float" office:value="1121432.76" calcext:value-type="float">
            <text:p>1121432.76</text:p>
          </table:table-cell>
          <table:table-cell table:style-name="ce2" office:value-type="float" office:value="133282.5" calcext:value-type="float">
            <text:p>133282.5</text:p>
          </table:table-cell>
          <table:table-cell table:style-name="ce2" office:value-type="float" office:value="3020.42" calcext:value-type="float">
            <text:p>3020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92209.27" calcext:value-type="float">
            <text:p>7392209.2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334403.17" calcext:value-type="float">
            <text:p>3334403.17</text:p>
          </table:table-cell>
          <table:table-cell table:style-name="ce2" office:value-type="float" office:value="842704.57" calcext:value-type="float">
            <text:p>842704.57</text:p>
          </table:table-cell>
          <table:table-cell table:style-name="ce2" office:value-type="float" office:value="70628.4" calcext:value-type="float">
            <text:p>70628.4</text:p>
          </table:table-cell>
          <table:table-cell table:style-name="ce2" office:value-type="float" office:value="690003.29" calcext:value-type="float">
            <text:p>690003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677097.85" calcext:value-type="float">
            <text:p>6677097.8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50960.09" calcext:value-type="float">
            <text:p>3050960.09</text:p>
          </table:table-cell>
          <table:table-cell table:style-name="ce2" office:value-type="float" office:value="832473.95" calcext:value-type="float">
            <text:p>832473.95</text:p>
          </table:table-cell>
          <table:table-cell table:style-name="ce2" office:value-type="float" office:value="44756.52" calcext:value-type="float">
            <text:p>44756.52</text:p>
          </table:table-cell>
          <table:table-cell table:style-name="ce2" office:value-type="float" office:value="596068.27" calcext:value-type="float">
            <text:p>596068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412741.39" calcext:value-type="float">
            <text:p>6412741.3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347519.22" calcext:value-type="float">
            <text:p>4347519.22</text:p>
          </table:table-cell>
          <table:table-cell table:style-name="ce2" office:value-type="float" office:value="770815.78" calcext:value-type="float">
            <text:p>770815.78</text:p>
          </table:table-cell>
          <table:table-cell table:style-name="ce2" office:value-type="float" office:value="104385.17" calcext:value-type="float">
            <text:p>104385.17</text:p>
          </table:table-cell>
          <table:table-cell table:style-name="ce2" office:value-type="float" office:value="293746.23" calcext:value-type="float">
            <text:p>293746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32511.13" calcext:value-type="float">
            <text:p>4832511.1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79708.78" calcext:value-type="float">
            <text:p>1979708.78</text:p>
          </table:table-cell>
          <table:table-cell table:style-name="ce2" office:value-type="float" office:value="780996.54" calcext:value-type="float">
            <text:p>780996.54</text:p>
          </table:table-cell>
          <table:table-cell table:style-name="ce2" office:value-type="float" office:value="121731.12" calcext:value-type="float">
            <text:p>121731.12</text:p>
          </table:table-cell>
          <table:table-cell table:style-name="ce2" office:value-type="float" office:value="460642.76" calcext:value-type="float">
            <text:p>460642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00765.1" calcext:value-type="float">
            <text:p>4400765.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70958.33" calcext:value-type="float">
            <text:p>2370958.33</text:p>
          </table:table-cell>
          <table:table-cell table:style-name="ce2" office:value-type="float" office:value="1492799.96" calcext:value-type="float">
            <text:p>1492799.96</text:p>
          </table:table-cell>
          <table:table-cell table:style-name="ce2" office:value-type="float" office:value="68085.56" calcext:value-type="float">
            <text:p>68085.56</text:p>
          </table:table-cell>
          <table:table-cell table:style-name="ce2" office:value-type="float" office:value="127069.4" calcext:value-type="float">
            <text:p>127069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370447.02" calcext:value-type="float">
            <text:p>8370447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35357.3" calcext:value-type="float">
            <text:p>4135357.3</text:p>
          </table:table-cell>
          <table:table-cell table:style-name="ce2" office:value-type="float" office:value="664018.26" calcext:value-type="float">
            <text:p>664018.26</text:p>
          </table:table-cell>
          <table:table-cell table:style-name="ce2" office:value-type="float" office:value="140827.73" calcext:value-type="float">
            <text:p>140827.73</text:p>
          </table:table-cell>
          <table:table-cell table:style-name="ce2" office:value-type="float" office:value="779498.83" calcext:value-type="float">
            <text:p>779498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5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556538.48" calcext:value-type="float">
            <text:p>8556538.4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129843.6" calcext:value-type="float">
            <text:p>5129843.6</text:p>
          </table:table-cell>
          <table:table-cell table:style-name="ce2" office:value-type="float" office:value="1441870.97" calcext:value-type="float">
            <text:p>1441870.97</text:p>
          </table:table-cell>
          <table:table-cell table:style-name="ce2" office:value-type="float" office:value="131964.65" calcext:value-type="float">
            <text:p>131964.65</text:p>
          </table:table-cell>
          <table:table-cell table:style-name="ce2" office:value-type="float" office:value="444525.6" calcext:value-type="float">
            <text:p>444525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280249.75" calcext:value-type="float">
            <text:p>6280249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094024.58" calcext:value-type="float">
            <text:p>4094024.58</text:p>
          </table:table-cell>
          <table:table-cell table:style-name="ce2" office:value-type="float" office:value="900780.63" calcext:value-type="float">
            <text:p>900780.63</text:p>
          </table:table-cell>
          <table:table-cell table:style-name="ce2" office:value-type="float" office:value="67356.45" calcext:value-type="float">
            <text:p>67356.45</text:p>
          </table:table-cell>
          <table:table-cell table:style-name="ce2" office:value-type="float" office:value="284088.21" calcext:value-type="float">
            <text:p>284088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939681.73" calcext:value-type="float">
            <text:p>6939681.7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26145.53" calcext:value-type="float">
            <text:p>3526145.53</text:p>
          </table:table-cell>
          <table:table-cell table:style-name="ce2" office:value-type="float" office:value="803873.65" calcext:value-type="float">
            <text:p>803873.65</text:p>
          </table:table-cell>
          <table:table-cell table:style-name="ce2" office:value-type="float" office:value="156508.11" calcext:value-type="float">
            <text:p>156508.11</text:p>
          </table:table-cell>
          <table:table-cell table:style-name="ce2" office:value-type="float" office:value="580895.84" calcext:value-type="float">
            <text:p>580895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72196.33" calcext:value-type="float">
            <text:p>5472196.3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89706.14" calcext:value-type="float">
            <text:p>2889706.14</text:p>
          </table:table-cell>
          <table:table-cell table:style-name="ce2" office:value-type="float" office:value="1115147.07" calcext:value-type="float">
            <text:p>1115147.07</text:p>
          </table:table-cell>
          <table:table-cell table:style-name="ce2" office:value-type="float" office:value="158036.36" calcext:value-type="float">
            <text:p>158036.36</text:p>
          </table:table-cell>
          <table:table-cell table:style-name="ce2" office:value-type="float" office:value="341329.69" calcext:value-type="float">
            <text:p>341329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260028.46" calcext:value-type="float">
            <text:p>2260028.4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69760.03" calcext:value-type="float">
            <text:p>1569760.03</text:p>
          </table:table-cell>
          <table:table-cell table:style-name="ce2" office:value-type="float" office:value="1015912.24" calcext:value-type="float">
            <text:p>1015912.24</text:p>
          </table:table-cell>
          <table:table-cell table:style-name="ce2" office:value-type="float" office:value="203383.41" calcext:value-type="float">
            <text:p>203383.41</text:p>
          </table:table-cell>
          <table:table-cell table:style-name="ce2" office:value-type="float" office:value="-25674.68" calcext:value-type="float">
            <text:p>-25674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040514.49" calcext:value-type="float">
            <text:p>3040514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31258.65" calcext:value-type="float">
            <text:p>1931258.65</text:p>
          </table:table-cell>
          <table:table-cell table:style-name="ce2" office:value-type="float" office:value="940750.01" calcext:value-type="float">
            <text:p>940750.01</text:p>
          </table:table-cell>
          <table:table-cell table:style-name="ce2" office:value-type="float" office:value="185587.99" calcext:value-type="float">
            <text:p>185587.99</text:p>
          </table:table-cell>
          <table:table-cell table:style-name="ce2" office:value-type="float" office:value="74359.7" calcext:value-type="float">
            <text:p>74359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292363.81" calcext:value-type="float">
            <text:p>7292363.8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879767.2" calcext:value-type="float">
            <text:p>4879767.2</text:p>
          </table:table-cell>
          <table:table-cell table:style-name="ce2" office:value-type="float" office:value="1065965.09" calcext:value-type="float">
            <text:p>1065965.09</text:p>
          </table:table-cell>
          <table:table-cell table:style-name="ce2" office:value-type="float" office:value="54869.34" calcext:value-type="float">
            <text:p>54869.34</text:p>
          </table:table-cell>
          <table:table-cell table:style-name="ce2" office:value-type="float" office:value="294315.18" calcext:value-type="float">
            <text:p>294315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47410.7" calcext:value-type="float">
            <text:p>7547410.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012419.88" calcext:value-type="float">
            <text:p>4012419.88</text:p>
          </table:table-cell>
          <table:table-cell table:style-name="ce2" office:value-type="float" office:value="1011159.46" calcext:value-type="float">
            <text:p>1011159.46</text:p>
          </table:table-cell>
          <table:table-cell table:style-name="ce2" office:value-type="float" office:value="146249.13" calcext:value-type="float">
            <text:p>146249.13</text:p>
          </table:table-cell>
          <table:table-cell table:style-name="ce2" office:value-type="float" office:value="560716.9" calcext:value-type="float">
            <text:p>560716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08254.02" calcext:value-type="float">
            <text:p>7108254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42463.54" calcext:value-type="float">
            <text:p>3342463.54</text:p>
          </table:table-cell>
          <table:table-cell table:style-name="ce2" office:value-type="float" office:value="935320.67" calcext:value-type="float">
            <text:p>935320.67</text:p>
          </table:table-cell>
          <table:table-cell table:style-name="ce2" office:value-type="float" office:value="143981.46" calcext:value-type="float">
            <text:p>143981.46</text:p>
          </table:table-cell>
          <table:table-cell table:style-name="ce2" office:value-type="float" office:value="624634.77" calcext:value-type="float">
            <text:p>624634.7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692104.62" calcext:value-type="float">
            <text:p>5692104.6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80152.83" calcext:value-type="float">
            <text:p>2980152.83</text:p>
          </table:table-cell>
          <table:table-cell table:style-name="ce2" office:value-type="float" office:value="1280702.31" calcext:value-type="float">
            <text:p>1280702.31</text:p>
          </table:table-cell>
          <table:table-cell table:style-name="ce2" office:value-type="float" office:value="82575.84" calcext:value-type="float">
            <text:p>82575.84</text:p>
          </table:table-cell>
          <table:table-cell table:style-name="ce2" office:value-type="float" office:value="317903.32" calcext:value-type="float">
            <text:p>317903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6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182597.91" calcext:value-type="float">
            <text:p>7182597.9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416059.26" calcext:value-type="float">
            <text:p>4416059.26</text:p>
          </table:table-cell>
          <table:table-cell table:style-name="ce2" office:value-type="float" office:value="565906.99" calcext:value-type="float">
            <text:p>565906.99</text:p>
          </table:table-cell>
          <table:table-cell table:style-name="ce2" office:value-type="float" office:value="122746.24" calcext:value-type="float">
            <text:p>122746.24</text:p>
          </table:table-cell>
          <table:table-cell table:style-name="ce2" office:value-type="float" office:value="487909.36" calcext:value-type="float">
            <text:p>487909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83725.41" calcext:value-type="float">
            <text:p>4883725.4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13818.58" calcext:value-type="float">
            <text:p>2113818.58</text:p>
          </table:table-cell>
          <table:table-cell table:style-name="ce2" office:value-type="float" office:value="725600.55" calcext:value-type="float">
            <text:p>725600.55</text:p>
          </table:table-cell>
          <table:table-cell table:style-name="ce2" office:value-type="float" office:value="6118.82" calcext:value-type="float">
            <text:p>6118.82</text:p>
          </table:table-cell>
          <table:table-cell table:style-name="ce2" office:value-type="float" office:value="430589.27" calcext:value-type="float">
            <text:p>430589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242780.67" calcext:value-type="float">
            <text:p>6242780.6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03656.06" calcext:value-type="float">
            <text:p>3003656.06</text:p>
          </table:table-cell>
          <table:table-cell table:style-name="ce2" office:value-type="float" office:value="763535.45" calcext:value-type="float">
            <text:p>763535.45</text:p>
          </table:table-cell>
          <table:table-cell table:style-name="ce2" office:value-type="float" office:value="4730.72" calcext:value-type="float">
            <text:p>4730.72</text:p>
          </table:table-cell>
          <table:table-cell table:style-name="ce2" office:value-type="float" office:value="520867.17" calcext:value-type="float">
            <text:p>520867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590635.26" calcext:value-type="float">
            <text:p>4590635.2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00480.63" calcext:value-type="float">
            <text:p>1900480.63</text:p>
          </table:table-cell>
          <table:table-cell table:style-name="ce2" office:value-type="float" office:value="682619" calcext:value-type="float">
            <text:p>682619</text:p>
          </table:table-cell>
          <table:table-cell table:style-name="ce2" office:value-type="float" office:value="14267.9" calcext:value-type="float">
            <text:p>14267.9</text:p>
          </table:table-cell>
          <table:table-cell table:style-name="ce2" office:value-type="float" office:value="424578.74" calcext:value-type="float">
            <text:p>424578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886428.73" calcext:value-type="float">
            <text:p>2886428.7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28953.77" calcext:value-type="float">
            <text:p>1528953.77</text:p>
          </table:table-cell>
          <table:table-cell table:style-name="ce2" office:value-type="float" office:value="1025777.98" calcext:value-type="float">
            <text:p>1025777.98</text:p>
          </table:table-cell>
          <table:table-cell table:style-name="ce2" office:value-type="float" office:value="119462.85" calcext:value-type="float">
            <text:p>119462.85</text:p>
          </table:table-cell>
          <table:table-cell table:style-name="ce2" office:value-type="float" office:value="94743.56" calcext:value-type="float">
            <text:p>94743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29143.94" calcext:value-type="float">
            <text:p>6729143.9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362058.01" calcext:value-type="float">
            <text:p>4362058.01</text:p>
          </table:table-cell>
          <table:table-cell table:style-name="ce2" office:value-type="float" office:value="1151625.87" calcext:value-type="float">
            <text:p>1151625.87</text:p>
          </table:table-cell>
          <table:table-cell table:style-name="ce2" office:value-type="float" office:value="121825.46" calcext:value-type="float">
            <text:p>121825.46</text:p>
          </table:table-cell>
          <table:table-cell table:style-name="ce2" office:value-type="float" office:value="280829.96" calcext:value-type="float">
            <text:p>280829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550248.81" calcext:value-type="float">
            <text:p>7550248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75964.62" calcext:value-type="float">
            <text:p>3075964.62</text:p>
          </table:table-cell>
          <table:table-cell table:style-name="ce2" office:value-type="float" office:value="411240.85" calcext:value-type="float">
            <text:p>411240.85</text:p>
          </table:table-cell>
          <table:table-cell table:style-name="ce2" office:value-type="float" office:value="86305.79" calcext:value-type="float">
            <text:p>86305.79</text:p>
          </table:table-cell>
          <table:table-cell table:style-name="ce2" office:value-type="float" office:value="871363.32" calcext:value-type="float">
            <text:p>871363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947917.56" calcext:value-type="float">
            <text:p>9947917.5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994585.86" calcext:value-type="float">
            <text:p>5994585.86</text:p>
          </table:table-cell>
          <table:table-cell table:style-name="ce2" office:value-type="float" office:value="857784.08" calcext:value-type="float">
            <text:p>857784.08</text:p>
          </table:table-cell>
          <table:table-cell table:style-name="ce2" office:value-type="float" office:value="186058.46" calcext:value-type="float">
            <text:p>186058.46</text:p>
          </table:table-cell>
          <table:table-cell table:style-name="ce2" office:value-type="float" office:value="689137.28" calcext:value-type="float">
            <text:p>689137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528058" calcext:value-type="float">
            <text:p>552805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757690.58" calcext:value-type="float">
            <text:p>3757690.58</text:p>
          </table:table-cell>
          <table:table-cell table:style-name="ce2" office:value-type="float" office:value="903500.93" calcext:value-type="float">
            <text:p>903500.93</text:p>
          </table:table-cell>
          <table:table-cell table:style-name="ce2" office:value-type="float" office:value="149353.77" calcext:value-type="float">
            <text:p>149353.77</text:p>
          </table:table-cell>
          <table:table-cell table:style-name="ce2" office:value-type="float" office:value="213406.25" calcext:value-type="float">
            <text:p>213406.2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904380.36" calcext:value-type="float">
            <text:p>2904380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368190.73" calcext:value-type="float">
            <text:p>1368190.73</text:p>
          </table:table-cell>
          <table:table-cell table:style-name="ce2" office:value-type="float" office:value="914243.21" calcext:value-type="float">
            <text:p>914243.21</text:p>
          </table:table-cell>
          <table:table-cell table:style-name="ce2" office:value-type="float" office:value="20084.34" calcext:value-type="float">
            <text:p>20084.34</text:p>
          </table:table-cell>
          <table:table-cell table:style-name="ce2" office:value-type="float" office:value="134826.46" calcext:value-type="float">
            <text:p>134826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7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43118.53" calcext:value-type="float">
            <text:p>4343118.5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41008.91" calcext:value-type="float">
            <text:p>2641008.91</text:p>
          </table:table-cell>
          <table:table-cell table:style-name="ce2" office:value-type="float" office:value="614473.61" calcext:value-type="float">
            <text:p>614473.61</text:p>
          </table:table-cell>
          <table:table-cell table:style-name="ce2" office:value-type="float" office:value="91401.29" calcext:value-type="float">
            <text:p>91401.29</text:p>
          </table:table-cell>
          <table:table-cell table:style-name="ce2" office:value-type="float" office:value="247597.83" calcext:value-type="float">
            <text:p>247597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728217.23" calcext:value-type="float">
            <text:p>4728217.2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74434.97" calcext:value-type="float">
            <text:p>3274434.97</text:p>
          </table:table-cell>
          <table:table-cell table:style-name="ce2" office:value-type="float" office:value="906003.74" calcext:value-type="float">
            <text:p>906003.74</text:p>
          </table:table-cell>
          <table:table-cell table:style-name="ce2" office:value-type="float" office:value="53015.73" calcext:value-type="float">
            <text:p>53015.73</text:p>
          </table:table-cell>
          <table:table-cell table:style-name="ce2" office:value-type="float" office:value="126166.79" calcext:value-type="float">
            <text:p>126166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96995.61" calcext:value-type="float">
            <text:p>5296995.6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647953.04" calcext:value-type="float">
            <text:p>3647953.04</text:p>
          </table:table-cell>
          <table:table-cell table:style-name="ce2" office:value-type="float" office:value="726663.13" calcext:value-type="float">
            <text:p>726663.13</text:p>
          </table:table-cell>
          <table:table-cell table:style-name="ce2" office:value-type="float" office:value="120699.79" calcext:value-type="float">
            <text:p>120699.79</text:p>
          </table:table-cell>
          <table:table-cell table:style-name="ce2" office:value-type="float" office:value="219046.64" calcext:value-type="float">
            <text:p>219046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41752.51" calcext:value-type="float">
            <text:p>5941752.5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795468.34" calcext:value-type="float">
            <text:p>2795468.34</text:p>
          </table:table-cell>
          <table:table-cell table:style-name="ce2" office:value-type="float" office:value="899686.87" calcext:value-type="float">
            <text:p>899686.87</text:p>
          </table:table-cell>
          <table:table-cell table:style-name="ce2" office:value-type="float" office:value="98471.05" calcext:value-type="float">
            <text:p>98471.05</text:p>
          </table:table-cell>
          <table:table-cell table:style-name="ce2" office:value-type="float" office:value="492464.35" calcext:value-type="float">
            <text:p>492464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725938.58" calcext:value-type="float">
            <text:p>5725938.5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62722.27" calcext:value-type="float">
            <text:p>2462722.27</text:p>
          </table:table-cell>
          <table:table-cell table:style-name="ce2" office:value-type="float" office:value="484111.74" calcext:value-type="float">
            <text:p>484111.74</text:p>
          </table:table-cell>
          <table:table-cell table:style-name="ce2" office:value-type="float" office:value="55851.08" calcext:value-type="float">
            <text:p>55851.08</text:p>
          </table:table-cell>
          <table:table-cell table:style-name="ce2" office:value-type="float" office:value="595340.69" calcext:value-type="float">
            <text:p>595340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554164.52" calcext:value-type="float">
            <text:p>6554164.5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13226.25" calcext:value-type="float">
            <text:p>2913226.25</text:p>
          </table:table-cell>
          <table:table-cell table:style-name="ce2" office:value-type="float" office:value="901732.17" calcext:value-type="float">
            <text:p>901732.17</text:p>
          </table:table-cell>
          <table:table-cell table:style-name="ce2" office:value-type="float" office:value="184723.63" calcext:value-type="float">
            <text:p>184723.63</text:p>
          </table:table-cell>
          <table:table-cell table:style-name="ce2" office:value-type="float" office:value="614025.24" calcext:value-type="float">
            <text:p>614025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394846.1" calcext:value-type="float">
            <text:p>5394846.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94150.76" calcext:value-type="float">
            <text:p>3294150.76</text:p>
          </table:table-cell>
          <table:table-cell table:style-name="ce2" office:value-type="float" office:value="784289.92" calcext:value-type="float">
            <text:p>784289.92</text:p>
          </table:table-cell>
          <table:table-cell table:style-name="ce2" office:value-type="float" office:value="102869.85" calcext:value-type="float">
            <text:p>102869.85</text:p>
          </table:table-cell>
          <table:table-cell table:style-name="ce2" office:value-type="float" office:value="298047.81" calcext:value-type="float">
            <text:p>298047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9408.19" calcext:value-type="float">
            <text:p>549408.1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9384.64" calcext:value-type="float">
            <text:p>339384.64</text:p>
          </table:table-cell>
          <table:table-cell table:style-name="ce2" office:value-type="float" office:value="921255.69" calcext:value-type="float">
            <text:p>921255.69</text:p>
          </table:table-cell>
          <table:table-cell table:style-name="ce2" office:value-type="float" office:value="79198.02" calcext:value-type="float">
            <text:p>79198.02</text:p>
          </table:table-cell>
          <table:table-cell table:style-name="ce2" office:value-type="float" office:value="-132727.17" calcext:value-type="float">
            <text:p>-132727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54267.66" calcext:value-type="float">
            <text:p>5454267.6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84947.07" calcext:value-type="float">
            <text:p>3284947.07</text:p>
          </table:table-cell>
          <table:table-cell table:style-name="ce2" office:value-type="float" office:value="1090237.81" calcext:value-type="float">
            <text:p>1090237.81</text:p>
          </table:table-cell>
          <table:table-cell table:style-name="ce2" office:value-type="float" office:value="87343" calcext:value-type="float">
            <text:p>87343</text:p>
          </table:table-cell>
          <table:table-cell table:style-name="ce2" office:value-type="float" office:value="244949.41" calcext:value-type="float">
            <text:p>244949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173461.52" calcext:value-type="float">
            <text:p>5173461.5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90991.19" calcext:value-type="float">
            <text:p>2590991.19</text:p>
          </table:table-cell>
          <table:table-cell table:style-name="ce2" office:value-type="float" office:value="986579.48" calcext:value-type="float">
            <text:p>986579.48</text:p>
          </table:table-cell>
          <table:table-cell table:style-name="ce2" office:value-type="float" office:value="180933.4" calcext:value-type="float">
            <text:p>180933.4</text:p>
          </table:table-cell>
          <table:table-cell table:style-name="ce2" office:value-type="float" office:value="373133.09" calcext:value-type="float">
            <text:p>373133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8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00533.73" calcext:value-type="float">
            <text:p>6100533.7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750932.48" calcext:value-type="float">
            <text:p>2750932.48</text:p>
          </table:table-cell>
          <table:table-cell table:style-name="ce2" office:value-type="float" office:value="1238018.56" calcext:value-type="float">
            <text:p>1238018.56</text:p>
          </table:table-cell>
          <table:table-cell table:style-name="ce2" office:value-type="float" office:value="145563.73" calcext:value-type="float">
            <text:p>145563.73</text:p>
          </table:table-cell>
          <table:table-cell table:style-name="ce2" office:value-type="float" office:value="474000.75" calcext:value-type="float">
            <text:p>474000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77035.59" calcext:value-type="float">
            <text:p>4277035.5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55994.99" calcext:value-type="float">
            <text:p>2455994.99</text:p>
          </table:table-cell>
          <table:table-cell table:style-name="ce2" office:value-type="float" office:value="891770.08" calcext:value-type="float">
            <text:p>891770.08</text:p>
          </table:table-cell>
          <table:table-cell table:style-name="ce2" office:value-type="float" office:value="91882.44" calcext:value-type="float">
            <text:p>91882.44</text:p>
          </table:table-cell>
          <table:table-cell table:style-name="ce2" office:value-type="float" office:value="214442.12" calcext:value-type="float">
            <text:p>214442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447051.45" calcext:value-type="float">
            <text:p>5447051.4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69210.26" calcext:value-type="float">
            <text:p>2969210.26</text:p>
          </table:table-cell>
          <table:table-cell table:style-name="ce2" office:value-type="float" office:value="1185665.45" calcext:value-type="float">
            <text:p>1185665.45</text:p>
          </table:table-cell>
          <table:table-cell table:style-name="ce2" office:value-type="float" office:value="50395.52" calcext:value-type="float">
            <text:p>50395.52</text:p>
          </table:table-cell>
          <table:table-cell table:style-name="ce2" office:value-type="float" office:value="281939.96" calcext:value-type="float">
            <text:p>281939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112484.38" calcext:value-type="float">
            <text:p>6112484.3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781489.95" calcext:value-type="float">
            <text:p>3781489.95</text:p>
          </table:table-cell>
          <table:table-cell table:style-name="ce2" office:value-type="float" office:value="1337496.13" calcext:value-type="float">
            <text:p>1337496.13</text:p>
          </table:table-cell>
          <table:table-cell table:style-name="ce2" office:value-type="float" office:value="58190.24" calcext:value-type="float">
            <text:p>58190.24</text:p>
          </table:table-cell>
          <table:table-cell table:style-name="ce2" office:value-type="float" office:value="220854.59" calcext:value-type="float">
            <text:p>220854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79915.6" calcext:value-type="float">
            <text:p>4679915.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91624.62" calcext:value-type="float">
            <text:p>2491624.62</text:p>
          </table:table-cell>
          <table:table-cell table:style-name="ce2" office:value-type="float" office:value="1082127.91" calcext:value-type="float">
            <text:p>1082127.91</text:p>
          </table:table-cell>
          <table:table-cell table:style-name="ce2" office:value-type="float" office:value="75892.87" calcext:value-type="float">
            <text:p>75892.87</text:p>
          </table:table-cell>
          <table:table-cell table:style-name="ce2" office:value-type="float" office:value="248231.75" calcext:value-type="float">
            <text:p>248231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351741.2" calcext:value-type="float">
            <text:p>6351741.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85981.99" calcext:value-type="float">
            <text:p>3185981.99</text:p>
          </table:table-cell>
          <table:table-cell table:style-name="ce2" office:value-type="float" office:value="993760.65" calcext:value-type="float">
            <text:p>993760.65</text:p>
          </table:table-cell>
          <table:table-cell table:style-name="ce2" office:value-type="float" office:value="125358.29" calcext:value-type="float">
            <text:p>125358.29</text:p>
          </table:table-cell>
          <table:table-cell table:style-name="ce2" office:value-type="float" office:value="482444.94" calcext:value-type="float">
            <text:p>482444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140249.86" calcext:value-type="float">
            <text:p>5140249.8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08665.91" calcext:value-type="float">
            <text:p>2508665.91</text:p>
          </table:table-cell>
          <table:table-cell table:style-name="ce2" office:value-type="float" office:value="1124308.63" calcext:value-type="float">
            <text:p>1124308.63</text:p>
          </table:table-cell>
          <table:table-cell table:style-name="ce2" office:value-type="float" office:value="137826.6" calcext:value-type="float">
            <text:p>137826.6</text:p>
          </table:table-cell>
          <table:table-cell table:style-name="ce2" office:value-type="float" office:value="345471.4" calcext:value-type="float">
            <text:p>345471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13317.66" calcext:value-type="float">
            <text:p>5313317.6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62409.76" calcext:value-type="float">
            <text:p>2462409.76</text:p>
          </table:table-cell>
          <table:table-cell table:style-name="ce2" office:value-type="float" office:value="1092725.09" calcext:value-type="float">
            <text:p>1092725.09</text:p>
          </table:table-cell>
          <table:table-cell table:style-name="ce2" office:value-type="float" office:value="63722.94" calcext:value-type="float">
            <text:p>63722.94</text:p>
          </table:table-cell>
          <table:table-cell table:style-name="ce2" office:value-type="float" office:value="382600.21" calcext:value-type="float">
            <text:p>382600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-845417.6" calcext:value-type="float">
            <text:p>-845417.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-405567.04" calcext:value-type="float">
            <text:p>-405567.04</text:p>
          </table:table-cell>
          <table:table-cell table:style-name="ce2" office:value-type="float" office:value="1300372.9" calcext:value-type="float">
            <text:p>1300372.9</text:p>
          </table:table-cell>
          <table:table-cell table:style-name="ce2" office:value-type="float" office:value="140038.01" calcext:value-type="float">
            <text:p>140038.01</text:p>
          </table:table-cell>
          <table:table-cell table:style-name="ce2" office:value-type="float" office:value="-336038.94" calcext:value-type="float">
            <text:p>-336038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712225.43" calcext:value-type="float">
            <text:p>2712225.4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62050.63" calcext:value-type="float">
            <text:p>1162050.63</text:p>
          </table:table-cell>
          <table:table-cell table:style-name="ce2" office:value-type="float" office:value="1238139.84" calcext:value-type="float">
            <text:p>1238139.84</text:p>
          </table:table-cell>
          <table:table-cell table:style-name="ce2" office:value-type="float" office:value="54569.21" calcext:value-type="float">
            <text:p>54569.21</text:p>
          </table:table-cell>
          <table:table-cell table:style-name="ce2" office:value-type="float" office:value="76986.88" calcext:value-type="float">
            <text:p>76986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29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717668.37" calcext:value-type="float">
            <text:p>2717668.3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369860.05" calcext:value-type="float">
            <text:p>1369860.05</text:p>
          </table:table-cell>
          <table:table-cell table:style-name="ce2" office:value-type="float" office:value="1241748.16" calcext:value-type="float">
            <text:p>1241748.16</text:p>
          </table:table-cell>
          <table:table-cell table:style-name="ce2" office:value-type="float" office:value="69411.32" calcext:value-type="float">
            <text:p>69411.32</text:p>
          </table:table-cell>
          <table:table-cell table:style-name="ce2" office:value-type="float" office:value="36849.01" calcext:value-type="float">
            <text:p>36849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32664.44" calcext:value-type="float">
            <text:p>5432664.4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232667.23" calcext:value-type="float">
            <text:p>2232667.23</text:p>
          </table:table-cell>
          <table:table-cell table:style-name="ce2" office:value-type="float" office:value="1013207.79" calcext:value-type="float">
            <text:p>1013207.79</text:p>
          </table:table-cell>
          <table:table-cell table:style-name="ce2" office:value-type="float" office:value="27523.82" calcext:value-type="float">
            <text:p>27523.82</text:p>
          </table:table-cell>
          <table:table-cell table:style-name="ce2" office:value-type="float" office:value="465005.78" calcext:value-type="float">
            <text:p>465005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543330.47" calcext:value-type="float">
            <text:p>7543330.4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439186.56" calcext:value-type="float">
            <text:p>3439186.56</text:p>
          </table:table-cell>
          <table:table-cell table:style-name="ce2" office:value-type="float" office:value="1102367.99" calcext:value-type="float">
            <text:p>1102367.99</text:p>
          </table:table-cell>
          <table:table-cell table:style-name="ce2" office:value-type="float" office:value="26034.61" calcext:value-type="float">
            <text:p>26034.61</text:p>
          </table:table-cell>
          <table:table-cell table:style-name="ce2" office:value-type="float" office:value="635840.21" calcext:value-type="float">
            <text:p>635840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63169.79" calcext:value-type="float">
            <text:p>4763169.7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72366.24" calcext:value-type="float">
            <text:p>2972366.24</text:p>
          </table:table-cell>
          <table:table-cell table:style-name="ce2" office:value-type="float" office:value="1096757.88" calcext:value-type="float">
            <text:p>1096757.88</text:p>
          </table:table-cell>
          <table:table-cell table:style-name="ce2" office:value-type="float" office:value="54028.63" calcext:value-type="float">
            <text:p>54028.63</text:p>
          </table:table-cell>
          <table:table-cell table:style-name="ce2" office:value-type="float" office:value="157095.6" calcext:value-type="float">
            <text:p>157095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696596.36" calcext:value-type="float">
            <text:p>6696596.3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32498.88" calcext:value-type="float">
            <text:p>3332498.88</text:p>
          </table:table-cell>
          <table:table-cell table:style-name="ce2" office:value-type="float" office:value="637786.18" calcext:value-type="float">
            <text:p>637786.18</text:p>
          </table:table-cell>
          <table:table-cell table:style-name="ce2" office:value-type="float" office:value="98713.41" calcext:value-type="float">
            <text:p>98713.41</text:p>
          </table:table-cell>
          <table:table-cell table:style-name="ce2" office:value-type="float" office:value="593255.19" calcext:value-type="float">
            <text:p>593255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296505.31" calcext:value-type="float">
            <text:p>6296505.3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80869.5" calcext:value-type="float">
            <text:p>3780869.5</text:p>
          </table:table-cell>
          <table:table-cell table:style-name="ce2" office:value-type="float" office:value="1320674.81" calcext:value-type="float">
            <text:p>1320674.81</text:p>
          </table:table-cell>
          <table:table-cell table:style-name="ce2" office:value-type="float" office:value="50300.93" calcext:value-type="float">
            <text:p>50300.93</text:p>
          </table:table-cell>
          <table:table-cell table:style-name="ce2" office:value-type="float" office:value="261505.01" calcext:value-type="float">
            <text:p>261505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279786.85" calcext:value-type="float">
            <text:p>5279786.8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47413.43" calcext:value-type="float">
            <text:p>3247413.43</text:p>
          </table:table-cell>
          <table:table-cell table:style-name="ce2" office:value-type="float" office:value="499212.84" calcext:value-type="float">
            <text:p>499212.84</text:p>
          </table:table-cell>
          <table:table-cell table:style-name="ce2" office:value-type="float" office:value="174904.22" calcext:value-type="float">
            <text:p>174904.22</text:p>
          </table:table-cell>
          <table:table-cell table:style-name="ce2" office:value-type="float" office:value="358693.61" calcext:value-type="float">
            <text:p>358693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147953.4" calcext:value-type="float">
            <text:p>6147953.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531111.48" calcext:value-type="float">
            <text:p>3531111.48</text:p>
          </table:table-cell>
          <table:table-cell table:style-name="ce2" office:value-type="float" office:value="1213656" calcext:value-type="float">
            <text:p>1213656</text:p>
          </table:table-cell>
          <table:table-cell table:style-name="ce2" office:value-type="float" office:value="53375.15" calcext:value-type="float">
            <text:p>53375.15</text:p>
          </table:table-cell>
          <table:table-cell table:style-name="ce2" office:value-type="float" office:value="305877.82" calcext:value-type="float">
            <text:p>305877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91887.44" calcext:value-type="float">
            <text:p>5491887.4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776273" calcext:value-type="float">
            <text:p>3776273</text:p>
          </table:table-cell>
          <table:table-cell table:style-name="ce2" office:value-type="float" office:value="1080098.83" calcext:value-type="float">
            <text:p>1080098.83</text:p>
          </table:table-cell>
          <table:table-cell table:style-name="ce2" office:value-type="float" office:value="109197.32" calcext:value-type="float">
            <text:p>109197.32</text:p>
          </table:table-cell>
          <table:table-cell table:style-name="ce2" office:value-type="float" office:value="156389.72" calcext:value-type="float">
            <text:p>156389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715439.01" calcext:value-type="float">
            <text:p>4715439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16505.12" calcext:value-type="float">
            <text:p>1916505.12</text:p>
          </table:table-cell>
          <table:table-cell table:style-name="ce2" office:value-type="float" office:value="914713.53" calcext:value-type="float">
            <text:p>914713.53</text:p>
          </table:table-cell>
          <table:table-cell table:style-name="ce2" office:value-type="float" office:value="166012.15" calcext:value-type="float">
            <text:p>166012.15</text:p>
          </table:table-cell>
          <table:table-cell table:style-name="ce2" office:value-type="float" office:value="430548.83" calcext:value-type="float">
            <text:p>430548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0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782160.7" calcext:value-type="float">
            <text:p>5782160.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594166.78" calcext:value-type="float">
            <text:p>3594166.78</text:p>
          </table:table-cell>
          <table:table-cell table:style-name="ce2" office:value-type="float" office:value="1117357.05" calcext:value-type="float">
            <text:p>1117357.05</text:p>
          </table:table-cell>
          <table:table-cell table:style-name="ce2" office:value-type="float" office:value="104625.63" calcext:value-type="float">
            <text:p>104625.63</text:p>
          </table:table-cell>
          <table:table-cell table:style-name="ce2" office:value-type="float" office:value="246805.13" calcext:value-type="float">
            <text:p>246805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893262.82" calcext:value-type="float">
            <text:p>7893262.8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427691.62" calcext:value-type="float">
            <text:p>5427691.62</text:p>
          </table:table-cell>
          <table:table-cell table:style-name="ce2" office:value-type="float" office:value="1125570.8" calcext:value-type="float">
            <text:p>1125570.8</text:p>
          </table:table-cell>
          <table:table-cell table:style-name="ce2" office:value-type="float" office:value="81804.21" calcext:value-type="float">
            <text:p>81804.21</text:p>
          </table:table-cell>
          <table:table-cell table:style-name="ce2" office:value-type="float" office:value="298578.97" calcext:value-type="float">
            <text:p>298578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945497.95" calcext:value-type="float">
            <text:p>5945497.9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16189.62" calcext:value-type="float">
            <text:p>3916189.62</text:p>
          </table:table-cell>
          <table:table-cell table:style-name="ce2" office:value-type="float" office:value="607660.03" calcext:value-type="float">
            <text:p>607660.03</text:p>
          </table:table-cell>
          <table:table-cell table:style-name="ce2" office:value-type="float" office:value="107350.43" calcext:value-type="float">
            <text:p>107350.43</text:p>
          </table:table-cell>
          <table:table-cell table:style-name="ce2" office:value-type="float" office:value="321089.73" calcext:value-type="float">
            <text:p>321089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35942.24" calcext:value-type="float">
            <text:p>5435942.2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48173.39" calcext:value-type="float">
            <text:p>2448173.39</text:p>
          </table:table-cell>
          <table:table-cell table:style-name="ce2" office:value-type="float" office:value="1424837.88" calcext:value-type="float">
            <text:p>1424837.88</text:p>
          </table:table-cell>
          <table:table-cell table:style-name="ce2" office:value-type="float" office:value="71913.27" calcext:value-type="float">
            <text:p>71913.27</text:p>
          </table:table-cell>
          <table:table-cell table:style-name="ce2" office:value-type="float" office:value="343317.29" calcext:value-type="float">
            <text:p>343317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45098.84" calcext:value-type="float">
            <text:p>3245098.8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16208.8" calcext:value-type="float">
            <text:p>1616208.8</text:p>
          </table:table-cell>
          <table:table-cell table:style-name="ce2" office:value-type="float" office:value="1021641.42" calcext:value-type="float">
            <text:p>1021641.42</text:p>
          </table:table-cell>
          <table:table-cell table:style-name="ce2" office:value-type="float" office:value="49959.54" calcext:value-type="float">
            <text:p>49959.54</text:p>
          </table:table-cell>
          <table:table-cell table:style-name="ce2" office:value-type="float" office:value="138013.71" calcext:value-type="float">
            <text:p>138013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31750.3" calcext:value-type="float">
            <text:p>7831750.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37880.04" calcext:value-type="float">
            <text:p>3537880.04</text:p>
          </table:table-cell>
          <table:table-cell table:style-name="ce2" office:value-type="float" office:value="1694419.69" calcext:value-type="float">
            <text:p>1694419.69</text:p>
          </table:table-cell>
          <table:table-cell table:style-name="ce2" office:value-type="float" office:value="130635.31" calcext:value-type="float">
            <text:p>130635.31</text:p>
          </table:table-cell>
          <table:table-cell table:style-name="ce2" office:value-type="float" office:value="573318.03" calcext:value-type="float">
            <text:p>573318.0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85902.94" calcext:value-type="float">
            <text:p>2185902.9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268681.69" calcext:value-type="float">
            <text:p>1268681.69</text:p>
          </table:table-cell>
          <table:table-cell table:style-name="ce2" office:value-type="float" office:value="1236931.31" calcext:value-type="float">
            <text:p>1236931.31</text:p>
          </table:table-cell>
          <table:table-cell table:style-name="ce2" office:value-type="float" office:value="70844.43" calcext:value-type="float">
            <text:p>70844.43</text:p>
          </table:table-cell>
          <table:table-cell table:style-name="ce2" office:value-type="float" office:value="-52261.78" calcext:value-type="float">
            <text:p>-52261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587873.84" calcext:value-type="float">
            <text:p>1587873.8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974408.94" calcext:value-type="float">
            <text:p>974408.94</text:p>
          </table:table-cell>
          <table:table-cell table:style-name="ce2" office:value-type="float" office:value="1014819.2" calcext:value-type="float">
            <text:p>1014819.2</text:p>
          </table:table-cell>
          <table:table-cell table:style-name="ce2" office:value-type="float" office:value="146837.66" calcext:value-type="float">
            <text:p>146837.66</text:p>
          </table:table-cell>
          <table:table-cell table:style-name="ce2" office:value-type="float" office:value="-53448.49" calcext:value-type="float">
            <text:p>-53448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742921.38" calcext:value-type="float">
            <text:p>5742921.3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43447.47" calcext:value-type="float">
            <text:p>2843447.47</text:p>
          </table:table-cell>
          <table:table-cell table:style-name="ce2" office:value-type="float" office:value="792988.21" calcext:value-type="float">
            <text:p>792988.21</text:p>
          </table:table-cell>
          <table:table-cell table:style-name="ce2" office:value-type="float" office:value="139813.14" calcext:value-type="float">
            <text:p>139813.14</text:p>
          </table:table-cell>
          <table:table-cell table:style-name="ce2" office:value-type="float" office:value="471722.76" calcext:value-type="float">
            <text:p>471722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38479.62" calcext:value-type="float">
            <text:p>3238479.6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19546.16" calcext:value-type="float">
            <text:p>1819546.16</text:p>
          </table:table-cell>
          <table:table-cell table:style-name="ce2" office:value-type="float" office:value="966748.14" calcext:value-type="float">
            <text:p>966748.14</text:p>
          </table:table-cell>
          <table:table-cell table:style-name="ce2" office:value-type="float" office:value="108315.83" calcext:value-type="float">
            <text:p>108315.83</text:p>
          </table:table-cell>
          <table:table-cell table:style-name="ce2" office:value-type="float" office:value="117705.24" calcext:value-type="float">
            <text:p>117705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1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178198.01" calcext:value-type="float">
            <text:p>7178198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359148.6" calcext:value-type="float">
            <text:p>4359148.6</text:p>
          </table:table-cell>
          <table:table-cell table:style-name="ce2" office:value-type="float" office:value="1044949.22" calcext:value-type="float">
            <text:p>1044949.22</text:p>
          </table:table-cell>
          <table:table-cell table:style-name="ce2" office:value-type="float" office:value="148544.29" calcext:value-type="float">
            <text:p>148544.29</text:p>
          </table:table-cell>
          <table:table-cell table:style-name="ce2" office:value-type="float" office:value="403755.34" calcext:value-type="float">
            <text:p>403755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632588.75" calcext:value-type="float">
            <text:p>1632588.7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59397.89" calcext:value-type="float">
            <text:p>859397.89</text:p>
          </table:table-cell>
          <table:table-cell table:style-name="ce2" office:value-type="float" office:value="1439629.05" calcext:value-type="float">
            <text:p>1439629.05</text:p>
          </table:table-cell>
          <table:table-cell table:style-name="ce2" office:value-type="float" office:value="72797.04" calcext:value-type="float">
            <text:p>72797.04</text:p>
          </table:table-cell>
          <table:table-cell table:style-name="ce2" office:value-type="float" office:value="-124664.64" calcext:value-type="float">
            <text:p>-124664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23612.95" calcext:value-type="float">
            <text:p>6923612.9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543307.08" calcext:value-type="float">
            <text:p>4543307.08</text:p>
          </table:table-cell>
          <table:table-cell table:style-name="ce2" office:value-type="float" office:value="1367997.95" calcext:value-type="float">
            <text:p>1367997.95</text:p>
          </table:table-cell>
          <table:table-cell table:style-name="ce2" office:value-type="float" office:value="139188.85" calcext:value-type="float">
            <text:p>139188.85</text:p>
          </table:table-cell>
          <table:table-cell table:style-name="ce2" office:value-type="float" office:value="241814.32" calcext:value-type="float">
            <text:p>241814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641963.87" calcext:value-type="float">
            <text:p>6641963.8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194167.59" calcext:value-type="float">
            <text:p>4194167.59</text:p>
          </table:table-cell>
          <table:table-cell table:style-name="ce2" office:value-type="float" office:value="1135446.54" calcext:value-type="float">
            <text:p>1135446.54</text:p>
          </table:table-cell>
          <table:table-cell table:style-name="ce2" office:value-type="float" office:value="138928.64" calcext:value-type="float">
            <text:p>138928.64</text:p>
          </table:table-cell>
          <table:table-cell table:style-name="ce2" office:value-type="float" office:value="304768.46" calcext:value-type="float">
            <text:p>304768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36031.93" calcext:value-type="float">
            <text:p>5236031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95990.03" calcext:value-type="float">
            <text:p>2195990.03</text:p>
          </table:table-cell>
          <table:table-cell table:style-name="ce2" office:value-type="float" office:value="1530757.35" calcext:value-type="float">
            <text:p>1530757.35</text:p>
          </table:table-cell>
          <table:table-cell table:style-name="ce2" office:value-type="float" office:value="84928.93" calcext:value-type="float">
            <text:p>84928.93</text:p>
          </table:table-cell>
          <table:table-cell table:style-name="ce2" office:value-type="float" office:value="334784.83" calcext:value-type="float">
            <text:p>334784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00856.71" calcext:value-type="float">
            <text:p>800856.7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69572.39" calcext:value-type="float">
            <text:p>469572.39</text:p>
          </table:table-cell>
          <table:table-cell table:style-name="ce2" office:value-type="float" office:value="395145.66" calcext:value-type="float">
            <text:p>395145.66</text:p>
          </table:table-cell>
          <table:table-cell table:style-name="ce2" office:value-type="float" office:value="78514.03" calcext:value-type="float">
            <text:p>78514.03</text:p>
          </table:table-cell>
          <table:table-cell table:style-name="ce2" office:value-type="float" office:value="3077.06" calcext:value-type="float">
            <text:p>3077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53393.76" calcext:value-type="float">
            <text:p>1553393.7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731023.48" calcext:value-type="float">
            <text:p>731023.48</text:p>
          </table:table-cell>
          <table:table-cell table:style-name="ce2" office:value-type="float" office:value="1138836.22" calcext:value-type="float">
            <text:p>1138836.22</text:p>
          </table:table-cell>
          <table:table-cell table:style-name="ce2" office:value-type="float" office:value="116451.43" calcext:value-type="float">
            <text:p>116451.43</text:p>
          </table:table-cell>
          <table:table-cell table:style-name="ce2" office:value-type="float" office:value="-42003.05" calcext:value-type="float">
            <text:p>-42003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79870.56" calcext:value-type="float">
            <text:p>5479870.5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08486.6" calcext:value-type="float">
            <text:p>3108486.6</text:p>
          </table:table-cell>
          <table:table-cell table:style-name="ce2" office:value-type="float" office:value="1376695.58" calcext:value-type="float">
            <text:p>1376695.58</text:p>
          </table:table-cell>
          <table:table-cell table:style-name="ce2" office:value-type="float" office:value="198412.22" calcext:value-type="float">
            <text:p>198412.22</text:p>
          </table:table-cell>
          <table:table-cell table:style-name="ce2" office:value-type="float" office:value="250551.13" calcext:value-type="float">
            <text:p>250551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34416" calcext:value-type="float">
            <text:p>453441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15445.48" calcext:value-type="float">
            <text:p>3115445.48</text:p>
          </table:table-cell>
          <table:table-cell table:style-name="ce2" office:value-type="float" office:value="1164231.33" calcext:value-type="float">
            <text:p>1164231.33</text:p>
          </table:table-cell>
          <table:table-cell table:style-name="ce2" office:value-type="float" office:value="88388.23" calcext:value-type="float">
            <text:p>88388.23</text:p>
          </table:table-cell>
          <table:table-cell table:style-name="ce2" office:value-type="float" office:value="72056.76" calcext:value-type="float">
            <text:p>72056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454660.57" calcext:value-type="float">
            <text:p>6454660.5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284078.29" calcext:value-type="float">
            <text:p>4284078.29</text:p>
          </table:table-cell>
          <table:table-cell table:style-name="ce2" office:value-type="float" office:value="600157.61" calcext:value-type="float">
            <text:p>600157.61</text:p>
          </table:table-cell>
          <table:table-cell table:style-name="ce2" office:value-type="float" office:value="77461.38" calcext:value-type="float">
            <text:p>77461.38</text:p>
          </table:table-cell>
          <table:table-cell table:style-name="ce2" office:value-type="float" office:value="346056.07" calcext:value-type="float">
            <text:p>346056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2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863567.42" calcext:value-type="float">
            <text:p>4863567.4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35644.81" calcext:value-type="float">
            <text:p>2535644.81</text:p>
          </table:table-cell>
          <table:table-cell table:style-name="ce2" office:value-type="float" office:value="1416832.94" calcext:value-type="float">
            <text:p>1416832.94</text:p>
          </table:table-cell>
          <table:table-cell table:style-name="ce2" office:value-type="float" office:value="158919.74" calcext:value-type="float">
            <text:p>158919.74</text:p>
          </table:table-cell>
          <table:table-cell table:style-name="ce2" office:value-type="float" office:value="224701.98" calcext:value-type="float">
            <text:p>224701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89638.74" calcext:value-type="float">
            <text:p>4689638.7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85983.9" calcext:value-type="float">
            <text:p>2285983.9</text:p>
          </table:table-cell>
          <table:table-cell table:style-name="ce2" office:value-type="float" office:value="1228404.57" calcext:value-type="float">
            <text:p>1228404.57</text:p>
          </table:table-cell>
          <table:table-cell table:style-name="ce2" office:value-type="float" office:value="103406.63" calcext:value-type="float">
            <text:p>103406.63</text:p>
          </table:table-cell>
          <table:table-cell table:style-name="ce2" office:value-type="float" office:value="268517.95" calcext:value-type="float">
            <text:p>268517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7364.85" calcext:value-type="float">
            <text:p>147364.8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69308.89" calcext:value-type="float">
            <text:p>69308.89</text:p>
          </table:table-cell>
          <table:table-cell table:style-name="ce2" office:value-type="float" office:value="1102903.59" calcext:value-type="float">
            <text:p>1102903.59</text:p>
          </table:table-cell>
          <table:table-cell table:style-name="ce2" office:value-type="float" office:value="143301.05" calcext:value-type="float">
            <text:p>143301.05</text:p>
          </table:table-cell>
          <table:table-cell table:style-name="ce2" office:value-type="float" office:value="-185124.78" calcext:value-type="float">
            <text:p>-185124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44864.62" calcext:value-type="float">
            <text:p>6644864.6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719492.61" calcext:value-type="float">
            <text:p>3719492.61</text:p>
          </table:table-cell>
          <table:table-cell table:style-name="ce2" office:value-type="float" office:value="1026507.4" calcext:value-type="float">
            <text:p>1026507.4</text:p>
          </table:table-cell>
          <table:table-cell table:style-name="ce2" office:value-type="float" office:value="173731.56" calcext:value-type="float">
            <text:p>173731.56</text:p>
          </table:table-cell>
          <table:table-cell table:style-name="ce2" office:value-type="float" office:value="435245.2" calcext:value-type="float">
            <text:p>435245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701707.63" calcext:value-type="float">
            <text:p>3701707.6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07557.36" calcext:value-type="float">
            <text:p>1607557.36</text:p>
          </table:table-cell>
          <table:table-cell table:style-name="ce2" office:value-type="float" office:value="1598110.62" calcext:value-type="float">
            <text:p>1598110.62</text:p>
          </table:table-cell>
          <table:table-cell table:style-name="ce2" office:value-type="float" office:value="4648.81" calcext:value-type="float">
            <text:p>4648.81</text:p>
          </table:table-cell>
          <table:table-cell table:style-name="ce2" office:value-type="float" office:value="105144.58" calcext:value-type="float">
            <text:p>105144.5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03588.15" calcext:value-type="float">
            <text:p>4203588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74113.03" calcext:value-type="float">
            <text:p>2374113.03</text:p>
          </table:table-cell>
          <table:table-cell table:style-name="ce2" office:value-type="float" office:value="1133355.26" calcext:value-type="float">
            <text:p>1133355.26</text:p>
          </table:table-cell>
          <table:table-cell table:style-name="ce2" office:value-type="float" office:value="98121.02" calcext:value-type="float">
            <text:p>98121.02</text:p>
          </table:table-cell>
          <table:table-cell table:style-name="ce2" office:value-type="float" office:value="166790.58" calcext:value-type="float">
            <text:p>166790.5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860441.91" calcext:value-type="float">
            <text:p>2860441.9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45321.2" calcext:value-type="float">
            <text:p>1145321.2</text:p>
          </table:table-cell>
          <table:table-cell table:style-name="ce2" office:value-type="float" office:value="927424.1" calcext:value-type="float">
            <text:p>927424.1</text:p>
          </table:table-cell>
          <table:table-cell table:style-name="ce2" office:value-type="float" office:value="88509.81" calcext:value-type="float">
            <text:p>88509.81</text:p>
          </table:table-cell>
          <table:table-cell table:style-name="ce2" office:value-type="float" office:value="184003.35" calcext:value-type="float">
            <text:p>184003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919177.87" calcext:value-type="float">
            <text:p>1919177.8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954128.66" calcext:value-type="float">
            <text:p>954128.66</text:p>
          </table:table-cell>
          <table:table-cell table:style-name="ce2" office:value-type="float" office:value="756586.45" calcext:value-type="float">
            <text:p>756586.45</text:p>
          </table:table-cell>
          <table:table-cell table:style-name="ce2" office:value-type="float" office:value="51883.46" calcext:value-type="float">
            <text:p>51883.46</text:p>
          </table:table-cell>
          <table:table-cell table:style-name="ce2" office:value-type="float" office:value="54672.71" calcext:value-type="float">
            <text:p>54672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944275.66" calcext:value-type="float">
            <text:p>7944275.6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701875.91" calcext:value-type="float">
            <text:p>3701875.91</text:p>
          </table:table-cell>
          <table:table-cell table:style-name="ce2" office:value-type="float" office:value="1227258.74" calcext:value-type="float">
            <text:p>1227258.74</text:p>
          </table:table-cell>
          <table:table-cell table:style-name="ce2" office:value-type="float" office:value="4068.3" calcext:value-type="float">
            <text:p>4068.3</text:p>
          </table:table-cell>
          <table:table-cell table:style-name="ce2" office:value-type="float" office:value="634033.96" calcext:value-type="float">
            <text:p>634033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590975.39" calcext:value-type="float">
            <text:p>6590975.3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556773.9" calcext:value-type="float">
            <text:p>4556773.9</text:p>
          </table:table-cell>
          <table:table-cell table:style-name="ce2" office:value-type="float" office:value="1295870.02" calcext:value-type="float">
            <text:p>1295870.02</text:p>
          </table:table-cell>
          <table:table-cell table:style-name="ce2" office:value-type="float" office:value="20425.09" calcext:value-type="float">
            <text:p>20425.09</text:p>
          </table:table-cell>
          <table:table-cell table:style-name="ce2" office:value-type="float" office:value="159338.88" calcext:value-type="float">
            <text:p>159338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3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23991.15" calcext:value-type="float">
            <text:p>6623991.1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094770.47" calcext:value-type="float">
            <text:p>4094770.47</text:p>
          </table:table-cell>
          <table:table-cell table:style-name="ce2" office:value-type="float" office:value="1016954.67" calcext:value-type="float">
            <text:p>1016954.67</text:p>
          </table:table-cell>
          <table:table-cell table:style-name="ce2" office:value-type="float" office:value="105218.44" calcext:value-type="float">
            <text:p>105218.44</text:p>
          </table:table-cell>
          <table:table-cell table:style-name="ce2" office:value-type="float" office:value="339671.73" calcext:value-type="float">
            <text:p>339671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66978.76" calcext:value-type="float">
            <text:p>4566978.7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05849.37" calcext:value-type="float">
            <text:p>2305849.37</text:p>
          </table:table-cell>
          <table:table-cell table:style-name="ce2" office:value-type="float" office:value="832666.46" calcext:value-type="float">
            <text:p>832666.46</text:p>
          </table:table-cell>
          <table:table-cell table:style-name="ce2" office:value-type="float" office:value="73298.2" calcext:value-type="float">
            <text:p>73298.2</text:p>
          </table:table-cell>
          <table:table-cell table:style-name="ce2" office:value-type="float" office:value="315369.84" calcext:value-type="float">
            <text:p>315369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524155.11" calcext:value-type="float">
            <text:p>1524155.1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652115.14" calcext:value-type="float">
            <text:p>652115.14</text:p>
          </table:table-cell>
          <table:table-cell table:style-name="ce2" office:value-type="float" office:value="1399016.98" calcext:value-type="float">
            <text:p>1399016.98</text:p>
          </table:table-cell>
          <table:table-cell table:style-name="ce2" office:value-type="float" office:value="59908.32" calcext:value-type="float">
            <text:p>59908.32</text:p>
          </table:table-cell>
          <table:table-cell table:style-name="ce2" office:value-type="float" office:value="-98084.42" calcext:value-type="float">
            <text:p>-98084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204089.51" calcext:value-type="float">
            <text:p>9204089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108639.48" calcext:value-type="float">
            <text:p>5108639.48</text:p>
          </table:table-cell>
          <table:table-cell table:style-name="ce2" office:value-type="float" office:value="733775.37" calcext:value-type="float">
            <text:p>733775.37</text:p>
          </table:table-cell>
          <table:table-cell table:style-name="ce2" office:value-type="float" office:value="104721.37" calcext:value-type="float">
            <text:p>104721.37</text:p>
          </table:table-cell>
          <table:table-cell table:style-name="ce2" office:value-type="float" office:value="727943.17" calcext:value-type="float">
            <text:p>727943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844583.26" calcext:value-type="float">
            <text:p>5844583.2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712087.48" calcext:value-type="float">
            <text:p>2712087.48</text:p>
          </table:table-cell>
          <table:table-cell table:style-name="ce2" office:value-type="float" office:value="1590833.61" calcext:value-type="float">
            <text:p>1590833.61</text:p>
          </table:table-cell>
          <table:table-cell table:style-name="ce2" office:value-type="float" office:value="65392.65" calcext:value-type="float">
            <text:p>65392.65</text:p>
          </table:table-cell>
          <table:table-cell table:style-name="ce2" office:value-type="float" office:value="337481.51" calcext:value-type="float">
            <text:p>337481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73578.4" calcext:value-type="float">
            <text:p>5273578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58102.34" calcext:value-type="float">
            <text:p>2958102.34</text:p>
          </table:table-cell>
          <table:table-cell table:style-name="ce2" office:value-type="float" office:value="779639.85" calcext:value-type="float">
            <text:p>779639.85</text:p>
          </table:table-cell>
          <table:table-cell table:style-name="ce2" office:value-type="float" office:value="164509.03" calcext:value-type="float">
            <text:p>164509.03</text:p>
          </table:table-cell>
          <table:table-cell table:style-name="ce2" office:value-type="float" office:value="357072.5" calcext:value-type="float">
            <text:p>357072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81733.96" calcext:value-type="float">
            <text:p>4281733.9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785733.39" calcext:value-type="float">
            <text:p>2785733.39</text:p>
          </table:table-cell>
          <table:table-cell table:style-name="ce2" office:value-type="float" office:value="616510.6" calcext:value-type="float">
            <text:p>616510.6</text:p>
          </table:table-cell>
          <table:table-cell table:style-name="ce2" office:value-type="float" office:value="68955.79" calcext:value-type="float">
            <text:p>68955.79</text:p>
          </table:table-cell>
          <table:table-cell table:style-name="ce2" office:value-type="float" office:value="199173.61" calcext:value-type="float">
            <text:p>199173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10887.49" calcext:value-type="float">
            <text:p>910887.4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32630.32" calcext:value-type="float">
            <text:p>532630.32</text:p>
          </table:table-cell>
          <table:table-cell table:style-name="ce2" office:value-type="float" office:value="654889.99" calcext:value-type="float">
            <text:p>654889.99</text:p>
          </table:table-cell>
          <table:table-cell table:style-name="ce2" office:value-type="float" office:value="175266.08" calcext:value-type="float">
            <text:p>175266.08</text:p>
          </table:table-cell>
          <table:table-cell table:style-name="ce2" office:value-type="float" office:value="-21287.02" calcext:value-type="float">
            <text:p>-21287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83117.46" calcext:value-type="float">
            <text:p>7283117.4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98033.64" calcext:value-type="float">
            <text:p>4298033.64</text:p>
          </table:table-cell>
          <table:table-cell table:style-name="ce2" office:value-type="float" office:value="667083.75" calcext:value-type="float">
            <text:p>667083.75</text:p>
          </table:table-cell>
          <table:table-cell table:style-name="ce2" office:value-type="float" office:value="98499.21" calcext:value-type="float">
            <text:p>98499.21</text:p>
          </table:table-cell>
          <table:table-cell table:style-name="ce2" office:value-type="float" office:value="507464.85" calcext:value-type="float">
            <text:p>507464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884592.99" calcext:value-type="float">
            <text:p>2884592.9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22032.85" calcext:value-type="float">
            <text:p>1622032.85</text:p>
          </table:table-cell>
          <table:table-cell table:style-name="ce2" office:value-type="float" office:value="929021.17" calcext:value-type="float">
            <text:p>929021.17</text:p>
          </table:table-cell>
          <table:table-cell table:style-name="ce2" office:value-type="float" office:value="67405.02" calcext:value-type="float">
            <text:p>67405.02</text:p>
          </table:table-cell>
          <table:table-cell table:style-name="ce2" office:value-type="float" office:value="84198.24" calcext:value-type="float">
            <text:p>84198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93138.33" calcext:value-type="float">
            <text:p>6093138.3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132242.66" calcext:value-type="float">
            <text:p>4132242.66</text:p>
          </table:table-cell>
          <table:table-cell table:style-name="ce2" office:value-type="float" office:value="859548.25" calcext:value-type="float">
            <text:p>859548.25</text:p>
          </table:table-cell>
          <table:table-cell table:style-name="ce2" office:value-type="float" office:value="63771.76" calcext:value-type="float">
            <text:p>63771.76</text:p>
          </table:table-cell>
          <table:table-cell table:style-name="ce2" office:value-type="float" office:value="244675.03" calcext:value-type="float">
            <text:p>244675.0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541667.92" calcext:value-type="float">
            <text:p>6541667.9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445526.54" calcext:value-type="float">
            <text:p>4445526.54</text:p>
          </table:table-cell>
          <table:table-cell table:style-name="ce2" office:value-type="float" office:value="1307391.95" calcext:value-type="float">
            <text:p>1307391.95</text:p>
          </table:table-cell>
          <table:table-cell table:style-name="ce2" office:value-type="float" office:value="175689.71" calcext:value-type="float">
            <text:p>175689.71</text:p>
          </table:table-cell>
          <table:table-cell table:style-name="ce2" office:value-type="float" office:value="202532.22" calcext:value-type="float">
            <text:p>202532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668315.24" calcext:value-type="float">
            <text:p>5668315.2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39209.12" calcext:value-type="float">
            <text:p>3139209.12</text:p>
          </table:table-cell>
          <table:table-cell table:style-name="ce2" office:value-type="float" office:value="1264622.44" calcext:value-type="float">
            <text:p>1264622.44</text:p>
          </table:table-cell>
          <table:table-cell table:style-name="ce2" office:value-type="float" office:value="134791.67" calcext:value-type="float">
            <text:p>134791.67</text:p>
          </table:table-cell>
          <table:table-cell table:style-name="ce2" office:value-type="float" office:value="293847.82" calcext:value-type="float">
            <text:p>293847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39947.08" calcext:value-type="float">
            <text:p>5939947.0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20837.38" calcext:value-type="float">
            <text:p>2920837.38</text:p>
          </table:table-cell>
          <table:table-cell table:style-name="ce2" office:value-type="float" office:value="932946.68" calcext:value-type="float">
            <text:p>932946.68</text:p>
          </table:table-cell>
          <table:table-cell table:style-name="ce2" office:value-type="float" office:value="62029.09" calcext:value-type="float">
            <text:p>62029.09</text:p>
          </table:table-cell>
          <table:table-cell table:style-name="ce2" office:value-type="float" office:value="451120.34" calcext:value-type="float">
            <text:p>451120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692239.5" calcext:value-type="float">
            <text:p>7692239.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137471.8" calcext:value-type="float">
            <text:p>4137471.8</text:p>
          </table:table-cell>
          <table:table-cell table:style-name="ce2" office:value-type="float" office:value="1931015.32" calcext:value-type="float">
            <text:p>1931015.32</text:p>
          </table:table-cell>
          <table:table-cell table:style-name="ce2" office:value-type="float" office:value="105953.83" calcext:value-type="float">
            <text:p>105953.83</text:p>
          </table:table-cell>
          <table:table-cell table:style-name="ce2" office:value-type="float" office:value="363238.3" calcext:value-type="float">
            <text:p>363238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415169.18" calcext:value-type="float">
            <text:p>3415169.1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57205.72" calcext:value-type="float">
            <text:p>1557205.72</text:p>
          </table:table-cell>
          <table:table-cell table:style-name="ce2" office:value-type="float" office:value="928971.68" calcext:value-type="float">
            <text:p>928971.68</text:p>
          </table:table-cell>
          <table:table-cell table:style-name="ce2" office:value-type="float" office:value="-17933.94" calcext:value-type="float">
            <text:p>-17933.94</text:p>
          </table:table-cell>
          <table:table-cell table:style-name="ce2" office:value-type="float" office:value="191322.15" calcext:value-type="float">
            <text:p>191322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29005.18" calcext:value-type="float">
            <text:p>5329005.1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48926.72" calcext:value-type="float">
            <text:p>3148926.72</text:p>
          </table:table-cell>
          <table:table-cell table:style-name="ce2" office:value-type="float" office:value="968945.09" calcext:value-type="float">
            <text:p>968945.09</text:p>
          </table:table-cell>
          <table:table-cell table:style-name="ce2" office:value-type="float" office:value="33419.78" calcext:value-type="float">
            <text:p>33419.78</text:p>
          </table:table-cell>
          <table:table-cell table:style-name="ce2" office:value-type="float" office:value="261356.16" calcext:value-type="float">
            <text:p>261356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549789.19" calcext:value-type="float">
            <text:p>4549789.1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02510.09" calcext:value-type="float">
            <text:p>2502510.09</text:p>
          </table:table-cell>
          <table:table-cell table:style-name="ce2" office:value-type="float" office:value="616774.62" calcext:value-type="float">
            <text:p>616774.62</text:p>
          </table:table-cell>
          <table:table-cell table:style-name="ce2" office:value-type="float" office:value="62485.57" calcext:value-type="float">
            <text:p>62485.57</text:p>
          </table:table-cell>
          <table:table-cell table:style-name="ce2" office:value-type="float" office:value="313527.91" calcext:value-type="float">
            <text:p>313527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320869.9" calcext:value-type="float">
            <text:p>1320869.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69281.91" calcext:value-type="float">
            <text:p>569281.91</text:p>
          </table:table-cell>
          <table:table-cell table:style-name="ce2" office:value-type="float" office:value="975837.9" calcext:value-type="float">
            <text:p>975837.9</text:p>
          </table:table-cell>
          <table:table-cell table:style-name="ce2" office:value-type="float" office:value="61259.14" calcext:value-type="float">
            <text:p>61259.14</text:p>
          </table:table-cell>
          <table:table-cell table:style-name="ce2" office:value-type="float" office:value="-34228.06" calcext:value-type="float">
            <text:p>-34228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572666.66" calcext:value-type="float">
            <text:p>5572666.6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59494.22" calcext:value-type="float">
            <text:p>2559494.22</text:p>
          </table:table-cell>
          <table:table-cell table:style-name="ce2" office:value-type="float" office:value="1089220.21" calcext:value-type="float">
            <text:p>1089220.21</text:p>
          </table:table-cell>
          <table:table-cell table:style-name="ce2" office:value-type="float" office:value="160650.74" calcext:value-type="float">
            <text:p>160650.74</text:p>
          </table:table-cell>
          <table:table-cell table:style-name="ce2" office:value-type="float" office:value="437766.62" calcext:value-type="float">
            <text:p>437766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5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02501.19" calcext:value-type="float">
            <text:p>7502501.1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080532.27" calcext:value-type="float">
            <text:p>4080532.27</text:p>
          </table:table-cell>
          <table:table-cell table:style-name="ce2" office:value-type="float" office:value="644733.73" calcext:value-type="float">
            <text:p>644733.73</text:p>
          </table:table-cell>
          <table:table-cell table:style-name="ce2" office:value-type="float" office:value="4290.67" calcext:value-type="float">
            <text:p>4290.67</text:p>
          </table:table-cell>
          <table:table-cell table:style-name="ce2" office:value-type="float" office:value="584120.43" calcext:value-type="float">
            <text:p>584120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752668.32" calcext:value-type="float">
            <text:p>7752668.3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165422.24" calcext:value-type="float">
            <text:p>5165422.24</text:p>
          </table:table-cell>
          <table:table-cell table:style-name="ce2" office:value-type="float" office:value="850392.57" calcext:value-type="float">
            <text:p>850392.57</text:p>
          </table:table-cell>
          <table:table-cell table:style-name="ce2" office:value-type="float" office:value="28609.67" calcext:value-type="float">
            <text:p>28609.67</text:p>
          </table:table-cell>
          <table:table-cell table:style-name="ce2" office:value-type="float" office:value="370747.27" calcext:value-type="float">
            <text:p>370747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714954.42" calcext:value-type="float">
            <text:p>8714954.4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966802.56" calcext:value-type="float">
            <text:p>4966802.56</text:p>
          </table:table-cell>
          <table:table-cell table:style-name="ce2" office:value-type="float" office:value="1098103.22" calcext:value-type="float">
            <text:p>1098103.22</text:p>
          </table:table-cell>
          <table:table-cell table:style-name="ce2" office:value-type="float" office:value="122619.72" calcext:value-type="float">
            <text:p>122619.72</text:p>
          </table:table-cell>
          <table:table-cell table:style-name="ce2" office:value-type="float" office:value="582260.36" calcext:value-type="float">
            <text:p>582260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452561.75" calcext:value-type="float">
            <text:p>1452561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878016.2" calcext:value-type="float">
            <text:p>878016.2</text:p>
          </table:table-cell>
          <table:table-cell table:style-name="ce2" office:value-type="float" office:value="842549.36" calcext:value-type="float">
            <text:p>842549.36</text:p>
          </table:table-cell>
          <table:table-cell table:style-name="ce2" office:value-type="float" office:value="111513.62" calcext:value-type="float">
            <text:p>111513.62</text:p>
          </table:table-cell>
          <table:table-cell table:style-name="ce2" office:value-type="float" office:value="-32862.94" calcext:value-type="float">
            <text:p>-32862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257255.4" calcext:value-type="float">
            <text:p>8257255.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142735.76" calcext:value-type="float">
            <text:p>4142735.76</text:p>
          </table:table-cell>
          <table:table-cell table:style-name="ce2" office:value-type="float" office:value="779752.25" calcext:value-type="float">
            <text:p>779752.25</text:p>
          </table:table-cell>
          <table:table-cell table:style-name="ce2" office:value-type="float" office:value="82511.46" calcext:value-type="float">
            <text:p>82511.46</text:p>
          </table:table-cell>
          <table:table-cell table:style-name="ce2" office:value-type="float" office:value="717628.56" calcext:value-type="float">
            <text:p>717628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69679.53" calcext:value-type="float">
            <text:p>5369679.5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68360.63" calcext:value-type="float">
            <text:p>3068360.63</text:p>
          </table:table-cell>
          <table:table-cell table:style-name="ce2" office:value-type="float" office:value="1234639.9" calcext:value-type="float">
            <text:p>1234639.9</text:p>
          </table:table-cell>
          <table:table-cell table:style-name="ce2" office:value-type="float" office:value="202624.45" calcext:value-type="float">
            <text:p>202624.45</text:p>
          </table:table-cell>
          <table:table-cell table:style-name="ce2" office:value-type="float" office:value="266553.72" calcext:value-type="float">
            <text:p>266553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201125.01" calcext:value-type="float">
            <text:p>8201125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381155.36" calcext:value-type="float">
            <text:p>4381155.36</text:p>
          </table:table-cell>
          <table:table-cell table:style-name="ce2" office:value-type="float" office:value="615365.86" calcext:value-type="float">
            <text:p>615365.86</text:p>
          </table:table-cell>
          <table:table-cell table:style-name="ce2" office:value-type="float" office:value="130870.35" calcext:value-type="float">
            <text:p>130870.35</text:p>
          </table:table-cell>
          <table:table-cell table:style-name="ce2" office:value-type="float" office:value="700449.57" calcext:value-type="float">
            <text:p>700449.5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10435.18" calcext:value-type="float">
            <text:p>4210435.1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16741.2" calcext:value-type="float">
            <text:p>2516741.2</text:p>
          </table:table-cell>
          <table:table-cell table:style-name="ce2" office:value-type="float" office:value="673623.29" calcext:value-type="float">
            <text:p>673623.29</text:p>
          </table:table-cell>
          <table:table-cell table:style-name="ce2" office:value-type="float" office:value="161141.24" calcext:value-type="float">
            <text:p>161141.24</text:p>
          </table:table-cell>
          <table:table-cell table:style-name="ce2" office:value-type="float" office:value="248054.51" calcext:value-type="float">
            <text:p>248054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38399.04" calcext:value-type="float">
            <text:p>3938399.0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35115.64" calcext:value-type="float">
            <text:p>1635115.64</text:p>
          </table:table-cell>
          <table:table-cell table:style-name="ce2" office:value-type="float" office:value="1053213.8" calcext:value-type="float">
            <text:p>1053213.8</text:p>
          </table:table-cell>
          <table:table-cell table:style-name="ce2" office:value-type="float" office:value="97459.99" calcext:value-type="float">
            <text:p>97459.99</text:p>
          </table:table-cell>
          <table:table-cell table:style-name="ce2" office:value-type="float" office:value="282981.21" calcext:value-type="float">
            <text:p>282981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569454.85" calcext:value-type="float">
            <text:p>2569454.8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408035.73" calcext:value-type="float">
            <text:p>1408035.73</text:p>
          </table:table-cell>
          <table:table-cell table:style-name="ce2" office:value-type="float" office:value="1253847.78" calcext:value-type="float">
            <text:p>1253847.78</text:p>
          </table:table-cell>
          <table:table-cell table:style-name="ce2" office:value-type="float" office:value="72820.89" calcext:value-type="float">
            <text:p>72820.89</text:p>
          </table:table-cell>
          <table:table-cell table:style-name="ce2" office:value-type="float" office:value="-4117.63" calcext:value-type="float">
            <text:p>-4117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6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551955.13" calcext:value-type="float">
            <text:p>6551955.1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02581.17" calcext:value-type="float">
            <text:p>3202581.17</text:p>
          </table:table-cell>
          <table:table-cell table:style-name="ce2" office:value-type="float" office:value="1091657.19" calcext:value-type="float">
            <text:p>1091657.19</text:p>
          </table:table-cell>
          <table:table-cell table:style-name="ce2" office:value-type="float" office:value="73393.53" calcext:value-type="float">
            <text:p>73393.53</text:p>
          </table:table-cell>
          <table:table-cell table:style-name="ce2" office:value-type="float" office:value="489533.16" calcext:value-type="float">
            <text:p>489533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028952.14" calcext:value-type="float">
            <text:p>6028952.1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01547.09" calcext:value-type="float">
            <text:p>3001547.09</text:p>
          </table:table-cell>
          <table:table-cell table:style-name="ce2" office:value-type="float" office:value="932833.82" calcext:value-type="float">
            <text:p>932833.82</text:p>
          </table:table-cell>
          <table:table-cell table:style-name="ce2" office:value-type="float" office:value="146383.25" calcext:value-type="float">
            <text:p>146383.25</text:p>
          </table:table-cell>
          <table:table-cell table:style-name="ce2" office:value-type="float" office:value="470600.44" calcext:value-type="float">
            <text:p>470600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765980.88" calcext:value-type="float">
            <text:p>2765980.8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03756.12" calcext:value-type="float">
            <text:p>1903756.12</text:p>
          </table:table-cell>
          <table:table-cell table:style-name="ce2" office:value-type="float" office:value="908383.41" calcext:value-type="float">
            <text:p>908383.41</text:p>
          </table:table-cell>
          <table:table-cell table:style-name="ce2" office:value-type="float" office:value="138637.42" calcext:value-type="float">
            <text:p>138637.42</text:p>
          </table:table-cell>
          <table:table-cell table:style-name="ce2" office:value-type="float" office:value="19420.54" calcext:value-type="float">
            <text:p>19420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71726.47" calcext:value-type="float">
            <text:p>671726.4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5506.87" calcext:value-type="float">
            <text:p>305506.87</text:p>
          </table:table-cell>
          <table:table-cell table:style-name="ce2" office:value-type="float" office:value="1303132.56" calcext:value-type="float">
            <text:p>1303132.56</text:p>
          </table:table-cell>
          <table:table-cell table:style-name="ce2" office:value-type="float" office:value="89069.59" calcext:value-type="float">
            <text:p>89069.59</text:p>
          </table:table-cell>
          <table:table-cell table:style-name="ce2" office:value-type="float" office:value="-178047.11" calcext:value-type="float">
            <text:p>-178047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830490.47" calcext:value-type="float">
            <text:p>5830490.4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76609.93" calcext:value-type="float">
            <text:p>2876609.93</text:p>
          </table:table-cell>
          <table:table-cell table:style-name="ce2" office:value-type="float" office:value="1257700.43" calcext:value-type="float">
            <text:p>1257700.43</text:p>
          </table:table-cell>
          <table:table-cell table:style-name="ce2" office:value-type="float" office:value="123579.2" calcext:value-type="float">
            <text:p>123579.2</text:p>
          </table:table-cell>
          <table:table-cell table:style-name="ce2" office:value-type="float" office:value="382149.46" calcext:value-type="float">
            <text:p>382149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058340.73" calcext:value-type="float">
            <text:p>6058340.7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50067.18" calcext:value-type="float">
            <text:p>3350067.18</text:p>
          </table:table-cell>
          <table:table-cell table:style-name="ce2" office:value-type="float" office:value="1014954.78" calcext:value-type="float">
            <text:p>1014954.78</text:p>
          </table:table-cell>
          <table:table-cell table:style-name="ce2" office:value-type="float" office:value="148130.9" calcext:value-type="float">
            <text:p>148130.9</text:p>
          </table:table-cell>
          <table:table-cell table:style-name="ce2" office:value-type="float" office:value="386704.43" calcext:value-type="float">
            <text:p>386704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026096.98" calcext:value-type="float">
            <text:p>3026096.9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93919.76" calcext:value-type="float">
            <text:p>1993919.76</text:p>
          </table:table-cell>
          <table:table-cell table:style-name="ce2" office:value-type="float" office:value="916714.39" calcext:value-type="float">
            <text:p>916714.39</text:p>
          </table:table-cell>
          <table:table-cell table:style-name="ce2" office:value-type="float" office:value="71803.53" calcext:value-type="float">
            <text:p>71803.53</text:p>
          </table:table-cell>
          <table:table-cell table:style-name="ce2" office:value-type="float" office:value="39325.94" calcext:value-type="float">
            <text:p>39325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624343.17" calcext:value-type="float">
            <text:p>2624343.1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377782.85" calcext:value-type="float">
            <text:p>1377782.85</text:p>
          </table:table-cell>
          <table:table-cell table:style-name="ce2" office:value-type="float" office:value="1010581.66" calcext:value-type="float">
            <text:p>1010581.66</text:p>
          </table:table-cell>
          <table:table-cell table:style-name="ce2" office:value-type="float" office:value="82830.23" calcext:value-type="float">
            <text:p>82830.23</text:p>
          </table:table-cell>
          <table:table-cell table:style-name="ce2" office:value-type="float" office:value="66949.87" calcext:value-type="float">
            <text:p>66949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311736.36" calcext:value-type="float">
            <text:p>6311736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33219.01" calcext:value-type="float">
            <text:p>3933219.01</text:p>
          </table:table-cell>
          <table:table-cell table:style-name="ce2" office:value-type="float" office:value="781840.77" calcext:value-type="float">
            <text:p>781840.77</text:p>
          </table:table-cell>
          <table:table-cell table:style-name="ce2" office:value-type="float" office:value="122332.03" calcext:value-type="float">
            <text:p>122332.03</text:p>
          </table:table-cell>
          <table:table-cell table:style-name="ce2" office:value-type="float" office:value="360991.81" calcext:value-type="float">
            <text:p>360991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712787.4" calcext:value-type="float">
            <text:p>8712787.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723536.6" calcext:value-type="float">
            <text:p>5723536.6</text:p>
          </table:table-cell>
          <table:table-cell table:style-name="ce2" office:value-type="float" office:value="954947.3" calcext:value-type="float">
            <text:p>954947.3</text:p>
          </table:table-cell>
          <table:table-cell table:style-name="ce2" office:value-type="float" office:value="10566.99" calcext:value-type="float">
            <text:p>10566.99</text:p>
          </table:table-cell>
          <table:table-cell table:style-name="ce2" office:value-type="float" office:value="429422.8" calcext:value-type="float">
            <text:p>429422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7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010019.6" calcext:value-type="float">
            <text:p>4010019.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76959.34" calcext:value-type="float">
            <text:p>1976959.34</text:p>
          </table:table-cell>
          <table:table-cell table:style-name="ce2" office:value-type="float" office:value="853139" calcext:value-type="float">
            <text:p>853139</text:p>
          </table:table-cell>
          <table:table-cell table:style-name="ce2" office:value-type="float" office:value="123279.61" calcext:value-type="float">
            <text:p>123279.61</text:p>
          </table:table-cell>
          <table:table-cell table:style-name="ce2" office:value-type="float" office:value="273672.18" calcext:value-type="float">
            <text:p>273672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240722.13" calcext:value-type="float">
            <text:p>3240722.1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78127.12" calcext:value-type="float">
            <text:p>1678127.12</text:p>
          </table:table-cell>
          <table:table-cell table:style-name="ce2" office:value-type="float" office:value="969746.55" calcext:value-type="float">
            <text:p>969746.55</text:p>
          </table:table-cell>
          <table:table-cell table:style-name="ce2" office:value-type="float" office:value="43747.55" calcext:value-type="float">
            <text:p>43747.55</text:p>
          </table:table-cell>
          <table:table-cell table:style-name="ce2" office:value-type="float" office:value="133685.16" calcext:value-type="float">
            <text:p>133685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597716.93" calcext:value-type="float">
            <text:p>5597716.9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37857.01" calcext:value-type="float">
            <text:p>2837857.01</text:p>
          </table:table-cell>
          <table:table-cell table:style-name="ce2" office:value-type="float" office:value="863894.72" calcext:value-type="float">
            <text:p>863894.72</text:p>
          </table:table-cell>
          <table:table-cell table:style-name="ce2" office:value-type="float" office:value="147082.67" calcext:value-type="float">
            <text:p>147082.67</text:p>
          </table:table-cell>
          <table:table-cell table:style-name="ce2" office:value-type="float" office:value="429040.05" calcext:value-type="float">
            <text:p>429040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270506.13" calcext:value-type="float">
            <text:p>6270506.1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074930.69" calcext:value-type="float">
            <text:p>4074930.69</text:p>
          </table:table-cell>
          <table:table-cell table:style-name="ce2" office:value-type="float" office:value="1157185.56" calcext:value-type="float">
            <text:p>1157185.56</text:p>
          </table:table-cell>
          <table:table-cell table:style-name="ce2" office:value-type="float" office:value="207389.24" calcext:value-type="float">
            <text:p>207389.24</text:p>
          </table:table-cell>
          <table:table-cell table:style-name="ce2" office:value-type="float" office:value="261613.62" calcext:value-type="float">
            <text:p>261613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71419.81" calcext:value-type="float">
            <text:p>4271419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765395.14" calcext:value-type="float">
            <text:p>1765395.14</text:p>
          </table:table-cell>
          <table:table-cell table:style-name="ce2" office:value-type="float" office:value="1245521.62" calcext:value-type="float">
            <text:p>1245521.62</text:p>
          </table:table-cell>
          <table:table-cell table:style-name="ce2" office:value-type="float" office:value="65141.58" calcext:value-type="float">
            <text:p>65141.58</text:p>
          </table:table-cell>
          <table:table-cell table:style-name="ce2" office:value-type="float" office:value="278385.37" calcext:value-type="float">
            <text:p>278385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050182.17" calcext:value-type="float">
            <text:p>9050182.1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457452.98" calcext:value-type="float">
            <text:p>4457452.98</text:p>
          </table:table-cell>
          <table:table-cell table:style-name="ce2" office:value-type="float" office:value="886085.25" calcext:value-type="float">
            <text:p>886085.25</text:p>
          </table:table-cell>
          <table:table-cell table:style-name="ce2" office:value-type="float" office:value="32517.81" calcext:value-type="float">
            <text:p>32517.81</text:p>
          </table:table-cell>
          <table:table-cell table:style-name="ce2" office:value-type="float" office:value="785223.97" calcext:value-type="float">
            <text:p>785223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03370.24" calcext:value-type="float">
            <text:p>6803370.2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08028.48" calcext:value-type="float">
            <text:p>4108028.48</text:p>
          </table:table-cell>
          <table:table-cell table:style-name="ce2" office:value-type="float" office:value="756436.1" calcext:value-type="float">
            <text:p>756436.1</text:p>
          </table:table-cell>
          <table:table-cell table:style-name="ce2" office:value-type="float" office:value="91004.57" calcext:value-type="float">
            <text:p>91004.57</text:p>
          </table:table-cell>
          <table:table-cell table:style-name="ce2" office:value-type="float" office:value="426281.15" calcext:value-type="float">
            <text:p>426281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237458.59" calcext:value-type="float">
            <text:p>4237458.5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413796.46" calcext:value-type="float">
            <text:p>2413796.46</text:p>
          </table:table-cell>
          <table:table-cell table:style-name="ce2" office:value-type="float" office:value="1213486.52" calcext:value-type="float">
            <text:p>1213486.52</text:p>
          </table:table-cell>
          <table:table-cell table:style-name="ce2" office:value-type="float" office:value="86737.01" calcext:value-type="float">
            <text:p>86737.01</text:p>
          </table:table-cell>
          <table:table-cell table:style-name="ce2" office:value-type="float" office:value="146351.65" calcext:value-type="float">
            <text:p>146351.6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815034.06" calcext:value-type="float">
            <text:p>1815034.0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963577.64" calcext:value-type="float">
            <text:p>963577.64</text:p>
          </table:table-cell>
          <table:table-cell table:style-name="ce2" office:value-type="float" office:value="1055427.64" calcext:value-type="float">
            <text:p>1055427.64</text:p>
          </table:table-cell>
          <table:table-cell table:style-name="ce2" office:value-type="float" office:value="133036.19" calcext:value-type="float">
            <text:p>133036.19</text:p>
          </table:table-cell>
          <table:table-cell table:style-name="ce2" office:value-type="float" office:value="-14896.36" calcext:value-type="float">
            <text:p>-14896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638843.58" calcext:value-type="float">
            <text:p>7638843.5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92911.45" calcext:value-type="float">
            <text:p>4292911.45</text:p>
          </table:table-cell>
          <table:table-cell table:style-name="ce2" office:value-type="float" office:value="889979.18" calcext:value-type="float">
            <text:p>889979.18</text:p>
          </table:table-cell>
          <table:table-cell table:style-name="ce2" office:value-type="float" office:value="111703.07" calcext:value-type="float">
            <text:p>111703.07</text:p>
          </table:table-cell>
          <table:table-cell table:style-name="ce2" office:value-type="float" office:value="539207.76" calcext:value-type="float">
            <text:p>539207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8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83862.47" calcext:value-type="float">
            <text:p>7383862.4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91226.21" calcext:value-type="float">
            <text:p>3391226.21</text:p>
          </table:table-cell>
          <table:table-cell table:style-name="ce2" office:value-type="float" office:value="1412665.57" calcext:value-type="float">
            <text:p>1412665.57</text:p>
          </table:table-cell>
          <table:table-cell table:style-name="ce2" office:value-type="float" office:value="85183.49" calcext:value-type="float">
            <text:p>85183.49</text:p>
          </table:table-cell>
          <table:table-cell table:style-name="ce2" office:value-type="float" office:value="559682.38" calcext:value-type="float">
            <text:p>559682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94494.26" calcext:value-type="float">
            <text:p>4394494.2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25632.22" calcext:value-type="float">
            <text:p>2325632.22</text:p>
          </table:table-cell>
          <table:table-cell table:style-name="ce2" office:value-type="float" office:value="830489.72" calcext:value-type="float">
            <text:p>830489.72</text:p>
          </table:table-cell>
          <table:table-cell table:style-name="ce2" office:value-type="float" office:value="104530.68" calcext:value-type="float">
            <text:p>104530.68</text:p>
          </table:table-cell>
          <table:table-cell table:style-name="ce2" office:value-type="float" office:value="282009.63" calcext:value-type="float">
            <text:p>282009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01150.92" calcext:value-type="float">
            <text:p>5701150.9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38545.7" calcext:value-type="float">
            <text:p>3138545.7</text:p>
          </table:table-cell>
          <table:table-cell table:style-name="ce2" office:value-type="float" office:value="402119.11" calcext:value-type="float">
            <text:p>402119.11</text:p>
          </table:table-cell>
          <table:table-cell table:style-name="ce2" office:value-type="float" office:value="43892.38" calcext:value-type="float">
            <text:p>43892.38</text:p>
          </table:table-cell>
          <table:table-cell table:style-name="ce2" office:value-type="float" office:value="462919.48" calcext:value-type="float">
            <text:p>462919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99060.21" calcext:value-type="float">
            <text:p>4699060.2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50046.67" calcext:value-type="float">
            <text:p>3150046.67</text:p>
          </table:table-cell>
          <table:table-cell table:style-name="ce2" office:value-type="float" office:value="787612.19" calcext:value-type="float">
            <text:p>787612.19</text:p>
          </table:table-cell>
          <table:table-cell table:style-name="ce2" office:value-type="float" office:value="141460.75" calcext:value-type="float">
            <text:p>141460.75</text:p>
          </table:table-cell>
          <table:table-cell table:style-name="ce2" office:value-type="float" office:value="189601.04" calcext:value-type="float">
            <text:p>189601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041197.76" calcext:value-type="float">
            <text:p>6041197.7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89206.14" calcext:value-type="float">
            <text:p>2889206.14</text:p>
          </table:table-cell>
          <table:table-cell table:style-name="ce2" office:value-type="float" office:value="1485513.54" calcext:value-type="float">
            <text:p>1485513.54</text:p>
          </table:table-cell>
          <table:table-cell table:style-name="ce2" office:value-type="float" office:value="180898.06" calcext:value-type="float">
            <text:p>180898.06</text:p>
          </table:table-cell>
          <table:table-cell table:style-name="ce2" office:value-type="float" office:value="387948.99" calcext:value-type="float">
            <text:p>387948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950100.94" calcext:value-type="float">
            <text:p>2950100.9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48094.88" calcext:value-type="float">
            <text:p>1948094.88</text:p>
          </table:table-cell>
          <table:table-cell table:style-name="ce2" office:value-type="float" office:value="904688.88" calcext:value-type="float">
            <text:p>904688.88</text:p>
          </table:table-cell>
          <table:table-cell table:style-name="ce2" office:value-type="float" office:value="40120.14" calcext:value-type="float">
            <text:p>40120.14</text:p>
          </table:table-cell>
          <table:table-cell table:style-name="ce2" office:value-type="float" office:value="28861.84" calcext:value-type="float">
            <text:p>28861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64961.76" calcext:value-type="float">
            <text:p>2664961.7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81048.31" calcext:value-type="float">
            <text:p>1581048.31</text:p>
          </table:table-cell>
          <table:table-cell table:style-name="ce2" office:value-type="float" office:value="845368.21" calcext:value-type="float">
            <text:p>845368.21</text:p>
          </table:table-cell>
          <table:table-cell table:style-name="ce2" office:value-type="float" office:value="21037.35" calcext:value-type="float">
            <text:p>21037.35</text:p>
          </table:table-cell>
          <table:table-cell table:style-name="ce2" office:value-type="float" office:value="54512.34" calcext:value-type="float">
            <text:p>54512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21727.47" calcext:value-type="float">
            <text:p>6621727.4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89098.42" calcext:value-type="float">
            <text:p>2689098.42</text:p>
          </table:table-cell>
          <table:table-cell table:style-name="ce2" office:value-type="float" office:value="1007980.94" calcext:value-type="float">
            <text:p>1007980.94</text:p>
          </table:table-cell>
          <table:table-cell table:style-name="ce2" office:value-type="float" office:value="79895.58" calcext:value-type="float">
            <text:p>79895.58</text:p>
          </table:table-cell>
          <table:table-cell table:style-name="ce2" office:value-type="float" office:value="630954.17" calcext:value-type="float">
            <text:p>630954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75229.69" calcext:value-type="float">
            <text:p>6875229.6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44693.94" calcext:value-type="float">
            <text:p>4244693.94</text:p>
          </table:table-cell>
          <table:table-cell table:style-name="ce2" office:value-type="float" office:value="1303318.93" calcext:value-type="float">
            <text:p>1303318.93</text:p>
          </table:table-cell>
          <table:table-cell table:style-name="ce2" office:value-type="float" office:value="38926.48" calcext:value-type="float">
            <text:p>38926.48</text:p>
          </table:table-cell>
          <table:table-cell table:style-name="ce2" office:value-type="float" office:value="286890.09" calcext:value-type="float">
            <text:p>286890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018415.95" calcext:value-type="float">
            <text:p>4018415.9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50225.05" calcext:value-type="float">
            <text:p>1650225.05</text:p>
          </table:table-cell>
          <table:table-cell table:style-name="ce2" office:value-type="float" office:value="975130" calcext:value-type="float">
            <text:p>975130</text:p>
          </table:table-cell>
          <table:table-cell table:style-name="ce2" office:value-type="float" office:value="36189.12" calcext:value-type="float">
            <text:p>36189.12</text:p>
          </table:table-cell>
          <table:table-cell table:style-name="ce2" office:value-type="float" office:value="300142.5" calcext:value-type="float">
            <text:p>300142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39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501757.85" calcext:value-type="float">
            <text:p>3501757.8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48479.3" calcext:value-type="float">
            <text:p>2448479.3</text:p>
          </table:table-cell>
          <table:table-cell table:style-name="ce2" office:value-type="float" office:value="1177404.27" calcext:value-type="float">
            <text:p>1177404.27</text:p>
          </table:table-cell>
          <table:table-cell table:style-name="ce2" office:value-type="float" office:value="29899.08" calcext:value-type="float">
            <text:p>29899.08</text:p>
          </table:table-cell>
          <table:table-cell table:style-name="ce2" office:value-type="float" office:value="-19787.59" calcext:value-type="float">
            <text:p>-19787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295132.9" calcext:value-type="float">
            <text:p>7295132.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827853.34" calcext:value-type="float">
            <text:p>4827853.34</text:p>
          </table:table-cell>
          <table:table-cell table:style-name="ce2" office:value-type="float" office:value="943220.13" calcext:value-type="float">
            <text:p>943220.13</text:p>
          </table:table-cell>
          <table:table-cell table:style-name="ce2" office:value-type="float" office:value="90319.88" calcext:value-type="float">
            <text:p>90319.88</text:p>
          </table:table-cell>
          <table:table-cell table:style-name="ce2" office:value-type="float" office:value="339019.66" calcext:value-type="float">
            <text:p>339019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69474.96" calcext:value-type="float">
            <text:p>3569474.9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746198.3" calcext:value-type="float">
            <text:p>1746198.3</text:p>
          </table:table-cell>
          <table:table-cell table:style-name="ce2" office:value-type="float" office:value="1179763.35" calcext:value-type="float">
            <text:p>1179763.35</text:p>
          </table:table-cell>
          <table:table-cell table:style-name="ce2" office:value-type="float" office:value="79428.88" calcext:value-type="float">
            <text:p>79428.88</text:p>
          </table:table-cell>
          <table:table-cell table:style-name="ce2" office:value-type="float" office:value="151817.86" calcext:value-type="float">
            <text:p>151817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10822.51" calcext:value-type="float">
            <text:p>5110822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39003.94" calcext:value-type="float">
            <text:p>2439003.94</text:p>
          </table:table-cell>
          <table:table-cell table:style-name="ce2" office:value-type="float" office:value="1054078.84" calcext:value-type="float">
            <text:p>1054078.84</text:p>
          </table:table-cell>
          <table:table-cell table:style-name="ce2" office:value-type="float" office:value="118662.85" calcext:value-type="float">
            <text:p>118662.85</text:p>
          </table:table-cell>
          <table:table-cell table:style-name="ce2" office:value-type="float" office:value="364644.54" calcext:value-type="float">
            <text:p>36464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857170.04" calcext:value-type="float">
            <text:p>4857170.0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498685.27" calcext:value-type="float">
            <text:p>2498685.27</text:p>
          </table:table-cell>
          <table:table-cell table:style-name="ce2" office:value-type="float" office:value="880602.47" calcext:value-type="float">
            <text:p>880602.47</text:p>
          </table:table-cell>
          <table:table-cell table:style-name="ce2" office:value-type="float" office:value="71849.29" calcext:value-type="float">
            <text:p>71849.29</text:p>
          </table:table-cell>
          <table:table-cell table:style-name="ce2" office:value-type="float" office:value="325443.63" calcext:value-type="float">
            <text:p>325443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66188.11" calcext:value-type="float">
            <text:p>2066188.1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47247.63" calcext:value-type="float">
            <text:p>1047247.63</text:p>
          </table:table-cell>
          <table:table-cell table:style-name="ce2" office:value-type="float" office:value="1077427.59" calcext:value-type="float">
            <text:p>1077427.59</text:p>
          </table:table-cell>
          <table:table-cell table:style-name="ce2" office:value-type="float" office:value="39167.85" calcext:value-type="float">
            <text:p>39167.85</text:p>
          </table:table-cell>
          <table:table-cell table:style-name="ce2" office:value-type="float" office:value="-4057.04" calcext:value-type="float">
            <text:p>-4057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84228.53" calcext:value-type="float">
            <text:p>5384228.5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55116.98" calcext:value-type="float">
            <text:p>2755116.98</text:p>
          </table:table-cell>
          <table:table-cell table:style-name="ce2" office:value-type="float" office:value="837247.03" calcext:value-type="float">
            <text:p>837247.03</text:p>
          </table:table-cell>
          <table:table-cell table:style-name="ce2" office:value-type="float" office:value="99155.85" calcext:value-type="float">
            <text:p>99155.85</text:p>
          </table:table-cell>
          <table:table-cell table:style-name="ce2" office:value-type="float" office:value="397114.28" calcext:value-type="float">
            <text:p>397114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88813.91" calcext:value-type="float">
            <text:p>5188813.9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70968.89" calcext:value-type="float">
            <text:p>2570968.89</text:p>
          </table:table-cell>
          <table:table-cell table:style-name="ce2" office:value-type="float" office:value="586543.49" calcext:value-type="float">
            <text:p>586543.49</text:p>
          </table:table-cell>
          <table:table-cell table:style-name="ce2" office:value-type="float" office:value="47072.2" calcext:value-type="float">
            <text:p>47072.2</text:p>
          </table:table-cell>
          <table:table-cell table:style-name="ce2" office:value-type="float" office:value="436458.48" calcext:value-type="float">
            <text:p>436458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20382.56" calcext:value-type="float">
            <text:p>5720382.5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354089.24" calcext:value-type="float">
            <text:p>3354089.24</text:p>
          </table:table-cell>
          <table:table-cell table:style-name="ce2" office:value-type="float" office:value="994033.66" calcext:value-type="float">
            <text:p>994033.66</text:p>
          </table:table-cell>
          <table:table-cell table:style-name="ce2" office:value-type="float" office:value="125608.56" calcext:value-type="float">
            <text:p>125608.56</text:p>
          </table:table-cell>
          <table:table-cell table:style-name="ce2" office:value-type="float" office:value="314552.33" calcext:value-type="float">
            <text:p>314552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16461.74" calcext:value-type="float">
            <text:p>5316461.7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88575.14" calcext:value-type="float">
            <text:p>2388575.14</text:p>
          </table:table-cell>
          <table:table-cell table:style-name="ce2" office:value-type="float" office:value="613187.69" calcext:value-type="float">
            <text:p>613187.69</text:p>
          </table:table-cell>
          <table:table-cell table:style-name="ce2" office:value-type="float" office:value="16688.86" calcext:value-type="float">
            <text:p>16688.86</text:p>
          </table:table-cell>
          <table:table-cell table:style-name="ce2" office:value-type="float" office:value="489591.43" calcext:value-type="float">
            <text:p>489591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0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271374.82" calcext:value-type="float">
            <text:p>9271374.8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6061572.82" calcext:value-type="float">
            <text:p>6061572.82</text:p>
          </table:table-cell>
          <table:table-cell table:style-name="ce2" office:value-type="float" office:value="1179228.86" calcext:value-type="float">
            <text:p>1179228.86</text:p>
          </table:table-cell>
          <table:table-cell table:style-name="ce2" office:value-type="float" office:value="-8244.29" calcext:value-type="float">
            <text:p>-8244.29</text:p>
          </table:table-cell>
          <table:table-cell table:style-name="ce2" office:value-type="float" office:value="424689.06" calcext:value-type="float">
            <text:p>424689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323356.46" calcext:value-type="float">
            <text:p>7323356.4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714196.48" calcext:value-type="float">
            <text:p>4714196.48</text:p>
          </table:table-cell>
          <table:table-cell table:style-name="ce2" office:value-type="float" office:value="988752.77" calcext:value-type="float">
            <text:p>988752.77</text:p>
          </table:table-cell>
          <table:table-cell table:style-name="ce2" office:value-type="float" office:value="19511.36" calcext:value-type="float">
            <text:p>19511.36</text:p>
          </table:table-cell>
          <table:table-cell table:style-name="ce2" office:value-type="float" office:value="344382.9" calcext:value-type="float">
            <text:p>344382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077618" calcext:value-type="float">
            <text:p>507761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756867.11" calcext:value-type="float">
            <text:p>2756867.11</text:p>
          </table:table-cell>
          <table:table-cell table:style-name="ce2" office:value-type="float" office:value="1426987.58" calcext:value-type="float">
            <text:p>1426987.58</text:p>
          </table:table-cell>
          <table:table-cell table:style-name="ce2" office:value-type="float" office:value="79084.03" calcext:value-type="float">
            <text:p>79084.03</text:p>
          </table:table-cell>
          <table:table-cell table:style-name="ce2" office:value-type="float" office:value="204297.94" calcext:value-type="float">
            <text:p>204297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60478.17" calcext:value-type="float">
            <text:p>5260478.1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49921.48" calcext:value-type="float">
            <text:p>3449921.48</text:p>
          </table:table-cell>
          <table:table-cell table:style-name="ce2" office:value-type="float" office:value="900928.87" calcext:value-type="float">
            <text:p>900928.87</text:p>
          </table:table-cell>
          <table:table-cell table:style-name="ce2" office:value-type="float" office:value="85643.51" calcext:value-type="float">
            <text:p>85643.51</text:p>
          </table:table-cell>
          <table:table-cell table:style-name="ce2" office:value-type="float" office:value="209006.98" calcext:value-type="float">
            <text:p>209006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527238.42" calcext:value-type="float">
            <text:p>8527238.4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043134.85" calcext:value-type="float">
            <text:p>4043134.85</text:p>
          </table:table-cell>
          <table:table-cell table:style-name="ce2" office:value-type="float" office:value="993991.84" calcext:value-type="float">
            <text:p>993991.84</text:p>
          </table:table-cell>
          <table:table-cell table:style-name="ce2" office:value-type="float" office:value="106847.09" calcext:value-type="float">
            <text:p>106847.09</text:p>
          </table:table-cell>
          <table:table-cell table:style-name="ce2" office:value-type="float" office:value="755361.35" calcext:value-type="float">
            <text:p>755361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26175.57" calcext:value-type="float">
            <text:p>6726175.5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25914.73" calcext:value-type="float">
            <text:p>2725914.73</text:p>
          </table:table-cell>
          <table:table-cell table:style-name="ce2" office:value-type="float" office:value="559112.18" calcext:value-type="float">
            <text:p>559112.18</text:p>
          </table:table-cell>
          <table:table-cell table:style-name="ce2" office:value-type="float" office:value="71764.88" calcext:value-type="float">
            <text:p>71764.88</text:p>
          </table:table-cell>
          <table:table-cell table:style-name="ce2" office:value-type="float" office:value="737711.84" calcext:value-type="float">
            <text:p>737711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541994.28" calcext:value-type="float">
            <text:p>2541994.2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89004.61" calcext:value-type="float">
            <text:p>1489004.61</text:p>
          </table:table-cell>
          <table:table-cell table:style-name="ce2" office:value-type="float" office:value="668772.01" calcext:value-type="float">
            <text:p>668772.01</text:p>
          </table:table-cell>
          <table:table-cell table:style-name="ce2" office:value-type="float" office:value="57674.6" calcext:value-type="float">
            <text:p>57674.6</text:p>
          </table:table-cell>
          <table:table-cell table:style-name="ce2" office:value-type="float" office:value="92797.37" calcext:value-type="float">
            <text:p>92797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97896.45" calcext:value-type="float">
            <text:p>6897896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06742.08" calcext:value-type="float">
            <text:p>3706742.08</text:p>
          </table:table-cell>
          <table:table-cell table:style-name="ce2" office:value-type="float" office:value="496383.17" calcext:value-type="float">
            <text:p>496383.17</text:p>
          </table:table-cell>
          <table:table-cell table:style-name="ce2" office:value-type="float" office:value="171663.73" calcext:value-type="float">
            <text:p>171663.73</text:p>
          </table:table-cell>
          <table:table-cell table:style-name="ce2" office:value-type="float" office:value="601951.34" calcext:value-type="float">
            <text:p>601951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485602.16" calcext:value-type="float">
            <text:p>7485602.1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67911.31" calcext:value-type="float">
            <text:p>4267911.31</text:p>
          </table:table-cell>
          <table:table-cell table:style-name="ce2" office:value-type="float" office:value="1323248.14" calcext:value-type="float">
            <text:p>1323248.14</text:p>
          </table:table-cell>
          <table:table-cell table:style-name="ce2" office:value-type="float" office:value="158444.27" calcext:value-type="float">
            <text:p>158444.27</text:p>
          </table:table-cell>
          <table:table-cell table:style-name="ce2" office:value-type="float" office:value="431106.27" calcext:value-type="float">
            <text:p>431106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235434.15" calcext:value-type="float">
            <text:p>8235434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516108.8" calcext:value-type="float">
            <text:p>5516108.8</text:p>
          </table:table-cell>
          <table:table-cell table:style-name="ce2" office:value-type="float" office:value="862133.71" calcext:value-type="float">
            <text:p>862133.71</text:p>
          </table:table-cell>
          <table:table-cell table:style-name="ce2" office:value-type="float" office:value="149310.12" calcext:value-type="float">
            <text:p>149310.12</text:p>
          </table:table-cell>
          <table:table-cell table:style-name="ce2" office:value-type="float" office:value="421365.37" calcext:value-type="float">
            <text:p>421365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1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197016.64" calcext:value-type="float">
            <text:p>4197016.6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00044.79" calcext:value-type="float">
            <text:p>2900044.79</text:p>
          </table:table-cell>
          <table:table-cell table:style-name="ce2" office:value-type="float" office:value="1398123.93" calcext:value-type="float">
            <text:p>1398123.93</text:p>
          </table:table-cell>
          <table:table-cell table:style-name="ce2" office:value-type="float" office:value="115444.81" calcext:value-type="float">
            <text:p>115444.81</text:p>
          </table:table-cell>
          <table:table-cell table:style-name="ce2" office:value-type="float" office:value="3001.47" calcext:value-type="float">
            <text:p>3001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51099.01" calcext:value-type="float">
            <text:p>4051099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91509.35" calcext:value-type="float">
            <text:p>2391509.35</text:p>
          </table:table-cell>
          <table:table-cell table:style-name="ce2" office:value-type="float" office:value="195816.66" calcext:value-type="float">
            <text:p>195816.66</text:p>
          </table:table-cell>
          <table:table-cell table:style-name="ce2" office:value-type="float" office:value="119425.32" calcext:value-type="float">
            <text:p>119425.32</text:p>
          </table:table-cell>
          <table:table-cell table:style-name="ce2" office:value-type="float" office:value="332471.65" calcext:value-type="float">
            <text:p>332471.6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16369.96" calcext:value-type="float">
            <text:p>3116369.9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60871.95" calcext:value-type="float">
            <text:p>1960871.95</text:p>
          </table:table-cell>
          <table:table-cell table:style-name="ce2" office:value-type="float" office:value="1464422.32" calcext:value-type="float">
            <text:p>1464422.32</text:p>
          </table:table-cell>
          <table:table-cell table:style-name="ce2" office:value-type="float" office:value="59740.11" calcext:value-type="float">
            <text:p>59740.11</text:p>
          </table:table-cell>
          <table:table-cell table:style-name="ce2" office:value-type="float" office:value="-52328.68" calcext:value-type="float">
            <text:p>-52328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616254.93" calcext:value-type="float">
            <text:p>5616254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87708.83" calcext:value-type="float">
            <text:p>2387708.83</text:p>
          </table:table-cell>
          <table:table-cell table:style-name="ce2" office:value-type="float" office:value="979593.13" calcext:value-type="float">
            <text:p>979593.13</text:p>
          </table:table-cell>
          <table:table-cell table:style-name="ce2" office:value-type="float" office:value="107217.91" calcext:value-type="float">
            <text:p>107217.91</text:p>
          </table:table-cell>
          <table:table-cell table:style-name="ce2" office:value-type="float" office:value="494795.88" calcext:value-type="float">
            <text:p>494795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65735.16" calcext:value-type="float">
            <text:p>6465735.1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98037.39" calcext:value-type="float">
            <text:p>2898037.39</text:p>
          </table:table-cell>
          <table:table-cell table:style-name="ce2" office:value-type="float" office:value="1101954.22" calcext:value-type="float">
            <text:p>1101954.22</text:p>
          </table:table-cell>
          <table:table-cell table:style-name="ce2" office:value-type="float" office:value="53006.64" calcext:value-type="float">
            <text:p>53006.64</text:p>
          </table:table-cell>
          <table:table-cell table:style-name="ce2" office:value-type="float" office:value="528937.54" calcext:value-type="float">
            <text:p>528937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973341.63" calcext:value-type="float">
            <text:p>3973341.6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63318.6" calcext:value-type="float">
            <text:p>2463318.6</text:p>
          </table:table-cell>
          <table:table-cell table:style-name="ce2" office:value-type="float" office:value="681117.18" calcext:value-type="float">
            <text:p>681117.18</text:p>
          </table:table-cell>
          <table:table-cell table:style-name="ce2" office:value-type="float" office:value="47336.33" calcext:value-type="float">
            <text:p>47336.33</text:p>
          </table:table-cell>
          <table:table-cell table:style-name="ce2" office:value-type="float" office:value="184010.86" calcext:value-type="float">
            <text:p>184010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716369.4" calcext:value-type="float">
            <text:p>4716369.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96891.41" calcext:value-type="float">
            <text:p>2496891.41</text:p>
          </table:table-cell>
          <table:table-cell table:style-name="ce2" office:value-type="float" office:value="1158186.98" calcext:value-type="float">
            <text:p>1158186.98</text:p>
          </table:table-cell>
          <table:table-cell table:style-name="ce2" office:value-type="float" office:value="19125.51" calcext:value-type="float">
            <text:p>19125.51</text:p>
          </table:table-cell>
          <table:table-cell table:style-name="ce2" office:value-type="float" office:value="226887.47" calcext:value-type="float">
            <text:p>226887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92564.41" calcext:value-type="float">
            <text:p>892564.4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76441.58" calcext:value-type="float">
            <text:p>476441.58</text:p>
          </table:table-cell>
          <table:table-cell table:style-name="ce2" office:value-type="float" office:value="887825.76" calcext:value-type="float">
            <text:p>887825.76</text:p>
          </table:table-cell>
          <table:table-cell table:style-name="ce2" office:value-type="float" office:value="120303.58" calcext:value-type="float">
            <text:p>120303.58</text:p>
          </table:table-cell>
          <table:table-cell table:style-name="ce2" office:value-type="float" office:value="-73793.86" calcext:value-type="float">
            <text:p>-73793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018898.1" calcext:value-type="float">
            <text:p>8018898.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49967.31" calcext:value-type="float">
            <text:p>3949967.31</text:p>
          </table:table-cell>
          <table:table-cell table:style-name="ce2" office:value-type="float" office:value="641813.73" calcext:value-type="float">
            <text:p>641813.73</text:p>
          </table:table-cell>
          <table:table-cell table:style-name="ce2" office:value-type="float" office:value="108183.59" calcext:value-type="float">
            <text:p>108183.59</text:p>
          </table:table-cell>
          <table:table-cell table:style-name="ce2" office:value-type="float" office:value="742413.14" calcext:value-type="float">
            <text:p>742413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70047.26" calcext:value-type="float">
            <text:p>1870047.2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088754.45" calcext:value-type="float">
            <text:p>1088754.45</text:p>
          </table:table-cell>
          <table:table-cell table:style-name="ce2" office:value-type="float" office:value="637700.09" calcext:value-type="float">
            <text:p>637700.09</text:p>
          </table:table-cell>
          <table:table-cell table:style-name="ce2" office:value-type="float" office:value="84855.76" calcext:value-type="float">
            <text:p>84855.76</text:p>
          </table:table-cell>
          <table:table-cell table:style-name="ce2" office:value-type="float" office:value="47974.18" calcext:value-type="float">
            <text:p>47974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2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49559.5" calcext:value-type="float">
            <text:p>5749559.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19209.03" calcext:value-type="float">
            <text:p>2619209.03</text:p>
          </table:table-cell>
          <table:table-cell table:style-name="ce2" office:value-type="float" office:value="632394.87" calcext:value-type="float">
            <text:p>632394.87</text:p>
          </table:table-cell>
          <table:table-cell table:style-name="ce2" office:value-type="float" office:value="78309.67" calcext:value-type="float">
            <text:p>78309.67</text:p>
          </table:table-cell>
          <table:table-cell table:style-name="ce2" office:value-type="float" office:value="541015.71" calcext:value-type="float">
            <text:p>541015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76509.67" calcext:value-type="float">
            <text:p>5476509.6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20597.79" calcext:value-type="float">
            <text:p>3220597.79</text:p>
          </table:table-cell>
          <table:table-cell table:style-name="ce2" office:value-type="float" office:value="1114071.88" calcext:value-type="float">
            <text:p>1114071.88</text:p>
          </table:table-cell>
          <table:table-cell table:style-name="ce2" office:value-type="float" office:value="8494.68" calcext:value-type="float">
            <text:p>8494.68</text:p>
          </table:table-cell>
          <table:table-cell table:style-name="ce2" office:value-type="float" office:value="241570.28" calcext:value-type="float">
            <text:p>241570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091615.94" calcext:value-type="float">
            <text:p>5091615.9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02121.49" calcext:value-type="float">
            <text:p>2302121.49</text:p>
          </table:table-cell>
          <table:table-cell table:style-name="ce2" office:value-type="float" office:value="809310.52" calcext:value-type="float">
            <text:p>809310.52</text:p>
          </table:table-cell>
          <table:table-cell table:style-name="ce2" office:value-type="float" office:value="112819.98" calcext:value-type="float">
            <text:p>112819.98</text:p>
          </table:table-cell>
          <table:table-cell table:style-name="ce2" office:value-type="float" office:value="439530.82" calcext:value-type="float">
            <text:p>439530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137593.76" calcext:value-type="float">
            <text:p>5137593.7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53411.18" calcext:value-type="float">
            <text:p>2153411.18</text:p>
          </table:table-cell>
          <table:table-cell table:style-name="ce2" office:value-type="float" office:value="507971.87" calcext:value-type="float">
            <text:p>507971.87</text:p>
          </table:table-cell>
          <table:table-cell table:style-name="ce2" office:value-type="float" office:value="84223" calcext:value-type="float">
            <text:p>84223</text:p>
          </table:table-cell>
          <table:table-cell table:style-name="ce2" office:value-type="float" office:value="537691.08" calcext:value-type="float">
            <text:p>537691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976437.65" calcext:value-type="float">
            <text:p>2976437.6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485561.78" calcext:value-type="float">
            <text:p>1485561.78</text:p>
          </table:table-cell>
          <table:table-cell table:style-name="ce2" office:value-type="float" office:value="1110789.85" calcext:value-type="float">
            <text:p>1110789.85</text:p>
          </table:table-cell>
          <table:table-cell table:style-name="ce2" office:value-type="float" office:value="144799.86" calcext:value-type="float">
            <text:p>144799.86</text:p>
          </table:table-cell>
          <table:table-cell table:style-name="ce2" office:value-type="float" office:value="110226.03" calcext:value-type="float">
            <text:p>110226.0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43869.59" calcext:value-type="float">
            <text:p>4343869.5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38760.89" calcext:value-type="float">
            <text:p>2038760.89</text:p>
          </table:table-cell>
          <table:table-cell table:style-name="ce2" office:value-type="float" office:value="348181.14" calcext:value-type="float">
            <text:p>348181.14</text:p>
          </table:table-cell>
          <table:table-cell table:style-name="ce2" office:value-type="float" office:value="107310.57" calcext:value-type="float">
            <text:p>107310.57</text:p>
          </table:table-cell>
          <table:table-cell table:style-name="ce2" office:value-type="float" office:value="433490.01" calcext:value-type="float">
            <text:p>433490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37901.3" calcext:value-type="float">
            <text:p>6937901.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625481.39" calcext:value-type="float">
            <text:p>4625481.39</text:p>
          </table:table-cell>
          <table:table-cell table:style-name="ce2" office:value-type="float" office:value="1398721.63" calcext:value-type="float">
            <text:p>1398721.63</text:p>
          </table:table-cell>
          <table:table-cell table:style-name="ce2" office:value-type="float" office:value="135289.19" calcext:value-type="float">
            <text:p>135289.19</text:p>
          </table:table-cell>
          <table:table-cell table:style-name="ce2" office:value-type="float" office:value="220287.37" calcext:value-type="float">
            <text:p>220287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530311" calcext:value-type="float">
            <text:p>753031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36269.38" calcext:value-type="float">
            <text:p>3136269.38</text:p>
          </table:table-cell>
          <table:table-cell table:style-name="ce2" office:value-type="float" office:value="1595923.17" calcext:value-type="float">
            <text:p>1595923.17</text:p>
          </table:table-cell>
          <table:table-cell table:style-name="ce2" office:value-type="float" office:value="99637.98" calcext:value-type="float">
            <text:p>99637.98</text:p>
          </table:table-cell>
          <table:table-cell table:style-name="ce2" office:value-type="float" office:value="608528.85" calcext:value-type="float">
            <text:p>608528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158198.12" calcext:value-type="float">
            <text:p>4158198.1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83597.67" calcext:value-type="float">
            <text:p>1883597.67</text:p>
          </table:table-cell>
          <table:table-cell table:style-name="ce2" office:value-type="float" office:value="606272.9" calcext:value-type="float">
            <text:p>606272.9</text:p>
          </table:table-cell>
          <table:table-cell table:style-name="ce2" office:value-type="float" office:value="109083.89" calcext:value-type="float">
            <text:p>109083.89</text:p>
          </table:table-cell>
          <table:table-cell table:style-name="ce2" office:value-type="float" office:value="373256.4" calcext:value-type="float">
            <text:p>373256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879160.94" calcext:value-type="float">
            <text:p>1879160.9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061004.11" calcext:value-type="float">
            <text:p>1061004.11</text:p>
          </table:table-cell>
          <table:table-cell table:style-name="ce2" office:value-type="float" office:value="1315735.19" calcext:value-type="float">
            <text:p>1315735.19</text:p>
          </table:table-cell>
          <table:table-cell table:style-name="ce2" office:value-type="float" office:value="146556.31" calcext:value-type="float">
            <text:p>146556.31</text:p>
          </table:table-cell>
          <table:table-cell table:style-name="ce2" office:value-type="float" office:value="-73714.63" calcext:value-type="float">
            <text:p>-73714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3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442652.3" calcext:value-type="float">
            <text:p>3442652.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73905.04" calcext:value-type="float">
            <text:p>1873905.04</text:p>
          </table:table-cell>
          <table:table-cell table:style-name="ce2" office:value-type="float" office:value="1104729.4" calcext:value-type="float">
            <text:p>1104729.4</text:p>
          </table:table-cell>
          <table:table-cell table:style-name="ce2" office:value-type="float" office:value="90380.54" calcext:value-type="float">
            <text:p>90380.54</text:p>
          </table:table-cell>
          <table:table-cell table:style-name="ce2" office:value-type="float" office:value="116423.66" calcext:value-type="float">
            <text:p>116423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705394.19" calcext:value-type="float">
            <text:p>8705394.1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01905.64" calcext:value-type="float">
            <text:p>3601905.64</text:p>
          </table:table-cell>
          <table:table-cell table:style-name="ce2" office:value-type="float" office:value="849988.4" calcext:value-type="float">
            <text:p>849988.4</text:p>
          </table:table-cell>
          <table:table-cell table:style-name="ce2" office:value-type="float" office:value="123592.74" calcext:value-type="float">
            <text:p>123592.74</text:p>
          </table:table-cell>
          <table:table-cell table:style-name="ce2" office:value-type="float" office:value="919189.51" calcext:value-type="float">
            <text:p>919189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561711.02" calcext:value-type="float">
            <text:p>3561711.0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432433.72" calcext:value-type="float">
            <text:p>1432433.72</text:p>
          </table:table-cell>
          <table:table-cell table:style-name="ce2" office:value-type="float" office:value="863988.27" calcext:value-type="float">
            <text:p>863988.27</text:p>
          </table:table-cell>
          <table:table-cell table:style-name="ce2" office:value-type="float" office:value="77823.78" calcext:value-type="float">
            <text:p>77823.78</text:p>
          </table:table-cell>
          <table:table-cell table:style-name="ce2" office:value-type="float" office:value="282053.69" calcext:value-type="float">
            <text:p>282053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805592.66" calcext:value-type="float">
            <text:p>4805592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346712.68" calcext:value-type="float">
            <text:p>3346712.68</text:p>
          </table:table-cell>
          <table:table-cell table:style-name="ce2" office:value-type="float" office:value="1196343.49" calcext:value-type="float">
            <text:p>1196343.49</text:p>
          </table:table-cell>
          <table:table-cell table:style-name="ce2" office:value-type="float" office:value="93444.65" calcext:value-type="float">
            <text:p>93444.65</text:p>
          </table:table-cell>
          <table:table-cell table:style-name="ce2" office:value-type="float" office:value="74756.04" calcext:value-type="float">
            <text:p>74756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831824.72" calcext:value-type="float">
            <text:p>7831824.7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680693.26" calcext:value-type="float">
            <text:p>4680693.26</text:p>
          </table:table-cell>
          <table:table-cell table:style-name="ce2" office:value-type="float" office:value="988014.76" calcext:value-type="float">
            <text:p>988014.76</text:p>
          </table:table-cell>
          <table:table-cell table:style-name="ce2" office:value-type="float" office:value="179676.2" calcext:value-type="float">
            <text:p>179676.2</text:p>
          </table:table-cell>
          <table:table-cell table:style-name="ce2" office:value-type="float" office:value="491986.51" calcext:value-type="float">
            <text:p>491986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946207.99" calcext:value-type="float">
            <text:p>3946207.9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11073.77" calcext:value-type="float">
            <text:p>2011073.77</text:p>
          </table:table-cell>
          <table:table-cell table:style-name="ce2" office:value-type="float" office:value="221737.25" calcext:value-type="float">
            <text:p>221737.25</text:p>
          </table:table-cell>
          <table:table-cell table:style-name="ce2" office:value-type="float" office:value="132025.33" calcext:value-type="float">
            <text:p>132025.33</text:p>
          </table:table-cell>
          <table:table-cell table:style-name="ce2" office:value-type="float" office:value="387538.68" calcext:value-type="float">
            <text:p>387538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68929.22" calcext:value-type="float">
            <text:p>4668929.2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26496.15" calcext:value-type="float">
            <text:p>2526496.15</text:p>
          </table:table-cell>
          <table:table-cell table:style-name="ce2" office:value-type="float" office:value="1621904.32" calcext:value-type="float">
            <text:p>1621904.32</text:p>
          </table:table-cell>
          <table:table-cell table:style-name="ce2" office:value-type="float" office:value="72927.05" calcext:value-type="float">
            <text:p>72927.05</text:p>
          </table:table-cell>
          <table:table-cell table:style-name="ce2" office:value-type="float" office:value="124625.72" calcext:value-type="float">
            <text:p>124625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588996.58" calcext:value-type="float">
            <text:p>6588996.5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62487.98" calcext:value-type="float">
            <text:p>3162487.98</text:p>
          </table:table-cell>
          <table:table-cell table:style-name="ce2" office:value-type="float" office:value="1129952.26" calcext:value-type="float">
            <text:p>1129952.26</text:p>
          </table:table-cell>
          <table:table-cell table:style-name="ce2" office:value-type="float" office:value="121145.96" calcext:value-type="float">
            <text:p>121145.96</text:p>
          </table:table-cell>
          <table:table-cell table:style-name="ce2" office:value-type="float" office:value="507717.48" calcext:value-type="float">
            <text:p>507717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423613.74" calcext:value-type="float">
            <text:p>8423613.7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240970.56" calcext:value-type="float">
            <text:p>4240970.56</text:p>
          </table:table-cell>
          <table:table-cell table:style-name="ce2" office:value-type="float" office:value="984396.77" calcext:value-type="float">
            <text:p>984396.77</text:p>
          </table:table-cell>
          <table:table-cell table:style-name="ce2" office:value-type="float" office:value="36000.94" calcext:value-type="float">
            <text:p>36000.94</text:p>
          </table:table-cell>
          <table:table-cell table:style-name="ce2" office:value-type="float" office:value="679191.94" calcext:value-type="float">
            <text:p>679191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08896.27" calcext:value-type="float">
            <text:p>3708896.2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05730.09" calcext:value-type="float">
            <text:p>2205730.09</text:p>
          </table:table-cell>
          <table:table-cell table:style-name="ce2" office:value-type="float" office:value="784473.03" calcext:value-type="float">
            <text:p>784473.03</text:p>
          </table:table-cell>
          <table:table-cell table:style-name="ce2" office:value-type="float" office:value="88940.39" calcext:value-type="float">
            <text:p>88940.39</text:p>
          </table:table-cell>
          <table:table-cell table:style-name="ce2" office:value-type="float" office:value="169603.04" calcext:value-type="float">
            <text:p>169603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784190.49" calcext:value-type="float">
            <text:p>7784190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175268.76" calcext:value-type="float">
            <text:p>5175268.76</text:p>
          </table:table-cell>
          <table:table-cell table:style-name="ce2" office:value-type="float" office:value="943311.85" calcext:value-type="float">
            <text:p>943311.85</text:p>
          </table:table-cell>
          <table:table-cell table:style-name="ce2" office:value-type="float" office:value="52328.78" calcext:value-type="float">
            <text:p>52328.78</text:p>
          </table:table-cell>
          <table:table-cell table:style-name="ce2" office:value-type="float" office:value="360767.12" calcext:value-type="float">
            <text:p>360767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36942.58" calcext:value-type="float">
            <text:p>4436942.5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019869.33" calcext:value-type="float">
            <text:p>2019869.33</text:p>
          </table:table-cell>
          <table:table-cell table:style-name="ce2" office:value-type="float" office:value="1380756.18" calcext:value-type="float">
            <text:p>1380756.18</text:p>
          </table:table-cell>
          <table:table-cell table:style-name="ce2" office:value-type="float" office:value="122595.31" calcext:value-type="float">
            <text:p>122595.31</text:p>
          </table:table-cell>
          <table:table-cell table:style-name="ce2" office:value-type="float" office:value="243371.6" calcext:value-type="float">
            <text:p>243371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228142.59" calcext:value-type="float">
            <text:p>3228142.5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105099.07" calcext:value-type="float">
            <text:p>2105099.07</text:p>
          </table:table-cell>
          <table:table-cell table:style-name="ce2" office:value-type="float" office:value="1078485.53" calcext:value-type="float">
            <text:p>1078485.53</text:p>
          </table:table-cell>
          <table:table-cell table:style-name="ce2" office:value-type="float" office:value="90553.42" calcext:value-type="float">
            <text:p>90553.42</text:p>
          </table:table-cell>
          <table:table-cell table:style-name="ce2" office:value-type="float" office:value="28373.4" calcext:value-type="float">
            <text:p>28373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499112.86" calcext:value-type="float">
            <text:p>5499112.8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00181.23" calcext:value-type="float">
            <text:p>2400181.23</text:p>
          </table:table-cell>
          <table:table-cell table:style-name="ce2" office:value-type="float" office:value="1112612.39" calcext:value-type="float">
            <text:p>1112612.39</text:p>
          </table:table-cell>
          <table:table-cell table:style-name="ce2" office:value-type="float" office:value="114173.92" calcext:value-type="float">
            <text:p>114173.92</text:p>
          </table:table-cell>
          <table:table-cell table:style-name="ce2" office:value-type="float" office:value="441103.56" calcext:value-type="float">
            <text:p>441103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684863.88" calcext:value-type="float">
            <text:p>2684863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247113.01" calcext:value-type="float">
            <text:p>1247113.01</text:p>
          </table:table-cell>
          <table:table-cell table:style-name="ce2" office:value-type="float" office:value="625248.81" calcext:value-type="float">
            <text:p>625248.81</text:p>
          </table:table-cell>
          <table:table-cell table:style-name="ce2" office:value-type="float" office:value="138708.98" calcext:value-type="float">
            <text:p>138708.98</text:p>
          </table:table-cell>
          <table:table-cell table:style-name="ce2" office:value-type="float" office:value="199754.32" calcext:value-type="float">
            <text:p>199754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44022.86" calcext:value-type="float">
            <text:p>5944022.8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43900.37" calcext:value-type="float">
            <text:p>2443900.37</text:p>
          </table:table-cell>
          <table:table-cell table:style-name="ce2" office:value-type="float" office:value="895110.92" calcext:value-type="float">
            <text:p>895110.92</text:p>
          </table:table-cell>
          <table:table-cell table:style-name="ce2" office:value-type="float" office:value="76989.29" calcext:value-type="float">
            <text:p>76989.29</text:p>
          </table:table-cell>
          <table:table-cell table:style-name="ce2" office:value-type="float" office:value="563220.18" calcext:value-type="float">
            <text:p>563220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1299296.02" calcext:value-type="float">
            <text:p>11299296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997040.88" calcext:value-type="float">
            <text:p>4997040.88</text:p>
          </table:table-cell>
          <table:table-cell table:style-name="ce2" office:value-type="float" office:value="1015315.45" calcext:value-type="float">
            <text:p>1015315.45</text:p>
          </table:table-cell>
          <table:table-cell table:style-name="ce2" office:value-type="float" office:value="78775.78" calcext:value-type="float">
            <text:p>78775.78</text:p>
          </table:table-cell>
          <table:table-cell table:style-name="ce2" office:value-type="float" office:value="1126800.25" calcext:value-type="float">
            <text:p>1126800.2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211201.63" calcext:value-type="float">
            <text:p>7211201.6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868938.03" calcext:value-type="float">
            <text:p>4868938.03</text:p>
          </table:table-cell>
          <table:table-cell table:style-name="ce2" office:value-type="float" office:value="1208969.9" calcext:value-type="float">
            <text:p>1208969.9</text:p>
          </table:table-cell>
          <table:table-cell table:style-name="ce2" office:value-type="float" office:value="98148.14" calcext:value-type="float">
            <text:p>98148.14</text:p>
          </table:table-cell>
          <table:table-cell table:style-name="ce2" office:value-type="float" office:value="258602.79" calcext:value-type="float">
            <text:p>258602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790200.72" calcext:value-type="float">
            <text:p>4790200.7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576321.43" calcext:value-type="float">
            <text:p>2576321.43</text:p>
          </table:table-cell>
          <table:table-cell table:style-name="ce2" office:value-type="float" office:value="875255.14" calcext:value-type="float">
            <text:p>875255.14</text:p>
          </table:table-cell>
          <table:table-cell table:style-name="ce2" office:value-type="float" office:value="56975.19" calcext:value-type="float">
            <text:p>56975.19</text:p>
          </table:table-cell>
          <table:table-cell table:style-name="ce2" office:value-type="float" office:value="293075.86" calcext:value-type="float">
            <text:p>293075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04403.82" calcext:value-type="float">
            <text:p>7104403.8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07292.42" calcext:value-type="float">
            <text:p>3007292.42</text:p>
          </table:table-cell>
          <table:table-cell table:style-name="ce2" office:value-type="float" office:value="1278360.63" calcext:value-type="float">
            <text:p>1278360.63</text:p>
          </table:table-cell>
          <table:table-cell table:style-name="ce2" office:value-type="float" office:value="99439.35" calcext:value-type="float">
            <text:p>99439.35</text:p>
          </table:table-cell>
          <table:table-cell table:style-name="ce2" office:value-type="float" office:value="612819.93" calcext:value-type="float">
            <text:p>612819.9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5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136956.54" calcext:value-type="float">
            <text:p>3136956.5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57969.03" calcext:value-type="float">
            <text:p>2157969.03</text:p>
          </table:table-cell>
          <table:table-cell table:style-name="ce2" office:value-type="float" office:value="656694.04" calcext:value-type="float">
            <text:p>656694.04</text:p>
          </table:table-cell>
          <table:table-cell table:style-name="ce2" office:value-type="float" office:value="102078.14" calcext:value-type="float">
            <text:p>102078.14</text:p>
          </table:table-cell>
          <table:table-cell table:style-name="ce2" office:value-type="float" office:value="89118.04" calcext:value-type="float">
            <text:p>89118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472650.73" calcext:value-type="float">
            <text:p>3472650.7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04790.28" calcext:value-type="float">
            <text:p>2304790.28</text:p>
          </table:table-cell>
          <table:table-cell table:style-name="ce2" office:value-type="float" office:value="1020860.9" calcext:value-type="float">
            <text:p>1020860.9</text:p>
          </table:table-cell>
          <table:table-cell table:style-name="ce2" office:value-type="float" office:value="111447.01" calcext:value-type="float">
            <text:p>111447.01</text:p>
          </table:table-cell>
          <table:table-cell table:style-name="ce2" office:value-type="float" office:value="54273.78" calcext:value-type="float">
            <text:p>54273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845670.45" calcext:value-type="float">
            <text:p>4845670.4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35351.02" calcext:value-type="float">
            <text:p>3035351.02</text:p>
          </table:table-cell>
          <table:table-cell table:style-name="ce2" office:value-type="float" office:value="970715.54" calcext:value-type="float">
            <text:p>970715.54</text:p>
          </table:table-cell>
          <table:table-cell table:style-name="ce2" office:value-type="float" office:value="120977.52" calcext:value-type="float">
            <text:p>120977.52</text:p>
          </table:table-cell>
          <table:table-cell table:style-name="ce2" office:value-type="float" office:value="201722.1" calcext:value-type="float">
            <text:p>201722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75562.4" calcext:value-type="float">
            <text:p>5175562.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19598.97" calcext:value-type="float">
            <text:p>3519598.97</text:p>
          </table:table-cell>
          <table:table-cell table:style-name="ce2" office:value-type="float" office:value="545342.06" calcext:value-type="float">
            <text:p>545342.06</text:p>
          </table:table-cell>
          <table:table-cell table:style-name="ce2" office:value-type="float" office:value="19844.19" calcext:value-type="float">
            <text:p>19844.19</text:p>
          </table:table-cell>
          <table:table-cell table:style-name="ce2" office:value-type="float" office:value="237397.77" calcext:value-type="float">
            <text:p>237397.7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413394.36" calcext:value-type="float">
            <text:p>2413394.3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124735.47" calcext:value-type="float">
            <text:p>1124735.47</text:p>
          </table:table-cell>
          <table:table-cell table:style-name="ce2" office:value-type="float" office:value="985687.55" calcext:value-type="float">
            <text:p>985687.55</text:p>
          </table:table-cell>
          <table:table-cell table:style-name="ce2" office:value-type="float" office:value="35743.93" calcext:value-type="float">
            <text:p>35743.93</text:p>
          </table:table-cell>
          <table:table-cell table:style-name="ce2" office:value-type="float" office:value="71130.21" calcext:value-type="float">
            <text:p>71130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87045.02" calcext:value-type="float">
            <text:p>4387045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55574.93" calcext:value-type="float">
            <text:p>2855574.93</text:p>
          </table:table-cell>
          <table:table-cell table:style-name="ce2" office:value-type="float" office:value="825218.64" calcext:value-type="float">
            <text:p>825218.64</text:p>
          </table:table-cell>
          <table:table-cell table:style-name="ce2" office:value-type="float" office:value="41640.79" calcext:value-type="float">
            <text:p>41640.79</text:p>
          </table:table-cell>
          <table:table-cell table:style-name="ce2" office:value-type="float" office:value="157057.37" calcext:value-type="float">
            <text:p>157057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10822.57" calcext:value-type="float">
            <text:p>4710822.5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59456.86" calcext:value-type="float">
            <text:p>2859456.86</text:p>
          </table:table-cell>
          <table:table-cell table:style-name="ce2" office:value-type="float" office:value="1424132.42" calcext:value-type="float">
            <text:p>1424132.42</text:p>
          </table:table-cell>
          <table:table-cell table:style-name="ce2" office:value-type="float" office:value="104630.4" calcext:value-type="float">
            <text:p>104630.4</text:p>
          </table:table-cell>
          <table:table-cell table:style-name="ce2" office:value-type="float" office:value="111691.37" calcext:value-type="float">
            <text:p>111691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083944.7" calcext:value-type="float">
            <text:p>8083944.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342903.58" calcext:value-type="float">
            <text:p>5342903.58</text:p>
          </table:table-cell>
          <table:table-cell table:style-name="ce2" office:value-type="float" office:value="876923.19" calcext:value-type="float">
            <text:p>876923.19</text:p>
          </table:table-cell>
          <table:table-cell table:style-name="ce2" office:value-type="float" office:value="85781.21" calcext:value-type="float">
            <text:p>85781.21</text:p>
          </table:table-cell>
          <table:table-cell table:style-name="ce2" office:value-type="float" office:value="409478.82" calcext:value-type="float">
            <text:p>409478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413308.97" calcext:value-type="float">
            <text:p>2413308.9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42281.74" calcext:value-type="float">
            <text:p>1542281.74</text:p>
          </table:table-cell>
          <table:table-cell table:style-name="ce2" office:value-type="float" office:value="1105261.16" calcext:value-type="float">
            <text:p>1105261.16</text:p>
          </table:table-cell>
          <table:table-cell table:style-name="ce2" office:value-type="float" office:value="-13386.23" calcext:value-type="float">
            <text:p>-13386.23</text:p>
          </table:table-cell>
          <table:table-cell table:style-name="ce2" office:value-type="float" office:value="-52000.23" calcext:value-type="float">
            <text:p>-52000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227902.92" calcext:value-type="float">
            <text:p>2227902.9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22748.38" calcext:value-type="float">
            <text:p>1122748.38</text:p>
          </table:table-cell>
          <table:table-cell table:style-name="ce2" office:value-type="float" office:value="630687.41" calcext:value-type="float">
            <text:p>630687.41</text:p>
          </table:table-cell>
          <table:table-cell table:style-name="ce2" office:value-type="float" office:value="197352.24" calcext:value-type="float">
            <text:p>197352.24</text:p>
          </table:table-cell>
          <table:table-cell table:style-name="ce2" office:value-type="float" office:value="141082.07" calcext:value-type="float">
            <text:p>141082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6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51417.89" calcext:value-type="float">
            <text:p>5351417.8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83806.21" calcext:value-type="float">
            <text:p>3383806.21</text:p>
          </table:table-cell>
          <table:table-cell table:style-name="ce2" office:value-type="float" office:value="1070970.67" calcext:value-type="float">
            <text:p>1070970.67</text:p>
          </table:table-cell>
          <table:table-cell table:style-name="ce2" office:value-type="float" office:value="551.55" calcext:value-type="float">
            <text:p>551.55</text:p>
          </table:table-cell>
          <table:table-cell table:style-name="ce2" office:value-type="float" office:value="188410.44" calcext:value-type="float">
            <text:p>188410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301753.21" calcext:value-type="float">
            <text:p>7301753.2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495618.63" calcext:value-type="float">
            <text:p>3495618.63</text:p>
          </table:table-cell>
          <table:table-cell table:style-name="ce2" office:value-type="float" office:value="875486.11" calcext:value-type="float">
            <text:p>875486.11</text:p>
          </table:table-cell>
          <table:table-cell table:style-name="ce2" office:value-type="float" office:value="101521.18" calcext:value-type="float">
            <text:p>101521.18</text:p>
          </table:table-cell>
          <table:table-cell table:style-name="ce2" office:value-type="float" office:value="636755.63" calcext:value-type="float">
            <text:p>636755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103186.03" calcext:value-type="float">
            <text:p>6103186.0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42912.14" calcext:value-type="float">
            <text:p>3042912.14</text:p>
          </table:table-cell>
          <table:table-cell table:style-name="ce2" office:value-type="float" office:value="767117.05" calcext:value-type="float">
            <text:p>767117.05</text:p>
          </table:table-cell>
          <table:table-cell table:style-name="ce2" office:value-type="float" office:value="128168.65" calcext:value-type="float">
            <text:p>128168.65</text:p>
          </table:table-cell>
          <table:table-cell table:style-name="ce2" office:value-type="float" office:value="508478.35" calcext:value-type="float">
            <text:p>508478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05353.79" calcext:value-type="float">
            <text:p>5605353.7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423596.43" calcext:value-type="float">
            <text:p>2423596.43</text:p>
          </table:table-cell>
          <table:table-cell table:style-name="ce2" office:value-type="float" office:value="1850167.67" calcext:value-type="float">
            <text:p>1850167.67</text:p>
          </table:table-cell>
          <table:table-cell table:style-name="ce2" office:value-type="float" office:value="64010.65" calcext:value-type="float">
            <text:p>64010.65</text:p>
          </table:table-cell>
          <table:table-cell table:style-name="ce2" office:value-type="float" office:value="293076.07" calcext:value-type="float">
            <text:p>293076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22783.94" calcext:value-type="float">
            <text:p>4422783.9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09806.13" calcext:value-type="float">
            <text:p>3009806.13</text:p>
          </table:table-cell>
          <table:table-cell table:style-name="ce2" office:value-type="float" office:value="893965.29" calcext:value-type="float">
            <text:p>893965.29</text:p>
          </table:table-cell>
          <table:table-cell table:style-name="ce2" office:value-type="float" office:value="131997.98" calcext:value-type="float">
            <text:p>131997.98</text:p>
          </table:table-cell>
          <table:table-cell table:style-name="ce2" office:value-type="float" office:value="136712.21" calcext:value-type="float">
            <text:p>136712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352209.86" calcext:value-type="float">
            <text:p>6352209.8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95438.27" calcext:value-type="float">
            <text:p>3095438.27</text:p>
          </table:table-cell>
          <table:table-cell table:style-name="ce2" office:value-type="float" office:value="936415.32" calcext:value-type="float">
            <text:p>936415.32</text:p>
          </table:table-cell>
          <table:table-cell table:style-name="ce2" office:value-type="float" office:value="49591.13" calcext:value-type="float">
            <text:p>49591.13</text:p>
          </table:table-cell>
          <table:table-cell table:style-name="ce2" office:value-type="float" office:value="497688.95" calcext:value-type="float">
            <text:p>497688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653778.44" calcext:value-type="float">
            <text:p>6653778.4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700743.34" calcext:value-type="float">
            <text:p>3700743.34</text:p>
          </table:table-cell>
          <table:table-cell table:style-name="ce2" office:value-type="float" office:value="1270598.04" calcext:value-type="float">
            <text:p>1270598.04</text:p>
          </table:table-cell>
          <table:table-cell table:style-name="ce2" office:value-type="float" office:value="108555.07" calcext:value-type="float">
            <text:p>108555.07</text:p>
          </table:table-cell>
          <table:table-cell table:style-name="ce2" office:value-type="float" office:value="376108.35" calcext:value-type="float">
            <text:p>376108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85378.27" calcext:value-type="float">
            <text:p>4485378.2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20734.05" calcext:value-type="float">
            <text:p>2320734.05</text:p>
          </table:table-cell>
          <table:table-cell table:style-name="ce2" office:value-type="float" office:value="769472" calcext:value-type="float">
            <text:p>769472</text:p>
          </table:table-cell>
          <table:table-cell table:style-name="ce2" office:value-type="float" office:value="-9027.34" calcext:value-type="float">
            <text:p>-9027.34</text:p>
          </table:table-cell>
          <table:table-cell table:style-name="ce2" office:value-type="float" office:value="291090.42" calcext:value-type="float">
            <text:p>291090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102750.98" calcext:value-type="float">
            <text:p>3102750.9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34625.77" calcext:value-type="float">
            <text:p>2134625.77</text:p>
          </table:table-cell>
          <table:table-cell table:style-name="ce2" office:value-type="float" office:value="1120981.68" calcext:value-type="float">
            <text:p>1120981.68</text:p>
          </table:table-cell>
          <table:table-cell table:style-name="ce2" office:value-type="float" office:value="158661.45" calcext:value-type="float">
            <text:p>158661.45</text:p>
          </table:table-cell>
          <table:table-cell table:style-name="ce2" office:value-type="float" office:value="1219.05" calcext:value-type="float">
            <text:p>1219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115755.81" calcext:value-type="float">
            <text:p>3115755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59481.74" calcext:value-type="float">
            <text:p>1559481.74</text:p>
          </table:table-cell>
          <table:table-cell table:style-name="ce2" office:value-type="float" office:value="1153096.12" calcext:value-type="float">
            <text:p>1153096.12</text:p>
          </table:table-cell>
          <table:table-cell table:style-name="ce2" office:value-type="float" office:value="100043.78" calcext:value-type="float">
            <text:p>100043.78</text:p>
          </table:table-cell>
          <table:table-cell table:style-name="ce2" office:value-type="float" office:value="105676.56" calcext:value-type="float">
            <text:p>105676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7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757468.56" calcext:value-type="float">
            <text:p>6757468.5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281287.1" calcext:value-type="float">
            <text:p>4281287.1</text:p>
          </table:table-cell>
          <table:table-cell table:style-name="ce2" office:value-type="float" office:value="1073410.13" calcext:value-type="float">
            <text:p>1073410.13</text:p>
          </table:table-cell>
          <table:table-cell table:style-name="ce2" office:value-type="float" office:value="20264.38" calcext:value-type="float">
            <text:p>20264.38</text:p>
          </table:table-cell>
          <table:table-cell table:style-name="ce2" office:value-type="float" office:value="298837.5" calcext:value-type="float">
            <text:p>298837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11453.36" calcext:value-type="float">
            <text:p>1911453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255107.77" calcext:value-type="float">
            <text:p>1255107.77</text:p>
          </table:table-cell>
          <table:table-cell table:style-name="ce2" office:value-type="float" office:value="1688901.79" calcext:value-type="float">
            <text:p>1688901.79</text:p>
          </table:table-cell>
          <table:table-cell table:style-name="ce2" office:value-type="float" office:value="131437.72" calcext:value-type="float">
            <text:p>131437.72</text:p>
          </table:table-cell>
          <table:table-cell table:style-name="ce2" office:value-type="float" office:value="-189234.88" calcext:value-type="float">
            <text:p>-189234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354118.35" calcext:value-type="float">
            <text:p>8354118.3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433379.81" calcext:value-type="float">
            <text:p>4433379.81</text:p>
          </table:table-cell>
          <table:table-cell table:style-name="ce2" office:value-type="float" office:value="758719.29" calcext:value-type="float">
            <text:p>758719.29</text:p>
          </table:table-cell>
          <table:table-cell table:style-name="ce2" office:value-type="float" office:value="181607.61" calcext:value-type="float">
            <text:p>181607.61</text:p>
          </table:table-cell>
          <table:table-cell table:style-name="ce2" office:value-type="float" office:value="702161.64" calcext:value-type="float">
            <text:p>702161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87748.61" calcext:value-type="float">
            <text:p>4087748.6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98860.84" calcext:value-type="float">
            <text:p>2098860.84</text:p>
          </table:table-cell>
          <table:table-cell table:style-name="ce2" office:value-type="float" office:value="1461280.18" calcext:value-type="float">
            <text:p>1461280.18</text:p>
          </table:table-cell>
          <table:table-cell table:style-name="ce2" office:value-type="float" office:value="53679.48" calcext:value-type="float">
            <text:p>53679.48</text:p>
          </table:table-cell>
          <table:table-cell table:style-name="ce2" office:value-type="float" office:value="122070.28" calcext:value-type="float">
            <text:p>122070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19063.86" calcext:value-type="float">
            <text:p>5619063.8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508115" calcext:value-type="float">
            <text:p>3508115</text:p>
          </table:table-cell>
          <table:table-cell table:style-name="ce2" office:value-type="float" office:value="1141642.12" calcext:value-type="float">
            <text:p>1141642.12</text:p>
          </table:table-cell>
          <table:table-cell table:style-name="ce2" office:value-type="float" office:value="89489.4" calcext:value-type="float">
            <text:p>89489.4</text:p>
          </table:table-cell>
          <table:table-cell table:style-name="ce2" office:value-type="float" office:value="222347.19" calcext:value-type="float">
            <text:p>222347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403420.12" calcext:value-type="float">
            <text:p>6403420.1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315064.99" calcext:value-type="float">
            <text:p>4315064.99</text:p>
          </table:table-cell>
          <table:table-cell table:style-name="ce2" office:value-type="float" office:value="1272834.88" calcext:value-type="float">
            <text:p>1272834.88</text:p>
          </table:table-cell>
          <table:table-cell table:style-name="ce2" office:value-type="float" office:value="74258.81" calcext:value-type="float">
            <text:p>74258.81</text:p>
          </table:table-cell>
          <table:table-cell table:style-name="ce2" office:value-type="float" office:value="186853.6" calcext:value-type="float">
            <text:p>186853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632628.57" calcext:value-type="float">
            <text:p>3632628.5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75767.4" calcext:value-type="float">
            <text:p>2275767.4</text:p>
          </table:table-cell>
          <table:table-cell table:style-name="ce2" office:value-type="float" office:value="1102370.31" calcext:value-type="float">
            <text:p>1102370.31</text:p>
          </table:table-cell>
          <table:table-cell table:style-name="ce2" office:value-type="float" office:value="61489.15" calcext:value-type="float">
            <text:p>61489.15</text:p>
          </table:table-cell>
          <table:table-cell table:style-name="ce2" office:value-type="float" office:value="66355.8" calcext:value-type="float">
            <text:p>66355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080204.31" calcext:value-type="float">
            <text:p>4080204.3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10098.32" calcext:value-type="float">
            <text:p>1910098.32</text:p>
          </table:table-cell>
          <table:table-cell table:style-name="ce2" office:value-type="float" office:value="1563483.21" calcext:value-type="float">
            <text:p>1563483.21</text:p>
          </table:table-cell>
          <table:table-cell table:style-name="ce2" office:value-type="float" office:value="56221.89" calcext:value-type="float">
            <text:p>56221.89</text:p>
          </table:table-cell>
          <table:table-cell table:style-name="ce2" office:value-type="float" office:value="139197.38" calcext:value-type="float">
            <text:p>139197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63940" calcext:value-type="float">
            <text:p>5263940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08375.61" calcext:value-type="float">
            <text:p>3508375.61</text:p>
          </table:table-cell>
          <table:table-cell table:style-name="ce2" office:value-type="float" office:value="903976.62" calcext:value-type="float">
            <text:p>903976.62</text:p>
          </table:table-cell>
          <table:table-cell table:style-name="ce2" office:value-type="float" office:value="67677.09" calcext:value-type="float">
            <text:p>67677.09</text:p>
          </table:table-cell>
          <table:table-cell table:style-name="ce2" office:value-type="float" office:value="193045.62" calcext:value-type="float">
            <text:p>193045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292558.36" calcext:value-type="float">
            <text:p>3292558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9863.92" calcext:value-type="float">
            <text:p>1699863.92</text:p>
          </table:table-cell>
          <table:table-cell table:style-name="ce2" office:value-type="float" office:value="1149166.07" calcext:value-type="float">
            <text:p>1149166.07</text:p>
          </table:table-cell>
          <table:table-cell table:style-name="ce2" office:value-type="float" office:value="70380.98" calcext:value-type="float">
            <text:p>70380.98</text:p>
          </table:table-cell>
          <table:table-cell table:style-name="ce2" office:value-type="float" office:value="107920.96" calcext:value-type="float">
            <text:p>107920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8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864716.47" calcext:value-type="float">
            <text:p>2864716.4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41106.75" calcext:value-type="float">
            <text:p>1641106.75</text:p>
          </table:table-cell>
          <table:table-cell table:style-name="ce2" office:value-type="float" office:value="1391641.88" calcext:value-type="float">
            <text:p>1391641.88</text:p>
          </table:table-cell>
          <table:table-cell table:style-name="ce2" office:value-type="float" office:value="82176.83" calcext:value-type="float">
            <text:p>82176.83</text:p>
          </table:table-cell>
          <table:table-cell table:style-name="ce2" office:value-type="float" office:value="-18029.62" calcext:value-type="float">
            <text:p>-18029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044435.51" calcext:value-type="float">
            <text:p>3044435.5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77149.84" calcext:value-type="float">
            <text:p>1977149.84</text:p>
          </table:table-cell>
          <table:table-cell table:style-name="ce2" office:value-type="float" office:value="832347.19" calcext:value-type="float">
            <text:p>832347.19</text:p>
          </table:table-cell>
          <table:table-cell table:style-name="ce2" office:value-type="float" office:value="78546.17" calcext:value-type="float">
            <text:p>78546.17</text:p>
          </table:table-cell>
          <table:table-cell table:style-name="ce2" office:value-type="float" office:value="65831.78" calcext:value-type="float">
            <text:p>65831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418292.57" calcext:value-type="float">
            <text:p>7418292.5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386587.28" calcext:value-type="float">
            <text:p>3386587.28</text:p>
          </table:table-cell>
          <table:table-cell table:style-name="ce2" office:value-type="float" office:value="1300131" calcext:value-type="float">
            <text:p>1300131</text:p>
          </table:table-cell>
          <table:table-cell table:style-name="ce2" office:value-type="float" office:value="138058.55" calcext:value-type="float">
            <text:p>138058.55</text:p>
          </table:table-cell>
          <table:table-cell table:style-name="ce2" office:value-type="float" office:value="602622.9" calcext:value-type="float">
            <text:p>602622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795849.69" calcext:value-type="float">
            <text:p>5795849.6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682410.72" calcext:value-type="float">
            <text:p>3682410.72</text:p>
          </table:table-cell>
          <table:table-cell table:style-name="ce2" office:value-type="float" office:value="994408.52" calcext:value-type="float">
            <text:p>994408.52</text:p>
          </table:table-cell>
          <table:table-cell table:style-name="ce2" office:value-type="float" office:value="133593.82" calcext:value-type="float">
            <text:p>133593.82</text:p>
          </table:table-cell>
          <table:table-cell table:style-name="ce2" office:value-type="float" office:value="263051.1" calcext:value-type="float">
            <text:p>263051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413665.88" calcext:value-type="float">
            <text:p>3413665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75996.53" calcext:value-type="float">
            <text:p>1975996.53</text:p>
          </table:table-cell>
          <table:table-cell table:style-name="ce2" office:value-type="float" office:value="629534.91" calcext:value-type="float">
            <text:p>629534.91</text:p>
          </table:table-cell>
          <table:table-cell table:style-name="ce2" office:value-type="float" office:value="23324.97" calcext:value-type="float">
            <text:p>23324.97</text:p>
          </table:table-cell>
          <table:table-cell table:style-name="ce2" office:value-type="float" office:value="174606.48" calcext:value-type="float">
            <text:p>174606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745518.91" calcext:value-type="float">
            <text:p>6745518.9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506023.45" calcext:value-type="float">
            <text:p>4506023.45</text:p>
          </table:table-cell>
          <table:table-cell table:style-name="ce2" office:value-type="float" office:value="564523.13" calcext:value-type="float">
            <text:p>564523.13</text:p>
          </table:table-cell>
          <table:table-cell table:style-name="ce2" office:value-type="float" office:value="70320.48" calcext:value-type="float">
            <text:p>70320.48</text:p>
          </table:table-cell>
          <table:table-cell table:style-name="ce2" office:value-type="float" office:value="366511.49" calcext:value-type="float">
            <text:p>366511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24489.51" calcext:value-type="float">
            <text:p>3524489.5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91628.17" calcext:value-type="float">
            <text:p>1591628.17</text:p>
          </table:table-cell>
          <table:table-cell table:style-name="ce2" office:value-type="float" office:value="972754.05" calcext:value-type="float">
            <text:p>972754.05</text:p>
          </table:table-cell>
          <table:table-cell table:style-name="ce2" office:value-type="float" office:value="162527.86" calcext:value-type="float">
            <text:p>162527.86</text:p>
          </table:table-cell>
          <table:table-cell table:style-name="ce2" office:value-type="float" office:value="235753.38" calcext:value-type="float">
            <text:p>235753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099175.6" calcext:value-type="float">
            <text:p>1099175.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78391.34" calcext:value-type="float">
            <text:p>578391.34</text:p>
          </table:table-cell>
          <table:table-cell table:style-name="ce2" office:value-type="float" office:value="1297265.54" calcext:value-type="float">
            <text:p>1297265.54</text:p>
          </table:table-cell>
          <table:table-cell table:style-name="ce2" office:value-type="float" office:value="114701.25" calcext:value-type="float">
            <text:p>114701.25</text:p>
          </table:table-cell>
          <table:table-cell table:style-name="ce2" office:value-type="float" office:value="-138973.81" calcext:value-type="float">
            <text:p>-138973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393617.98" calcext:value-type="float">
            <text:p>6393617.9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154911.36" calcext:value-type="float">
            <text:p>4154911.36</text:p>
          </table:table-cell>
          <table:table-cell table:style-name="ce2" office:value-type="float" office:value="376309.13" calcext:value-type="float">
            <text:p>376309.13</text:p>
          </table:table-cell>
          <table:table-cell table:style-name="ce2" office:value-type="float" office:value="116723.54" calcext:value-type="float">
            <text:p>116723.54</text:p>
          </table:table-cell>
          <table:table-cell table:style-name="ce2" office:value-type="float" office:value="415615.42" calcext:value-type="float">
            <text:p>415615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292461.9" calcext:value-type="float">
            <text:p>8292461.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64828.21" calcext:value-type="float">
            <text:p>3364828.21</text:p>
          </table:table-cell>
          <table:table-cell table:style-name="ce2" office:value-type="float" office:value="1060135.01" calcext:value-type="float">
            <text:p>1060135.01</text:p>
          </table:table-cell>
          <table:table-cell table:style-name="ce2" office:value-type="float" office:value="111948.92" calcext:value-type="float">
            <text:p>111948.92</text:p>
          </table:table-cell>
          <table:table-cell table:style-name="ce2" office:value-type="float" office:value="835684" calcext:value-type="float">
            <text:p>8356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49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116079.34" calcext:value-type="float">
            <text:p>6116079.3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52301.47" calcext:value-type="float">
            <text:p>2652301.47</text:p>
          </table:table-cell>
          <table:table-cell table:style-name="ce2" office:value-type="float" office:value="1267713.14" calcext:value-type="float">
            <text:p>1267713.14</text:p>
          </table:table-cell>
          <table:table-cell table:style-name="ce2" office:value-type="float" office:value="86916.95" calcext:value-type="float">
            <text:p>86916.95</text:p>
          </table:table-cell>
          <table:table-cell table:style-name="ce2" office:value-type="float" office:value="479426.15" calcext:value-type="float">
            <text:p>479426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25326.1" calcext:value-type="float">
            <text:p>1225326.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54260.06" calcext:value-type="float">
            <text:p>854260.06</text:p>
          </table:table-cell>
          <table:table-cell table:style-name="ce2" office:value-type="float" office:value="616615.03" calcext:value-type="float">
            <text:p>616615.03</text:p>
          </table:table-cell>
          <table:table-cell table:style-name="ce2" office:value-type="float" office:value="97947.61" calcext:value-type="float">
            <text:p>97947.61</text:p>
          </table:table-cell>
          <table:table-cell table:style-name="ce2" office:value-type="float" office:value="-30996.29" calcext:value-type="float">
            <text:p>-30996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52889.2" calcext:value-type="float">
            <text:p>4952889.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97784.07" calcext:value-type="float">
            <text:p>2397784.07</text:p>
          </table:table-cell>
          <table:table-cell table:style-name="ce2" office:value-type="float" office:value="809810.01" calcext:value-type="float">
            <text:p>809810.01</text:p>
          </table:table-cell>
          <table:table-cell table:style-name="ce2" office:value-type="float" office:value="79805.05" calcext:value-type="float">
            <text:p>79805.05</text:p>
          </table:table-cell>
          <table:table-cell table:style-name="ce2" office:value-type="float" office:value="383271.04" calcext:value-type="float">
            <text:p>383271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50844" calcext:value-type="float">
            <text:p>445084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82934.77" calcext:value-type="float">
            <text:p>3082934.77</text:p>
          </table:table-cell>
          <table:table-cell table:style-name="ce2" office:value-type="float" office:value="1171710.08" calcext:value-type="float">
            <text:p>1171710.08</text:p>
          </table:table-cell>
          <table:table-cell table:style-name="ce2" office:value-type="float" office:value="142786.76" calcext:value-type="float">
            <text:p>142786.76</text:p>
          </table:table-cell>
          <table:table-cell table:style-name="ce2" office:value-type="float" office:value="71187.04" calcext:value-type="float">
            <text:p>71187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56424.33" calcext:value-type="float">
            <text:p>5756424.3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17788.45" calcext:value-type="float">
            <text:p>2617788.45</text:p>
          </table:table-cell>
          <table:table-cell table:style-name="ce2" office:value-type="float" office:value="1254561.38" calcext:value-type="float">
            <text:p>1254561.38</text:p>
          </table:table-cell>
          <table:table-cell table:style-name="ce2" office:value-type="float" office:value="80261.09" calcext:value-type="float">
            <text:p>80261.09</text:p>
          </table:table-cell>
          <table:table-cell table:style-name="ce2" office:value-type="float" office:value="412510.47" calcext:value-type="float">
            <text:p>412510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305461.45" calcext:value-type="float">
            <text:p>3305461.4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80259.71" calcext:value-type="float">
            <text:p>1680259.71</text:p>
          </table:table-cell>
          <table:table-cell table:style-name="ce2" office:value-type="float" office:value="1481229.47" calcext:value-type="float">
            <text:p>1481229.47</text:p>
          </table:table-cell>
          <table:table-cell table:style-name="ce2" office:value-type="float" office:value="94352.18" calcext:value-type="float">
            <text:p>94352.18</text:p>
          </table:table-cell>
          <table:table-cell table:style-name="ce2" office:value-type="float" office:value="50048.13" calcext:value-type="float">
            <text:p>50048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33045.5" calcext:value-type="float">
            <text:p>4333045.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11883.47" calcext:value-type="float">
            <text:p>2711883.47</text:p>
          </table:table-cell>
          <table:table-cell table:style-name="ce2" office:value-type="float" office:value="824097.76" calcext:value-type="float">
            <text:p>824097.76</text:p>
          </table:table-cell>
          <table:table-cell table:style-name="ce2" office:value-type="float" office:value="136766.87" calcext:value-type="float">
            <text:p>136766.87</text:p>
          </table:table-cell>
          <table:table-cell table:style-name="ce2" office:value-type="float" office:value="196104.54" calcext:value-type="float">
            <text:p>19610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159834.03" calcext:value-type="float">
            <text:p>2159834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290141.27" calcext:value-type="float">
            <text:p>1290141.27</text:p>
          </table:table-cell>
          <table:table-cell table:style-name="ce2" office:value-type="float" office:value="755326.94" calcext:value-type="float">
            <text:p>755326.94</text:p>
          </table:table-cell>
          <table:table-cell table:style-name="ce2" office:value-type="float" office:value="83610.4" calcext:value-type="float">
            <text:p>83610.4</text:p>
          </table:table-cell>
          <table:table-cell table:style-name="ce2" office:value-type="float" office:value="41575.01" calcext:value-type="float">
            <text:p>41575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43541.56" calcext:value-type="float">
            <text:p>5443541.5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26425.8" calcext:value-type="float">
            <text:p>3126425.8</text:p>
          </table:table-cell>
          <table:table-cell table:style-name="ce2" office:value-type="float" office:value="1495805.64" calcext:value-type="float">
            <text:p>1495805.64</text:p>
          </table:table-cell>
          <table:table-cell table:style-name="ce2" office:value-type="float" office:value="96464" calcext:value-type="float">
            <text:p>96464</text:p>
          </table:table-cell>
          <table:table-cell table:style-name="ce2" office:value-type="float" office:value="192732.57" calcext:value-type="float">
            <text:p>192732.5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234208.16" calcext:value-type="float">
            <text:p>2234208.1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248854.78" calcext:value-type="float">
            <text:p>1248854.78</text:p>
          </table:table-cell>
          <table:table-cell table:style-name="ce2" office:value-type="float" office:value="773517.44" calcext:value-type="float">
            <text:p>773517.44</text:p>
          </table:table-cell>
          <table:table-cell table:style-name="ce2" office:value-type="float" office:value="82090.1" calcext:value-type="float">
            <text:p>82090.1</text:p>
          </table:table-cell>
          <table:table-cell table:style-name="ce2" office:value-type="float" office:value="61724.47" calcext:value-type="float">
            <text:p>61724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0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874848.97" calcext:value-type="float">
            <text:p>5874848.9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836465.15" calcext:value-type="float">
            <text:p>3836465.15</text:p>
          </table:table-cell>
          <table:table-cell table:style-name="ce2" office:value-type="float" office:value="1152185.65" calcext:value-type="float">
            <text:p>1152185.65</text:p>
          </table:table-cell>
          <table:table-cell table:style-name="ce2" office:value-type="float" office:value="95533.25" calcext:value-type="float">
            <text:p>95533.25</text:p>
          </table:table-cell>
          <table:table-cell table:style-name="ce2" office:value-type="float" office:value="206163.6" calcext:value-type="float">
            <text:p>206163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498905.62" calcext:value-type="float">
            <text:p>3498905.6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46181.1" calcext:value-type="float">
            <text:p>1646181.1</text:p>
          </table:table-cell>
          <table:table-cell table:style-name="ce2" office:value-type="float" office:value="1654934.46" calcext:value-type="float">
            <text:p>1654934.46</text:p>
          </table:table-cell>
          <table:table-cell table:style-name="ce2" office:value-type="float" office:value="83783.9" calcext:value-type="float">
            <text:p>83783.9</text:p>
          </table:table-cell>
          <table:table-cell table:style-name="ce2" office:value-type="float" office:value="59130.53" calcext:value-type="float">
            <text:p>59130.5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-1282829.08" calcext:value-type="float">
            <text:p>-1282829.0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-683416" calcext:value-type="float">
            <text:p>-683416</text:p>
          </table:table-cell>
          <table:table-cell table:style-name="ce2" office:value-type="float" office:value="1225812.61" calcext:value-type="float">
            <text:p>1225812.61</text:p>
          </table:table-cell>
          <table:table-cell table:style-name="ce2" office:value-type="float" office:value="73207.16" calcext:value-type="float">
            <text:p>73207.16</text:p>
          </table:table-cell>
          <table:table-cell table:style-name="ce2" office:value-type="float" office:value="-367923.89" calcext:value-type="float">
            <text:p>-367923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587516.29" calcext:value-type="float">
            <text:p>6587516.2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42219.87" calcext:value-type="float">
            <text:p>2942219.87</text:p>
          </table:table-cell>
          <table:table-cell table:style-name="ce2" office:value-type="float" office:value="1234981.07" calcext:value-type="float">
            <text:p>1234981.07</text:p>
          </table:table-cell>
          <table:table-cell table:style-name="ce2" office:value-type="float" office:value="64602.35" calcext:value-type="float">
            <text:p>64602.35</text:p>
          </table:table-cell>
          <table:table-cell table:style-name="ce2" office:value-type="float" office:value="519732.72" calcext:value-type="float">
            <text:p>519732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88080.04" calcext:value-type="float">
            <text:p>5988080.0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465795.81" calcext:value-type="float">
            <text:p>3465795.81</text:p>
          </table:table-cell>
          <table:table-cell table:style-name="ce2" office:value-type="float" office:value="1383419.83" calcext:value-type="float">
            <text:p>1383419.83</text:p>
          </table:table-cell>
          <table:table-cell table:style-name="ce2" office:value-type="float" office:value="91377.46" calcext:value-type="float">
            <text:p>91377.46</text:p>
          </table:table-cell>
          <table:table-cell table:style-name="ce2" office:value-type="float" office:value="258350.79" calcext:value-type="float">
            <text:p>258350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705884.1" calcext:value-type="float">
            <text:p>7705884.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661553.53" calcext:value-type="float">
            <text:p>3661553.53</text:p>
          </table:table-cell>
          <table:table-cell table:style-name="ce2" office:value-type="float" office:value="1157460.27" calcext:value-type="float">
            <text:p>1157460.27</text:p>
          </table:table-cell>
          <table:table-cell table:style-name="ce2" office:value-type="float" office:value="150911.91" calcext:value-type="float">
            <text:p>150911.91</text:p>
          </table:table-cell>
          <table:table-cell table:style-name="ce2" office:value-type="float" office:value="637934.26" calcext:value-type="float">
            <text:p>637934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19762.99" calcext:value-type="float">
            <text:p>819762.9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0006.61" calcext:value-type="float">
            <text:p>410006.61</text:p>
          </table:table-cell>
          <table:table-cell table:style-name="ce2" office:value-type="float" office:value="1236421.12" calcext:value-type="float">
            <text:p>1236421.12</text:p>
          </table:table-cell>
          <table:table-cell table:style-name="ce2" office:value-type="float" office:value="131184.85" calcext:value-type="float">
            <text:p>131184.85</text:p>
          </table:table-cell>
          <table:table-cell table:style-name="ce2" office:value-type="float" office:value="-146050.78" calcext:value-type="float">
            <text:p>-146050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690900.92" calcext:value-type="float">
            <text:p>3690900.9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98162.28" calcext:value-type="float">
            <text:p>1998162.28</text:p>
          </table:table-cell>
          <table:table-cell table:style-name="ce2" office:value-type="float" office:value="897223.12" calcext:value-type="float">
            <text:p>897223.12</text:p>
          </table:table-cell>
          <table:table-cell table:style-name="ce2" office:value-type="float" office:value="21040.92" calcext:value-type="float">
            <text:p>21040.92</text:p>
          </table:table-cell>
          <table:table-cell table:style-name="ce2" office:value-type="float" office:value="171476.85" calcext:value-type="float">
            <text:p>171476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263185.92" calcext:value-type="float">
            <text:p>5263185.9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47543.94" calcext:value-type="float">
            <text:p>2147543.94</text:p>
          </table:table-cell>
          <table:table-cell table:style-name="ce2" office:value-type="float" office:value="1347988.74" calcext:value-type="float">
            <text:p>1347988.74</text:p>
          </table:table-cell>
          <table:table-cell table:style-name="ce2" office:value-type="float" office:value="78542.53" calcext:value-type="float">
            <text:p>78542.53</text:p>
          </table:table-cell>
          <table:table-cell table:style-name="ce2" office:value-type="float" office:value="387701.11" calcext:value-type="float">
            <text:p>387701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143411.79" calcext:value-type="float">
            <text:p>6143411.7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626808.5" calcext:value-type="float">
            <text:p>2626808.5</text:p>
          </table:table-cell>
          <table:table-cell table:style-name="ce2" office:value-type="float" office:value="1124044.48" calcext:value-type="float">
            <text:p>1124044.48</text:p>
          </table:table-cell>
          <table:table-cell table:style-name="ce2" office:value-type="float" office:value="68083.07" calcext:value-type="float">
            <text:p>68083.07</text:p>
          </table:table-cell>
          <table:table-cell table:style-name="ce2" office:value-type="float" office:value="516734.79" calcext:value-type="float">
            <text:p>516734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1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74232.12" calcext:value-type="float">
            <text:p>2074232.1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256525.77" calcext:value-type="float">
            <text:p>1256525.77</text:p>
          </table:table-cell>
          <table:table-cell table:style-name="ce2" office:value-type="float" office:value="556579.27" calcext:value-type="float">
            <text:p>556579.27</text:p>
          </table:table-cell>
          <table:table-cell table:style-name="ce2" office:value-type="float" office:value="21883.84" calcext:value-type="float">
            <text:p>21883.84</text:p>
          </table:table-cell>
          <table:table-cell table:style-name="ce2" office:value-type="float" office:value="59432.29" calcext:value-type="float">
            <text:p>59432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862919.92" calcext:value-type="float">
            <text:p>5862919.9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99672.96" calcext:value-type="float">
            <text:p>3099672.96</text:p>
          </table:table-cell>
          <table:table-cell table:style-name="ce2" office:value-type="float" office:value="1072883.17" calcext:value-type="float">
            <text:p>1072883.17</text:p>
          </table:table-cell>
          <table:table-cell table:style-name="ce2" office:value-type="float" office:value="113763.93" calcext:value-type="float">
            <text:p>113763.93</text:p>
          </table:table-cell>
          <table:table-cell table:style-name="ce2" office:value-type="float" office:value="378866.82" calcext:value-type="float">
            <text:p>378866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56446.18" calcext:value-type="float">
            <text:p>3856446.1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543083.56" calcext:value-type="float">
            <text:p>2543083.56</text:p>
          </table:table-cell>
          <table:table-cell table:style-name="ce2" office:value-type="float" office:value="349105.58" calcext:value-type="float">
            <text:p>349105.58</text:p>
          </table:table-cell>
          <table:table-cell table:style-name="ce2" office:value-type="float" office:value="95195.44" calcext:value-type="float">
            <text:p>95195.44</text:p>
          </table:table-cell>
          <table:table-cell table:style-name="ce2" office:value-type="float" office:value="222485.02" calcext:value-type="float">
            <text:p>222485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289842.67" calcext:value-type="float">
            <text:p>1289842.6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784742.35" calcext:value-type="float">
            <text:p>784742.35</text:p>
          </table:table-cell>
          <table:table-cell table:style-name="ce2" office:value-type="float" office:value="1214173.89" calcext:value-type="float">
            <text:p>1214173.89</text:p>
          </table:table-cell>
          <table:table-cell table:style-name="ce2" office:value-type="float" office:value="201147.1" calcext:value-type="float">
            <text:p>201147.1</text:p>
          </table:table-cell>
          <table:table-cell table:style-name="ce2" office:value-type="float" office:value="-106664.56" calcext:value-type="float">
            <text:p>-106664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98638.03" calcext:value-type="float">
            <text:p>3498638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07957.89" calcext:value-type="float">
            <text:p>1407957.89</text:p>
          </table:table-cell>
          <table:table-cell table:style-name="ce2" office:value-type="float" office:value="929934.54" calcext:value-type="float">
            <text:p>929934.54</text:p>
          </table:table-cell>
          <table:table-cell table:style-name="ce2" office:value-type="float" office:value="83298.98" calcext:value-type="float">
            <text:p>83298.98</text:p>
          </table:table-cell>
          <table:table-cell table:style-name="ce2" office:value-type="float" office:value="261249.36" calcext:value-type="float">
            <text:p>261249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28754.27" calcext:value-type="float">
            <text:p>6028754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526903.84" calcext:value-type="float">
            <text:p>3526903.84</text:p>
          </table:table-cell>
          <table:table-cell table:style-name="ce2" office:value-type="float" office:value="1571665.8" calcext:value-type="float">
            <text:p>1571665.8</text:p>
          </table:table-cell>
          <table:table-cell table:style-name="ce2" office:value-type="float" office:value="61191.22" calcext:value-type="float">
            <text:p>61191.22</text:p>
          </table:table-cell>
          <table:table-cell table:style-name="ce2" office:value-type="float" office:value="208188.93" calcext:value-type="float">
            <text:p>208188.9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373403.86" calcext:value-type="float">
            <text:p>1373403.8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87978.17" calcext:value-type="float">
            <text:p>587978.17</text:p>
          </table:table-cell>
          <table:table-cell table:style-name="ce2" office:value-type="float" office:value="1146889.38" calcext:value-type="float">
            <text:p>1146889.38</text:p>
          </table:table-cell>
          <table:table-cell table:style-name="ce2" office:value-type="float" office:value="56353.09" calcext:value-type="float">
            <text:p>56353.09</text:p>
          </table:table-cell>
          <table:table-cell table:style-name="ce2" office:value-type="float" office:value="-64073.23" calcext:value-type="float">
            <text:p>-64073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274103.68" calcext:value-type="float">
            <text:p>6274103.6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979538.19" calcext:value-type="float">
            <text:p>3979538.19</text:p>
          </table:table-cell>
          <table:table-cell table:style-name="ce2" office:value-type="float" office:value="1277254.48" calcext:value-type="float">
            <text:p>1277254.48</text:p>
          </table:table-cell>
          <table:table-cell table:style-name="ce2" office:value-type="float" office:value="77420.47" calcext:value-type="float">
            <text:p>77420.47</text:p>
          </table:table-cell>
          <table:table-cell table:style-name="ce2" office:value-type="float" office:value="229893.61" calcext:value-type="float">
            <text:p>229893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566756" calcext:value-type="float">
            <text:p>556675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82546.81" calcext:value-type="float">
            <text:p>3882546.81</text:p>
          </table:table-cell>
          <table:table-cell table:style-name="ce2" office:value-type="float" office:value="685233.02" calcext:value-type="float">
            <text:p>685233.02</text:p>
          </table:table-cell>
          <table:table-cell table:style-name="ce2" office:value-type="float" office:value="129516.33" calcext:value-type="float">
            <text:p>129516.33</text:p>
          </table:table-cell>
          <table:table-cell table:style-name="ce2" office:value-type="float" office:value="236983.42" calcext:value-type="float">
            <text:p>236983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92281.85" calcext:value-type="float">
            <text:p>4492281.8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12801.15" calcext:value-type="float">
            <text:p>2512801.15</text:p>
          </table:table-cell>
          <table:table-cell table:style-name="ce2" office:value-type="float" office:value="1205372.42" calcext:value-type="float">
            <text:p>1205372.42</text:p>
          </table:table-cell>
          <table:table-cell table:style-name="ce2" office:value-type="float" office:value="135243.4" calcext:value-type="float">
            <text:p>135243.4</text:p>
          </table:table-cell>
          <table:table-cell table:style-name="ce2" office:value-type="float" office:value="190963.85" calcext:value-type="float">
            <text:p>190963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2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729604.98" calcext:value-type="float">
            <text:p>1729604.9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046123.64" calcext:value-type="float">
            <text:p>1046123.64</text:p>
          </table:table-cell>
          <table:table-cell table:style-name="ce2" office:value-type="float" office:value="807802.59" calcext:value-type="float">
            <text:p>807802.59</text:p>
          </table:table-cell>
          <table:table-cell table:style-name="ce2" office:value-type="float" office:value="246307.87" calcext:value-type="float">
            <text:p>246307.87</text:p>
          </table:table-cell>
          <table:table-cell table:style-name="ce2" office:value-type="float" office:value="25617.19" calcext:value-type="float">
            <text:p>25617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90102.35" calcext:value-type="float">
            <text:p>1890102.3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890605.36" calcext:value-type="float">
            <text:p>890605.36</text:p>
          </table:table-cell>
          <table:table-cell table:style-name="ce2" office:value-type="float" office:value="1327155.3" calcext:value-type="float">
            <text:p>1327155.3</text:p>
          </table:table-cell>
          <table:table-cell table:style-name="ce2" office:value-type="float" office:value="39670.92" calcext:value-type="float">
            <text:p>39670.92</text:p>
          </table:table-cell>
          <table:table-cell table:style-name="ce2" office:value-type="float" office:value="-60477.35" calcext:value-type="float">
            <text:p>-60477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03036.71" calcext:value-type="float">
            <text:p>4203036.7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32986.5" calcext:value-type="float">
            <text:p>2232986.5</text:p>
          </table:table-cell>
          <table:table-cell table:style-name="ce2" office:value-type="float" office:value="664494.33" calcext:value-type="float">
            <text:p>664494.33</text:p>
          </table:table-cell>
          <table:table-cell table:style-name="ce2" office:value-type="float" office:value="104311.74" calcext:value-type="float">
            <text:p>104311.74</text:p>
          </table:table-cell>
          <table:table-cell table:style-name="ce2" office:value-type="float" office:value="296072.2" calcext:value-type="float">
            <text:p>296072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750119.96" calcext:value-type="float">
            <text:p>2750119.9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06357.44" calcext:value-type="float">
            <text:p>1806357.44</text:p>
          </table:table-cell>
          <table:table-cell table:style-name="ce2" office:value-type="float" office:value="1032942.21" calcext:value-type="float">
            <text:p>1032942.21</text:p>
          </table:table-cell>
          <table:table-cell table:style-name="ce2" office:value-type="float" office:value="65785.92" calcext:value-type="float">
            <text:p>65785.92</text:p>
          </table:table-cell>
          <table:table-cell table:style-name="ce2" office:value-type="float" office:value="-4912.69" calcext:value-type="float">
            <text:p>-4912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32482.79" calcext:value-type="float">
            <text:p>4332482.7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50600.23" calcext:value-type="float">
            <text:p>1950600.23</text:p>
          </table:table-cell>
          <table:table-cell table:style-name="ce2" office:value-type="float" office:value="652635.27" calcext:value-type="float">
            <text:p>652635.27</text:p>
          </table:table-cell>
          <table:table-cell table:style-name="ce2" office:value-type="float" office:value="117524.99" calcext:value-type="float">
            <text:p>117524.99</text:p>
          </table:table-cell>
          <table:table-cell table:style-name="ce2" office:value-type="float" office:value="387822.18" calcext:value-type="float">
            <text:p>387822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12364.31" calcext:value-type="float">
            <text:p>6812364.3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67623.31" calcext:value-type="float">
            <text:p>3267623.31</text:p>
          </table:table-cell>
          <table:table-cell table:style-name="ce2" office:value-type="float" office:value="1037742.99" calcext:value-type="float">
            <text:p>1037742.99</text:p>
          </table:table-cell>
          <table:table-cell table:style-name="ce2" office:value-type="float" office:value="169157.86" calcext:value-type="float">
            <text:p>169157.86</text:p>
          </table:table-cell>
          <table:table-cell table:style-name="ce2" office:value-type="float" office:value="561992.73" calcext:value-type="float">
            <text:p>561992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53957.57" calcext:value-type="float">
            <text:p>4453957.5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76765.83" calcext:value-type="float">
            <text:p>2376765.83</text:p>
          </table:table-cell>
          <table:table-cell table:style-name="ce2" office:value-type="float" office:value="1606746.07" calcext:value-type="float">
            <text:p>1606746.07</text:p>
          </table:table-cell>
          <table:table-cell table:style-name="ce2" office:value-type="float" office:value="143105.57" calcext:value-type="float">
            <text:p>143105.57</text:p>
          </table:table-cell>
          <table:table-cell table:style-name="ce2" office:value-type="float" office:value="128845.76" calcext:value-type="float">
            <text:p>128845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399110.12" calcext:value-type="float">
            <text:p>4399110.1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99622.44" calcext:value-type="float">
            <text:p>2699622.44</text:p>
          </table:table-cell>
          <table:table-cell table:style-name="ce2" office:value-type="float" office:value="1216380.42" calcext:value-type="float">
            <text:p>1216380.42</text:p>
          </table:table-cell>
          <table:table-cell table:style-name="ce2" office:value-type="float" office:value="39619.77" calcext:value-type="float">
            <text:p>39619.77</text:p>
          </table:table-cell>
          <table:table-cell table:style-name="ce2" office:value-type="float" office:value="109772.68" calcext:value-type="float">
            <text:p>109772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00694.45" calcext:value-type="float">
            <text:p>4400694.4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256522.91" calcext:value-type="float">
            <text:p>2256522.91</text:p>
          </table:table-cell>
          <table:table-cell table:style-name="ce2" office:value-type="float" office:value="990211.45" calcext:value-type="float">
            <text:p>990211.45</text:p>
          </table:table-cell>
          <table:table-cell table:style-name="ce2" office:value-type="float" office:value="134232.88" calcext:value-type="float">
            <text:p>134232.88</text:p>
          </table:table-cell>
          <table:table-cell table:style-name="ce2" office:value-type="float" office:value="270520.52" calcext:value-type="float">
            <text:p>270520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026803.86" calcext:value-type="float">
            <text:p>7026803.8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766419.37" calcext:value-type="float">
            <text:p>4766419.37</text:p>
          </table:table-cell>
          <table:table-cell table:style-name="ce2" office:value-type="float" office:value="261352.26" calcext:value-type="float">
            <text:p>261352.26</text:p>
          </table:table-cell>
          <table:table-cell table:style-name="ce2" office:value-type="float" office:value="-5667.54" calcext:value-type="float">
            <text:p>-5667.54</text:p>
          </table:table-cell>
          <table:table-cell table:style-name="ce2" office:value-type="float" office:value="418606.58" calcext:value-type="float">
            <text:p>418606.5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3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586739.77" calcext:value-type="float">
            <text:p>7586739.7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49682.23" calcext:value-type="float">
            <text:p>3249682.23</text:p>
          </table:table-cell>
          <table:table-cell table:style-name="ce2" office:value-type="float" office:value="839293.86" calcext:value-type="float">
            <text:p>839293.86</text:p>
          </table:table-cell>
          <table:table-cell table:style-name="ce2" office:value-type="float" office:value="-18995.97" calcext:value-type="float">
            <text:p>-18995.97</text:p>
          </table:table-cell>
          <table:table-cell table:style-name="ce2" office:value-type="float" office:value="730541.22" calcext:value-type="float">
            <text:p>730541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843867.42" calcext:value-type="float">
            <text:p>5843867.4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87626.14" calcext:value-type="float">
            <text:p>2987626.14</text:p>
          </table:table-cell>
          <table:table-cell table:style-name="ce2" office:value-type="float" office:value="1142396.09" calcext:value-type="float">
            <text:p>1142396.09</text:p>
          </table:table-cell>
          <table:table-cell table:style-name="ce2" office:value-type="float" office:value="87547.47" calcext:value-type="float">
            <text:p>87547.47</text:p>
          </table:table-cell>
          <table:table-cell table:style-name="ce2" office:value-type="float" office:value="378292.46" calcext:value-type="float">
            <text:p>378292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273183.03" calcext:value-type="float">
            <text:p>5273183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30806.67" calcext:value-type="float">
            <text:p>3230806.67</text:p>
          </table:table-cell>
          <table:table-cell table:style-name="ce2" office:value-type="float" office:value="846742.7" calcext:value-type="float">
            <text:p>846742.7</text:p>
          </table:table-cell>
          <table:table-cell table:style-name="ce2" office:value-type="float" office:value="130534.01" calcext:value-type="float">
            <text:p>130534.01</text:p>
          </table:table-cell>
          <table:table-cell table:style-name="ce2" office:value-type="float" office:value="278495.21" calcext:value-type="float">
            <text:p>278495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59125.23" calcext:value-type="float">
            <text:p>5459125.2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53757.11" calcext:value-type="float">
            <text:p>2553757.11</text:p>
          </table:table-cell>
          <table:table-cell table:style-name="ce2" office:value-type="float" office:value="1428145.07" calcext:value-type="float">
            <text:p>1428145.07</text:p>
          </table:table-cell>
          <table:table-cell table:style-name="ce2" office:value-type="float" office:value="117409.84" calcext:value-type="float">
            <text:p>117409.84</text:p>
          </table:table-cell>
          <table:table-cell table:style-name="ce2" office:value-type="float" office:value="334872.91" calcext:value-type="float">
            <text:p>334872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55903.8" calcext:value-type="float">
            <text:p>7855903.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689377.05" calcext:value-type="float">
            <text:p>4689377.05</text:p>
          </table:table-cell>
          <table:table-cell table:style-name="ce2" office:value-type="float" office:value="1021461.45" calcext:value-type="float">
            <text:p>1021461.45</text:p>
          </table:table-cell>
          <table:table-cell table:style-name="ce2" office:value-type="float" office:value="195289.41" calcext:value-type="float">
            <text:p>195289.41</text:p>
          </table:table-cell>
          <table:table-cell table:style-name="ce2" office:value-type="float" office:value="491474.49" calcext:value-type="float">
            <text:p>491474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952505.52" calcext:value-type="float">
            <text:p>5952505.5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674252.91" calcext:value-type="float">
            <text:p>2674252.91</text:p>
          </table:table-cell>
          <table:table-cell table:style-name="ce2" office:value-type="float" office:value="1323578.53" calcext:value-type="float">
            <text:p>1323578.53</text:p>
          </table:table-cell>
          <table:table-cell table:style-name="ce2" office:value-type="float" office:value="105466.35" calcext:value-type="float">
            <text:p>105466.35</text:p>
          </table:table-cell>
          <table:table-cell table:style-name="ce2" office:value-type="float" office:value="432629.49" calcext:value-type="float">
            <text:p>432629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044877.82" calcext:value-type="float">
            <text:p>8044877.8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53057.49" calcext:value-type="float">
            <text:p>3353057.49</text:p>
          </table:table-cell>
          <table:table-cell table:style-name="ce2" office:value-type="float" office:value="1061470.26" calcext:value-type="float">
            <text:p>1061470.26</text:p>
          </table:table-cell>
          <table:table-cell table:style-name="ce2" office:value-type="float" office:value="94657.06" calcext:value-type="float">
            <text:p>94657.06</text:p>
          </table:table-cell>
          <table:table-cell table:style-name="ce2" office:value-type="float" office:value="782251.5" calcext:value-type="float">
            <text:p>782251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161830.3" calcext:value-type="float">
            <text:p>4161830.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15826.18" calcext:value-type="float">
            <text:p>1815826.18</text:p>
          </table:table-cell>
          <table:table-cell table:style-name="ce2" office:value-type="float" office:value="917205.36" calcext:value-type="float">
            <text:p>917205.36</text:p>
          </table:table-cell>
          <table:table-cell table:style-name="ce2" office:value-type="float" office:value="157759.64" calcext:value-type="float">
            <text:p>157759.64</text:p>
          </table:table-cell>
          <table:table-cell table:style-name="ce2" office:value-type="float" office:value="333177.26" calcext:value-type="float">
            <text:p>333177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328861.96" calcext:value-type="float">
            <text:p>2328861.9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81286.64" calcext:value-type="float">
            <text:p>1581286.64</text:p>
          </table:table-cell>
          <table:table-cell table:style-name="ce2" office:value-type="float" office:value="858602.05" calcext:value-type="float">
            <text:p>858602.05</text:p>
          </table:table-cell>
          <table:table-cell table:style-name="ce2" office:value-type="float" office:value="81293.37" calcext:value-type="float">
            <text:p>81293.37</text:p>
          </table:table-cell>
          <table:table-cell table:style-name="ce2" office:value-type="float" office:value="-6244.01" calcext:value-type="float">
            <text:p>-6244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661881.03" calcext:value-type="float">
            <text:p>3661881.0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70886.24" calcext:value-type="float">
            <text:p>2070886.24</text:p>
          </table:table-cell>
          <table:table-cell table:style-name="ce2" office:value-type="float" office:value="696353.79" calcext:value-type="float">
            <text:p>696353.79</text:p>
          </table:table-cell>
          <table:table-cell table:style-name="ce2" office:value-type="float" office:value="119437.42" calcext:value-type="float">
            <text:p>119437.42</text:p>
          </table:table-cell>
          <table:table-cell table:style-name="ce2" office:value-type="float" office:value="212956.47" calcext:value-type="float">
            <text:p>212956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74406.14" calcext:value-type="float">
            <text:p>3874406.1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75372.54" calcext:value-type="float">
            <text:p>2475372.54</text:p>
          </table:table-cell>
          <table:table-cell table:style-name="ce2" office:value-type="float" office:value="1328983.96" calcext:value-type="float">
            <text:p>1328983.96</text:p>
          </table:table-cell>
          <table:table-cell table:style-name="ce2" office:value-type="float" office:value="122448.81" calcext:value-type="float">
            <text:p>122448.81</text:p>
          </table:table-cell>
          <table:table-cell table:style-name="ce2" office:value-type="float" office:value="40424.67" calcext:value-type="float">
            <text:p>40424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209055.86" calcext:value-type="float">
            <text:p>8209055.8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02856.16" calcext:value-type="float">
            <text:p>4102856.16</text:p>
          </table:table-cell>
          <table:table-cell table:style-name="ce2" office:value-type="float" office:value="871596.42" calcext:value-type="float">
            <text:p>871596.42</text:p>
          </table:table-cell>
          <table:table-cell table:style-name="ce2" office:value-type="float" office:value="51411.6" calcext:value-type="float">
            <text:p>51411.6</text:p>
          </table:table-cell>
          <table:table-cell table:style-name="ce2" office:value-type="float" office:value="690063.12" calcext:value-type="float">
            <text:p>690063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72827.49" calcext:value-type="float">
            <text:p>6472827.4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39984.15" calcext:value-type="float">
            <text:p>3739984.15</text:p>
          </table:table-cell>
          <table:table-cell table:style-name="ce2" office:value-type="float" office:value="1156689.05" calcext:value-type="float">
            <text:p>1156689.05</text:p>
          </table:table-cell>
          <table:table-cell table:style-name="ce2" office:value-type="float" office:value="119373.34" calcext:value-type="float">
            <text:p>119373.34</text:p>
          </table:table-cell>
          <table:table-cell table:style-name="ce2" office:value-type="float" office:value="356060.8" calcext:value-type="float">
            <text:p>356060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725086.95" calcext:value-type="float">
            <text:p>3725086.9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043156.7" calcext:value-type="float">
            <text:p>2043156.7</text:p>
          </table:table-cell>
          <table:table-cell table:style-name="ce2" office:value-type="float" office:value="842276.51" calcext:value-type="float">
            <text:p>842276.51</text:p>
          </table:table-cell>
          <table:table-cell table:style-name="ce2" office:value-type="float" office:value="209251.35" calcext:value-type="float">
            <text:p>209251.35</text:p>
          </table:table-cell>
          <table:table-cell table:style-name="ce2" office:value-type="float" office:value="220270.07" calcext:value-type="float">
            <text:p>220270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16822.35" calcext:value-type="float">
            <text:p>6616822.3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524062.96" calcext:value-type="float">
            <text:p>4524062.96</text:p>
          </table:table-cell>
          <table:table-cell table:style-name="ce2" office:value-type="float" office:value="675091.33" calcext:value-type="float">
            <text:p>675091.33</text:p>
          </table:table-cell>
          <table:table-cell table:style-name="ce2" office:value-type="float" office:value="156832.49" calcext:value-type="float">
            <text:p>156832.49</text:p>
          </table:table-cell>
          <table:table-cell table:style-name="ce2" office:value-type="float" office:value="330645.12" calcext:value-type="float">
            <text:p>330645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40837.78" calcext:value-type="float">
            <text:p>4740837.7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59574.14" calcext:value-type="float">
            <text:p>2959574.14</text:p>
          </table:table-cell>
          <table:table-cell table:style-name="ce2" office:value-type="float" office:value="1166542.24" calcext:value-type="float">
            <text:p>1166542.24</text:p>
          </table:table-cell>
          <table:table-cell table:style-name="ce2" office:value-type="float" office:value="58035.52" calcext:value-type="float">
            <text:p>58035.52</text:p>
          </table:table-cell>
          <table:table-cell table:style-name="ce2" office:value-type="float" office:value="141278.95" calcext:value-type="float">
            <text:p>141278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269103.38" calcext:value-type="float">
            <text:p>8269103.3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119921.12" calcext:value-type="float">
            <text:p>5119921.12</text:p>
          </table:table-cell>
          <table:table-cell table:style-name="ce2" office:value-type="float" office:value="775988.83" calcext:value-type="float">
            <text:p>775988.83</text:p>
          </table:table-cell>
          <table:table-cell table:style-name="ce2" office:value-type="float" office:value="216932.55" calcext:value-type="float">
            <text:p>216932.55</text:p>
          </table:table-cell>
          <table:table-cell table:style-name="ce2" office:value-type="float" office:value="543926.46" calcext:value-type="float">
            <text:p>543926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332597.51" calcext:value-type="float">
            <text:p>4332597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793288.02" calcext:value-type="float">
            <text:p>1793288.02</text:p>
          </table:table-cell>
          <table:table-cell table:style-name="ce2" office:value-type="float" office:value="879853.83" calcext:value-type="float">
            <text:p>879853.83</text:p>
          </table:table-cell>
          <table:table-cell table:style-name="ce2" office:value-type="float" office:value="134463.48" calcext:value-type="float">
            <text:p>134463.48</text:p>
          </table:table-cell>
          <table:table-cell table:style-name="ce2" office:value-type="float" office:value="376723.02" calcext:value-type="float">
            <text:p>376723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922221.49" calcext:value-type="float">
            <text:p>1922221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085864.65" calcext:value-type="float">
            <text:p>1085864.65</text:p>
          </table:table-cell>
          <table:table-cell table:style-name="ce2" office:value-type="float" office:value="625393.45" calcext:value-type="float">
            <text:p>625393.45</text:p>
          </table:table-cell>
          <table:table-cell table:style-name="ce2" office:value-type="float" office:value="121212.48" calcext:value-type="float">
            <text:p>121212.48</text:p>
          </table:table-cell>
          <table:table-cell table:style-name="ce2" office:value-type="float" office:value="69756.93" calcext:value-type="float">
            <text:p>69756.9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26497.87" calcext:value-type="float">
            <text:p>4626497.8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98759.64" calcext:value-type="float">
            <text:p>2498759.64</text:p>
          </table:table-cell>
          <table:table-cell table:style-name="ce2" office:value-type="float" office:value="852063.02" calcext:value-type="float">
            <text:p>852063.02</text:p>
          </table:table-cell>
          <table:table-cell table:style-name="ce2" office:value-type="float" office:value="95138.92" calcext:value-type="float">
            <text:p>95138.92</text:p>
          </table:table-cell>
          <table:table-cell table:style-name="ce2" office:value-type="float" office:value="287870.97" calcext:value-type="float">
            <text:p>287870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5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333691.34" calcext:value-type="float">
            <text:p>4333691.3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39771.13" calcext:value-type="float">
            <text:p>2939771.13</text:p>
          </table:table-cell>
          <table:table-cell table:style-name="ce2" office:value-type="float" office:value="1007232.15" calcext:value-type="float">
            <text:p>1007232.15</text:p>
          </table:table-cell>
          <table:table-cell table:style-name="ce2" office:value-type="float" office:value="134135.28" calcext:value-type="float">
            <text:p>134135.28</text:p>
          </table:table-cell>
          <table:table-cell table:style-name="ce2" office:value-type="float" office:value="109372.9" calcext:value-type="float">
            <text:p>109372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313546.7" calcext:value-type="float">
            <text:p>2313546.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04030.49" calcext:value-type="float">
            <text:p>1104030.49</text:p>
          </table:table-cell>
          <table:table-cell table:style-name="ce2" office:value-type="float" office:value="913752.71" calcext:value-type="float">
            <text:p>913752.71</text:p>
          </table:table-cell>
          <table:table-cell table:style-name="ce2" office:value-type="float" office:value="105589.23" calcext:value-type="float">
            <text:p>105589.23</text:p>
          </table:table-cell>
          <table:table-cell table:style-name="ce2" office:value-type="float" office:value="84284.07" calcext:value-type="float">
            <text:p>84284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171823.51" calcext:value-type="float">
            <text:p>6171823.5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68338.74" calcext:value-type="float">
            <text:p>2968338.74</text:p>
          </table:table-cell>
          <table:table-cell table:style-name="ce2" office:value-type="float" office:value="1245467.98" calcext:value-type="float">
            <text:p>1245467.98</text:p>
          </table:table-cell>
          <table:table-cell table:style-name="ce2" office:value-type="float" office:value="100982.22" calcext:value-type="float">
            <text:p>100982.22</text:p>
          </table:table-cell>
          <table:table-cell table:style-name="ce2" office:value-type="float" office:value="432389.79" calcext:value-type="float">
            <text:p>432389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849437.66" calcext:value-type="float">
            <text:p>7849437.6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08426.09" calcext:value-type="float">
            <text:p>4108426.09</text:p>
          </table:table-cell>
          <table:table-cell table:style-name="ce2" office:value-type="float" office:value="1043656.22" calcext:value-type="float">
            <text:p>1043656.22</text:p>
          </table:table-cell>
          <table:table-cell table:style-name="ce2" office:value-type="float" office:value="93344.56" calcext:value-type="float">
            <text:p>93344.56</text:p>
          </table:table-cell>
          <table:table-cell table:style-name="ce2" office:value-type="float" office:value="586046.98" calcext:value-type="float">
            <text:p>586046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755031.35" calcext:value-type="float">
            <text:p>2755031.3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303159.9" calcext:value-type="float">
            <text:p>1303159.9</text:p>
          </table:table-cell>
          <table:table-cell table:style-name="ce2" office:value-type="float" office:value="1926194.14" calcext:value-type="float">
            <text:p>1926194.14</text:p>
          </table:table-cell>
          <table:table-cell table:style-name="ce2" office:value-type="float" office:value="148688.35" calcext:value-type="float">
            <text:p>148688.35</text:p>
          </table:table-cell>
          <table:table-cell table:style-name="ce2" office:value-type="float" office:value="-68383.21" calcext:value-type="float">
            <text:p>-68383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945420.79" calcext:value-type="float">
            <text:p>6945420.7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47339.32" calcext:value-type="float">
            <text:p>3047339.32</text:p>
          </table:table-cell>
          <table:table-cell table:style-name="ce2" office:value-type="float" office:value="1127275.18" calcext:value-type="float">
            <text:p>1127275.18</text:p>
          </table:table-cell>
          <table:table-cell table:style-name="ce2" office:value-type="float" office:value="143146.99" calcext:value-type="float">
            <text:p>143146.99</text:p>
          </table:table-cell>
          <table:table-cell table:style-name="ce2" office:value-type="float" office:value="611930.19" calcext:value-type="float">
            <text:p>611930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86738.35" calcext:value-type="float">
            <text:p>3786738.3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88737.04" calcext:value-type="float">
            <text:p>2488737.04</text:p>
          </table:table-cell>
          <table:table-cell table:style-name="ce2" office:value-type="float" office:value="479353.74" calcext:value-type="float">
            <text:p>479353.74</text:p>
          </table:table-cell>
          <table:table-cell table:style-name="ce2" office:value-type="float" office:value="92530.29" calcext:value-type="float">
            <text:p>92530.29</text:p>
          </table:table-cell>
          <table:table-cell table:style-name="ce2" office:value-type="float" office:value="191347.35" calcext:value-type="float">
            <text:p>191347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50562.89" calcext:value-type="float">
            <text:p>4950562.8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09360.07" calcext:value-type="float">
            <text:p>2809360.07</text:p>
          </table:table-cell>
          <table:table-cell table:style-name="ce2" office:value-type="float" office:value="936135.28" calcext:value-type="float">
            <text:p>936135.28</text:p>
          </table:table-cell>
          <table:table-cell table:style-name="ce2" office:value-type="float" office:value="24050.77" calcext:value-type="float">
            <text:p>24050.77</text:p>
          </table:table-cell>
          <table:table-cell table:style-name="ce2" office:value-type="float" office:value="258114.85" calcext:value-type="float">
            <text:p>258114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740455.55" calcext:value-type="float">
            <text:p>4740455.5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21157.72" calcext:value-type="float">
            <text:p>3121157.72</text:p>
          </table:table-cell>
          <table:table-cell table:style-name="ce2" office:value-type="float" office:value="962125.56" calcext:value-type="float">
            <text:p>962125.56</text:p>
          </table:table-cell>
          <table:table-cell table:style-name="ce2" office:value-type="float" office:value="101803.3" calcext:value-type="float">
            <text:p>101803.3</text:p>
          </table:table-cell>
          <table:table-cell table:style-name="ce2" office:value-type="float" office:value="159384.87" calcext:value-type="float">
            <text:p>159384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950578.27" calcext:value-type="float">
            <text:p>4950578.2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14610.62" calcext:value-type="float">
            <text:p>3214610.62</text:p>
          </table:table-cell>
          <table:table-cell table:style-name="ce2" office:value-type="float" office:value="815910.63" calcext:value-type="float">
            <text:p>815910.63</text:p>
          </table:table-cell>
          <table:table-cell table:style-name="ce2" office:value-type="float" office:value="64106.18" calcext:value-type="float">
            <text:p>64106.18</text:p>
          </table:table-cell>
          <table:table-cell table:style-name="ce2" office:value-type="float" office:value="206674.27" calcext:value-type="float">
            <text:p>206674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6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46165.34" calcext:value-type="float">
            <text:p>5946165.3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81587.28" calcext:value-type="float">
            <text:p>2881587.28</text:p>
          </table:table-cell>
          <table:table-cell table:style-name="ce2" office:value-type="float" office:value="1021783.25" calcext:value-type="float">
            <text:p>1021783.25</text:p>
          </table:table-cell>
          <table:table-cell table:style-name="ce2" office:value-type="float" office:value="76321.03" calcext:value-type="float">
            <text:p>76321.03</text:p>
          </table:table-cell>
          <table:table-cell table:style-name="ce2" office:value-type="float" office:value="445014.33" calcext:value-type="float">
            <text:p>445014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951634.72" calcext:value-type="float">
            <text:p>2951634.7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65670.15" calcext:value-type="float">
            <text:p>1665670.15</text:p>
          </table:table-cell>
          <table:table-cell table:style-name="ce2" office:value-type="float" office:value="806980.88" calcext:value-type="float">
            <text:p>806980.88</text:p>
          </table:table-cell>
          <table:table-cell table:style-name="ce2" office:value-type="float" office:value="93757.38" calcext:value-type="float">
            <text:p>93757.38</text:p>
          </table:table-cell>
          <table:table-cell table:style-name="ce2" office:value-type="float" office:value="120275.62" calcext:value-type="float">
            <text:p>120275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586600.22" calcext:value-type="float">
            <text:p>7586600.2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24041.92" calcext:value-type="float">
            <text:p>3224041.92</text:p>
          </table:table-cell>
          <table:table-cell table:style-name="ce2" office:value-type="float" office:value="1099845.94" calcext:value-type="float">
            <text:p>1099845.94</text:p>
          </table:table-cell>
          <table:table-cell table:style-name="ce2" office:value-type="float" office:value="46984.2" calcext:value-type="float">
            <text:p>46984.2</text:p>
          </table:table-cell>
          <table:table-cell table:style-name="ce2" office:value-type="float" office:value="695036.28" calcext:value-type="float">
            <text:p>695036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007085.51" calcext:value-type="float">
            <text:p>6007085.5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052233.1" calcext:value-type="float">
            <text:p>4052233.1</text:p>
          </table:table-cell>
          <table:table-cell table:style-name="ce2" office:value-type="float" office:value="427393.69" calcext:value-type="float">
            <text:p>427393.69</text:p>
          </table:table-cell>
          <table:table-cell table:style-name="ce2" office:value-type="float" office:value="19485.09" calcext:value-type="float">
            <text:p>19485.09</text:p>
          </table:table-cell>
          <table:table-cell table:style-name="ce2" office:value-type="float" office:value="324858.2" calcext:value-type="float">
            <text:p>324858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671165.55" calcext:value-type="float">
            <text:p>6671165.5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77537.27" calcext:value-type="float">
            <text:p>3477537.27</text:p>
          </table:table-cell>
          <table:table-cell table:style-name="ce2" office:value-type="float" office:value="1343247.54" calcext:value-type="float">
            <text:p>1343247.54</text:p>
          </table:table-cell>
          <table:table-cell table:style-name="ce2" office:value-type="float" office:value="114598.66" calcext:value-type="float">
            <text:p>114598.66</text:p>
          </table:table-cell>
          <table:table-cell table:style-name="ce2" office:value-type="float" office:value="412645.67" calcext:value-type="float">
            <text:p>412645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39868.09" calcext:value-type="float">
            <text:p>3439868.0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82205.48" calcext:value-type="float">
            <text:p>1782205.48</text:p>
          </table:table-cell>
          <table:table-cell table:style-name="ce2" office:value-type="float" office:value="526512.89" calcext:value-type="float">
            <text:p>526512.89</text:p>
          </table:table-cell>
          <table:table-cell table:style-name="ce2" office:value-type="float" office:value="101341.48" calcext:value-type="float">
            <text:p>101341.48</text:p>
          </table:table-cell>
          <table:table-cell table:style-name="ce2" office:value-type="float" office:value="258823.15" calcext:value-type="float">
            <text:p>258823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770452.28" calcext:value-type="float">
            <text:p>2770452.2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359811.7" calcext:value-type="float">
            <text:p>1359811.7</text:p>
          </table:table-cell>
          <table:table-cell table:style-name="ce2" office:value-type="float" office:value="920933.33" calcext:value-type="float">
            <text:p>920933.33</text:p>
          </table:table-cell>
          <table:table-cell table:style-name="ce2" office:value-type="float" office:value="99429.55" calcext:value-type="float">
            <text:p>99429.55</text:p>
          </table:table-cell>
          <table:table-cell table:style-name="ce2" office:value-type="float" office:value="123718.73" calcext:value-type="float">
            <text:p>123718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365426.86" calcext:value-type="float">
            <text:p>7365426.8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64066.28" calcext:value-type="float">
            <text:p>3964066.28</text:p>
          </table:table-cell>
          <table:table-cell table:style-name="ce2" office:value-type="float" office:value="780187.96" calcext:value-type="float">
            <text:p>780187.96</text:p>
          </table:table-cell>
          <table:table-cell table:style-name="ce2" office:value-type="float" office:value="125538.33" calcext:value-type="float">
            <text:p>125538.33</text:p>
          </table:table-cell>
          <table:table-cell table:style-name="ce2" office:value-type="float" office:value="576809.3" calcext:value-type="float">
            <text:p>576809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684501.51" calcext:value-type="float">
            <text:p>2684501.5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276555.14" calcext:value-type="float">
            <text:p>1276555.14</text:p>
          </table:table-cell>
          <table:table-cell table:style-name="ce2" office:value-type="float" office:value="1091776.02" calcext:value-type="float">
            <text:p>1091776.02</text:p>
          </table:table-cell>
          <table:table-cell table:style-name="ce2" office:value-type="float" office:value="67023.11" calcext:value-type="float">
            <text:p>67023.11</text:p>
          </table:table-cell>
          <table:table-cell table:style-name="ce2" office:value-type="float" office:value="80470.63" calcext:value-type="float">
            <text:p>80470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98610.48" calcext:value-type="float">
            <text:p>5298610.4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715303.05" calcext:value-type="float">
            <text:p>2715303.05</text:p>
          </table:table-cell>
          <table:table-cell table:style-name="ce2" office:value-type="float" office:value="945027.67" calcext:value-type="float">
            <text:p>945027.67</text:p>
          </table:table-cell>
          <table:table-cell table:style-name="ce2" office:value-type="float" office:value="116623.67" calcext:value-type="float">
            <text:p>116623.67</text:p>
          </table:table-cell>
          <table:table-cell table:style-name="ce2" office:value-type="float" office:value="368529.72" calcext:value-type="float">
            <text:p>368529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7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037991.66" calcext:value-type="float">
            <text:p>7037991.6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504202.86" calcext:value-type="float">
            <text:p>4504202.86</text:p>
          </table:table-cell>
          <table:table-cell table:style-name="ce2" office:value-type="float" office:value="1075495.2" calcext:value-type="float">
            <text:p>1075495.2</text:p>
          </table:table-cell>
          <table:table-cell table:style-name="ce2" office:value-type="float" office:value="166871.1" calcext:value-type="float">
            <text:p>166871.1</text:p>
          </table:table-cell>
          <table:table-cell table:style-name="ce2" office:value-type="float" office:value="341284.59" calcext:value-type="float">
            <text:p>341284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46396.06" calcext:value-type="float">
            <text:p>4746396.0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86470.53" calcext:value-type="float">
            <text:p>3086470.53</text:p>
          </table:table-cell>
          <table:table-cell table:style-name="ce2" office:value-type="float" office:value="1333357.72" calcext:value-type="float">
            <text:p>1333357.72</text:p>
          </table:table-cell>
          <table:table-cell table:style-name="ce2" office:value-type="float" office:value="87264.7" calcext:value-type="float">
            <text:p>87264.7</text:p>
          </table:table-cell>
          <table:table-cell table:style-name="ce2" office:value-type="float" office:value="86904.83" calcext:value-type="float">
            <text:p>86904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340154.13" calcext:value-type="float">
            <text:p>7340154.1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05885.53" calcext:value-type="float">
            <text:p>3605885.53</text:p>
          </table:table-cell>
          <table:table-cell table:style-name="ce2" office:value-type="float" office:value="1230584.63" calcext:value-type="float">
            <text:p>1230584.63</text:p>
          </table:table-cell>
          <table:table-cell table:style-name="ce2" office:value-type="float" office:value="194969.19" calcext:value-type="float">
            <text:p>194969.19</text:p>
          </table:table-cell>
          <table:table-cell table:style-name="ce2" office:value-type="float" office:value="566717.16" calcext:value-type="float">
            <text:p>566717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56883.39" calcext:value-type="float">
            <text:p>4456883.3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409856.14" calcext:value-type="float">
            <text:p>2409856.14</text:p>
          </table:table-cell>
          <table:table-cell table:style-name="ce2" office:value-type="float" office:value="1010892.2" calcext:value-type="float">
            <text:p>1010892.2</text:p>
          </table:table-cell>
          <table:table-cell table:style-name="ce2" office:value-type="float" office:value="102499.72" calcext:value-type="float">
            <text:p>102499.72</text:p>
          </table:table-cell>
          <table:table-cell table:style-name="ce2" office:value-type="float" office:value="239113.3" calcext:value-type="float">
            <text:p>239113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45164" calcext:value-type="float">
            <text:p>244516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19055.4" calcext:value-type="float">
            <text:p>1619055.4</text:p>
          </table:table-cell>
          <table:table-cell table:style-name="ce2" office:value-type="float" office:value="1137852.33" calcext:value-type="float">
            <text:p>1137852.33</text:p>
          </table:table-cell>
          <table:table-cell table:style-name="ce2" office:value-type="float" office:value="57381.04" calcext:value-type="float">
            <text:p>57381.04</text:p>
          </table:table-cell>
          <table:table-cell table:style-name="ce2" office:value-type="float" office:value="-53416.16" calcext:value-type="float">
            <text:p>-53416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48345.08" calcext:value-type="float">
            <text:p>5748345.0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90173.38" calcext:value-type="float">
            <text:p>2390173.38</text:p>
          </table:table-cell>
          <table:table-cell table:style-name="ce2" office:value-type="float" office:value="1588002.26" calcext:value-type="float">
            <text:p>1588002.26</text:p>
          </table:table-cell>
          <table:table-cell table:style-name="ce2" office:value-type="float" office:value="142484.2" calcext:value-type="float">
            <text:p>142484.2</text:p>
          </table:table-cell>
          <table:table-cell table:style-name="ce2" office:value-type="float" office:value="401657.26" calcext:value-type="float">
            <text:p>401657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396592.07" calcext:value-type="float">
            <text:p>5396592.0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98142.62" calcext:value-type="float">
            <text:p>3598142.62</text:p>
          </table:table-cell>
          <table:table-cell table:style-name="ce2" office:value-type="float" office:value="1241271.49" calcext:value-type="float">
            <text:p>1241271.49</text:p>
          </table:table-cell>
          <table:table-cell table:style-name="ce2" office:value-type="float" office:value="94371.97" calcext:value-type="float">
            <text:p>94371.97</text:p>
          </table:table-cell>
          <table:table-cell table:style-name="ce2" office:value-type="float" office:value="136825.49" calcext:value-type="float">
            <text:p>136825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375952.49" calcext:value-type="float">
            <text:p>10375952.4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832654.9" calcext:value-type="float">
            <text:p>4832654.9</text:p>
          </table:table-cell>
          <table:table-cell table:style-name="ce2" office:value-type="float" office:value="911938.62" calcext:value-type="float">
            <text:p>911938.62</text:p>
          </table:table-cell>
          <table:table-cell table:style-name="ce2" office:value-type="float" office:value="152627.52" calcext:value-type="float">
            <text:p>152627.52</text:p>
          </table:table-cell>
          <table:table-cell table:style-name="ce2" office:value-type="float" office:value="1004637.16" calcext:value-type="float">
            <text:p>1004637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09782.27" calcext:value-type="float">
            <text:p>3109782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876945.7" calcext:value-type="float">
            <text:p>1876945.7</text:p>
          </table:table-cell>
          <table:table-cell table:style-name="ce2" office:value-type="float" office:value="1383359.3" calcext:value-type="float">
            <text:p>1383359.3</text:p>
          </table:table-cell>
          <table:table-cell table:style-name="ce2" office:value-type="float" office:value="120667.31" calcext:value-type="float">
            <text:p>120667.31</text:p>
          </table:table-cell>
          <table:table-cell table:style-name="ce2" office:value-type="float" office:value="-6269.64" calcext:value-type="float">
            <text:p>-6269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96305.79" calcext:value-type="float">
            <text:p>4496305.7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84321.49" calcext:value-type="float">
            <text:p>2584321.49</text:p>
          </table:table-cell>
          <table:table-cell table:style-name="ce2" office:value-type="float" office:value="1117393.1" calcext:value-type="float">
            <text:p>1117393.1</text:p>
          </table:table-cell>
          <table:table-cell table:style-name="ce2" office:value-type="float" office:value="83608.55" calcext:value-type="float">
            <text:p>83608.55</text:p>
          </table:table-cell>
          <table:table-cell table:style-name="ce2" office:value-type="float" office:value="184421.95" calcext:value-type="float">
            <text:p>184421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8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538268.76" calcext:value-type="float">
            <text:p>3538268.7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02243.4" calcext:value-type="float">
            <text:p>2002243.4</text:p>
          </table:table-cell>
          <table:table-cell table:style-name="ce2" office:value-type="float" office:value="711167.54" calcext:value-type="float">
            <text:p>711167.54</text:p>
          </table:table-cell>
          <table:table-cell table:style-name="ce2" office:value-type="float" office:value="176050.75" calcext:value-type="float">
            <text:p>176050.75</text:p>
          </table:table-cell>
          <table:table-cell table:style-name="ce2" office:value-type="float" office:value="210190.8" calcext:value-type="float">
            <text:p>210190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15030.84" calcext:value-type="float">
            <text:p>4715030.8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101585.32" calcext:value-type="float">
            <text:p>3101585.32</text:p>
          </table:table-cell>
          <table:table-cell table:style-name="ce2" office:value-type="float" office:value="945783.31" calcext:value-type="float">
            <text:p>945783.31</text:p>
          </table:table-cell>
          <table:table-cell table:style-name="ce2" office:value-type="float" office:value="75031.44" calcext:value-type="float">
            <text:p>75031.44</text:p>
          </table:table-cell>
          <table:table-cell table:style-name="ce2" office:value-type="float" office:value="155965.67" calcext:value-type="float">
            <text:p>155965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34395.14" calcext:value-type="float">
            <text:p>4634395.1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94975.69" calcext:value-type="float">
            <text:p>1994975.69</text:p>
          </table:table-cell>
          <table:table-cell table:style-name="ce2" office:value-type="float" office:value="558322.79" calcext:value-type="float">
            <text:p>558322.79</text:p>
          </table:table-cell>
          <table:table-cell table:style-name="ce2" office:value-type="float" office:value="-8280.95" calcext:value-type="float">
            <text:p>-8280.95</text:p>
          </table:table-cell>
          <table:table-cell table:style-name="ce2" office:value-type="float" office:value="435291.3" calcext:value-type="float">
            <text:p>435291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55400.36" calcext:value-type="float">
            <text:p>3255400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641074.69" calcext:value-type="float">
            <text:p>1641074.69</text:p>
          </table:table-cell>
          <table:table-cell table:style-name="ce2" office:value-type="float" office:value="314493.97" calcext:value-type="float">
            <text:p>314493.97</text:p>
          </table:table-cell>
          <table:table-cell table:style-name="ce2" office:value-type="float" office:value="144028.98" calcext:value-type="float">
            <text:p>144028.98</text:p>
          </table:table-cell>
          <table:table-cell table:style-name="ce2" office:value-type="float" office:value="303210.74" calcext:value-type="float">
            <text:p>303210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936475.22" calcext:value-type="float">
            <text:p>5936475.2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33187.32" calcext:value-type="float">
            <text:p>3333187.32</text:p>
          </table:table-cell>
          <table:table-cell table:style-name="ce2" office:value-type="float" office:value="715287.91" calcext:value-type="float">
            <text:p>715287.91</text:p>
          </table:table-cell>
          <table:table-cell table:style-name="ce2" office:value-type="float" office:value="117496.6" calcext:value-type="float">
            <text:p>117496.6</text:p>
          </table:table-cell>
          <table:table-cell table:style-name="ce2" office:value-type="float" office:value="421154.28" calcext:value-type="float">
            <text:p>421154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71712.26" calcext:value-type="float">
            <text:p>4571712.2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41378.66" calcext:value-type="float">
            <text:p>2941378.66</text:p>
          </table:table-cell>
          <table:table-cell table:style-name="ce2" office:value-type="float" office:value="1036774.32" calcext:value-type="float">
            <text:p>1036774.32</text:p>
          </table:table-cell>
          <table:table-cell table:style-name="ce2" office:value-type="float" office:value="164185.96" calcext:value-type="float">
            <text:p>164185.96</text:p>
          </table:table-cell>
          <table:table-cell table:style-name="ce2" office:value-type="float" office:value="159126.5" calcext:value-type="float">
            <text:p>159126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690965.94" calcext:value-type="float">
            <text:p>7690965.9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75783.29" calcext:value-type="float">
            <text:p>3575783.29</text:p>
          </table:table-cell>
          <table:table-cell table:style-name="ce2" office:value-type="float" office:value="1037652.66" calcext:value-type="float">
            <text:p>1037652.66</text:p>
          </table:table-cell>
          <table:table-cell table:style-name="ce2" office:value-type="float" office:value="55916.31" calcext:value-type="float">
            <text:p>55916.31</text:p>
          </table:table-cell>
          <table:table-cell table:style-name="ce2" office:value-type="float" office:value="658023.72" calcext:value-type="float">
            <text:p>658023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02885.75" calcext:value-type="float">
            <text:p>3702885.7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73101.54" calcext:value-type="float">
            <text:p>2373101.54</text:p>
          </table:table-cell>
          <table:table-cell table:style-name="ce2" office:value-type="float" office:value="576527.29" calcext:value-type="float">
            <text:p>576527.29</text:p>
          </table:table-cell>
          <table:table-cell table:style-name="ce2" office:value-type="float" office:value="87642.42" calcext:value-type="float">
            <text:p>87642.42</text:p>
          </table:table-cell>
          <table:table-cell table:style-name="ce2" office:value-type="float" office:value="176588.86" calcext:value-type="float">
            <text:p>176588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722746.14" calcext:value-type="float">
            <text:p>8722746.1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534881.97" calcext:value-type="float">
            <text:p>4534881.97</text:p>
          </table:table-cell>
          <table:table-cell table:style-name="ce2" office:value-type="float" office:value="286371.42" calcext:value-type="float">
            <text:p>286371.42</text:p>
          </table:table-cell>
          <table:table-cell table:style-name="ce2" office:value-type="float" office:value="81997.91" calcext:value-type="float">
            <text:p>81997.91</text:p>
          </table:table-cell>
          <table:table-cell table:style-name="ce2" office:value-type="float" office:value="836533.04" calcext:value-type="float">
            <text:p>836533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551748.01" calcext:value-type="float">
            <text:p>5551748.0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35339.84" calcext:value-type="float">
            <text:p>2535339.84</text:p>
          </table:table-cell>
          <table:table-cell table:style-name="ce2" office:value-type="float" office:value="1441228.74" calcext:value-type="float">
            <text:p>1441228.74</text:p>
          </table:table-cell>
          <table:table-cell table:style-name="ce2" office:value-type="float" office:value="146688.1" calcext:value-type="float">
            <text:p>146688.1</text:p>
          </table:table-cell>
          <table:table-cell table:style-name="ce2" office:value-type="float" office:value="361592.18" calcext:value-type="float">
            <text:p>361592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59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42666.88" calcext:value-type="float">
            <text:p>7542666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734501.32" calcext:value-type="float">
            <text:p>4734501.32</text:p>
          </table:table-cell>
          <table:table-cell table:style-name="ce2" office:value-type="float" office:value="1028587.94" calcext:value-type="float">
            <text:p>1028587.94</text:p>
          </table:table-cell>
          <table:table-cell table:style-name="ce2" office:value-type="float" office:value="132542.51" calcext:value-type="float">
            <text:p>132542.51</text:p>
          </table:table-cell>
          <table:table-cell table:style-name="ce2" office:value-type="float" office:value="401545.23" calcext:value-type="float">
            <text:p>401545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230906.93" calcext:value-type="float">
            <text:p>5230906.9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235007.88" calcext:value-type="float">
            <text:p>2235007.88</text:p>
          </table:table-cell>
          <table:table-cell table:style-name="ce2" office:value-type="float" office:value="1466713.59" calcext:value-type="float">
            <text:p>1466713.59</text:p>
          </table:table-cell>
          <table:table-cell table:style-name="ce2" office:value-type="float" office:value="110740.02" calcext:value-type="float">
            <text:p>110740.02</text:p>
          </table:table-cell>
          <table:table-cell table:style-name="ce2" office:value-type="float" office:value="344384.35" calcext:value-type="float">
            <text:p>344384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438691.2" calcext:value-type="float">
            <text:p>3438691.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06514.29" calcext:value-type="float">
            <text:p>1906514.29</text:p>
          </table:table-cell>
          <table:table-cell table:style-name="ce2" office:value-type="float" office:value="1449577.33" calcext:value-type="float">
            <text:p>1449577.33</text:p>
          </table:table-cell>
          <table:table-cell table:style-name="ce2" office:value-type="float" office:value="111062.24" calcext:value-type="float">
            <text:p>111062.24</text:p>
          </table:table-cell>
          <table:table-cell table:style-name="ce2" office:value-type="float" office:value="40668.98" calcext:value-type="float">
            <text:p>40668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72958.16" calcext:value-type="float">
            <text:p>4472958.1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74897.38" calcext:value-type="float">
            <text:p>1874897.38</text:p>
          </table:table-cell>
          <table:table-cell table:style-name="ce2" office:value-type="float" office:value="1220412.9" calcext:value-type="float">
            <text:p>1220412.9</text:p>
          </table:table-cell>
          <table:table-cell table:style-name="ce2" office:value-type="float" office:value="42451.44" calcext:value-type="float">
            <text:p>42451.44</text:p>
          </table:table-cell>
          <table:table-cell table:style-name="ce2" office:value-type="float" office:value="298220.86" calcext:value-type="float">
            <text:p>298220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26463.58" calcext:value-type="float">
            <text:p>2226463.5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28650.84" calcext:value-type="float">
            <text:p>1128650.84</text:p>
          </table:table-cell>
          <table:table-cell table:style-name="ce2" office:value-type="float" office:value="1017743.07" calcext:value-type="float">
            <text:p>1017743.07</text:p>
          </table:table-cell>
          <table:table-cell table:style-name="ce2" office:value-type="float" office:value="138434.11" calcext:value-type="float">
            <text:p>138434.11</text:p>
          </table:table-cell>
          <table:table-cell table:style-name="ce2" office:value-type="float" office:value="45885.79" calcext:value-type="float">
            <text:p>45885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76932.77" calcext:value-type="float">
            <text:p>4776932.7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772164.15" calcext:value-type="float">
            <text:p>2772164.15</text:p>
          </table:table-cell>
          <table:table-cell table:style-name="ce2" office:value-type="float" office:value="880704.76" calcext:value-type="float">
            <text:p>880704.76</text:p>
          </table:table-cell>
          <table:table-cell table:style-name="ce2" office:value-type="float" office:value="139456.05" calcext:value-type="float">
            <text:p>139456.05</text:p>
          </table:table-cell>
          <table:table-cell table:style-name="ce2" office:value-type="float" office:value="265339.18" calcext:value-type="float">
            <text:p>265339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44185.75" calcext:value-type="float">
            <text:p>5344185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29269.73" calcext:value-type="float">
            <text:p>3029269.73</text:p>
          </table:table-cell>
          <table:table-cell table:style-name="ce2" office:value-type="float" office:value="1215578.96" calcext:value-type="float">
            <text:p>1215578.96</text:p>
          </table:table-cell>
          <table:table-cell table:style-name="ce2" office:value-type="float" office:value="214555.36" calcext:value-type="float">
            <text:p>214555.36</text:p>
          </table:table-cell>
          <table:table-cell table:style-name="ce2" office:value-type="float" office:value="275917.41" calcext:value-type="float">
            <text:p>275917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091445.59" calcext:value-type="float">
            <text:p>5091445.5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54662.55" calcext:value-type="float">
            <text:p>2654662.55</text:p>
          </table:table-cell>
          <table:table-cell table:style-name="ce2" office:value-type="float" office:value="952042.64" calcext:value-type="float">
            <text:p>952042.64</text:p>
          </table:table-cell>
          <table:table-cell table:style-name="ce2" office:value-type="float" office:value="123539.25" calcext:value-type="float">
            <text:p>123539.25</text:p>
          </table:table-cell>
          <table:table-cell table:style-name="ce2" office:value-type="float" office:value="337738.73" calcext:value-type="float">
            <text:p>337738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660314.45" calcext:value-type="float">
            <text:p>7660314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050118.54" calcext:value-type="float">
            <text:p>4050118.54</text:p>
          </table:table-cell>
          <table:table-cell table:style-name="ce2" office:value-type="float" office:value="823114.22" calcext:value-type="float">
            <text:p>823114.22</text:p>
          </table:table-cell>
          <table:table-cell table:style-name="ce2" office:value-type="float" office:value="131622.93" calcext:value-type="float">
            <text:p>131622.93</text:p>
          </table:table-cell>
          <table:table-cell table:style-name="ce2" office:value-type="float" office:value="612927.97" calcext:value-type="float">
            <text:p>612927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01732.34" calcext:value-type="float">
            <text:p>4701732.3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00555.86" calcext:value-type="float">
            <text:p>2200555.86</text:p>
          </table:table-cell>
          <table:table-cell table:style-name="ce2" office:value-type="float" office:value="370628.59" calcext:value-type="float">
            <text:p>370628.59</text:p>
          </table:table-cell>
          <table:table-cell table:style-name="ce2" office:value-type="float" office:value="123880.06" calcext:value-type="float">
            <text:p>123880.06</text:p>
          </table:table-cell>
          <table:table-cell table:style-name="ce2" office:value-type="float" office:value="473429.87" calcext:value-type="float">
            <text:p>473429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0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12012.81" calcext:value-type="float">
            <text:p>1212012.8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650565.79" calcext:value-type="float">
            <text:p>650565.79</text:p>
          </table:table-cell>
          <table:table-cell table:style-name="ce2" office:value-type="float" office:value="975068.41" calcext:value-type="float">
            <text:p>975068.41</text:p>
          </table:table-cell>
          <table:table-cell table:style-name="ce2" office:value-type="float" office:value="65164.76" calcext:value-type="float">
            <text:p>65164.76</text:p>
          </table:table-cell>
          <table:table-cell table:style-name="ce2" office:value-type="float" office:value="-73175.89" calcext:value-type="float">
            <text:p>-73175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2088130.02" calcext:value-type="float">
            <text:p>12088130.0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292172.6" calcext:value-type="float">
            <text:p>8292172.6</text:p>
          </table:table-cell>
          <table:table-cell table:style-name="ce2" office:value-type="float" office:value="1329001.27" calcext:value-type="float">
            <text:p>1329001.27</text:p>
          </table:table-cell>
          <table:table-cell table:style-name="ce2" office:value-type="float" office:value="162470.07" calcext:value-type="float">
            <text:p>162470.07</text:p>
          </table:table-cell>
          <table:table-cell table:style-name="ce2" office:value-type="float" office:value="552179.51" calcext:value-type="float">
            <text:p>552179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618782.92" calcext:value-type="float">
            <text:p>3618782.9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70794.52" calcext:value-type="float">
            <text:p>2370794.52</text:p>
          </table:table-cell>
          <table:table-cell table:style-name="ce2" office:value-type="float" office:value="1377794.97" calcext:value-type="float">
            <text:p>1377794.97</text:p>
          </table:table-cell>
          <table:table-cell table:style-name="ce2" office:value-type="float" office:value="97212.69" calcext:value-type="float">
            <text:p>97212.69</text:p>
          </table:table-cell>
          <table:table-cell table:style-name="ce2" office:value-type="float" office:value="-6844.71" calcext:value-type="float">
            <text:p>-6844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37490.22" calcext:value-type="float">
            <text:p>6937490.2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77261.57" calcext:value-type="float">
            <text:p>3077261.57</text:p>
          </table:table-cell>
          <table:table-cell table:style-name="ce2" office:value-type="float" office:value="1015983.61" calcext:value-type="float">
            <text:p>1015983.61</text:p>
          </table:table-cell>
          <table:table-cell table:style-name="ce2" office:value-type="float" office:value="90352.06" calcext:value-type="float">
            <text:p>90352.06</text:p>
          </table:table-cell>
          <table:table-cell table:style-name="ce2" office:value-type="float" office:value="616265.39" calcext:value-type="float">
            <text:p>616265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91506.66" calcext:value-type="float">
            <text:p>1991506.6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14395.25" calcext:value-type="float">
            <text:p>814395.25</text:p>
          </table:table-cell>
          <table:table-cell table:style-name="ce2" office:value-type="float" office:value="733386.89" calcext:value-type="float">
            <text:p>733386.89</text:p>
          </table:table-cell>
          <table:table-cell table:style-name="ce2" office:value-type="float" office:value="93259.32" calcext:value-type="float">
            <text:p>93259.32</text:p>
          </table:table-cell>
          <table:table-cell table:style-name="ce2" office:value-type="float" office:value="112766.61" calcext:value-type="float">
            <text:p>112766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90424.35" calcext:value-type="float">
            <text:p>5490424.3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33803.13" calcext:value-type="float">
            <text:p>3733803.13</text:p>
          </table:table-cell>
          <table:table-cell table:style-name="ce2" office:value-type="float" office:value="1270823.16" calcext:value-type="float">
            <text:p>1270823.16</text:p>
          </table:table-cell>
          <table:table-cell table:style-name="ce2" office:value-type="float" office:value="96702.82" calcext:value-type="float">
            <text:p>96702.82</text:p>
          </table:table-cell>
          <table:table-cell table:style-name="ce2" office:value-type="float" office:value="122325.18" calcext:value-type="float">
            <text:p>122325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10908.38" calcext:value-type="float">
            <text:p>3410908.3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03371.89" calcext:value-type="float">
            <text:p>1903371.89</text:p>
          </table:table-cell>
          <table:table-cell table:style-name="ce2" office:value-type="float" office:value="995390.37" calcext:value-type="float">
            <text:p>995390.37</text:p>
          </table:table-cell>
          <table:table-cell table:style-name="ce2" office:value-type="float" office:value="75679.55" calcext:value-type="float">
            <text:p>75679.55</text:p>
          </table:table-cell>
          <table:table-cell table:style-name="ce2" office:value-type="float" office:value="123443.39" calcext:value-type="float">
            <text:p>123443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-645269.92" calcext:value-type="float">
            <text:p>-645269.9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-362223.14" calcext:value-type="float">
            <text:p>-362223.14</text:p>
          </table:table-cell>
          <table:table-cell table:style-name="ce2" office:value-type="float" office:value="890297.4" calcext:value-type="float">
            <text:p>890297.4</text:p>
          </table:table-cell>
          <table:table-cell table:style-name="ce2" office:value-type="float" office:value="110761.93" calcext:value-type="float">
            <text:p>110761.93</text:p>
          </table:table-cell>
          <table:table-cell table:style-name="ce2" office:value-type="float" office:value="-223142.27" calcext:value-type="float">
            <text:p>-223142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34380.01" calcext:value-type="float">
            <text:p>4434380.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12352.09" calcext:value-type="float">
            <text:p>2812352.09</text:p>
          </table:table-cell>
          <table:table-cell table:style-name="ce2" office:value-type="float" office:value="563225.52" calcext:value-type="float">
            <text:p>563225.52</text:p>
          </table:table-cell>
          <table:table-cell table:style-name="ce2" office:value-type="float" office:value="95169.58" calcext:value-type="float">
            <text:p>95169.58</text:p>
          </table:table-cell>
          <table:table-cell table:style-name="ce2" office:value-type="float" office:value="242334.12" calcext:value-type="float">
            <text:p>242334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99869.28" calcext:value-type="float">
            <text:p>4899869.2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422528.16" calcext:value-type="float">
            <text:p>2422528.16</text:p>
          </table:table-cell>
          <table:table-cell table:style-name="ce2" office:value-type="float" office:value="1631128.44" calcext:value-type="float">
            <text:p>1631128.44</text:p>
          </table:table-cell>
          <table:table-cell table:style-name="ce2" office:value-type="float" office:value="90914.53" calcext:value-type="float">
            <text:p>90914.53</text:p>
          </table:table-cell>
          <table:table-cell table:style-name="ce2" office:value-type="float" office:value="196796.71" calcext:value-type="float">
            <text:p>196796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562228.15" calcext:value-type="float">
            <text:p>4562228.1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84462.94" calcext:value-type="float">
            <text:p>2484462.94</text:p>
          </table:table-cell>
          <table:table-cell table:style-name="ce2" office:value-type="float" office:value="1221519.53" calcext:value-type="float">
            <text:p>1221519.53</text:p>
          </table:table-cell>
          <table:table-cell table:style-name="ce2" office:value-type="float" office:value="124491.25" calcext:value-type="float">
            <text:p>124491.25</text:p>
          </table:table-cell>
          <table:table-cell table:style-name="ce2" office:value-type="float" office:value="205954.76" calcext:value-type="float">
            <text:p>205954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486226.7" calcext:value-type="float">
            <text:p>5486226.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788781.98" calcext:value-type="float">
            <text:p>3788781.98</text:p>
          </table:table-cell>
          <table:table-cell table:style-name="ce2" office:value-type="float" office:value="1253874.55" calcext:value-type="float">
            <text:p>1253874.55</text:p>
          </table:table-cell>
          <table:table-cell table:style-name="ce2" office:value-type="float" office:value="103789.43" calcext:value-type="float">
            <text:p>103789.43</text:p>
          </table:table-cell>
          <table:table-cell table:style-name="ce2" office:value-type="float" office:value="114945.52" calcext:value-type="float">
            <text:p>114945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60983.83" calcext:value-type="float">
            <text:p>4460983.8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83926.86" calcext:value-type="float">
            <text:p>2683926.86</text:p>
          </table:table-cell>
          <table:table-cell table:style-name="ce2" office:value-type="float" office:value="741157.22" calcext:value-type="float">
            <text:p>741157.22</text:p>
          </table:table-cell>
          <table:table-cell table:style-name="ce2" office:value-type="float" office:value="72293.2" calcext:value-type="float">
            <text:p>72293.2</text:p>
          </table:table-cell>
          <table:table-cell table:style-name="ce2" office:value-type="float" office:value="232720.52" calcext:value-type="float">
            <text:p>232720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38299.63" calcext:value-type="float">
            <text:p>5138299.6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92316.26" calcext:value-type="float">
            <text:p>2292316.26</text:p>
          </table:table-cell>
          <table:table-cell table:style-name="ce2" office:value-type="float" office:value="1023924.9" calcext:value-type="float">
            <text:p>1023924.9</text:p>
          </table:table-cell>
          <table:table-cell table:style-name="ce2" office:value-type="float" office:value="61822.97" calcext:value-type="float">
            <text:p>61822.97</text:p>
          </table:table-cell>
          <table:table-cell table:style-name="ce2" office:value-type="float" office:value="395615.1" calcext:value-type="float">
            <text:p>395615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340224" calcext:value-type="float">
            <text:p>534022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49527.8" calcext:value-type="float">
            <text:p>2349527.8</text:p>
          </table:table-cell>
          <table:table-cell table:style-name="ce2" office:value-type="float" office:value="975551.84" calcext:value-type="float">
            <text:p>975551.84</text:p>
          </table:table-cell>
          <table:table-cell table:style-name="ce2" office:value-type="float" office:value="104920.08" calcext:value-type="float">
            <text:p>104920.08</text:p>
          </table:table-cell>
          <table:table-cell table:style-name="ce2" office:value-type="float" office:value="445213.53" calcext:value-type="float">
            <text:p>445213.5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29643.82" calcext:value-type="float">
            <text:p>4929643.8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73943.28" calcext:value-type="float">
            <text:p>2273943.28</text:p>
          </table:table-cell>
          <table:table-cell table:style-name="ce2" office:value-type="float" office:value="1234628.38" calcext:value-type="float">
            <text:p>1234628.38</text:p>
          </table:table-cell>
          <table:table-cell table:style-name="ce2" office:value-type="float" office:value="62668.41" calcext:value-type="float">
            <text:p>62668.41</text:p>
          </table:table-cell>
          <table:table-cell table:style-name="ce2" office:value-type="float" office:value="311585.52" calcext:value-type="float">
            <text:p>311585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658448.34" calcext:value-type="float">
            <text:p>4658448.3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34885.35" calcext:value-type="float">
            <text:p>2934885.35</text:p>
          </table:table-cell>
          <table:table-cell table:style-name="ce2" office:value-type="float" office:value="1407915.54" calcext:value-type="float">
            <text:p>1407915.54</text:p>
          </table:table-cell>
          <table:table-cell table:style-name="ce2" office:value-type="float" office:value="59069.41" calcext:value-type="float">
            <text:p>59069.41</text:p>
          </table:table-cell>
          <table:table-cell table:style-name="ce2" office:value-type="float" office:value="78690.54" calcext:value-type="float">
            <text:p>78690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12692.98" calcext:value-type="float">
            <text:p>3212692.9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69763.88" calcext:value-type="float">
            <text:p>1569763.88</text:p>
          </table:table-cell>
          <table:table-cell table:style-name="ce2" office:value-type="float" office:value="569735.32" calcext:value-type="float">
            <text:p>569735.32</text:p>
          </table:table-cell>
          <table:table-cell table:style-name="ce2" office:value-type="float" office:value="59776.16" calcext:value-type="float">
            <text:p>59776.16</text:p>
          </table:table-cell>
          <table:table-cell table:style-name="ce2" office:value-type="float" office:value="237923.69" calcext:value-type="float">
            <text:p>237923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188891.21" calcext:value-type="float">
            <text:p>6188891.2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15268.46" calcext:value-type="float">
            <text:p>2515268.46</text:p>
          </table:table-cell>
          <table:table-cell table:style-name="ce2" office:value-type="float" office:value="677596.72" calcext:value-type="float">
            <text:p>677596.72</text:p>
          </table:table-cell>
          <table:table-cell table:style-name="ce2" office:value-type="float" office:value="112749.24" calcext:value-type="float">
            <text:p>112749.24</text:p>
          </table:table-cell>
          <table:table-cell table:style-name="ce2" office:value-type="float" office:value="652842.81" calcext:value-type="float">
            <text:p>652842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34005.31" calcext:value-type="float">
            <text:p>4434005.3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29544.37" calcext:value-type="float">
            <text:p>3029544.37</text:p>
          </table:table-cell>
          <table:table-cell table:style-name="ce2" office:value-type="float" office:value="1193721.36" calcext:value-type="float">
            <text:p>1193721.36</text:p>
          </table:table-cell>
          <table:table-cell table:style-name="ce2" office:value-type="float" office:value="159677.12" calcext:value-type="float">
            <text:p>159677.12</text:p>
          </table:table-cell>
          <table:table-cell table:style-name="ce2" office:value-type="float" office:value="77787.51" calcext:value-type="float">
            <text:p>77787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2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72348.55" calcext:value-type="float">
            <text:p>4272348.5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26461.88" calcext:value-type="float">
            <text:p>1926461.88</text:p>
          </table:table-cell>
          <table:table-cell table:style-name="ce2" office:value-type="float" office:value="847591.19" calcext:value-type="float">
            <text:p>847591.19</text:p>
          </table:table-cell>
          <table:table-cell table:style-name="ce2" office:value-type="float" office:value="117388.03" calcext:value-type="float">
            <text:p>117388.03</text:p>
          </table:table-cell>
          <table:table-cell table:style-name="ce2" office:value-type="float" office:value="339293.54" calcext:value-type="float">
            <text:p>339293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24588.62" calcext:value-type="float">
            <text:p>6024588.6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27110.69" calcext:value-type="float">
            <text:p>2427110.69</text:p>
          </table:table-cell>
          <table:table-cell table:style-name="ce2" office:value-type="float" office:value="1244462.24" calcext:value-type="float">
            <text:p>1244462.24</text:p>
          </table:table-cell>
          <table:table-cell table:style-name="ce2" office:value-type="float" office:value="144341.09" calcext:value-type="float">
            <text:p>144341.09</text:p>
          </table:table-cell>
          <table:table-cell table:style-name="ce2" office:value-type="float" office:value="524444.92" calcext:value-type="float">
            <text:p>524444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423916.05" calcext:value-type="float">
            <text:p>5423916.0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55420.99" calcext:value-type="float">
            <text:p>2555420.99</text:p>
          </table:table-cell>
          <table:table-cell table:style-name="ce2" office:value-type="float" office:value="888082.2" calcext:value-type="float">
            <text:p>888082.2</text:p>
          </table:table-cell>
          <table:table-cell table:style-name="ce2" office:value-type="float" office:value="96514.9" calcext:value-type="float">
            <text:p>96514.9</text:p>
          </table:table-cell>
          <table:table-cell table:style-name="ce2" office:value-type="float" office:value="436154.83" calcext:value-type="float">
            <text:p>436154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603559.36" calcext:value-type="float">
            <text:p>3603559.3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5505.8" calcext:value-type="float">
            <text:p>1695505.8</text:p>
          </table:table-cell>
          <table:table-cell table:style-name="ce2" office:value-type="float" office:value="625367.61" calcext:value-type="float">
            <text:p>625367.61</text:p>
          </table:table-cell>
          <table:table-cell table:style-name="ce2" office:value-type="float" office:value="107111.26" calcext:value-type="float">
            <text:p>107111.26</text:p>
          </table:table-cell>
          <table:table-cell table:style-name="ce2" office:value-type="float" office:value="291857.41" calcext:value-type="float">
            <text:p>291857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501317.29" calcext:value-type="float">
            <text:p>7501317.2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50205.5" calcext:value-type="float">
            <text:p>3950205.5</text:p>
          </table:table-cell>
          <table:table-cell table:style-name="ce2" office:value-type="float" office:value="472195.15" calcext:value-type="float">
            <text:p>472195.15</text:p>
          </table:table-cell>
          <table:table-cell table:style-name="ce2" office:value-type="float" office:value="182649.78" calcext:value-type="float">
            <text:p>182649.78</text:p>
          </table:table-cell>
          <table:table-cell table:style-name="ce2" office:value-type="float" office:value="684928.95" calcext:value-type="float">
            <text:p>684928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21552.03" calcext:value-type="float">
            <text:p>2621552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72475.76" calcext:value-type="float">
            <text:p>1772475.76</text:p>
          </table:table-cell>
          <table:table-cell table:style-name="ce2" office:value-type="float" office:value="1145238.38" calcext:value-type="float">
            <text:p>1145238.38</text:p>
          </table:table-cell>
          <table:table-cell table:style-name="ce2" office:value-type="float" office:value="141435.25" calcext:value-type="float">
            <text:p>141435.25</text:p>
          </table:table-cell>
          <table:table-cell table:style-name="ce2" office:value-type="float" office:value="-32492.64" calcext:value-type="float">
            <text:p>-32492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937050.91" calcext:value-type="float">
            <text:p>2937050.9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49483.62" calcext:value-type="float">
            <text:p>1949483.62</text:p>
          </table:table-cell>
          <table:table-cell table:style-name="ce2" office:value-type="float" office:value="1152595.16" calcext:value-type="float">
            <text:p>1152595.16</text:p>
          </table:table-cell>
          <table:table-cell table:style-name="ce2" office:value-type="float" office:value="146851.34" calcext:value-type="float">
            <text:p>146851.34</text:p>
          </table:table-cell>
          <table:table-cell table:style-name="ce2" office:value-type="float" office:value="-3817.07" calcext:value-type="float">
            <text:p>-3817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336707.94" calcext:value-type="float">
            <text:p>6336707.9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03245.38" calcext:value-type="float">
            <text:p>3403245.38</text:p>
          </table:table-cell>
          <table:table-cell table:style-name="ce2" office:value-type="float" office:value="1291064.72" calcext:value-type="float">
            <text:p>1291064.72</text:p>
          </table:table-cell>
          <table:table-cell table:style-name="ce2" office:value-type="float" office:value="86789.77" calcext:value-type="float">
            <text:p>86789.77</text:p>
          </table:table-cell>
          <table:table-cell table:style-name="ce2" office:value-type="float" office:value="363129.4" calcext:value-type="float">
            <text:p>363129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502271.19" calcext:value-type="float">
            <text:p>8502271.1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448983.2" calcext:value-type="float">
            <text:p>4448983.2</text:p>
          </table:table-cell>
          <table:table-cell table:style-name="ce2" office:value-type="float" office:value="1098362.08" calcext:value-type="float">
            <text:p>1098362.08</text:p>
          </table:table-cell>
          <table:table-cell table:style-name="ce2" office:value-type="float" office:value="99736.61" calcext:value-type="float">
            <text:p>99736.61</text:p>
          </table:table-cell>
          <table:table-cell table:style-name="ce2" office:value-type="float" office:value="641479.13" calcext:value-type="float">
            <text:p>641479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45195.62" calcext:value-type="float">
            <text:p>3845195.6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78313.8" calcext:value-type="float">
            <text:p>2178313.8</text:p>
          </table:table-cell>
          <table:table-cell table:style-name="ce2" office:value-type="float" office:value="-127230.6" calcext:value-type="float">
            <text:p>-127230.6</text:p>
          </table:table-cell>
          <table:table-cell table:style-name="ce2" office:value-type="float" office:value="120283.22" calcext:value-type="float">
            <text:p>120283.22</text:p>
          </table:table-cell>
          <table:table-cell table:style-name="ce2" office:value-type="float" office:value="402023.08" calcext:value-type="float">
            <text:p>402023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3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25642.75" calcext:value-type="float">
            <text:p>5825642.7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755739.93" calcext:value-type="float">
            <text:p>2755739.93</text:p>
          </table:table-cell>
          <table:table-cell table:style-name="ce2" office:value-type="float" office:value="1151030.23" calcext:value-type="float">
            <text:p>1151030.23</text:p>
          </table:table-cell>
          <table:table-cell table:style-name="ce2" office:value-type="float" office:value="69679.91" calcext:value-type="float">
            <text:p>69679.91</text:p>
          </table:table-cell>
          <table:table-cell table:style-name="ce2" office:value-type="float" office:value="417596.02" calcext:value-type="float">
            <text:p>417596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615272.88" calcext:value-type="float">
            <text:p>2615272.8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87052.55" calcext:value-type="float">
            <text:p>1087052.55</text:p>
          </table:table-cell>
          <table:table-cell table:style-name="ce2" office:value-type="float" office:value="562762.76" calcext:value-type="float">
            <text:p>562762.76</text:p>
          </table:table-cell>
          <table:table-cell table:style-name="ce2" office:value-type="float" office:value="-18158.95" calcext:value-type="float">
            <text:p>-18158.95</text:p>
          </table:table-cell>
          <table:table-cell table:style-name="ce2" office:value-type="float" office:value="198932.71" calcext:value-type="float">
            <text:p>198932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142029.37" calcext:value-type="float">
            <text:p>3142029.3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42132.69" calcext:value-type="float">
            <text:p>2142132.69</text:p>
          </table:table-cell>
          <table:table-cell table:style-name="ce2" office:value-type="float" office:value="439684.6" calcext:value-type="float">
            <text:p>439684.6</text:p>
          </table:table-cell>
          <table:table-cell table:style-name="ce2" office:value-type="float" office:value="119823.35" calcext:value-type="float">
            <text:p>119823.35</text:p>
          </table:table-cell>
          <table:table-cell table:style-name="ce2" office:value-type="float" office:value="142807.44" calcext:value-type="float">
            <text:p>142807.4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264396.38" calcext:value-type="float">
            <text:p>7264396.3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312635.18" calcext:value-type="float">
            <text:p>3312635.18</text:p>
          </table:table-cell>
          <table:table-cell table:style-name="ce2" office:value-type="float" office:value="403553.61" calcext:value-type="float">
            <text:p>403553.61</text:p>
          </table:table-cell>
          <table:table-cell table:style-name="ce2" office:value-type="float" office:value="148068.32" calcext:value-type="float">
            <text:p>148068.32</text:p>
          </table:table-cell>
          <table:table-cell table:style-name="ce2" office:value-type="float" office:value="776217.94" calcext:value-type="float">
            <text:p>776217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731526.06" calcext:value-type="float">
            <text:p>5731526.0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33752.11" calcext:value-type="float">
            <text:p>2633752.11</text:p>
          </table:table-cell>
          <table:table-cell table:style-name="ce2" office:value-type="float" office:value="375943.61" calcext:value-type="float">
            <text:p>375943.61</text:p>
          </table:table-cell>
          <table:table-cell table:style-name="ce2" office:value-type="float" office:value="102760.09" calcext:value-type="float">
            <text:p>102760.09</text:p>
          </table:table-cell>
          <table:table-cell table:style-name="ce2" office:value-type="float" office:value="593163.99" calcext:value-type="float">
            <text:p>593163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326459.51" calcext:value-type="float">
            <text:p>7326459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69022.24" calcext:value-type="float">
            <text:p>3969022.24</text:p>
          </table:table-cell>
          <table:table-cell table:style-name="ce2" office:value-type="float" office:value="1083693.43" calcext:value-type="float">
            <text:p>1083693.43</text:p>
          </table:table-cell>
          <table:table-cell table:style-name="ce2" office:value-type="float" office:value="70204.63" calcext:value-type="float">
            <text:p>70204.63</text:p>
          </table:table-cell>
          <table:table-cell table:style-name="ce2" office:value-type="float" office:value="492229.18" calcext:value-type="float">
            <text:p>492229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72617.51" calcext:value-type="float">
            <text:p>7172617.5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926893.35" calcext:value-type="float">
            <text:p>3926893.35</text:p>
          </table:table-cell>
          <table:table-cell table:style-name="ce2" office:value-type="float" office:value="780644.73" calcext:value-type="float">
            <text:p>780644.73</text:p>
          </table:table-cell>
          <table:table-cell table:style-name="ce2" office:value-type="float" office:value="83465.19" calcext:value-type="float">
            <text:p>83465.19</text:p>
          </table:table-cell>
          <table:table-cell table:style-name="ce2" office:value-type="float" office:value="535194.37" calcext:value-type="float">
            <text:p>535194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20900.61" calcext:value-type="float">
            <text:p>820900.6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2900.04" calcext:value-type="float">
            <text:p>332900.04</text:p>
          </table:table-cell>
          <table:table-cell table:style-name="ce2" office:value-type="float" office:value="544268.41" calcext:value-type="float">
            <text:p>544268.41</text:p>
          </table:table-cell>
          <table:table-cell table:style-name="ce2" office:value-type="float" office:value="-1413.65" calcext:value-type="float">
            <text:p>-1413.65</text:p>
          </table:table-cell>
          <table:table-cell table:style-name="ce2" office:value-type="float" office:value="-12113.11" calcext:value-type="float">
            <text:p>-12113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608091.32" calcext:value-type="float">
            <text:p>2608091.3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59000.37" calcext:value-type="float">
            <text:p>1159000.37</text:p>
          </table:table-cell>
          <table:table-cell table:style-name="ce2" office:value-type="float" office:value="1006924.77" calcext:value-type="float">
            <text:p>1006924.77</text:p>
          </table:table-cell>
          <table:table-cell table:style-name="ce2" office:value-type="float" office:value="83338.7" calcext:value-type="float">
            <text:p>83338.7</text:p>
          </table:table-cell>
          <table:table-cell table:style-name="ce2" office:value-type="float" office:value="110356.02" calcext:value-type="float">
            <text:p>110356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548951.6" calcext:value-type="float">
            <text:p>5548951.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49089.48" calcext:value-type="float">
            <text:p>2849089.48</text:p>
          </table:table-cell>
          <table:table-cell table:style-name="ce2" office:value-type="float" office:value="668220.03" calcext:value-type="float">
            <text:p>668220.03</text:p>
          </table:table-cell>
          <table:table-cell table:style-name="ce2" office:value-type="float" office:value="44245.76" calcext:value-type="float">
            <text:p>44245.76</text:p>
          </table:table-cell>
          <table:table-cell table:style-name="ce2" office:value-type="float" office:value="435936.45" calcext:value-type="float">
            <text:p>435936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605820.04" calcext:value-type="float">
            <text:p>1605820.0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971712.55" calcext:value-type="float">
            <text:p>971712.55</text:p>
          </table:table-cell>
          <table:table-cell table:style-name="ce2" office:value-type="float" office:value="1294321.28" calcext:value-type="float">
            <text:p>1294321.28</text:p>
          </table:table-cell>
          <table:table-cell table:style-name="ce2" office:value-type="float" office:value="65017.92" calcext:value-type="float">
            <text:p>65017.92</text:p>
          </table:table-cell>
          <table:table-cell table:style-name="ce2" office:value-type="float" office:value="-124991.13" calcext:value-type="float">
            <text:p>-124991.1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891389.91" calcext:value-type="float">
            <text:p>2891389.9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354690.01" calcext:value-type="float">
            <text:p>1354690.01</text:p>
          </table:table-cell>
          <table:table-cell table:style-name="ce2" office:value-type="float" office:value="1435065.81" calcext:value-type="float">
            <text:p>1435065.81</text:p>
          </table:table-cell>
          <table:table-cell table:style-name="ce2" office:value-type="float" office:value="41715.84" calcext:value-type="float">
            <text:p>41715.84</text:p>
          </table:table-cell>
          <table:table-cell table:style-name="ce2" office:value-type="float" office:value="30103.49" calcext:value-type="float">
            <text:p>30103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53934.81" calcext:value-type="float">
            <text:p>7853934.8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38272.29" calcext:value-type="float">
            <text:p>4138272.29</text:p>
          </table:table-cell>
          <table:table-cell table:style-name="ce2" office:value-type="float" office:value="934719.33" calcext:value-type="float">
            <text:p>934719.33</text:p>
          </table:table-cell>
          <table:table-cell table:style-name="ce2" office:value-type="float" office:value="35951.13" calcext:value-type="float">
            <text:p>35951.13</text:p>
          </table:table-cell>
          <table:table-cell table:style-name="ce2" office:value-type="float" office:value="591547.81" calcext:value-type="float">
            <text:p>591547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916868.25" calcext:value-type="float">
            <text:p>3916868.2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21661.46" calcext:value-type="float">
            <text:p>2221661.46</text:p>
          </table:table-cell>
          <table:table-cell table:style-name="ce2" office:value-type="float" office:value="1413182.32" calcext:value-type="float">
            <text:p>1413182.32</text:p>
          </table:table-cell>
          <table:table-cell table:style-name="ce2" office:value-type="float" office:value="49794.38" calcext:value-type="float">
            <text:p>49794.38</text:p>
          </table:table-cell>
          <table:table-cell table:style-name="ce2" office:value-type="float" office:value="69681.96" calcext:value-type="float">
            <text:p>69681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420597.16" calcext:value-type="float">
            <text:p>6420597.1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279827.2" calcext:value-type="float">
            <text:p>4279827.2</text:p>
          </table:table-cell>
          <table:table-cell table:style-name="ce2" office:value-type="float" office:value="1412677.23" calcext:value-type="float">
            <text:p>1412677.23</text:p>
          </table:table-cell>
          <table:table-cell table:style-name="ce2" office:value-type="float" office:value="131640.93" calcext:value-type="float">
            <text:p>131640.93</text:p>
          </table:table-cell>
          <table:table-cell table:style-name="ce2" office:value-type="float" office:value="180544.07" calcext:value-type="float">
            <text:p>180544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943663.46" calcext:value-type="float">
            <text:p>4943663.4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61060.23" calcext:value-type="float">
            <text:p>2461060.23</text:p>
          </table:table-cell>
          <table:table-cell table:style-name="ce2" office:value-type="float" office:value="1025382.32" calcext:value-type="float">
            <text:p>1025382.32</text:p>
          </table:table-cell>
          <table:table-cell table:style-name="ce2" office:value-type="float" office:value="74510.51" calcext:value-type="float">
            <text:p>74510.51</text:p>
          </table:table-cell>
          <table:table-cell table:style-name="ce2" office:value-type="float" office:value="321663.6" calcext:value-type="float">
            <text:p>321663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640127.49" calcext:value-type="float">
            <text:p>3640127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01901.73" calcext:value-type="float">
            <text:p>1601901.73</text:p>
          </table:table-cell>
          <table:table-cell table:style-name="ce2" office:value-type="float" office:value="1520036.04" calcext:value-type="float">
            <text:p>1520036.04</text:p>
          </table:table-cell>
          <table:table-cell table:style-name="ce2" office:value-type="float" office:value="44603.74" calcext:value-type="float">
            <text:p>44603.74</text:p>
          </table:table-cell>
          <table:table-cell table:style-name="ce2" office:value-type="float" office:value="118186.63" calcext:value-type="float">
            <text:p>118186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71581.45" calcext:value-type="float">
            <text:p>1671581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913990.09" calcext:value-type="float">
            <text:p>913990.09</text:p>
          </table:table-cell>
          <table:table-cell table:style-name="ce2" office:value-type="float" office:value="813501.4" calcext:value-type="float">
            <text:p>813501.4</text:p>
          </table:table-cell>
          <table:table-cell table:style-name="ce2" office:value-type="float" office:value="137700.7" calcext:value-type="float">
            <text:p>137700.7</text:p>
          </table:table-cell>
          <table:table-cell table:style-name="ce2" office:value-type="float" office:value="17176.04" calcext:value-type="float">
            <text:p>17176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66604.21" calcext:value-type="float">
            <text:p>5466604.2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11251.12" calcext:value-type="float">
            <text:p>3411251.12</text:p>
          </table:table-cell>
          <table:table-cell table:style-name="ce2" office:value-type="float" office:value="413423.45" calcext:value-type="float">
            <text:p>413423.45</text:p>
          </table:table-cell>
          <table:table-cell table:style-name="ce2" office:value-type="float" office:value="106448.61" calcext:value-type="float">
            <text:p>106448.61</text:p>
          </table:table-cell>
          <table:table-cell table:style-name="ce2" office:value-type="float" office:value="367159.43" calcext:value-type="float">
            <text:p>367159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09211.08" calcext:value-type="float">
            <text:p>7909211.0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424355.63" calcext:value-type="float">
            <text:p>3424355.63</text:p>
          </table:table-cell>
          <table:table-cell table:style-name="ce2" office:value-type="float" office:value="533686.58" calcext:value-type="float">
            <text:p>533686.58</text:p>
          </table:table-cell>
          <table:table-cell table:style-name="ce2" office:value-type="float" office:value="-18183.28" calcext:value-type="float">
            <text:p>-18183.28</text:p>
          </table:table-cell>
          <table:table-cell table:style-name="ce2" office:value-type="float" office:value="825926.97" calcext:value-type="float">
            <text:p>825926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5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696945.04" calcext:value-type="float">
            <text:p>3696945.0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49787.47" calcext:value-type="float">
            <text:p>1949787.47</text:p>
          </table:table-cell>
          <table:table-cell table:style-name="ce2" office:value-type="float" office:value="799694.6" calcext:value-type="float">
            <text:p>799694.6</text:p>
          </table:table-cell>
          <table:table-cell table:style-name="ce2" office:value-type="float" office:value="149781.22" calcext:value-type="float">
            <text:p>149781.22</text:p>
          </table:table-cell>
          <table:table-cell table:style-name="ce2" office:value-type="float" office:value="230421.28" calcext:value-type="float">
            <text:p>230421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137196.71" calcext:value-type="float">
            <text:p>5137196.7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082288.41" calcext:value-type="float">
            <text:p>2082288.41</text:p>
          </table:table-cell>
          <table:table-cell table:style-name="ce2" office:value-type="float" office:value="1160290.61" calcext:value-type="float">
            <text:p>1160290.61</text:p>
          </table:table-cell>
          <table:table-cell table:style-name="ce2" office:value-type="float" office:value="103603.67" calcext:value-type="float">
            <text:p>103603.67</text:p>
          </table:table-cell>
          <table:table-cell table:style-name="ce2" office:value-type="float" office:value="419626.49" calcext:value-type="float">
            <text:p>419626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960422.39" calcext:value-type="float">
            <text:p>1960422.3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03906.01" calcext:value-type="float">
            <text:p>803906.01</text:p>
          </table:table-cell>
          <table:table-cell table:style-name="ce2" office:value-type="float" office:value="653553.14" calcext:value-type="float">
            <text:p>653553.14</text:p>
          </table:table-cell>
          <table:table-cell table:style-name="ce2" office:value-type="float" office:value="138518.7" calcext:value-type="float">
            <text:p>138518.7</text:p>
          </table:table-cell>
          <table:table-cell table:style-name="ce2" office:value-type="float" office:value="134711.21" calcext:value-type="float">
            <text:p>134711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655649.62" calcext:value-type="float">
            <text:p>3655649.6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91912.33" calcext:value-type="float">
            <text:p>1991912.33</text:p>
          </table:table-cell>
          <table:table-cell table:style-name="ce2" office:value-type="float" office:value="797259.74" calcext:value-type="float">
            <text:p>797259.74</text:p>
          </table:table-cell>
          <table:table-cell table:style-name="ce2" office:value-type="float" office:value="88738.88" calcext:value-type="float">
            <text:p>88738.88</text:p>
          </table:table-cell>
          <table:table-cell table:style-name="ce2" office:value-type="float" office:value="200595.45" calcext:value-type="float">
            <text:p>200595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81763.32" calcext:value-type="float">
            <text:p>5681763.3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780991.27" calcext:value-type="float">
            <text:p>2780991.27</text:p>
          </table:table-cell>
          <table:table-cell table:style-name="ce2" office:value-type="float" office:value="625157.05" calcext:value-type="float">
            <text:p>625157.05</text:p>
          </table:table-cell>
          <table:table-cell table:style-name="ce2" office:value-type="float" office:value="180234.53" calcext:value-type="float">
            <text:p>180234.53</text:p>
          </table:table-cell>
          <table:table-cell table:style-name="ce2" office:value-type="float" office:value="515728.4" calcext:value-type="float">
            <text:p>515728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487431.64" calcext:value-type="float">
            <text:p>6487431.6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39745.41" calcext:value-type="float">
            <text:p>4239745.41</text:p>
          </table:table-cell>
          <table:table-cell table:style-name="ce2" office:value-type="float" office:value="804129.4" calcext:value-type="float">
            <text:p>804129.4</text:p>
          </table:table-cell>
          <table:table-cell table:style-name="ce2" office:value-type="float" office:value="80905.57" calcext:value-type="float">
            <text:p>80905.57</text:p>
          </table:table-cell>
          <table:table-cell table:style-name="ce2" office:value-type="float" office:value="320137.1" calcext:value-type="float">
            <text:p>320137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11897.5" calcext:value-type="float">
            <text:p>6111897.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548850.62" calcext:value-type="float">
            <text:p>3548850.62</text:p>
          </table:table-cell>
          <table:table-cell table:style-name="ce2" office:value-type="float" office:value="1402812.83" calcext:value-type="float">
            <text:p>1402812.83</text:p>
          </table:table-cell>
          <table:table-cell table:style-name="ce2" office:value-type="float" office:value="-31791.95" calcext:value-type="float">
            <text:p>-31791.95</text:p>
          </table:table-cell>
          <table:table-cell table:style-name="ce2" office:value-type="float" office:value="236972.84" calcext:value-type="float">
            <text:p>236972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36897.38" calcext:value-type="float">
            <text:p>936897.3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02345.53" calcext:value-type="float">
            <text:p>502345.53</text:p>
          </table:table-cell>
          <table:table-cell table:style-name="ce2" office:value-type="float" office:value="1107272.77" calcext:value-type="float">
            <text:p>1107272.77</text:p>
          </table:table-cell>
          <table:table-cell table:style-name="ce2" office:value-type="float" office:value="55531.49" calcext:value-type="float">
            <text:p>55531.49</text:p>
          </table:table-cell>
          <table:table-cell table:style-name="ce2" office:value-type="float" office:value="-129609.78" calcext:value-type="float">
            <text:p>-129609.7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086130.32" calcext:value-type="float">
            <text:p>4086130.3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34515.25" calcext:value-type="float">
            <text:p>2134515.25</text:p>
          </table:table-cell>
          <table:table-cell table:style-name="ce2" office:value-type="float" office:value="826903.22" calcext:value-type="float">
            <text:p>826903.22</text:p>
          </table:table-cell>
          <table:table-cell table:style-name="ce2" office:value-type="float" office:value="125106.96" calcext:value-type="float">
            <text:p>125106.96</text:p>
          </table:table-cell>
          <table:table-cell table:style-name="ce2" office:value-type="float" office:value="262461.95" calcext:value-type="float">
            <text:p>262461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065437.78" calcext:value-type="float">
            <text:p>3065437.7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83457.64" calcext:value-type="float">
            <text:p>1683457.64</text:p>
          </table:table-cell>
          <table:table-cell table:style-name="ce2" office:value-type="float" office:value="1366141.34" calcext:value-type="float">
            <text:p>1366141.34</text:p>
          </table:table-cell>
          <table:table-cell table:style-name="ce2" office:value-type="float" office:value="107954.33" calcext:value-type="float">
            <text:p>107954.33</text:p>
          </table:table-cell>
          <table:table-cell table:style-name="ce2" office:value-type="float" office:value="25996.56" calcext:value-type="float">
            <text:p>25996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6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381943.45" calcext:value-type="float">
            <text:p>4381943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805937.58" calcext:value-type="float">
            <text:p>1805937.58</text:p>
          </table:table-cell>
          <table:table-cell table:style-name="ce2" office:value-type="float" office:value="1007699.57" calcext:value-type="float">
            <text:p>1007699.57</text:p>
          </table:table-cell>
          <table:table-cell table:style-name="ce2" office:value-type="float" office:value="93874.29" calcext:value-type="float">
            <text:p>93874.29</text:p>
          </table:table-cell>
          <table:table-cell table:style-name="ce2" office:value-type="float" office:value="349057.92" calcext:value-type="float">
            <text:p>349057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777617.13" calcext:value-type="float">
            <text:p>4777617.1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90674.3" calcext:value-type="float">
            <text:p>3190674.3</text:p>
          </table:table-cell>
          <table:table-cell table:style-name="ce2" office:value-type="float" office:value="1040096.65" calcext:value-type="float">
            <text:p>1040096.65</text:p>
          </table:table-cell>
          <table:table-cell table:style-name="ce2" office:value-type="float" office:value="50680.7" calcext:value-type="float">
            <text:p>50680.7</text:p>
          </table:table-cell>
          <table:table-cell table:style-name="ce2" office:value-type="float" office:value="125480.64" calcext:value-type="float">
            <text:p>125480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132703.78" calcext:value-type="float">
            <text:p>7132703.7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989261.72" calcext:value-type="float">
            <text:p>4989261.72</text:p>
          </table:table-cell>
          <table:table-cell table:style-name="ce2" office:value-type="float" office:value="1342832.58" calcext:value-type="float">
            <text:p>1342832.58</text:p>
          </table:table-cell>
          <table:table-cell table:style-name="ce2" office:value-type="float" office:value="100920.96" calcext:value-type="float">
            <text:p>100920.96</text:p>
          </table:table-cell>
          <table:table-cell table:style-name="ce2" office:value-type="float" office:value="189321.39" calcext:value-type="float">
            <text:p>189321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590474.07" calcext:value-type="float">
            <text:p>5590474.0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40569.35" calcext:value-type="float">
            <text:p>2540569.35</text:p>
          </table:table-cell>
          <table:table-cell table:style-name="ce2" office:value-type="float" office:value="897213.66" calcext:value-type="float">
            <text:p>897213.66</text:p>
          </table:table-cell>
          <table:table-cell table:style-name="ce2" office:value-type="float" office:value="99281.22" calcext:value-type="float">
            <text:p>99281.22</text:p>
          </table:table-cell>
          <table:table-cell table:style-name="ce2" office:value-type="float" office:value="472914.18" calcext:value-type="float">
            <text:p>472914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835663.95" calcext:value-type="float">
            <text:p>7835663.9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417249.72" calcext:value-type="float">
            <text:p>3417249.72</text:p>
          </table:table-cell>
          <table:table-cell table:style-name="ce2" office:value-type="float" office:value="1274872.14" calcext:value-type="float">
            <text:p>1274872.14</text:p>
          </table:table-cell>
          <table:table-cell table:style-name="ce2" office:value-type="float" office:value="98767.55" calcext:value-type="float">
            <text:p>98767.55</text:p>
          </table:table-cell>
          <table:table-cell table:style-name="ce2" office:value-type="float" office:value="680885.02" calcext:value-type="float">
            <text:p>680885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600979.37" calcext:value-type="float">
            <text:p>3600979.3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95497.59" calcext:value-type="float">
            <text:p>1595497.59</text:p>
          </table:table-cell>
          <table:table-cell table:style-name="ce2" office:value-type="float" office:value="1253478.59" calcext:value-type="float">
            <text:p>1253478.59</text:p>
          </table:table-cell>
          <table:table-cell table:style-name="ce2" office:value-type="float" office:value="126883.51" calcext:value-type="float">
            <text:p>126883.51</text:p>
          </table:table-cell>
          <table:table-cell table:style-name="ce2" office:value-type="float" office:value="184566.21" calcext:value-type="float">
            <text:p>184566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165846.88" calcext:value-type="float">
            <text:p>2165846.8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295843.77" calcext:value-type="float">
            <text:p>1295843.77</text:p>
          </table:table-cell>
          <table:table-cell table:style-name="ce2" office:value-type="float" office:value="956336.51" calcext:value-type="float">
            <text:p>956336.51</text:p>
          </table:table-cell>
          <table:table-cell table:style-name="ce2" office:value-type="float" office:value="109088.44" calcext:value-type="float">
            <text:p>109088.44</text:p>
          </table:table-cell>
          <table:table-cell table:style-name="ce2" office:value-type="float" office:value="4778.56" calcext:value-type="float">
            <text:p>4778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910485.28" calcext:value-type="float">
            <text:p>7910485.2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733889.52" calcext:value-type="float">
            <text:p>4733889.52</text:p>
          </table:table-cell>
          <table:table-cell table:style-name="ce2" office:value-type="float" office:value="581142.01" calcext:value-type="float">
            <text:p>581142.01</text:p>
          </table:table-cell>
          <table:table-cell table:style-name="ce2" office:value-type="float" office:value="87385.22" calcext:value-type="float">
            <text:p>87385.22</text:p>
          </table:table-cell>
          <table:table-cell table:style-name="ce2" office:value-type="float" office:value="563396.18" calcext:value-type="float">
            <text:p>563396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866910.48" calcext:value-type="float">
            <text:p>5866910.4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839172.74" calcext:value-type="float">
            <text:p>3839172.74</text:p>
          </table:table-cell>
          <table:table-cell table:style-name="ce2" office:value-type="float" office:value="1003807.53" calcext:value-type="float">
            <text:p>1003807.53</text:p>
          </table:table-cell>
          <table:table-cell table:style-name="ce2" office:value-type="float" office:value="49871.76" calcext:value-type="float">
            <text:p>49871.76</text:p>
          </table:table-cell>
          <table:table-cell table:style-name="ce2" office:value-type="float" office:value="225498.41" calcext:value-type="float">
            <text:p>225498.4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513456.47" calcext:value-type="float">
            <text:p>3513456.4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197835.37" calcext:value-type="float">
            <text:p>2197835.37</text:p>
          </table:table-cell>
          <table:table-cell table:style-name="ce2" office:value-type="float" office:value="1341175.97" calcext:value-type="float">
            <text:p>1341175.97</text:p>
          </table:table-cell>
          <table:table-cell table:style-name="ce2" office:value-type="float" office:value="167999.76" calcext:value-type="float">
            <text:p>167999.76</text:p>
          </table:table-cell>
          <table:table-cell table:style-name="ce2" office:value-type="float" office:value="29913.43" calcext:value-type="float">
            <text:p>29913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7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75645.76" calcext:value-type="float">
            <text:p>5875645.7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42923.47" calcext:value-type="float">
            <text:p>3142923.47</text:p>
          </table:table-cell>
          <table:table-cell table:style-name="ce2" office:value-type="float" office:value="1245930.42" calcext:value-type="float">
            <text:p>1245930.42</text:p>
          </table:table-cell>
          <table:table-cell table:style-name="ce2" office:value-type="float" office:value="199080.07" calcext:value-type="float">
            <text:p>199080.07</text:p>
          </table:table-cell>
          <table:table-cell table:style-name="ce2" office:value-type="float" office:value="354033.11" calcext:value-type="float">
            <text:p>354033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70519.13" calcext:value-type="float">
            <text:p>6670519.1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94626.68" calcext:value-type="float">
            <text:p>3894626.68</text:p>
          </table:table-cell>
          <table:table-cell table:style-name="ce2" office:value-type="float" office:value="1513075.12" calcext:value-type="float">
            <text:p>1513075.12</text:p>
          </table:table-cell>
          <table:table-cell table:style-name="ce2" office:value-type="float" office:value="187210.49" calcext:value-type="float">
            <text:p>187210.49</text:p>
          </table:table-cell>
          <table:table-cell table:style-name="ce2" office:value-type="float" office:value="304505.84" calcext:value-type="float">
            <text:p>304505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38381.63" calcext:value-type="float">
            <text:p>5238381.6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77001.98" calcext:value-type="float">
            <text:p>3177001.98</text:p>
          </table:table-cell>
          <table:table-cell table:style-name="ce2" office:value-type="float" office:value="852879.94" calcext:value-type="float">
            <text:p>852879.94</text:p>
          </table:table-cell>
          <table:table-cell table:style-name="ce2" office:value-type="float" office:value="134954.04" calcext:value-type="float">
            <text:p>134954.04</text:p>
          </table:table-cell>
          <table:table-cell table:style-name="ce2" office:value-type="float" office:value="282125.29" calcext:value-type="float">
            <text:p>282125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41927.14" calcext:value-type="float">
            <text:p>3541927.1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61593.42" calcext:value-type="float">
            <text:p>1961593.42</text:p>
          </table:table-cell>
          <table:table-cell table:style-name="ce2" office:value-type="float" office:value="1233790.14" calcext:value-type="float">
            <text:p>1233790.14</text:p>
          </table:table-cell>
          <table:table-cell table:style-name="ce2" office:value-type="float" office:value="16245.96" calcext:value-type="float">
            <text:p>16245.96</text:p>
          </table:table-cell>
          <table:table-cell table:style-name="ce2" office:value-type="float" office:value="76185.8" calcext:value-type="float">
            <text:p>76185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17474.39" calcext:value-type="float">
            <text:p>4117474.3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34533.98" calcext:value-type="float">
            <text:p>2234533.98</text:p>
          </table:table-cell>
          <table:table-cell table:style-name="ce2" office:value-type="float" office:value="698113.67" calcext:value-type="float">
            <text:p>698113.67</text:p>
          </table:table-cell>
          <table:table-cell table:style-name="ce2" office:value-type="float" office:value="10133.25" calcext:value-type="float">
            <text:p>10133.25</text:p>
          </table:table-cell>
          <table:table-cell table:style-name="ce2" office:value-type="float" office:value="250941.6" calcext:value-type="float">
            <text:p>250941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581243" calcext:value-type="float">
            <text:p>558124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12630.88" calcext:value-type="float">
            <text:p>3312630.88</text:p>
          </table:table-cell>
          <table:table-cell table:style-name="ce2" office:value-type="float" office:value="1060475.19" calcext:value-type="float">
            <text:p>1060475.19</text:p>
          </table:table-cell>
          <table:table-cell table:style-name="ce2" office:value-type="float" office:value="72578.86" calcext:value-type="float">
            <text:p>72578.86</text:p>
          </table:table-cell>
          <table:table-cell table:style-name="ce2" office:value-type="float" office:value="268950.32" calcext:value-type="float">
            <text:p>268950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97775.91" calcext:value-type="float">
            <text:p>5397775.9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61847.17" calcext:value-type="float">
            <text:p>3061847.17</text:p>
          </table:table-cell>
          <table:table-cell table:style-name="ce2" office:value-type="float" office:value="1331623.72" calcext:value-type="float">
            <text:p>1331623.72</text:p>
          </table:table-cell>
          <table:table-cell table:style-name="ce2" office:value-type="float" office:value="97262.42" calcext:value-type="float">
            <text:p>97262.42</text:p>
          </table:table-cell>
          <table:table-cell table:style-name="ce2" office:value-type="float" office:value="231329.16" calcext:value-type="float">
            <text:p>231329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424520.12" calcext:value-type="float">
            <text:p>7424520.1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404096.83" calcext:value-type="float">
            <text:p>4404096.83</text:p>
          </table:table-cell>
          <table:table-cell table:style-name="ce2" office:value-type="float" office:value="1271927.38" calcext:value-type="float">
            <text:p>1271927.38</text:p>
          </table:table-cell>
          <table:table-cell table:style-name="ce2" office:value-type="float" office:value="95208.65" calcext:value-type="float">
            <text:p>95208.65</text:p>
          </table:table-cell>
          <table:table-cell table:style-name="ce2" office:value-type="float" office:value="387177.96" calcext:value-type="float">
            <text:p>387177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48179.58" calcext:value-type="float">
            <text:p>4448179.5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97098.26" calcext:value-type="float">
            <text:p>2597098.26</text:p>
          </table:table-cell>
          <table:table-cell table:style-name="ce2" office:value-type="float" office:value="1030921.91" calcext:value-type="float">
            <text:p>1030921.91</text:p>
          </table:table-cell>
          <table:table-cell table:style-name="ce2" office:value-type="float" office:value="109687.59" calcext:value-type="float">
            <text:p>109687.59</text:p>
          </table:table-cell>
          <table:table-cell table:style-name="ce2" office:value-type="float" office:value="195267.87" calcext:value-type="float">
            <text:p>195267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072478.8" calcext:value-type="float">
            <text:p>3072478.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91906.38" calcext:value-type="float">
            <text:p>1891906.38</text:p>
          </table:table-cell>
          <table:table-cell table:style-name="ce2" office:value-type="float" office:value="919584.35" calcext:value-type="float">
            <text:p>919584.35</text:p>
          </table:table-cell>
          <table:table-cell table:style-name="ce2" office:value-type="float" office:value="30377.67" calcext:value-type="float">
            <text:p>30377.67</text:p>
          </table:table-cell>
          <table:table-cell table:style-name="ce2" office:value-type="float" office:value="61186.81" calcext:value-type="float">
            <text:p>61186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8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0154108.66" calcext:value-type="float">
            <text:p>10154108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6019772.47" calcext:value-type="float">
            <text:p>6019772.47</text:p>
          </table:table-cell>
          <table:table-cell table:style-name="ce2" office:value-type="float" office:value="701550.7" calcext:value-type="float">
            <text:p>701550.7</text:p>
          </table:table-cell>
          <table:table-cell table:style-name="ce2" office:value-type="float" office:value="180370.97" calcext:value-type="float">
            <text:p>180370.97</text:p>
          </table:table-cell>
          <table:table-cell table:style-name="ce2" office:value-type="float" office:value="758762.86" calcext:value-type="float">
            <text:p>758762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48976.4" calcext:value-type="float">
            <text:p>5348976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73617.65" calcext:value-type="float">
            <text:p>2973617.65</text:p>
          </table:table-cell>
          <table:table-cell table:style-name="ce2" office:value-type="float" office:value="932268.02" calcext:value-type="float">
            <text:p>932268.02</text:p>
          </table:table-cell>
          <table:table-cell table:style-name="ce2" office:value-type="float" office:value="175261.93" calcext:value-type="float">
            <text:p>175261.93</text:p>
          </table:table-cell>
          <table:table-cell table:style-name="ce2" office:value-type="float" office:value="339854.06" calcext:value-type="float">
            <text:p>339854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668525.52" calcext:value-type="float">
            <text:p>6668525.5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031384.04" calcext:value-type="float">
            <text:p>4031384.04</text:p>
          </table:table-cell>
          <table:table-cell table:style-name="ce2" office:value-type="float" office:value="606938.85" calcext:value-type="float">
            <text:p>606938.85</text:p>
          </table:table-cell>
          <table:table-cell table:style-name="ce2" office:value-type="float" office:value="34432.31" calcext:value-type="float">
            <text:p>34432.31</text:p>
          </table:table-cell>
          <table:table-cell table:style-name="ce2" office:value-type="float" office:value="433573.34" calcext:value-type="float">
            <text:p>433573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43696.74" calcext:value-type="float">
            <text:p>6043696.7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32438.5" calcext:value-type="float">
            <text:p>3232438.5</text:p>
          </table:table-cell>
          <table:table-cell table:style-name="ce2" office:value-type="float" office:value="897041.79" calcext:value-type="float">
            <text:p>897041.79</text:p>
          </table:table-cell>
          <table:table-cell table:style-name="ce2" office:value-type="float" office:value="6922.82" calcext:value-type="float">
            <text:p>6922.82</text:p>
          </table:table-cell>
          <table:table-cell table:style-name="ce2" office:value-type="float" office:value="403439.25" calcext:value-type="float">
            <text:p>403439.2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73148.88" calcext:value-type="float">
            <text:p>5373148.8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38820.2" calcext:value-type="float">
            <text:p>2538820.2</text:p>
          </table:table-cell>
          <table:table-cell table:style-name="ce2" office:value-type="float" office:value="458133.04" calcext:value-type="float">
            <text:p>458133.04</text:p>
          </table:table-cell>
          <table:table-cell table:style-name="ce2" office:value-type="float" office:value="95512.73" calcext:value-type="float">
            <text:p>95512.73</text:p>
          </table:table-cell>
          <table:table-cell table:style-name="ce2" office:value-type="float" office:value="519058.76" calcext:value-type="float">
            <text:p>519058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44512.54" calcext:value-type="float">
            <text:p>4544512.5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19738.55" calcext:value-type="float">
            <text:p>1819738.55</text:p>
          </table:table-cell>
          <table:table-cell table:style-name="ce2" office:value-type="float" office:value="604399.83" calcext:value-type="float">
            <text:p>604399.83</text:p>
          </table:table-cell>
          <table:table-cell table:style-name="ce2" office:value-type="float" office:value="163104.52" calcext:value-type="float">
            <text:p>163104.52</text:p>
          </table:table-cell>
          <table:table-cell table:style-name="ce2" office:value-type="float" office:value="479530.52" calcext:value-type="float">
            <text:p>479530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-607631.41" calcext:value-type="float">
            <text:p>-607631.4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-345128.11" calcext:value-type="float">
            <text:p>-345128.11</text:p>
          </table:table-cell>
          <table:table-cell table:style-name="ce2" office:value-type="float" office:value="1255841.77" calcext:value-type="float">
            <text:p>1255841.77</text:p>
          </table:table-cell>
          <table:table-cell table:style-name="ce2" office:value-type="float" office:value="98390.97" calcext:value-type="float">
            <text:p>98390.97</text:p>
          </table:table-cell>
          <table:table-cell table:style-name="ce2" office:value-type="float" office:value="-298190.36" calcext:value-type="float">
            <text:p>-298190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873557.52" calcext:value-type="float">
            <text:p>2873557.5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58607.54" calcext:value-type="float">
            <text:p>1658607.54</text:p>
          </table:table-cell>
          <table:table-cell table:style-name="ce2" office:value-type="float" office:value="1222418.23" calcext:value-type="float">
            <text:p>1222418.23</text:p>
          </table:table-cell>
          <table:table-cell table:style-name="ce2" office:value-type="float" office:value="112997.77" calcext:value-type="float">
            <text:p>112997.77</text:p>
          </table:table-cell>
          <table:table-cell table:style-name="ce2" office:value-type="float" office:value="22161.2" calcext:value-type="float">
            <text:p>22161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658238.43" calcext:value-type="float">
            <text:p>5658238.4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13320.81" calcext:value-type="float">
            <text:p>3913320.81</text:p>
          </table:table-cell>
          <table:table-cell table:style-name="ce2" office:value-type="float" office:value="913345.65" calcext:value-type="float">
            <text:p>913345.65</text:p>
          </table:table-cell>
          <table:table-cell table:style-name="ce2" office:value-type="float" office:value="78014.42" calcext:value-type="float">
            <text:p>78014.42</text:p>
          </table:table-cell>
          <table:table-cell table:style-name="ce2" office:value-type="float" office:value="191013.14" calcext:value-type="float">
            <text:p>191013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-437946.48" calcext:value-type="float">
            <text:p>-437946.4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-222671.04" calcext:value-type="float">
            <text:p>-222671.04</text:p>
          </table:table-cell>
          <table:table-cell table:style-name="ce2" office:value-type="float" office:value="1019430.64" calcext:value-type="float">
            <text:p>1019430.64</text:p>
          </table:table-cell>
          <table:table-cell table:style-name="ce2" office:value-type="float" office:value="107313.95" calcext:value-type="float">
            <text:p>107313.95</text:p>
          </table:table-cell>
          <table:table-cell table:style-name="ce2" office:value-type="float" office:value="-236752.35" calcext:value-type="float">
            <text:p>-236752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69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43236.79" calcext:value-type="float">
            <text:p>5143236.7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65430.89" calcext:value-type="float">
            <text:p>2665430.89</text:p>
          </table:table-cell>
          <table:table-cell table:style-name="ce2" office:value-type="float" office:value="1059668.7" calcext:value-type="float">
            <text:p>1059668.7</text:p>
          </table:table-cell>
          <table:table-cell table:style-name="ce2" office:value-type="float" office:value="147223.86" calcext:value-type="float">
            <text:p>147223.86</text:p>
          </table:table-cell>
          <table:table-cell table:style-name="ce2" office:value-type="float" office:value="328725.82" calcext:value-type="float">
            <text:p>328725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22461.02" calcext:value-type="float">
            <text:p>6322461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11745.4" calcext:value-type="float">
            <text:p>2911745.4</text:p>
          </table:table-cell>
          <table:table-cell table:style-name="ce2" office:value-type="float" office:value="1138098.52" calcext:value-type="float">
            <text:p>1138098.52</text:p>
          </table:table-cell>
          <table:table-cell table:style-name="ce2" office:value-type="float" office:value="120605.46" calcext:value-type="float">
            <text:p>120605.46</text:p>
          </table:table-cell>
          <table:table-cell table:style-name="ce2" office:value-type="float" office:value="502576.74" calcext:value-type="float">
            <text:p>502576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66557.23" calcext:value-type="float">
            <text:p>6666557.2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07689.17" calcext:value-type="float">
            <text:p>2807689.17</text:p>
          </table:table-cell>
          <table:table-cell table:style-name="ce2" office:value-type="float" office:value="1105995.01" calcext:value-type="float">
            <text:p>1105995.01</text:p>
          </table:table-cell>
          <table:table-cell table:style-name="ce2" office:value-type="float" office:value="128775.44" calcext:value-type="float">
            <text:p>128775.44</text:p>
          </table:table-cell>
          <table:table-cell table:style-name="ce2" office:value-type="float" office:value="605146.18" calcext:value-type="float">
            <text:p>605146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196310.49" calcext:value-type="float">
            <text:p>6196310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915085.17" calcext:value-type="float">
            <text:p>3915085.17</text:p>
          </table:table-cell>
          <table:table-cell table:style-name="ce2" office:value-type="float" office:value="598967.24" calcext:value-type="float">
            <text:p>598967.24</text:p>
          </table:table-cell>
          <table:table-cell table:style-name="ce2" office:value-type="float" office:value="16838.28" calcext:value-type="float">
            <text:p>16838.28</text:p>
          </table:table-cell>
          <table:table-cell table:style-name="ce2" office:value-type="float" office:value="356810.24" calcext:value-type="float">
            <text:p>356810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16783.9" calcext:value-type="float">
            <text:p>6916783.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84810.55" calcext:value-type="float">
            <text:p>3284810.55</text:p>
          </table:table-cell>
          <table:table-cell table:style-name="ce2" office:value-type="float" office:value="267074.91" calcext:value-type="float">
            <text:p>267074.91</text:p>
          </table:table-cell>
          <table:table-cell table:style-name="ce2" office:value-type="float" office:value="206914.12" calcext:value-type="float">
            <text:p>206914.12</text:p>
          </table:table-cell>
          <table:table-cell table:style-name="ce2" office:value-type="float" office:value="750080.64" calcext:value-type="float">
            <text:p>750080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211222.77" calcext:value-type="float">
            <text:p>8211222.7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784445.15" calcext:value-type="float">
            <text:p>4784445.15</text:p>
          </table:table-cell>
          <table:table-cell table:style-name="ce2" office:value-type="float" office:value="694933.44" calcext:value-type="float">
            <text:p>694933.44</text:p>
          </table:table-cell>
          <table:table-cell table:style-name="ce2" office:value-type="float" office:value="17437.31" calcext:value-type="float">
            <text:p>17437.31</text:p>
          </table:table-cell>
          <table:table-cell table:style-name="ce2" office:value-type="float" office:value="577349.11" calcext:value-type="float">
            <text:p>577349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192235.87" calcext:value-type="float">
            <text:p>7192235.8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360882.12" calcext:value-type="float">
            <text:p>4360882.12</text:p>
          </table:table-cell>
          <table:table-cell table:style-name="ce2" office:value-type="float" office:value="953700.89" calcext:value-type="float">
            <text:p>953700.89</text:p>
          </table:table-cell>
          <table:table-cell table:style-name="ce2" office:value-type="float" office:value="107821.1" calcext:value-type="float">
            <text:p>107821.1</text:p>
          </table:table-cell>
          <table:table-cell table:style-name="ce2" office:value-type="float" office:value="416949.53" calcext:value-type="float">
            <text:p>416949.5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393662.8" calcext:value-type="float">
            <text:p>5393662.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19972.66" calcext:value-type="float">
            <text:p>2919972.66</text:p>
          </table:table-cell>
          <table:table-cell table:style-name="ce2" office:value-type="float" office:value="1288055.1" calcext:value-type="float">
            <text:p>1288055.1</text:p>
          </table:table-cell>
          <table:table-cell table:style-name="ce2" office:value-type="float" office:value="92477.61" calcext:value-type="float">
            <text:p>92477.61</text:p>
          </table:table-cell>
          <table:table-cell table:style-name="ce2" office:value-type="float" office:value="268403.66" calcext:value-type="float">
            <text:p>268403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730760.29" calcext:value-type="float">
            <text:p>4730760.2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36047.65" calcext:value-type="float">
            <text:p>3136047.65</text:p>
          </table:table-cell>
          <table:table-cell table:style-name="ce2" office:value-type="float" office:value="1070307.91" calcext:value-type="float">
            <text:p>1070307.91</text:p>
          </table:table-cell>
          <table:table-cell table:style-name="ce2" office:value-type="float" office:value="94654.68" calcext:value-type="float">
            <text:p>94654.68</text:p>
          </table:table-cell>
          <table:table-cell table:style-name="ce2" office:value-type="float" office:value="130002.48" calcext:value-type="float">
            <text:p>130002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29275.75" calcext:value-type="float">
            <text:p>5229275.7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787927.98" calcext:value-type="float">
            <text:p>2787927.98</text:p>
          </table:table-cell>
          <table:table-cell table:style-name="ce2" office:value-type="float" office:value="1160312.97" calcext:value-type="float">
            <text:p>1160312.97</text:p>
          </table:table-cell>
          <table:table-cell table:style-name="ce2" office:value-type="float" office:value="143491.28" calcext:value-type="float">
            <text:p>143491.28</text:p>
          </table:table-cell>
          <table:table-cell table:style-name="ce2" office:value-type="float" office:value="299150.48" calcext:value-type="float">
            <text:p>299150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0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449003.7" calcext:value-type="float">
            <text:p>4449003.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59869.34" calcext:value-type="float">
            <text:p>2159869.34</text:p>
          </table:table-cell>
          <table:table-cell table:style-name="ce2" office:value-type="float" office:value="730935.51" calcext:value-type="float">
            <text:p>730935.51</text:p>
          </table:table-cell>
          <table:table-cell table:style-name="ce2" office:value-type="float" office:value="64609.46" calcext:value-type="float">
            <text:p>64609.46</text:p>
          </table:table-cell>
          <table:table-cell table:style-name="ce2" office:value-type="float" office:value="340789.75" calcext:value-type="float">
            <text:p>340789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235161.46" calcext:value-type="float">
            <text:p>7235161.4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838909.68" calcext:value-type="float">
            <text:p>4838909.68</text:p>
          </table:table-cell>
          <table:table-cell table:style-name="ce2" office:value-type="float" office:value="978781.33" calcext:value-type="float">
            <text:p>978781.33</text:p>
          </table:table-cell>
          <table:table-cell table:style-name="ce2" office:value-type="float" office:value="78364.62" calcext:value-type="float">
            <text:p>78364.62</text:p>
          </table:table-cell>
          <table:table-cell table:style-name="ce2" office:value-type="float" office:value="314125.36" calcext:value-type="float">
            <text:p>314125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144200.42" calcext:value-type="float">
            <text:p>6144200.4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045767.26" calcext:value-type="float">
            <text:p>4045767.26</text:p>
          </table:table-cell>
          <table:table-cell table:style-name="ce2" office:value-type="float" office:value="1019645.46" calcext:value-type="float">
            <text:p>1019645.46</text:p>
          </table:table-cell>
          <table:table-cell table:style-name="ce2" office:value-type="float" office:value="42669.74" calcext:value-type="float">
            <text:p>42669.74</text:p>
          </table:table-cell>
          <table:table-cell table:style-name="ce2" office:value-type="float" office:value="235506.06" calcext:value-type="float">
            <text:p>235506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37847.09" calcext:value-type="float">
            <text:p>4237847.0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03691.7" calcext:value-type="float">
            <text:p>1903691.7</text:p>
          </table:table-cell>
          <table:table-cell table:style-name="ce2" office:value-type="float" office:value="773296.95" calcext:value-type="float">
            <text:p>773296.95</text:p>
          </table:table-cell>
          <table:table-cell table:style-name="ce2" office:value-type="float" office:value="156107.94" calcext:value-type="float">
            <text:p>156107.94</text:p>
          </table:table-cell>
          <table:table-cell table:style-name="ce2" office:value-type="float" office:value="360562.94" calcext:value-type="float">
            <text:p>360562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648175.57" calcext:value-type="float">
            <text:p>7648175.5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18836.56" calcext:value-type="float">
            <text:p>3118836.56</text:p>
          </table:table-cell>
          <table:table-cell table:style-name="ce2" office:value-type="float" office:value="679132.03" calcext:value-type="float">
            <text:p>679132.03</text:p>
          </table:table-cell>
          <table:table-cell table:style-name="ce2" office:value-type="float" office:value="113304.27" calcext:value-type="float">
            <text:p>113304.27</text:p>
          </table:table-cell>
          <table:table-cell table:style-name="ce2" office:value-type="float" office:value="832337.36" calcext:value-type="float">
            <text:p>832337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16242.29" calcext:value-type="float">
            <text:p>4416242.2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85716.32" calcext:value-type="float">
            <text:p>1885716.32</text:p>
          </table:table-cell>
          <table:table-cell table:style-name="ce2" office:value-type="float" office:value="931996.67" calcext:value-type="float">
            <text:p>931996.67</text:p>
          </table:table-cell>
          <table:table-cell table:style-name="ce2" office:value-type="float" office:value="131860.9" calcext:value-type="float">
            <text:p>131860.9</text:p>
          </table:table-cell>
          <table:table-cell table:style-name="ce2" office:value-type="float" office:value="363381.94" calcext:value-type="float">
            <text:p>363381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108456.71" calcext:value-type="float">
            <text:p>3108456.7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10598.74" calcext:value-type="float">
            <text:p>1510598.74</text:p>
          </table:table-cell>
          <table:table-cell table:style-name="ce2" office:value-type="float" office:value="1198370.9" calcext:value-type="float">
            <text:p>1198370.9</text:p>
          </table:table-cell>
          <table:table-cell table:style-name="ce2" office:value-type="float" office:value="140599.19" calcext:value-type="float">
            <text:p>140599.19</text:p>
          </table:table-cell>
          <table:table-cell table:style-name="ce2" office:value-type="float" office:value="113418.11" calcext:value-type="float">
            <text:p>113418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978514.91" calcext:value-type="float">
            <text:p>4978514.9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43528.94" calcext:value-type="float">
            <text:p>3443528.94</text:p>
          </table:table-cell>
          <table:table-cell table:style-name="ce2" office:value-type="float" office:value="728514.55" calcext:value-type="float">
            <text:p>728514.55</text:p>
          </table:table-cell>
          <table:table-cell table:style-name="ce2" office:value-type="float" office:value="199570.64" calcext:value-type="float">
            <text:p>199570.64</text:p>
          </table:table-cell>
          <table:table-cell table:style-name="ce2" office:value-type="float" office:value="211268.83" calcext:value-type="float">
            <text:p>211268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351733.03" calcext:value-type="float">
            <text:p>3351733.0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02292.32" calcext:value-type="float">
            <text:p>1902292.32</text:p>
          </table:table-cell>
          <table:table-cell table:style-name="ce2" office:value-type="float" office:value="937542.18" calcext:value-type="float">
            <text:p>937542.18</text:p>
          </table:table-cell>
          <table:table-cell table:style-name="ce2" office:value-type="float" office:value="190847.29" calcext:value-type="float">
            <text:p>190847.29</text:p>
          </table:table-cell>
          <table:table-cell table:style-name="ce2" office:value-type="float" office:value="147576.62" calcext:value-type="float">
            <text:p>147576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872411.48" calcext:value-type="float">
            <text:p>6872411.4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518527.06" calcext:value-type="float">
            <text:p>3518527.06</text:p>
          </table:table-cell>
          <table:table-cell table:style-name="ce2" office:value-type="float" office:value="1406496.89" calcext:value-type="float">
            <text:p>1406496.89</text:p>
          </table:table-cell>
          <table:table-cell table:style-name="ce2" office:value-type="float" office:value="116152.08" calcext:value-type="float">
            <text:p>116152.08</text:p>
          </table:table-cell>
          <table:table-cell table:style-name="ce2" office:value-type="float" office:value="433343.32" calcext:value-type="float">
            <text:p>433343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1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309135.63" calcext:value-type="float">
            <text:p>3309135.6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05918.88" calcext:value-type="float">
            <text:p>2205918.88</text:p>
          </table:table-cell>
          <table:table-cell table:style-name="ce2" office:value-type="float" office:value="844197.61" calcext:value-type="float">
            <text:p>844197.61</text:p>
          </table:table-cell>
          <table:table-cell table:style-name="ce2" office:value-type="float" office:value="107898.13" calcext:value-type="float">
            <text:p>107898.13</text:p>
          </table:table-cell>
          <table:table-cell table:style-name="ce2" office:value-type="float" office:value="77052.63" calcext:value-type="float">
            <text:p>77052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769260.74" calcext:value-type="float">
            <text:p>4769260.7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556041.89" calcext:value-type="float">
            <text:p>2556041.89</text:p>
          </table:table-cell>
          <table:table-cell table:style-name="ce2" office:value-type="float" office:value="1002184.9" calcext:value-type="float">
            <text:p>1002184.9</text:p>
          </table:table-cell>
          <table:table-cell table:style-name="ce2" office:value-type="float" office:value="73392.91" calcext:value-type="float">
            <text:p>73392.91</text:p>
          </table:table-cell>
          <table:table-cell table:style-name="ce2" office:value-type="float" office:value="269729.64" calcext:value-type="float">
            <text:p>269729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879414.98" calcext:value-type="float">
            <text:p>6879414.9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402363.19" calcext:value-type="float">
            <text:p>3402363.19</text:p>
          </table:table-cell>
          <table:table-cell table:style-name="ce2" office:value-type="float" office:value="968287.58" calcext:value-type="float">
            <text:p>968287.58</text:p>
          </table:table-cell>
          <table:table-cell table:style-name="ce2" office:value-type="float" office:value="137207.89" calcext:value-type="float">
            <text:p>137207.89</text:p>
          </table:table-cell>
          <table:table-cell table:style-name="ce2" office:value-type="float" office:value="555654.14" calcext:value-type="float">
            <text:p>555654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75596.08" calcext:value-type="float">
            <text:p>3575596.0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39864.69" calcext:value-type="float">
            <text:p>2439864.69</text:p>
          </table:table-cell>
          <table:table-cell table:style-name="ce2" office:value-type="float" office:value="943662.51" calcext:value-type="float">
            <text:p>943662.51</text:p>
          </table:table-cell>
          <table:table-cell table:style-name="ce2" office:value-type="float" office:value="135355.65" calcext:value-type="float">
            <text:p>135355.65</text:p>
          </table:table-cell>
          <table:table-cell table:style-name="ce2" office:value-type="float" office:value="68759.15" calcext:value-type="float">
            <text:p>68759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22287.07" calcext:value-type="float">
            <text:p>5822287.0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812755.55" calcext:value-type="float">
            <text:p>3812755.55</text:p>
          </table:table-cell>
          <table:table-cell table:style-name="ce2" office:value-type="float" office:value="1500543.45" calcext:value-type="float">
            <text:p>1500543.45</text:p>
          </table:table-cell>
          <table:table-cell table:style-name="ce2" office:value-type="float" office:value="63530.43" calcext:value-type="float">
            <text:p>63530.43</text:p>
          </table:table-cell>
          <table:table-cell table:style-name="ce2" office:value-type="float" office:value="120228.89" calcext:value-type="float">
            <text:p>120228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053169.28" calcext:value-type="float">
            <text:p>3053169.2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94026.42" calcext:value-type="float">
            <text:p>1994026.42</text:p>
          </table:table-cell>
          <table:table-cell table:style-name="ce2" office:value-type="float" office:value="1091725.99" calcext:value-type="float">
            <text:p>1091725.99</text:p>
          </table:table-cell>
          <table:table-cell table:style-name="ce2" office:value-type="float" office:value="135989.15" calcext:value-type="float">
            <text:p>135989.15</text:p>
          </table:table-cell>
          <table:table-cell table:style-name="ce2" office:value-type="float" office:value="21715.26" calcext:value-type="float">
            <text:p>21715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488766.25" calcext:value-type="float">
            <text:p>5488766.2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39049.86" calcext:value-type="float">
            <text:p>3039049.86</text:p>
          </table:table-cell>
          <table:table-cell table:style-name="ce2" office:value-type="float" office:value="528945.37" calcext:value-type="float">
            <text:p>528945.37</text:p>
          </table:table-cell>
          <table:table-cell table:style-name="ce2" office:value-type="float" office:value="150417.72" calcext:value-type="float">
            <text:p>150417.72</text:p>
          </table:table-cell>
          <table:table-cell table:style-name="ce2" office:value-type="float" office:value="434949.64" calcext:value-type="float">
            <text:p>434949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134493.7" calcext:value-type="float">
            <text:p>6134493.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06638.95" calcext:value-type="float">
            <text:p>3906638.95</text:p>
          </table:table-cell>
          <table:table-cell table:style-name="ce2" office:value-type="float" office:value="1458525.95" calcext:value-type="float">
            <text:p>1458525.95</text:p>
          </table:table-cell>
          <table:table-cell table:style-name="ce2" office:value-type="float" office:value="43917.67" calcext:value-type="float">
            <text:p>43917.67</text:p>
          </table:table-cell>
          <table:table-cell table:style-name="ce2" office:value-type="float" office:value="170781.76" calcext:value-type="float">
            <text:p>170781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915698.94" calcext:value-type="float">
            <text:p>4915698.9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30773.71" calcext:value-type="float">
            <text:p>2230773.71</text:p>
          </table:table-cell>
          <table:table-cell table:style-name="ce2" office:value-type="float" office:value="1082444.04" calcext:value-type="float">
            <text:p>1082444.04</text:p>
          </table:table-cell>
          <table:table-cell table:style-name="ce2" office:value-type="float" office:value="109495.7" calcext:value-type="float">
            <text:p>109495.7</text:p>
          </table:table-cell>
          <table:table-cell table:style-name="ce2" office:value-type="float" office:value="359515.15" calcext:value-type="float">
            <text:p>359515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067052.57" calcext:value-type="float">
            <text:p>5067052.5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98186.29" calcext:value-type="float">
            <text:p>2898186.29</text:p>
          </table:table-cell>
          <table:table-cell table:style-name="ce2" office:value-type="float" office:value="887927.69" calcext:value-type="float">
            <text:p>887927.69</text:p>
          </table:table-cell>
          <table:table-cell table:style-name="ce2" office:value-type="float" office:value="96713.55" calcext:value-type="float">
            <text:p>96713.55</text:p>
          </table:table-cell>
          <table:table-cell table:style-name="ce2" office:value-type="float" office:value="289306.95" calcext:value-type="float">
            <text:p>289306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2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887971.64" calcext:value-type="float">
            <text:p>5887971.6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093045.72" calcext:value-type="float">
            <text:p>4093045.72</text:p>
          </table:table-cell>
          <table:table-cell table:style-name="ce2" office:value-type="float" office:value="1404832.75" calcext:value-type="float">
            <text:p>1404832.75</text:p>
          </table:table-cell>
          <table:table-cell table:style-name="ce2" office:value-type="float" office:value="99730.67" calcext:value-type="float">
            <text:p>99730.67</text:p>
          </table:table-cell>
          <table:table-cell table:style-name="ce2" office:value-type="float" office:value="102863.01" calcext:value-type="float">
            <text:p>102863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38982.83" calcext:value-type="float">
            <text:p>4438982.8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63060.98" calcext:value-type="float">
            <text:p>2163060.98</text:p>
          </table:table-cell>
          <table:table-cell table:style-name="ce2" office:value-type="float" office:value="766393.01" calcext:value-type="float">
            <text:p>766393.01</text:p>
          </table:table-cell>
          <table:table-cell table:style-name="ce2" office:value-type="float" office:value="52367.34" calcext:value-type="float">
            <text:p>52367.34</text:p>
          </table:table-cell>
          <table:table-cell table:style-name="ce2" office:value-type="float" office:value="327998.2" calcext:value-type="float">
            <text:p>327998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779107.26" calcext:value-type="float">
            <text:p>6779107.2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327142.8" calcext:value-type="float">
            <text:p>4327142.8</text:p>
          </table:table-cell>
          <table:table-cell table:style-name="ce2" office:value-type="float" office:value="1514710.03" calcext:value-type="float">
            <text:p>1514710.03</text:p>
          </table:table-cell>
          <table:table-cell table:style-name="ce2" office:value-type="float" office:value="8672.21" calcext:value-type="float">
            <text:p>8672.21</text:p>
          </table:table-cell>
          <table:table-cell table:style-name="ce2" office:value-type="float" office:value="198644.59" calcext:value-type="float">
            <text:p>198644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742282.09" calcext:value-type="float">
            <text:p>7742282.0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236139.49" calcext:value-type="float">
            <text:p>4236139.49</text:p>
          </table:table-cell>
          <table:table-cell table:style-name="ce2" office:value-type="float" office:value="1027990.79" calcext:value-type="float">
            <text:p>1027990.79</text:p>
          </table:table-cell>
          <table:table-cell table:style-name="ce2" office:value-type="float" office:value="62229.18" calcext:value-type="float">
            <text:p>62229.18</text:p>
          </table:table-cell>
          <table:table-cell table:style-name="ce2" office:value-type="float" office:value="533480.01" calcext:value-type="float">
            <text:p>533480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48430.68" calcext:value-type="float">
            <text:p>3148430.6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296969.9" calcext:value-type="float">
            <text:p>1296969.9</text:p>
          </table:table-cell>
          <table:table-cell table:style-name="ce2" office:value-type="float" office:value="1301667.65" calcext:value-type="float">
            <text:p>1301667.65</text:p>
          </table:table-cell>
          <table:table-cell table:style-name="ce2" office:value-type="float" office:value="55227.08" calcext:value-type="float">
            <text:p>55227.08</text:p>
          </table:table-cell>
          <table:table-cell table:style-name="ce2" office:value-type="float" office:value="127054.24" calcext:value-type="float">
            <text:p>127054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534119.15" calcext:value-type="float">
            <text:p>8534119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367157.2" calcext:value-type="float">
            <text:p>5367157.2</text:p>
          </table:table-cell>
          <table:table-cell table:style-name="ce2" office:value-type="float" office:value="1920250.63" calcext:value-type="float">
            <text:p>1920250.63</text:p>
          </table:table-cell>
          <table:table-cell table:style-name="ce2" office:value-type="float" office:value="117661.15" calcext:value-type="float">
            <text:p>117661.15</text:p>
          </table:table-cell>
          <table:table-cell table:style-name="ce2" office:value-type="float" office:value="286518.22" calcext:value-type="float">
            <text:p>286518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393024.48" calcext:value-type="float">
            <text:p>4393024.4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79368.31" calcext:value-type="float">
            <text:p>1979368.31</text:p>
          </table:table-cell>
          <table:table-cell table:style-name="ce2" office:value-type="float" office:value="1054027.46" calcext:value-type="float">
            <text:p>1054027.46</text:p>
          </table:table-cell>
          <table:table-cell table:style-name="ce2" office:value-type="float" office:value="118475.66" calcext:value-type="float">
            <text:p>118475.66</text:p>
          </table:table-cell>
          <table:table-cell table:style-name="ce2" office:value-type="float" office:value="310401.92" calcext:value-type="float">
            <text:p>310401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988689.9" calcext:value-type="float">
            <text:p>8988689.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298311.98" calcext:value-type="float">
            <text:p>5298311.98</text:p>
          </table:table-cell>
          <table:table-cell table:style-name="ce2" office:value-type="float" office:value="970950.43" calcext:value-type="float">
            <text:p>970950.43</text:p>
          </table:table-cell>
          <table:table-cell table:style-name="ce2" office:value-type="float" office:value="115629.61" calcext:value-type="float">
            <text:p>115629.61</text:p>
          </table:table-cell>
          <table:table-cell table:style-name="ce2" office:value-type="float" office:value="595361.99" calcext:value-type="float">
            <text:p>595361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20165.83" calcext:value-type="float">
            <text:p>4420165.8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81661.32" calcext:value-type="float">
            <text:p>1881661.32</text:p>
          </table:table-cell>
          <table:table-cell table:style-name="ce2" office:value-type="float" office:value="679891.12" calcext:value-type="float">
            <text:p>679891.12</text:p>
          </table:table-cell>
          <table:table-cell table:style-name="ce2" office:value-type="float" office:value="30163.47" calcext:value-type="float">
            <text:p>30163.47</text:p>
          </table:table-cell>
          <table:table-cell table:style-name="ce2" office:value-type="float" office:value="396643.14" calcext:value-type="float">
            <text:p>396643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14757.15" calcext:value-type="float">
            <text:p>6414757.1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388080.18" calcext:value-type="float">
            <text:p>4388080.18</text:p>
          </table:table-cell>
          <table:table-cell table:style-name="ce2" office:value-type="float" office:value="963828.86" calcext:value-type="float">
            <text:p>963828.86</text:p>
          </table:table-cell>
          <table:table-cell table:style-name="ce2" office:value-type="float" office:value="44022.08" calcext:value-type="float">
            <text:p>44022.08</text:p>
          </table:table-cell>
          <table:table-cell table:style-name="ce2" office:value-type="float" office:value="232442.74" calcext:value-type="float">
            <text:p>232442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3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404021.22" calcext:value-type="float">
            <text:p>6404021.2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22070.28" calcext:value-type="float">
            <text:p>3122070.28</text:p>
          </table:table-cell>
          <table:table-cell table:style-name="ce2" office:value-type="float" office:value="689148.47" calcext:value-type="float">
            <text:p>689148.47</text:p>
          </table:table-cell>
          <table:table-cell table:style-name="ce2" office:value-type="float" office:value="69166.37" calcext:value-type="float">
            <text:p>69166.37</text:p>
          </table:table-cell>
          <table:table-cell table:style-name="ce2" office:value-type="float" office:value="559013.46" calcext:value-type="float">
            <text:p>559013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225376.92" calcext:value-type="float">
            <text:p>4225376.9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77220.37" calcext:value-type="float">
            <text:p>1977220.37</text:p>
          </table:table-cell>
          <table:table-cell table:style-name="ce2" office:value-type="float" office:value="943909.47" calcext:value-type="float">
            <text:p>943909.47</text:p>
          </table:table-cell>
          <table:table-cell table:style-name="ce2" office:value-type="float" office:value="101157.15" calcext:value-type="float">
            <text:p>101157.15</text:p>
          </table:table-cell>
          <table:table-cell table:style-name="ce2" office:value-type="float" office:value="295134.89" calcext:value-type="float">
            <text:p>295134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145254.78" calcext:value-type="float">
            <text:p>5145254.7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57433.82" calcext:value-type="float">
            <text:p>2257433.82</text:p>
          </table:table-cell>
          <table:table-cell table:style-name="ce2" office:value-type="float" office:value="1868405.24" calcext:value-type="float">
            <text:p>1868405.24</text:p>
          </table:table-cell>
          <table:table-cell table:style-name="ce2" office:value-type="float" office:value="83244.62" calcext:value-type="float">
            <text:p>83244.62</text:p>
          </table:table-cell>
          <table:table-cell table:style-name="ce2" office:value-type="float" office:value="231558.67" calcext:value-type="float">
            <text:p>231558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879801.11" calcext:value-type="float">
            <text:p>7879801.1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388213.18" calcext:value-type="float">
            <text:p>5388213.18</text:p>
          </table:table-cell>
          <table:table-cell table:style-name="ce2" office:value-type="float" office:value="1035879.39" calcext:value-type="float">
            <text:p>1035879.39</text:p>
          </table:table-cell>
          <table:table-cell table:style-name="ce2" office:value-type="float" office:value="115531.95" calcext:value-type="float">
            <text:p>115531.95</text:p>
          </table:table-cell>
          <table:table-cell table:style-name="ce2" office:value-type="float" office:value="329960.5" calcext:value-type="float">
            <text:p>329960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355635.1" calcext:value-type="float">
            <text:p>4355635.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72491.92" calcext:value-type="float">
            <text:p>2672491.92</text:p>
          </table:table-cell>
          <table:table-cell table:style-name="ce2" office:value-type="float" office:value="833893.75" calcext:value-type="float">
            <text:p>833893.75</text:p>
          </table:table-cell>
          <table:table-cell table:style-name="ce2" office:value-type="float" office:value="148773.52" calcext:value-type="float">
            <text:p>148773.52</text:p>
          </table:table-cell>
          <table:table-cell table:style-name="ce2" office:value-type="float" office:value="209584.82" calcext:value-type="float">
            <text:p>209584.8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64907.87" calcext:value-type="float">
            <text:p>4164907.8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92647.93" calcext:value-type="float">
            <text:p>2592647.93</text:p>
          </table:table-cell>
          <table:table-cell table:style-name="ce2" office:value-type="float" office:value="937084.58" calcext:value-type="float">
            <text:p>937084.58</text:p>
          </table:table-cell>
          <table:table-cell table:style-name="ce2" office:value-type="float" office:value="50035.31" calcext:value-type="float">
            <text:p>50035.31</text:p>
          </table:table-cell>
          <table:table-cell table:style-name="ce2" office:value-type="float" office:value="143894.24" calcext:value-type="float">
            <text:p>143894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93065.6" calcext:value-type="float">
            <text:p>2693065.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80705.01" calcext:value-type="float">
            <text:p>1480705.01</text:p>
          </table:table-cell>
          <table:table-cell table:style-name="ce2" office:value-type="float" office:value="876438.58" calcext:value-type="float">
            <text:p>876438.58</text:p>
          </table:table-cell>
          <table:table-cell table:style-name="ce2" office:value-type="float" office:value="51936.48" calcext:value-type="float">
            <text:p>51936.48</text:p>
          </table:table-cell>
          <table:table-cell table:style-name="ce2" office:value-type="float" office:value="81450.28" calcext:value-type="float">
            <text:p>81450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135104.44" calcext:value-type="float">
            <text:p>8135104.4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412629.81" calcext:value-type="float">
            <text:p>4412629.81</text:p>
          </table:table-cell>
          <table:table-cell table:style-name="ce2" office:value-type="float" office:value="1314520.56" calcext:value-type="float">
            <text:p>1314520.56</text:p>
          </table:table-cell>
          <table:table-cell table:style-name="ce2" office:value-type="float" office:value="106768" calcext:value-type="float">
            <text:p>106768</text:p>
          </table:table-cell>
          <table:table-cell table:style-name="ce2" office:value-type="float" office:value="528091.63" calcext:value-type="float">
            <text:p>528091.6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038446.88" calcext:value-type="float">
            <text:p>4038446.8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48673.24" calcext:value-type="float">
            <text:p>1748673.24</text:p>
          </table:table-cell>
          <table:table-cell table:style-name="ce2" office:value-type="float" office:value="972932.62" calcext:value-type="float">
            <text:p>972932.62</text:p>
          </table:table-cell>
          <table:table-cell table:style-name="ce2" office:value-type="float" office:value="95898.47" calcext:value-type="float">
            <text:p>95898.47</text:p>
          </table:table-cell>
          <table:table-cell table:style-name="ce2" office:value-type="float" office:value="296675.29" calcext:value-type="float">
            <text:p>296675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99960.44" calcext:value-type="float">
            <text:p>7399960.4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202824.76" calcext:value-type="float">
            <text:p>4202824.76</text:p>
          </table:table-cell>
          <table:table-cell table:style-name="ce2" office:value-type="float" office:value="1482666.43" calcext:value-type="float">
            <text:p>1482666.43</text:p>
          </table:table-cell>
          <table:table-cell table:style-name="ce2" office:value-type="float" office:value="137168.18" calcext:value-type="float">
            <text:p>137168.18</text:p>
          </table:table-cell>
          <table:table-cell table:style-name="ce2" office:value-type="float" office:value="388843.86" calcext:value-type="float">
            <text:p>388843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4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797290.37" calcext:value-type="float">
            <text:p>3797290.3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00200.24" calcext:value-type="float">
            <text:p>1800200.24</text:p>
          </table:table-cell>
          <table:table-cell table:style-name="ce2" office:value-type="float" office:value="905170.21" calcext:value-type="float">
            <text:p>905170.21</text:p>
          </table:table-cell>
          <table:table-cell table:style-name="ce2" office:value-type="float" office:value="100378.83" calcext:value-type="float">
            <text:p>100378.83</text:p>
          </table:table-cell>
          <table:table-cell table:style-name="ce2" office:value-type="float" office:value="250382.74" calcext:value-type="float">
            <text:p>250382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37169.23" calcext:value-type="float">
            <text:p>7337169.2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085711.89" calcext:value-type="float">
            <text:p>5085711.89</text:p>
          </table:table-cell>
          <table:table-cell table:style-name="ce2" office:value-type="float" office:value="924526.22" calcext:value-type="float">
            <text:p>924526.22</text:p>
          </table:table-cell>
          <table:table-cell table:style-name="ce2" office:value-type="float" office:value="187026.06" calcext:value-type="float">
            <text:p>187026.06</text:p>
          </table:table-cell>
          <table:table-cell table:style-name="ce2" office:value-type="float" office:value="317931.01" calcext:value-type="float">
            <text:p>317931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613286.23" calcext:value-type="float">
            <text:p>6613286.2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225719.82" calcext:value-type="float">
            <text:p>4225719.82</text:p>
          </table:table-cell>
          <table:table-cell table:style-name="ce2" office:value-type="float" office:value="730964.68" calcext:value-type="float">
            <text:p>730964.68</text:p>
          </table:table-cell>
          <table:table-cell table:style-name="ce2" office:value-type="float" office:value="20606.26" calcext:value-type="float">
            <text:p>20606.26</text:p>
          </table:table-cell>
          <table:table-cell table:style-name="ce2" office:value-type="float" office:value="352213.68" calcext:value-type="float">
            <text:p>352213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43136.16" calcext:value-type="float">
            <text:p>4543136.1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80138.21" calcext:value-type="float">
            <text:p>2380138.21</text:p>
          </table:table-cell>
          <table:table-cell table:style-name="ce2" office:value-type="float" office:value="884985.43" calcext:value-type="float">
            <text:p>884985.43</text:p>
          </table:table-cell>
          <table:table-cell table:style-name="ce2" office:value-type="float" office:value="142010.84" calcext:value-type="float">
            <text:p>142010.84</text:p>
          </table:table-cell>
          <table:table-cell table:style-name="ce2" office:value-type="float" office:value="298204.91" calcext:value-type="float">
            <text:p>298204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31448.06" calcext:value-type="float">
            <text:p>3531448.0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72915.36" calcext:value-type="float">
            <text:p>1572915.36</text:p>
          </table:table-cell>
          <table:table-cell table:style-name="ce2" office:value-type="float" office:value="479928.93" calcext:value-type="float">
            <text:p>479928.93</text:p>
          </table:table-cell>
          <table:table-cell table:style-name="ce2" office:value-type="float" office:value="109966.31" calcext:value-type="float">
            <text:p>109966.31</text:p>
          </table:table-cell>
          <table:table-cell table:style-name="ce2" office:value-type="float" office:value="333599.72" calcext:value-type="float">
            <text:p>333599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693938.85" calcext:value-type="float">
            <text:p>3693938.8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347865.71" calcext:value-type="float">
            <text:p>2347865.71</text:p>
          </table:table-cell>
          <table:table-cell table:style-name="ce2" office:value-type="float" office:value="361056.94" calcext:value-type="float">
            <text:p>361056.94</text:p>
          </table:table-cell>
          <table:table-cell table:style-name="ce2" office:value-type="float" office:value="29849.95" calcext:value-type="float">
            <text:p>29849.95</text:p>
          </table:table-cell>
          <table:table-cell table:style-name="ce2" office:value-type="float" office:value="213121.89" calcext:value-type="float">
            <text:p>213121.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668400.26" calcext:value-type="float">
            <text:p>3668400.2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01682.73" calcext:value-type="float">
            <text:p>1601682.73</text:p>
          </table:table-cell>
          <table:table-cell table:style-name="ce2" office:value-type="float" office:value="1187402.01" calcext:value-type="float">
            <text:p>1187402.01</text:p>
          </table:table-cell>
          <table:table-cell table:style-name="ce2" office:value-type="float" office:value="-3397.96" calcext:value-type="float">
            <text:p>-3397.96</text:p>
          </table:table-cell>
          <table:table-cell table:style-name="ce2" office:value-type="float" office:value="183942.69" calcext:value-type="float">
            <text:p>183942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130366.36" calcext:value-type="float">
            <text:p>7130366.3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257152.25" calcext:value-type="float">
            <text:p>3257152.25</text:p>
          </table:table-cell>
          <table:table-cell table:style-name="ce2" office:value-type="float" office:value="476367.81" calcext:value-type="float">
            <text:p>476367.81</text:p>
          </table:table-cell>
          <table:table-cell table:style-name="ce2" office:value-type="float" office:value="43749.05" calcext:value-type="float">
            <text:p>43749.05</text:p>
          </table:table-cell>
          <table:table-cell table:style-name="ce2" office:value-type="float" office:value="722525.02" calcext:value-type="float">
            <text:p>722525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320460.73" calcext:value-type="float">
            <text:p>5320460.7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65800.27" calcext:value-type="float">
            <text:p>2465800.27</text:p>
          </table:table-cell>
          <table:table-cell table:style-name="ce2" office:value-type="float" office:value="1121789.65" calcext:value-type="float">
            <text:p>1121789.65</text:p>
          </table:table-cell>
          <table:table-cell table:style-name="ce2" office:value-type="float" office:value="160454.39" calcext:value-type="float">
            <text:p>160454.39</text:p>
          </table:table-cell>
          <table:table-cell table:style-name="ce2" office:value-type="float" office:value="397598.29" calcext:value-type="float">
            <text:p>397598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769755.13" calcext:value-type="float">
            <text:p>2769755.1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70637.26" calcext:value-type="float">
            <text:p>1570637.26</text:p>
          </table:table-cell>
          <table:table-cell table:style-name="ce2" office:value-type="float" office:value="849850.95" calcext:value-type="float">
            <text:p>849850.95</text:p>
          </table:table-cell>
          <table:table-cell table:style-name="ce2" office:value-type="float" office:value="154761.58" calcext:value-type="float">
            <text:p>154761.58</text:p>
          </table:table-cell>
          <table:table-cell table:style-name="ce2" office:value-type="float" office:value="105845.98" calcext:value-type="float">
            <text:p>105845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5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95733.18" calcext:value-type="float">
            <text:p>4495733.1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59812.29" calcext:value-type="float">
            <text:p>2859812.29</text:p>
          </table:table-cell>
          <table:table-cell table:style-name="ce2" office:value-type="float" office:value="1281858.69" calcext:value-type="float">
            <text:p>1281858.69</text:p>
          </table:table-cell>
          <table:table-cell table:style-name="ce2" office:value-type="float" office:value="93567.38" calcext:value-type="float">
            <text:p>93567.38</text:p>
          </table:table-cell>
          <table:table-cell table:style-name="ce2" office:value-type="float" office:value="94002.21" calcext:value-type="float">
            <text:p>94002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737959.8" calcext:value-type="float">
            <text:p>4737959.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341947.3" calcext:value-type="float">
            <text:p>2341947.3</text:p>
          </table:table-cell>
          <table:table-cell table:style-name="ce2" office:value-type="float" office:value="482978.67" calcext:value-type="float">
            <text:p>482978.67</text:p>
          </table:table-cell>
          <table:table-cell table:style-name="ce2" office:value-type="float" office:value="81886.35" calcext:value-type="float">
            <text:p>81886.35</text:p>
          </table:table-cell>
          <table:table-cell table:style-name="ce2" office:value-type="float" office:value="418933.24" calcext:value-type="float">
            <text:p>418933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2022.21" calcext:value-type="float">
            <text:p>722022.2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7148.93" calcext:value-type="float">
            <text:p>307148.93</text:p>
          </table:table-cell>
          <table:table-cell table:style-name="ce2" office:value-type="float" office:value="1179475.24" calcext:value-type="float">
            <text:p>1179475.24</text:p>
          </table:table-cell>
          <table:table-cell table:style-name="ce2" office:value-type="float" office:value="57195.15" calcext:value-type="float">
            <text:p>57195.15</text:p>
          </table:table-cell>
          <table:table-cell table:style-name="ce2" office:value-type="float" office:value="-148555.43" calcext:value-type="float">
            <text:p>-148555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06974.17" calcext:value-type="float">
            <text:p>4606974.1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84824.68" calcext:value-type="float">
            <text:p>2484824.68</text:p>
          </table:table-cell>
          <table:table-cell table:style-name="ce2" office:value-type="float" office:value="1099479.99" calcext:value-type="float">
            <text:p>1099479.99</text:p>
          </table:table-cell>
          <table:table-cell table:style-name="ce2" office:value-type="float" office:value="90630.53" calcext:value-type="float">
            <text:p>90630.53</text:p>
          </table:table-cell>
          <table:table-cell table:style-name="ce2" office:value-type="float" office:value="233793.01" calcext:value-type="float">
            <text:p>233793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446385.95" calcext:value-type="float">
            <text:p>6446385.9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025336.58" calcext:value-type="float">
            <text:p>4025336.58</text:p>
          </table:table-cell>
          <table:table-cell table:style-name="ce2" office:value-type="float" office:value="1108754.87" calcext:value-type="float">
            <text:p>1108754.87</text:p>
          </table:table-cell>
          <table:table-cell table:style-name="ce2" office:value-type="float" office:value="76291.92" calcext:value-type="float">
            <text:p>76291.92</text:p>
          </table:table-cell>
          <table:table-cell table:style-name="ce2" office:value-type="float" office:value="291603.15" calcext:value-type="float">
            <text:p>291603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724744.24" calcext:value-type="float">
            <text:p>4724744.2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04089.19" calcext:value-type="float">
            <text:p>2204089.19</text:p>
          </table:table-cell>
          <table:table-cell table:style-name="ce2" office:value-type="float" office:value="1337169.66" calcext:value-type="float">
            <text:p>1337169.66</text:p>
          </table:table-cell>
          <table:table-cell table:style-name="ce2" office:value-type="float" office:value="185497.1" calcext:value-type="float">
            <text:p>185497.1</text:p>
          </table:table-cell>
          <table:table-cell table:style-name="ce2" office:value-type="float" office:value="287486.32" calcext:value-type="float">
            <text:p>287486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508813.76" calcext:value-type="float">
            <text:p>5508813.7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66982.52" calcext:value-type="float">
            <text:p>2566982.52</text:p>
          </table:table-cell>
          <table:table-cell table:style-name="ce2" office:value-type="float" office:value="1021086.12" calcext:value-type="float">
            <text:p>1021086.12</text:p>
          </table:table-cell>
          <table:table-cell table:style-name="ce2" office:value-type="float" office:value="38172.22" calcext:value-type="float">
            <text:p>38172.22</text:p>
          </table:table-cell>
          <table:table-cell table:style-name="ce2" office:value-type="float" office:value="411372.64" calcext:value-type="float">
            <text:p>411372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69026.26" calcext:value-type="float">
            <text:p>5969026.2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083817.4" calcext:value-type="float">
            <text:p>4083817.4</text:p>
          </table:table-cell>
          <table:table-cell table:style-name="ce2" office:value-type="float" office:value="265648.33" calcext:value-type="float">
            <text:p>265648.33</text:p>
          </table:table-cell>
          <table:table-cell table:style-name="ce2" office:value-type="float" office:value="119621.89" calcext:value-type="float">
            <text:p>119621.89</text:p>
          </table:table-cell>
          <table:table-cell table:style-name="ce2" office:value-type="float" office:value="365228.31" calcext:value-type="float">
            <text:p>365228.3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314795.52" calcext:value-type="float">
            <text:p>4314795.5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61011.68" calcext:value-type="float">
            <text:p>2961011.68</text:p>
          </table:table-cell>
          <table:table-cell table:style-name="ce2" office:value-type="float" office:value="1134732.43" calcext:value-type="float">
            <text:p>1134732.43</text:p>
          </table:table-cell>
          <table:table-cell table:style-name="ce2" office:value-type="float" office:value="187853.57" calcext:value-type="float">
            <text:p>187853.57</text:p>
          </table:table-cell>
          <table:table-cell table:style-name="ce2" office:value-type="float" office:value="85450.05" calcext:value-type="float">
            <text:p>85450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61509.32" calcext:value-type="float">
            <text:p>6461509.3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504574.8" calcext:value-type="float">
            <text:p>4504574.8</text:p>
          </table:table-cell>
          <table:table-cell table:style-name="ce2" office:value-type="float" office:value="1095901.78" calcext:value-type="float">
            <text:p>1095901.78</text:p>
          </table:table-cell>
          <table:table-cell table:style-name="ce2" office:value-type="float" office:value="138729.14" calcext:value-type="float">
            <text:p>138729.14</text:p>
          </table:table-cell>
          <table:table-cell table:style-name="ce2" office:value-type="float" office:value="209949.99" calcext:value-type="float">
            <text:p>209949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6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914968.6" calcext:value-type="float">
            <text:p>7914968.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083767.56" calcext:value-type="float">
            <text:p>5083767.56</text:p>
          </table:table-cell>
          <table:table-cell table:style-name="ce2" office:value-type="float" office:value="926612.48" calcext:value-type="float">
            <text:p>926612.48</text:p>
          </table:table-cell>
          <table:table-cell table:style-name="ce2" office:value-type="float" office:value="43786.16" calcext:value-type="float">
            <text:p>43786.16</text:p>
          </table:table-cell>
          <table:table-cell table:style-name="ce2" office:value-type="float" office:value="409158.69" calcext:value-type="float">
            <text:p>409158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952282.73" calcext:value-type="float">
            <text:p>1952282.7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891129.7" calcext:value-type="float">
            <text:p>891129.7</text:p>
          </table:table-cell>
          <table:table-cell table:style-name="ce2" office:value-type="float" office:value="747468.13" calcext:value-type="float">
            <text:p>747468.13</text:p>
          </table:table-cell>
          <table:table-cell table:style-name="ce2" office:value-type="float" office:value="22883.49" calcext:value-type="float">
            <text:p>22883.49</text:p>
          </table:table-cell>
          <table:table-cell table:style-name="ce2" office:value-type="float" office:value="70679.36" calcext:value-type="float">
            <text:p>70679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310300.5" calcext:value-type="float">
            <text:p>4310300.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998231.42" calcext:value-type="float">
            <text:p>1998231.42</text:p>
          </table:table-cell>
          <table:table-cell table:style-name="ce2" office:value-type="float" office:value="891724.2" calcext:value-type="float">
            <text:p>891724.2</text:p>
          </table:table-cell>
          <table:table-cell table:style-name="ce2" office:value-type="float" office:value="113720.06" calcext:value-type="float">
            <text:p>113720.06</text:p>
          </table:table-cell>
          <table:table-cell table:style-name="ce2" office:value-type="float" office:value="322153.64" calcext:value-type="float">
            <text:p>322153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659234.97" calcext:value-type="float">
            <text:p>9659234.9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849588.65" calcext:value-type="float">
            <text:p>4849588.65</text:p>
          </table:table-cell>
          <table:table-cell table:style-name="ce2" office:value-type="float" office:value="1437417.93" calcext:value-type="float">
            <text:p>1437417.93</text:p>
          </table:table-cell>
          <table:table-cell table:style-name="ce2" office:value-type="float" office:value="107526.16" calcext:value-type="float">
            <text:p>107526.16</text:p>
          </table:table-cell>
          <table:table-cell table:style-name="ce2" office:value-type="float" office:value="730748.46" calcext:value-type="float">
            <text:p>730748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41130.77" calcext:value-type="float">
            <text:p>5341130.7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46208.54" calcext:value-type="float">
            <text:p>2646208.54</text:p>
          </table:table-cell>
          <table:table-cell table:style-name="ce2" office:value-type="float" office:value="724027.65" calcext:value-type="float">
            <text:p>724027.65</text:p>
          </table:table-cell>
          <table:table-cell table:style-name="ce2" office:value-type="float" office:value="161620.45" calcext:value-type="float">
            <text:p>161620.45</text:p>
          </table:table-cell>
          <table:table-cell table:style-name="ce2" office:value-type="float" office:value="447828.16" calcext:value-type="float">
            <text:p>447828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30296.1" calcext:value-type="float">
            <text:p>4930296.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86907.95" calcext:value-type="float">
            <text:p>3386907.95</text:p>
          </table:table-cell>
          <table:table-cell table:style-name="ce2" office:value-type="float" office:value="477876.56" calcext:value-type="float">
            <text:p>477876.56</text:p>
          </table:table-cell>
          <table:table-cell table:style-name="ce2" office:value-type="float" office:value="127422.39" calcext:value-type="float">
            <text:p>127422.39</text:p>
          </table:table-cell>
          <table:table-cell table:style-name="ce2" office:value-type="float" office:value="250516.14" calcext:value-type="float">
            <text:p>250516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483915.14" calcext:value-type="float">
            <text:p>4483915.1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55008.29" calcext:value-type="float">
            <text:p>2855008.29</text:p>
          </table:table-cell>
          <table:table-cell table:style-name="ce2" office:value-type="float" office:value="559521.19" calcext:value-type="float">
            <text:p>559521.19</text:p>
          </table:table-cell>
          <table:table-cell table:style-name="ce2" office:value-type="float" office:value="75758" calcext:value-type="float">
            <text:p>75758</text:p>
          </table:table-cell>
          <table:table-cell table:style-name="ce2" office:value-type="float" office:value="240480.17" calcext:value-type="float">
            <text:p>240480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548870.29" calcext:value-type="float">
            <text:p>7548870.2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659182.65" calcext:value-type="float">
            <text:p>4659182.65</text:p>
          </table:table-cell>
          <table:table-cell table:style-name="ce2" office:value-type="float" office:value="989411.22" calcext:value-type="float">
            <text:p>989411.22</text:p>
          </table:table-cell>
          <table:table-cell table:style-name="ce2" office:value-type="float" office:value="72364.26" calcext:value-type="float">
            <text:p>72364.26</text:p>
          </table:table-cell>
          <table:table-cell table:style-name="ce2" office:value-type="float" office:value="414254.54" calcext:value-type="float">
            <text:p>41425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122013.61" calcext:value-type="float">
            <text:p>3122013.6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22979.36" calcext:value-type="float">
            <text:p>1422979.36</text:p>
          </table:table-cell>
          <table:table-cell table:style-name="ce2" office:value-type="float" office:value="1501255.16" calcext:value-type="float">
            <text:p>1501255.16</text:p>
          </table:table-cell>
          <table:table-cell table:style-name="ce2" office:value-type="float" office:value="34692.11" calcext:value-type="float">
            <text:p>34692.11</text:p>
          </table:table-cell>
          <table:table-cell table:style-name="ce2" office:value-type="float" office:value="48818.95" calcext:value-type="float">
            <text:p>48818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52349.05" calcext:value-type="float">
            <text:p>6852349.0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610655.6" calcext:value-type="float">
            <text:p>4610655.6</text:p>
          </table:table-cell>
          <table:table-cell table:style-name="ce2" office:value-type="float" office:value="1661455.22" calcext:value-type="float">
            <text:p>1661455.22</text:p>
          </table:table-cell>
          <table:table-cell table:style-name="ce2" office:value-type="float" office:value="106468.22" calcext:value-type="float">
            <text:p>106468.22</text:p>
          </table:table-cell>
          <table:table-cell table:style-name="ce2" office:value-type="float" office:value="144208.35" calcext:value-type="float">
            <text:p>144208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7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46497.94" calcext:value-type="float">
            <text:p>4446497.9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82936.36" calcext:value-type="float">
            <text:p>2882936.36</text:p>
          </table:table-cell>
          <table:table-cell table:style-name="ce2" office:value-type="float" office:value="1195069.45" calcext:value-type="float">
            <text:p>1195069.45</text:p>
          </table:table-cell>
          <table:table-cell table:style-name="ce2" office:value-type="float" office:value="29777.59" calcext:value-type="float">
            <text:p>29777.59</text:p>
          </table:table-cell>
          <table:table-cell table:style-name="ce2" office:value-type="float" office:value="83636.64" calcext:value-type="float">
            <text:p>83636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500314.15" calcext:value-type="float">
            <text:p>3500314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71965.02" calcext:value-type="float">
            <text:p>1571965.02</text:p>
          </table:table-cell>
          <table:table-cell table:style-name="ce2" office:value-type="float" office:value="705626.22" calcext:value-type="float">
            <text:p>705626.22</text:p>
          </table:table-cell>
          <table:table-cell table:style-name="ce2" office:value-type="float" office:value="145499.52" calcext:value-type="float">
            <text:p>145499.52</text:p>
          </table:table-cell>
          <table:table-cell table:style-name="ce2" office:value-type="float" office:value="287326.71" calcext:value-type="float">
            <text:p>287326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537794.7" calcext:value-type="float">
            <text:p>4537794.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01075.51" calcext:value-type="float">
            <text:p>3001075.51</text:p>
          </table:table-cell>
          <table:table-cell table:style-name="ce2" office:value-type="float" office:value="737472.47" calcext:value-type="float">
            <text:p>737472.47</text:p>
          </table:table-cell>
          <table:table-cell table:style-name="ce2" office:value-type="float" office:value="129457.76" calcext:value-type="float">
            <text:p>129457.76</text:p>
          </table:table-cell>
          <table:table-cell table:style-name="ce2" office:value-type="float" office:value="195027.94" calcext:value-type="float">
            <text:p>195027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07239.03" calcext:value-type="float">
            <text:p>4907239.0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63690.73" calcext:value-type="float">
            <text:p>2363690.73</text:p>
          </table:table-cell>
          <table:table-cell table:style-name="ce2" office:value-type="float" office:value="1262751.2" calcext:value-type="float">
            <text:p>1262751.2</text:p>
          </table:table-cell>
          <table:table-cell table:style-name="ce2" office:value-type="float" office:value="127872.8" calcext:value-type="float">
            <text:p>127872.8</text:p>
          </table:table-cell>
          <table:table-cell table:style-name="ce2" office:value-type="float" office:value="295820.68" calcext:value-type="float">
            <text:p>295820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04512.75" calcext:value-type="float">
            <text:p>4004512.7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8958.28" calcext:value-type="float">
            <text:p>1698958.28</text:p>
          </table:table-cell>
          <table:table-cell table:style-name="ce2" office:value-type="float" office:value="1399490.63" calcext:value-type="float">
            <text:p>1399490.63</text:p>
          </table:table-cell>
          <table:table-cell table:style-name="ce2" office:value-type="float" office:value="33908.64" calcext:value-type="float">
            <text:p>33908.64</text:p>
          </table:table-cell>
          <table:table-cell table:style-name="ce2" office:value-type="float" office:value="197394.22" calcext:value-type="float">
            <text:p>197394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25545.04" calcext:value-type="float">
            <text:p>7225545.0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313987.76" calcext:value-type="float">
            <text:p>4313987.76</text:p>
          </table:table-cell>
          <table:table-cell table:style-name="ce2" office:value-type="float" office:value="807400.9" calcext:value-type="float">
            <text:p>807400.9</text:p>
          </table:table-cell>
          <table:table-cell table:style-name="ce2" office:value-type="float" office:value="92501.83" calcext:value-type="float">
            <text:p>92501.83</text:p>
          </table:table-cell>
          <table:table-cell table:style-name="ce2" office:value-type="float" office:value="461298.22" calcext:value-type="float">
            <text:p>461298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515831.81" calcext:value-type="float">
            <text:p>3515831.8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95932.89" calcext:value-type="float">
            <text:p>2095932.89</text:p>
          </table:table-cell>
          <table:table-cell table:style-name="ce2" office:value-type="float" office:value="1427335.15" calcext:value-type="float">
            <text:p>1427335.15</text:p>
          </table:table-cell>
          <table:table-cell table:style-name="ce2" office:value-type="float" office:value="80534.72" calcext:value-type="float">
            <text:p>80534.72</text:p>
          </table:table-cell>
          <table:table-cell table:style-name="ce2" office:value-type="float" office:value="15350.68" calcext:value-type="float">
            <text:p>15350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80149.7" calcext:value-type="float">
            <text:p>5280149.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62436.45" calcext:value-type="float">
            <text:p>2262436.45</text:p>
          </table:table-cell>
          <table:table-cell table:style-name="ce2" office:value-type="float" office:value="931131.95" calcext:value-type="float">
            <text:p>931131.95</text:p>
          </table:table-cell>
          <table:table-cell table:style-name="ce2" office:value-type="float" office:value="105140.32" calcext:value-type="float">
            <text:p>105140.32</text:p>
          </table:table-cell>
          <table:table-cell table:style-name="ce2" office:value-type="float" office:value="460261.54" calcext:value-type="float">
            <text:p>460261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74865.18" calcext:value-type="float">
            <text:p>6074865.1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011040.6" calcext:value-type="float">
            <text:p>3011040.6</text:p>
          </table:table-cell>
          <table:table-cell table:style-name="ce2" office:value-type="float" office:value="1214285.19" calcext:value-type="float">
            <text:p>1214285.19</text:p>
          </table:table-cell>
          <table:table-cell table:style-name="ce2" office:value-type="float" office:value="126425.64" calcext:value-type="float">
            <text:p>126425.64</text:p>
          </table:table-cell>
          <table:table-cell table:style-name="ce2" office:value-type="float" office:value="414952.66" calcext:value-type="float">
            <text:p>414952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259446.1" calcext:value-type="float">
            <text:p>5259446.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70274.69" calcext:value-type="float">
            <text:p>3670274.69</text:p>
          </table:table-cell>
          <table:table-cell table:style-name="ce2" office:value-type="float" office:value="1343640.1" calcext:value-type="float">
            <text:p>1343640.1</text:p>
          </table:table-cell>
          <table:table-cell table:style-name="ce2" office:value-type="float" office:value="74320.15" calcext:value-type="float">
            <text:p>74320.15</text:p>
          </table:table-cell>
          <table:table-cell table:style-name="ce2" office:value-type="float" office:value="67168.81" calcext:value-type="float">
            <text:p>67168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8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544459.87" calcext:value-type="float">
            <text:p>6544459.8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949764.78" calcext:value-type="float">
            <text:p>3949764.78</text:p>
          </table:table-cell>
          <table:table-cell table:style-name="ce2" office:value-type="float" office:value="555469.65" calcext:value-type="float">
            <text:p>555469.65</text:p>
          </table:table-cell>
          <table:table-cell table:style-name="ce2" office:value-type="float" office:value="76200.82" calcext:value-type="float">
            <text:p>76200.82</text:p>
          </table:table-cell>
          <table:table-cell table:style-name="ce2" office:value-type="float" office:value="444239.51" calcext:value-type="float">
            <text:p>444239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132871.93" calcext:value-type="float">
            <text:p>4132871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58340.92" calcext:value-type="float">
            <text:p>2558340.92</text:p>
          </table:table-cell>
          <table:table-cell table:style-name="ce2" office:value-type="float" office:value="1135431.63" calcext:value-type="float">
            <text:p>1135431.63</text:p>
          </table:table-cell>
          <table:table-cell table:style-name="ce2" office:value-type="float" office:value="133996.39" calcext:value-type="float">
            <text:p>133996.39</text:p>
          </table:table-cell>
          <table:table-cell table:style-name="ce2" office:value-type="float" office:value="120350.11" calcext:value-type="float">
            <text:p>120350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245254.08" calcext:value-type="float">
            <text:p>6245254.0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97018.4" calcext:value-type="float">
            <text:p>2897018.4</text:p>
          </table:table-cell>
          <table:table-cell table:style-name="ce2" office:value-type="float" office:value="1428592.76" calcext:value-type="float">
            <text:p>1428592.76</text:p>
          </table:table-cell>
          <table:table-cell table:style-name="ce2" office:value-type="float" office:value="43525" calcext:value-type="float">
            <text:p>43525</text:p>
          </table:table-cell>
          <table:table-cell table:style-name="ce2" office:value-type="float" office:value="412265.26" calcext:value-type="float">
            <text:p>412265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304456.4" calcext:value-type="float">
            <text:p>6304456.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70786" calcext:value-type="float">
            <text:p>2670786</text:p>
          </table:table-cell>
          <table:table-cell table:style-name="ce2" office:value-type="float" office:value="831800.49" calcext:value-type="float">
            <text:p>831800.49</text:p>
          </table:table-cell>
          <table:table-cell table:style-name="ce2" office:value-type="float" office:value="62666.93" calcext:value-type="float">
            <text:p>62666.93</text:p>
          </table:table-cell>
          <table:table-cell table:style-name="ce2" office:value-type="float" office:value="601552.74" calcext:value-type="float">
            <text:p>601552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936240.15" calcext:value-type="float">
            <text:p>6936240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50693.05" calcext:value-type="float">
            <text:p>3350693.05</text:p>
          </table:table-cell>
          <table:table-cell table:style-name="ce2" office:value-type="float" office:value="683025.57" calcext:value-type="float">
            <text:p>683025.57</text:p>
          </table:table-cell>
          <table:table-cell table:style-name="ce2" office:value-type="float" office:value="100291.84" calcext:value-type="float">
            <text:p>100291.84</text:p>
          </table:table-cell>
          <table:table-cell table:style-name="ce2" office:value-type="float" office:value="630590.81" calcext:value-type="float">
            <text:p>630590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28684.1" calcext:value-type="float">
            <text:p>1228684.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83218.89" calcext:value-type="float">
            <text:p>583218.89</text:p>
          </table:table-cell>
          <table:table-cell table:style-name="ce2" office:value-type="float" office:value="1148435.63" calcext:value-type="float">
            <text:p>1148435.63</text:p>
          </table:table-cell>
          <table:table-cell table:style-name="ce2" office:value-type="float" office:value="144986.02" calcext:value-type="float">
            <text:p>144986.02</text:p>
          </table:table-cell>
          <table:table-cell table:style-name="ce2" office:value-type="float" office:value="-75176.72" calcext:value-type="float">
            <text:p>-75176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18092.28" calcext:value-type="float">
            <text:p>6018092.2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30689.32" calcext:value-type="float">
            <text:p>2830689.32</text:p>
          </table:table-cell>
          <table:table-cell table:style-name="ce2" office:value-type="float" office:value="1040032.98" calcext:value-type="float">
            <text:p>1040032.98</text:p>
          </table:table-cell>
          <table:table-cell table:style-name="ce2" office:value-type="float" office:value="51561.26" calcext:value-type="float">
            <text:p>51561.26</text:p>
          </table:table-cell>
          <table:table-cell table:style-name="ce2" office:value-type="float" office:value="461775.56" calcext:value-type="float">
            <text:p>461775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02539.54" calcext:value-type="float">
            <text:p>6802539.5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14381.48" calcext:value-type="float">
            <text:p>3114381.48</text:p>
          </table:table-cell>
          <table:table-cell table:style-name="ce2" office:value-type="float" office:value="901808.79" calcext:value-type="float">
            <text:p>901808.79</text:p>
          </table:table-cell>
          <table:table-cell table:style-name="ce2" office:value-type="float" office:value="189484.95" calcext:value-type="float">
            <text:p>189484.95</text:p>
          </table:table-cell>
          <table:table-cell table:style-name="ce2" office:value-type="float" office:value="624925.19" calcext:value-type="float">
            <text:p>624925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77082.74" calcext:value-type="float">
            <text:p>4177082.7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91073.72" calcext:value-type="float">
            <text:p>2391073.72</text:p>
          </table:table-cell>
          <table:table-cell table:style-name="ce2" office:value-type="float" office:value="999336.19" calcext:value-type="float">
            <text:p>999336.19</text:p>
          </table:table-cell>
          <table:table-cell table:style-name="ce2" office:value-type="float" office:value="32466.86" calcext:value-type="float">
            <text:p>32466.86</text:p>
          </table:table-cell>
          <table:table-cell table:style-name="ce2" office:value-type="float" office:value="172019.33" calcext:value-type="float">
            <text:p>172019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904357.15" calcext:value-type="float">
            <text:p>3904357.1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46052.81" calcext:value-type="float">
            <text:p>1946052.81</text:p>
          </table:table-cell>
          <table:table-cell table:style-name="ce2" office:value-type="float" office:value="498911.8" calcext:value-type="float">
            <text:p>498911.8</text:p>
          </table:table-cell>
          <table:table-cell table:style-name="ce2" office:value-type="float" office:value="177513.94" calcext:value-type="float">
            <text:p>177513.94</text:p>
          </table:table-cell>
          <table:table-cell table:style-name="ce2" office:value-type="float" office:value="343750.36" calcext:value-type="float">
            <text:p>343750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79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597244.79" calcext:value-type="float">
            <text:p>3597244.7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324192.47" calcext:value-type="float">
            <text:p>2324192.47</text:p>
          </table:table-cell>
          <table:table-cell table:style-name="ce2" office:value-type="float" office:value="1121342.6" calcext:value-type="float">
            <text:p>1121342.6</text:p>
          </table:table-cell>
          <table:table-cell table:style-name="ce2" office:value-type="float" office:value="159979.51" calcext:value-type="float">
            <text:p>159979.51</text:p>
          </table:table-cell>
          <table:table-cell table:style-name="ce2" office:value-type="float" office:value="65454.74" calcext:value-type="float">
            <text:p>65454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935988.69" calcext:value-type="float">
            <text:p>2935988.6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336415.74" calcext:value-type="float">
            <text:p>1336415.74</text:p>
          </table:table-cell>
          <table:table-cell table:style-name="ce2" office:value-type="float" office:value="1477779.36" calcext:value-type="float">
            <text:p>1477779.36</text:p>
          </table:table-cell>
          <table:table-cell table:style-name="ce2" office:value-type="float" office:value="28494.92" calcext:value-type="float">
            <text:p>28494.92</text:p>
          </table:table-cell>
          <table:table-cell table:style-name="ce2" office:value-type="float" office:value="31560.59" calcext:value-type="float">
            <text:p>31560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31520.11" calcext:value-type="float">
            <text:p>6331520.1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415146.74" calcext:value-type="float">
            <text:p>3415146.74</text:p>
          </table:table-cell>
          <table:table-cell table:style-name="ce2" office:value-type="float" office:value="785597.26" calcext:value-type="float">
            <text:p>785597.26</text:p>
          </table:table-cell>
          <table:table-cell table:style-name="ce2" office:value-type="float" office:value="18389.83" calcext:value-type="float">
            <text:p>18389.83</text:p>
          </table:table-cell>
          <table:table-cell table:style-name="ce2" office:value-type="float" office:value="451324.85" calcext:value-type="float">
            <text:p>451324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9563805.83" calcext:value-type="float">
            <text:p>9563805.8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864708.6" calcext:value-type="float">
            <text:p>3864708.6</text:p>
          </table:table-cell>
          <table:table-cell table:style-name="ce2" office:value-type="float" office:value="751474.92" calcext:value-type="float">
            <text:p>751474.92</text:p>
          </table:table-cell>
          <table:table-cell table:style-name="ce2" office:value-type="float" office:value="135993.21" calcext:value-type="float">
            <text:p>135993.21</text:p>
          </table:table-cell>
          <table:table-cell table:style-name="ce2" office:value-type="float" office:value="1067559.26" calcext:value-type="float">
            <text:p>1067559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887959.96" calcext:value-type="float">
            <text:p>3887959.9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117012.46" calcext:value-type="float">
            <text:p>2117012.46</text:p>
          </table:table-cell>
          <table:table-cell table:style-name="ce2" office:value-type="float" office:value="1051768.52" calcext:value-type="float">
            <text:p>1051768.52</text:p>
          </table:table-cell>
          <table:table-cell table:style-name="ce2" office:value-type="float" office:value="81129.94" calcext:value-type="float">
            <text:p>81129.94</text:p>
          </table:table-cell>
          <table:table-cell table:style-name="ce2" office:value-type="float" office:value="168064.87" calcext:value-type="float">
            <text:p>168064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66903.11" calcext:value-type="float">
            <text:p>4066903.1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94887.83" calcext:value-type="float">
            <text:p>1694887.83</text:p>
          </table:table-cell>
          <table:table-cell table:style-name="ce2" office:value-type="float" office:value="1853763.24" calcext:value-type="float">
            <text:p>1853763.24</text:p>
          </table:table-cell>
          <table:table-cell table:style-name="ce2" office:value-type="float" office:value="49652.65" calcext:value-type="float">
            <text:p>49652.65</text:p>
          </table:table-cell>
          <table:table-cell table:style-name="ce2" office:value-type="float" office:value="119259.98" calcext:value-type="float">
            <text:p>119259.9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30793.07" calcext:value-type="float">
            <text:p>5030793.0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487934.63" calcext:value-type="float">
            <text:p>3487934.63</text:p>
          </table:table-cell>
          <table:table-cell table:style-name="ce2" office:value-type="float" office:value="1329964.98" calcext:value-type="float">
            <text:p>1329964.98</text:p>
          </table:table-cell>
          <table:table-cell table:style-name="ce2" office:value-type="float" office:value="190585.06" calcext:value-type="float">
            <text:p>190585.06</text:p>
          </table:table-cell>
          <table:table-cell table:style-name="ce2" office:value-type="float" office:value="84730.49" calcext:value-type="float">
            <text:p>84730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796049.98" calcext:value-type="float">
            <text:p>1796049.9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44402.89" calcext:value-type="float">
            <text:p>1144402.89</text:p>
          </table:table-cell>
          <table:table-cell table:style-name="ce2" office:value-type="float" office:value="971747.56" calcext:value-type="float">
            <text:p>971747.56</text:p>
          </table:table-cell>
          <table:table-cell table:style-name="ce2" office:value-type="float" office:value="40304.88" calcext:value-type="float">
            <text:p>40304.88</text:p>
          </table:table-cell>
          <table:table-cell table:style-name="ce2" office:value-type="float" office:value="-58757.07" calcext:value-type="float">
            <text:p>-58757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608903.33" calcext:value-type="float">
            <text:p>3608903.3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74190.81" calcext:value-type="float">
            <text:p>1974190.81</text:p>
          </table:table-cell>
          <table:table-cell table:style-name="ce2" office:value-type="float" office:value="1011879.65" calcext:value-type="float">
            <text:p>1011879.65</text:p>
          </table:table-cell>
          <table:table-cell table:style-name="ce2" office:value-type="float" office:value="63653.07" calcext:value-type="float">
            <text:p>63653.07</text:p>
          </table:table-cell>
          <table:table-cell table:style-name="ce2" office:value-type="float" office:value="144162.05" calcext:value-type="float">
            <text:p>144162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886068.64" calcext:value-type="float">
            <text:p>4886068.6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081348.99" calcext:value-type="float">
            <text:p>2081348.99</text:p>
          </table:table-cell>
          <table:table-cell table:style-name="ce2" office:value-type="float" office:value="1359654.06" calcext:value-type="float">
            <text:p>1359654.06</text:p>
          </table:table-cell>
          <table:table-cell table:style-name="ce2" office:value-type="float" office:value="69580.08" calcext:value-type="float">
            <text:p>69580.08</text:p>
          </table:table-cell>
          <table:table-cell table:style-name="ce2" office:value-type="float" office:value="318075.59" calcext:value-type="float">
            <text:p>318075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0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212143.35" calcext:value-type="float">
            <text:p>3212143.3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55763.24" calcext:value-type="float">
            <text:p>1855763.24</text:p>
          </table:table-cell>
          <table:table-cell table:style-name="ce2" office:value-type="float" office:value="727187.43" calcext:value-type="float">
            <text:p>727187.43</text:p>
          </table:table-cell>
          <table:table-cell table:style-name="ce2" office:value-type="float" office:value="-39972.44" calcext:value-type="float">
            <text:p>-39972.44</text:p>
          </table:table-cell>
          <table:table-cell table:style-name="ce2" office:value-type="float" office:value="123736.25" calcext:value-type="float">
            <text:p>123736.2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7394882.75" calcext:value-type="float">
            <text:p>7394882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641243.79" calcext:value-type="float">
            <text:p>4641243.79</text:p>
          </table:table-cell>
          <table:table-cell table:style-name="ce2" office:value-type="float" office:value="1183522.78" calcext:value-type="float">
            <text:p>1183522.78</text:p>
          </table:table-cell>
          <table:table-cell table:style-name="ce2" office:value-type="float" office:value="104568.39" calcext:value-type="float">
            <text:p>104568.39</text:p>
          </table:table-cell>
          <table:table-cell table:style-name="ce2" office:value-type="float" office:value="351683.76" calcext:value-type="float">
            <text:p>351683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412365.27" calcext:value-type="float">
            <text:p>2412365.2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02970.01" calcext:value-type="float">
            <text:p>1102970.01</text:p>
          </table:table-cell>
          <table:table-cell table:style-name="ce2" office:value-type="float" office:value="664763.5" calcext:value-type="float">
            <text:p>664763.5</text:p>
          </table:table-cell>
          <table:table-cell table:style-name="ce2" office:value-type="float" office:value="54422.07" calcext:value-type="float">
            <text:p>54422.07</text:p>
          </table:table-cell>
          <table:table-cell table:style-name="ce2" office:value-type="float" office:value="146801.3" calcext:value-type="float">
            <text:p>146801.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802010.65" calcext:value-type="float">
            <text:p>6802010.6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80292.02" calcext:value-type="float">
            <text:p>3880292.02</text:p>
          </table:table-cell>
          <table:table-cell table:style-name="ce2" office:value-type="float" office:value="1277474.4" calcext:value-type="float">
            <text:p>1277474.4</text:p>
          </table:table-cell>
          <table:table-cell table:style-name="ce2" office:value-type="float" office:value="140526.81" calcext:value-type="float">
            <text:p>140526.81</text:p>
          </table:table-cell>
          <table:table-cell table:style-name="ce2" office:value-type="float" office:value="374801.92" calcext:value-type="float">
            <text:p>374801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37004.54" calcext:value-type="float">
            <text:p>7937004.5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113520.5" calcext:value-type="float">
            <text:p>5113520.5</text:p>
          </table:table-cell>
          <table:table-cell table:style-name="ce2" office:value-type="float" office:value="911813.68" calcext:value-type="float">
            <text:p>911813.68</text:p>
          </table:table-cell>
          <table:table-cell table:style-name="ce2" office:value-type="float" office:value="147063.14" calcext:value-type="float">
            <text:p>147063.14</text:p>
          </table:table-cell>
          <table:table-cell table:style-name="ce2" office:value-type="float" office:value="432334.04" calcext:value-type="float">
            <text:p>432334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63449.49" calcext:value-type="float">
            <text:p>5763449.4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633706.97" calcext:value-type="float">
            <text:p>3633706.97</text:p>
          </table:table-cell>
          <table:table-cell table:style-name="ce2" office:value-type="float" office:value="1060208.24" calcext:value-type="float">
            <text:p>1060208.24</text:p>
          </table:table-cell>
          <table:table-cell table:style-name="ce2" office:value-type="float" office:value="111586.05" calcext:value-type="float">
            <text:p>111586.05</text:p>
          </table:table-cell>
          <table:table-cell table:style-name="ce2" office:value-type="float" office:value="248035.27" calcext:value-type="float">
            <text:p>248035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725098.89" calcext:value-type="float">
            <text:p>4725098.8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28304.56" calcext:value-type="float">
            <text:p>3028304.56</text:p>
          </table:table-cell>
          <table:table-cell table:style-name="ce2" office:value-type="float" office:value="892337.17" calcext:value-type="float">
            <text:p>892337.17</text:p>
          </table:table-cell>
          <table:table-cell table:style-name="ce2" office:value-type="float" office:value="112152.33" calcext:value-type="float">
            <text:p>112152.33</text:p>
          </table:table-cell>
          <table:table-cell table:style-name="ce2" office:value-type="float" office:value="192487.99" calcext:value-type="float">
            <text:p>192487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492563.63" calcext:value-type="float">
            <text:p>5492563.6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45947.41" calcext:value-type="float">
            <text:p>3645947.41</text:p>
          </table:table-cell>
          <table:table-cell table:style-name="ce2" office:value-type="float" office:value="1209606.01" calcext:value-type="float">
            <text:p>1209606.01</text:p>
          </table:table-cell>
          <table:table-cell table:style-name="ce2" office:value-type="float" office:value="108179.46" calcext:value-type="float">
            <text:p>108179.46</text:p>
          </table:table-cell>
          <table:table-cell table:style-name="ce2" office:value-type="float" office:value="156489.83" calcext:value-type="float">
            <text:p>156489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118872.93" calcext:value-type="float">
            <text:p>4118872.9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06207.2" calcext:value-type="float">
            <text:p>2806207.2</text:p>
          </table:table-cell>
          <table:table-cell table:style-name="ce2" office:value-type="float" office:value="947595.43" calcext:value-type="float">
            <text:p>947595.43</text:p>
          </table:table-cell>
          <table:table-cell table:style-name="ce2" office:value-type="float" office:value="64979.79" calcext:value-type="float">
            <text:p>64979.79</text:p>
          </table:table-cell>
          <table:table-cell table:style-name="ce2" office:value-type="float" office:value="90310.52" calcext:value-type="float">
            <text:p>90310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927863.6" calcext:value-type="float">
            <text:p>927863.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84025.94" calcext:value-type="float">
            <text:p>484025.94</text:p>
          </table:table-cell>
          <table:table-cell table:style-name="ce2" office:value-type="float" office:value="1647391.51" calcext:value-type="float">
            <text:p>1647391.51</text:p>
          </table:table-cell>
          <table:table-cell table:style-name="ce2" office:value-type="float" office:value="69258.6" calcext:value-type="float">
            <text:p>69258.6</text:p>
          </table:table-cell>
          <table:table-cell table:style-name="ce2" office:value-type="float" office:value="-238202" calcext:value-type="float">
            <text:p>-2382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1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041495.33" calcext:value-type="float">
            <text:p>3041495.3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735570.7" calcext:value-type="float">
            <text:p>1735570.7</text:p>
          </table:table-cell>
          <table:table-cell table:style-name="ce2" office:value-type="float" office:value="1425660.28" calcext:value-type="float">
            <text:p>1425660.28</text:p>
          </table:table-cell>
          <table:table-cell table:style-name="ce2" office:value-type="float" office:value="166161.35" calcext:value-type="float">
            <text:p>166161.35</text:p>
          </table:table-cell>
          <table:table-cell table:style-name="ce2" office:value-type="float" office:value="9749.4" calcext:value-type="float">
            <text:p>9749.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977641.77" calcext:value-type="float">
            <text:p>4977641.7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71742.67" calcext:value-type="float">
            <text:p>3171742.67</text:p>
          </table:table-cell>
          <table:table-cell table:style-name="ce2" office:value-type="float" office:value="608713.4" calcext:value-type="float">
            <text:p>608713.4</text:p>
          </table:table-cell>
          <table:table-cell table:style-name="ce2" office:value-type="float" office:value="136762.07" calcext:value-type="float">
            <text:p>136762.07</text:p>
          </table:table-cell>
          <table:table-cell table:style-name="ce2" office:value-type="float" office:value="280129.03" calcext:value-type="float">
            <text:p>280129.0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118626.23" calcext:value-type="float">
            <text:p>3118626.2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899686.04" calcext:value-type="float">
            <text:p>1899686.04</text:p>
          </table:table-cell>
          <table:table-cell table:style-name="ce2" office:value-type="float" office:value="1057436.84" calcext:value-type="float">
            <text:p>1057436.84</text:p>
          </table:table-cell>
          <table:table-cell table:style-name="ce2" office:value-type="float" office:value="110304.35" calcext:value-type="float">
            <text:p>110304.35</text:p>
          </table:table-cell>
          <table:table-cell table:style-name="ce2" office:value-type="float" office:value="57079.62" calcext:value-type="float">
            <text:p>57079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73754.23" calcext:value-type="float">
            <text:p>4173754.2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16018.72" calcext:value-type="float">
            <text:p>2916018.72</text:p>
          </table:table-cell>
          <table:table-cell table:style-name="ce2" office:value-type="float" office:value="1220546.57" calcext:value-type="float">
            <text:p>1220546.57</text:p>
          </table:table-cell>
          <table:table-cell table:style-name="ce2" office:value-type="float" office:value="130003.27" calcext:value-type="float">
            <text:p>130003.27</text:p>
          </table:table-cell>
          <table:table-cell table:style-name="ce2" office:value-type="float" office:value="35110.36" calcext:value-type="float">
            <text:p>35110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958358.32" calcext:value-type="float">
            <text:p>5958358.3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07792.23" calcext:value-type="float">
            <text:p>2407792.23</text:p>
          </table:table-cell>
          <table:table-cell table:style-name="ce2" office:value-type="float" office:value="862552.2" calcext:value-type="float">
            <text:p>862552.2</text:p>
          </table:table-cell>
          <table:table-cell table:style-name="ce2" office:value-type="float" office:value="96945.82" calcext:value-type="float">
            <text:p>96945.82</text:p>
          </table:table-cell>
          <table:table-cell table:style-name="ce2" office:value-type="float" office:value="584841.54" calcext:value-type="float">
            <text:p>584841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90048.34" calcext:value-type="float">
            <text:p>5290048.3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79620.9" calcext:value-type="float">
            <text:p>2679620.9</text:p>
          </table:table-cell>
          <table:table-cell table:style-name="ce2" office:value-type="float" office:value="1363743.01" calcext:value-type="float">
            <text:p>1363743.01</text:p>
          </table:table-cell>
          <table:table-cell table:style-name="ce2" office:value-type="float" office:value="109247.34" calcext:value-type="float">
            <text:p>109247.34</text:p>
          </table:table-cell>
          <table:table-cell table:style-name="ce2" office:value-type="float" office:value="284745.67" calcext:value-type="float">
            <text:p>284745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116949.54" calcext:value-type="float">
            <text:p>7116949.5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446798.29" calcext:value-type="float">
            <text:p>3446798.29</text:p>
          </table:table-cell>
          <table:table-cell table:style-name="ce2" office:value-type="float" office:value="1328395.24" calcext:value-type="float">
            <text:p>1328395.24</text:p>
          </table:table-cell>
          <table:table-cell table:style-name="ce2" office:value-type="float" office:value="129725.85" calcext:value-type="float">
            <text:p>129725.85</text:p>
          </table:table-cell>
          <table:table-cell table:style-name="ce2" office:value-type="float" office:value="519011.19" calcext:value-type="float">
            <text:p>519011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588335.08" calcext:value-type="float">
            <text:p>5588335.0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75106.69" calcext:value-type="float">
            <text:p>2675106.69</text:p>
          </table:table-cell>
          <table:table-cell table:style-name="ce2" office:value-type="float" office:value="974931.23" calcext:value-type="float">
            <text:p>974931.23</text:p>
          </table:table-cell>
          <table:table-cell table:style-name="ce2" office:value-type="float" office:value="-3714.04" calcext:value-type="float">
            <text:p>-3714.04</text:p>
          </table:table-cell>
          <table:table-cell table:style-name="ce2" office:value-type="float" office:value="406262.46" calcext:value-type="float">
            <text:p>406262.4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05941.5" calcext:value-type="float">
            <text:p>5705941.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63299.18" calcext:value-type="float">
            <text:p>2663299.18</text:p>
          </table:table-cell>
          <table:table-cell table:style-name="ce2" office:value-type="float" office:value="1294364.77" calcext:value-type="float">
            <text:p>1294364.77</text:p>
          </table:table-cell>
          <table:table-cell table:style-name="ce2" office:value-type="float" office:value="145306.95" calcext:value-type="float">
            <text:p>145306.95</text:p>
          </table:table-cell>
          <table:table-cell table:style-name="ce2" office:value-type="float" office:value="397652.74" calcext:value-type="float">
            <text:p>397652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575421.43" calcext:value-type="float">
            <text:p>3575421.4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90793.55" calcext:value-type="float">
            <text:p>2190793.55</text:p>
          </table:table-cell>
          <table:table-cell table:style-name="ce2" office:value-type="float" office:value="276801.19" calcext:value-type="float">
            <text:p>276801.19</text:p>
          </table:table-cell>
          <table:table-cell table:style-name="ce2" office:value-type="float" office:value="141717.01" calcext:value-type="float">
            <text:p>141717.01</text:p>
          </table:table-cell>
          <table:table-cell table:style-name="ce2" office:value-type="float" office:value="262404.18" calcext:value-type="float">
            <text:p>262404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2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337787.8" calcext:value-type="float">
            <text:p>2337787.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994560.02" calcext:value-type="float">
            <text:p>994560.02</text:p>
          </table:table-cell>
          <table:table-cell table:style-name="ce2" office:value-type="float" office:value="1407276.46" calcext:value-type="float">
            <text:p>1407276.46</text:p>
          </table:table-cell>
          <table:table-cell table:style-name="ce2" office:value-type="float" office:value="60965.59" calcext:value-type="float">
            <text:p>60965.59</text:p>
          </table:table-cell>
          <table:table-cell table:style-name="ce2" office:value-type="float" office:value="-647.45" calcext:value-type="float">
            <text:p>-647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74155.71" calcext:value-type="float">
            <text:p>4174155.7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598339.51" calcext:value-type="float">
            <text:p>2598339.51</text:p>
          </table:table-cell>
          <table:table-cell table:style-name="ce2" office:value-type="float" office:value="1265952.64" calcext:value-type="float">
            <text:p>1265952.64</text:p>
          </table:table-cell>
          <table:table-cell table:style-name="ce2" office:value-type="float" office:value="162205.13" calcext:value-type="float">
            <text:p>162205.13</text:p>
          </table:table-cell>
          <table:table-cell table:style-name="ce2" office:value-type="float" office:value="99134.42" calcext:value-type="float">
            <text:p>99134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45630.23" calcext:value-type="float">
            <text:p>3545630.2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55841.58" calcext:value-type="float">
            <text:p>2155841.58</text:p>
          </table:table-cell>
          <table:table-cell table:style-name="ce2" office:value-type="float" office:value="673696.69" calcext:value-type="float">
            <text:p>673696.69</text:p>
          </table:table-cell>
          <table:table-cell table:style-name="ce2" office:value-type="float" office:value="-10865.74" calcext:value-type="float">
            <text:p>-10865.74</text:p>
          </table:table-cell>
          <table:table-cell table:style-name="ce2" office:value-type="float" office:value="148097.51" calcext:value-type="float">
            <text:p>148097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666464.74" calcext:value-type="float">
            <text:p>4666464.7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17696.49" calcext:value-type="float">
            <text:p>2217696.49</text:p>
          </table:table-cell>
          <table:table-cell table:style-name="ce2" office:value-type="float" office:value="1075564.11" calcext:value-type="float">
            <text:p>1075564.11</text:p>
          </table:table-cell>
          <table:table-cell table:style-name="ce2" office:value-type="float" office:value="117647.65" calcext:value-type="float">
            <text:p>117647.65</text:p>
          </table:table-cell>
          <table:table-cell table:style-name="ce2" office:value-type="float" office:value="313078.88" calcext:value-type="float">
            <text:p>313078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3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867923.27" calcext:value-type="float">
            <text:p>2867923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364701.68" calcext:value-type="float">
            <text:p>1364701.68</text:p>
          </table:table-cell>
          <table:table-cell table:style-name="ce2" office:value-type="float" office:value="392114.95" calcext:value-type="float">
            <text:p>392114.95</text:p>
          </table:table-cell>
          <table:table-cell table:style-name="ce2" office:value-type="float" office:value="101996.65" calcext:value-type="float">
            <text:p>101996.65</text:p>
          </table:table-cell>
          <table:table-cell table:style-name="ce2" office:value-type="float" office:value="254751.69" calcext:value-type="float">
            <text:p>254751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84977.47" calcext:value-type="float">
            <text:p>6684977.4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935166.64" calcext:value-type="float">
            <text:p>3935166.64</text:p>
          </table:table-cell>
          <table:table-cell table:style-name="ce2" office:value-type="float" office:value="770972.91" calcext:value-type="float">
            <text:p>770972.91</text:p>
          </table:table-cell>
          <table:table-cell table:style-name="ce2" office:value-type="float" office:value="84526.45" calcext:value-type="float">
            <text:p>84526.45</text:p>
          </table:table-cell>
          <table:table-cell table:style-name="ce2" office:value-type="float" office:value="433306.52" calcext:value-type="float">
            <text:p>433306.5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538250.15" calcext:value-type="float">
            <text:p>3538250.1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24325.67" calcext:value-type="float">
            <text:p>2224325.67</text:p>
          </table:table-cell>
          <table:table-cell table:style-name="ce2" office:value-type="float" office:value="1328691.8" calcext:value-type="float">
            <text:p>1328691.8</text:p>
          </table:table-cell>
          <table:table-cell table:style-name="ce2" office:value-type="float" office:value="100968.37" calcext:value-type="float">
            <text:p>100968.37</text:p>
          </table:table-cell>
          <table:table-cell table:style-name="ce2" office:value-type="float" office:value="18102.22" calcext:value-type="float">
            <text:p>18102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72461.96" calcext:value-type="float">
            <text:p>4272461.9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32410.22" calcext:value-type="float">
            <text:p>2832410.22</text:p>
          </table:table-cell>
          <table:table-cell table:style-name="ce2" office:value-type="float" office:value="996149.15" calcext:value-type="float">
            <text:p>996149.15</text:p>
          </table:table-cell>
          <table:table-cell table:style-name="ce2" office:value-type="float" office:value="129136.53" calcext:value-type="float">
            <text:p>129136.53</text:p>
          </table:table-cell>
          <table:table-cell table:style-name="ce2" office:value-type="float" office:value="120338.22" calcext:value-type="float">
            <text:p>120338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59615.79" calcext:value-type="float">
            <text:p>4959615.7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51731.77" calcext:value-type="float">
            <text:p>3251731.77</text:p>
          </table:table-cell>
          <table:table-cell table:style-name="ce2" office:value-type="float" office:value="979539.11" calcext:value-type="float">
            <text:p>979539.11</text:p>
          </table:table-cell>
          <table:table-cell table:style-name="ce2" office:value-type="float" office:value="9721.59" calcext:value-type="float">
            <text:p>9721.59</text:p>
          </table:table-cell>
          <table:table-cell table:style-name="ce2" office:value-type="float" office:value="154993.96" calcext:value-type="float">
            <text:p>154993.9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46353.89" calcext:value-type="float">
            <text:p>7246353.8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996106.65" calcext:value-type="float">
            <text:p>4996106.65</text:p>
          </table:table-cell>
          <table:table-cell table:style-name="ce2" office:value-type="float" office:value="1013567.86" calcext:value-type="float">
            <text:p>1013567.86</text:p>
          </table:table-cell>
          <table:table-cell table:style-name="ce2" office:value-type="float" office:value="150048.23" calcext:value-type="float">
            <text:p>150048.23</text:p>
          </table:table-cell>
          <table:table-cell table:style-name="ce2" office:value-type="float" office:value="291212.8" calcext:value-type="float">
            <text:p>291212.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3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517385.67" calcext:value-type="float">
            <text:p>8517385.6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892518.08" calcext:value-type="float">
            <text:p>4892518.08</text:p>
          </table:table-cell>
          <table:table-cell table:style-name="ce2" office:value-type="float" office:value="978571.11" calcext:value-type="float">
            <text:p>978571.11</text:p>
          </table:table-cell>
          <table:table-cell table:style-name="ce2" office:value-type="float" office:value="79486.32" calcext:value-type="float">
            <text:p>79486.32</text:p>
          </table:table-cell>
          <table:table-cell table:style-name="ce2" office:value-type="float" office:value="572414.39" calcext:value-type="float">
            <text:p>572414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654883.88" calcext:value-type="float">
            <text:p>8654883.8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821246.06" calcext:value-type="float">
            <text:p>5821246.06</text:p>
          </table:table-cell>
          <table:table-cell table:style-name="ce2" office:value-type="float" office:value="1296246.92" calcext:value-type="float">
            <text:p>1296246.92</text:p>
          </table:table-cell>
          <table:table-cell table:style-name="ce2" office:value-type="float" office:value="150772.64" calcext:value-type="float">
            <text:p>150772.64</text:p>
          </table:table-cell>
          <table:table-cell table:style-name="ce2" office:value-type="float" office:value="354514.34" calcext:value-type="float">
            <text:p>354514.3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436408.76" calcext:value-type="float">
            <text:p>2436408.7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65524.15" calcext:value-type="float">
            <text:p>1565524.15</text:p>
          </table:table-cell>
          <table:table-cell table:style-name="ce2" office:value-type="float" office:value="814303.12" calcext:value-type="float">
            <text:p>814303.12</text:p>
          </table:table-cell>
          <table:table-cell table:style-name="ce2" office:value-type="float" office:value="132175.88" calcext:value-type="float">
            <text:p>132175.88</text:p>
          </table:table-cell>
          <table:table-cell table:style-name="ce2" office:value-type="float" office:value="39639.05" calcext:value-type="float">
            <text:p>39639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253719.05" calcext:value-type="float">
            <text:p>4253719.0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43187.04" calcext:value-type="float">
            <text:p>2843187.04</text:p>
          </table:table-cell>
          <table:table-cell table:style-name="ce2" office:value-type="float" office:value="1125803.82" calcext:value-type="float">
            <text:p>1125803.82</text:p>
          </table:table-cell>
          <table:table-cell table:style-name="ce2" office:value-type="float" office:value="78446.49" calcext:value-type="float">
            <text:p>78446.49</text:p>
          </table:table-cell>
          <table:table-cell table:style-name="ce2" office:value-type="float" office:value="76266.68" calcext:value-type="float">
            <text:p>76266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3873227.1" calcext:value-type="float">
            <text:p>3873227.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62800.58" calcext:value-type="float">
            <text:p>1562800.58</text:p>
          </table:table-cell>
          <table:table-cell table:style-name="ce2" office:value-type="float" office:value="656614.7" calcext:value-type="float">
            <text:p>656614.7</text:p>
          </table:table-cell>
          <table:table-cell table:style-name="ce2" office:value-type="float" office:value="96033.69" calcext:value-type="float">
            <text:p>96033.69</text:p>
          </table:table-cell>
          <table:table-cell table:style-name="ce2" office:value-type="float" office:value="367467.56" calcext:value-type="float">
            <text:p>367467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740618.26" calcext:value-type="float">
            <text:p>5740618.2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59711.41" calcext:value-type="float">
            <text:p>3959711.41</text:p>
          </table:table-cell>
          <table:table-cell table:style-name="ce2" office:value-type="float" office:value="1222329.77" calcext:value-type="float">
            <text:p>1222329.77</text:p>
          </table:table-cell>
          <table:table-cell table:style-name="ce2" office:value-type="float" office:value="98971.03" calcext:value-type="float">
            <text:p>98971.03</text:p>
          </table:table-cell>
          <table:table-cell table:style-name="ce2" office:value-type="float" office:value="138085.1" calcext:value-type="float">
            <text:p>138085.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18565.21" calcext:value-type="float">
            <text:p>5618565.2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45594.11" calcext:value-type="float">
            <text:p>3045594.11</text:p>
          </table:table-cell>
          <table:table-cell table:style-name="ce2" office:value-type="float" office:value="903588.67" calcext:value-type="float">
            <text:p>903588.67</text:p>
          </table:table-cell>
          <table:table-cell table:style-name="ce2" office:value-type="float" office:value="180313.02" calcext:value-type="float">
            <text:p>180313.02</text:p>
          </table:table-cell>
          <table:table-cell table:style-name="ce2" office:value-type="float" office:value="388436.04" calcext:value-type="float">
            <text:p>388436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33996.3" calcext:value-type="float">
            <text:p>3833996.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51667.71" calcext:value-type="float">
            <text:p>2451667.71</text:p>
          </table:table-cell>
          <table:table-cell table:style-name="ce2" office:value-type="float" office:value="987703.74" calcext:value-type="float">
            <text:p>987703.74</text:p>
          </table:table-cell>
          <table:table-cell table:style-name="ce2" office:value-type="float" office:value="42977.71" calcext:value-type="float">
            <text:p>42977.71</text:p>
          </table:table-cell>
          <table:table-cell table:style-name="ce2" office:value-type="float" office:value="91896.54" calcext:value-type="float">
            <text:p>91896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676127.18" calcext:value-type="float">
            <text:p>3676127.1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10736.43" calcext:value-type="float">
            <text:p>1610736.43</text:p>
          </table:table-cell>
          <table:table-cell table:style-name="ce2" office:value-type="float" office:value="891348.72" calcext:value-type="float">
            <text:p>891348.72</text:p>
          </table:table-cell>
          <table:table-cell table:style-name="ce2" office:value-type="float" office:value="78096.36" calcext:value-type="float">
            <text:p>78096.36</text:p>
          </table:table-cell>
          <table:table-cell table:style-name="ce2" office:value-type="float" office:value="262949.06" calcext:value-type="float">
            <text:p>262949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005132.52" calcext:value-type="float">
            <text:p>3005132.5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559009.65" calcext:value-type="float">
            <text:p>1559009.65</text:p>
          </table:table-cell>
          <table:table-cell table:style-name="ce2" office:value-type="float" office:value="929303.98" calcext:value-type="float">
            <text:p>929303.98</text:p>
          </table:table-cell>
          <table:table-cell table:style-name="ce2" office:value-type="float" office:value="20890.6" calcext:value-type="float">
            <text:p>20890.6</text:p>
          </table:table-cell>
          <table:table-cell table:style-name="ce2" office:value-type="float" office:value="112918.99" calcext:value-type="float">
            <text:p>112918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4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-308324.69" calcext:value-type="float">
            <text:p>-308324.6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-148439.28" calcext:value-type="float">
            <text:p>-148439.28</text:p>
          </table:table-cell>
          <table:table-cell table:style-name="ce2" office:value-type="float" office:value="698582.13" calcext:value-type="float">
            <text:p>698582.13</text:p>
          </table:table-cell>
          <table:table-cell table:style-name="ce2" office:value-type="float" office:value="106195.41" calcext:value-type="float">
            <text:p>106195.41</text:p>
          </table:table-cell>
          <table:table-cell table:style-name="ce2" office:value-type="float" office:value="-157977.15" calcext:value-type="float">
            <text:p>-157977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403670.93" calcext:value-type="float">
            <text:p>2403670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171783.88" calcext:value-type="float">
            <text:p>1171783.88</text:p>
          </table:table-cell>
          <table:table-cell table:style-name="ce2" office:value-type="float" office:value="1098775.02" calcext:value-type="float">
            <text:p>1098775.02</text:p>
          </table:table-cell>
          <table:table-cell table:style-name="ce2" office:value-type="float" office:value="68824.55" calcext:value-type="float">
            <text:p>68824.55</text:p>
          </table:table-cell>
          <table:table-cell table:style-name="ce2" office:value-type="float" office:value="42406.68" calcext:value-type="float">
            <text:p>42406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733549.33" calcext:value-type="float">
            <text:p>6733549.3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42404.07" calcext:value-type="float">
            <text:p>2942404.07</text:p>
          </table:table-cell>
          <table:table-cell table:style-name="ce2" office:value-type="float" office:value="1166399.23" calcext:value-type="float">
            <text:p>1166399.23</text:p>
          </table:table-cell>
          <table:table-cell table:style-name="ce2" office:value-type="float" office:value="74891.42" calcext:value-type="float">
            <text:p>74891.42</text:p>
          </table:table-cell>
          <table:table-cell table:style-name="ce2" office:value-type="float" office:value="566923.86" calcext:value-type="float">
            <text:p>566923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929408.97" calcext:value-type="float">
            <text:p>7929408.9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5088532.88" calcext:value-type="float">
            <text:p>5088532.88</text:p>
          </table:table-cell>
          <table:table-cell table:style-name="ce2" office:value-type="float" office:value="600807.95" calcext:value-type="float">
            <text:p>600807.95</text:p>
          </table:table-cell>
          <table:table-cell table:style-name="ce2" office:value-type="float" office:value="174234.52" calcext:value-type="float">
            <text:p>174234.52</text:p>
          </table:table-cell>
          <table:table-cell table:style-name="ce2" office:value-type="float" office:value="507003.56" calcext:value-type="float">
            <text:p>507003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695715.17" calcext:value-type="float">
            <text:p>7695715.1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99623.93" calcext:value-type="float">
            <text:p>3099623.93</text:p>
          </table:table-cell>
          <table:table-cell table:style-name="ce2" office:value-type="float" office:value="821080.03" calcext:value-type="float">
            <text:p>821080.03</text:p>
          </table:table-cell>
          <table:table-cell table:style-name="ce2" office:value-type="float" office:value="58831.52" calcext:value-type="float">
            <text:p>58831.52</text:p>
          </table:table-cell>
          <table:table-cell table:style-name="ce2" office:value-type="float" office:value="805106.97" calcext:value-type="float">
            <text:p>805106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18467.88" calcext:value-type="float">
            <text:p>6818467.8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366629.68" calcext:value-type="float">
            <text:p>3366629.68</text:p>
          </table:table-cell>
          <table:table-cell table:style-name="ce2" office:value-type="float" office:value="1009004.15" calcext:value-type="float">
            <text:p>1009004.15</text:p>
          </table:table-cell>
          <table:table-cell table:style-name="ce2" office:value-type="float" office:value="92023.9" calcext:value-type="float">
            <text:p>92023.9</text:p>
          </table:table-cell>
          <table:table-cell table:style-name="ce2" office:value-type="float" office:value="532320.17" calcext:value-type="float">
            <text:p>532320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976116.11" calcext:value-type="float">
            <text:p>2976116.1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346166.25" calcext:value-type="float">
            <text:p>1346166.25</text:p>
          </table:table-cell>
          <table:table-cell table:style-name="ce2" office:value-type="float" office:value="820405.56" calcext:value-type="float">
            <text:p>820405.56</text:p>
          </table:table-cell>
          <table:table-cell table:style-name="ce2" office:value-type="float" office:value="77069.99" calcext:value-type="float">
            <text:p>77069.99</text:p>
          </table:table-cell>
          <table:table-cell table:style-name="ce2" office:value-type="float" office:value="186189" calcext:value-type="float">
            <text:p>18618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637555.1" calcext:value-type="float">
            <text:p>2637555.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521108.84" calcext:value-type="float">
            <text:p>1521108.84</text:p>
          </table:table-cell>
          <table:table-cell table:style-name="ce2" office:value-type="float" office:value="933153.52" calcext:value-type="float">
            <text:p>933153.52</text:p>
          </table:table-cell>
          <table:table-cell table:style-name="ce2" office:value-type="float" office:value="80208.48" calcext:value-type="float">
            <text:p>80208.48</text:p>
          </table:table-cell>
          <table:table-cell table:style-name="ce2" office:value-type="float" office:value="55335.26" calcext:value-type="float">
            <text:p>55335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377953.71" calcext:value-type="float">
            <text:p>1377953.7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656285.9" calcext:value-type="float">
            <text:p>656285.9</text:p>
          </table:table-cell>
          <table:table-cell table:style-name="ce2" office:value-type="float" office:value="1484830.52" calcext:value-type="float">
            <text:p>1484830.52</text:p>
          </table:table-cell>
          <table:table-cell table:style-name="ce2" office:value-type="float" office:value="238589.48" calcext:value-type="float">
            <text:p>238589.48</text:p>
          </table:table-cell>
          <table:table-cell table:style-name="ce2" office:value-type="float" office:value="-110160.38" calcext:value-type="float">
            <text:p>-110160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833605.68" calcext:value-type="float">
            <text:p>3833605.6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31311.66" calcext:value-type="float">
            <text:p>1831311.66</text:p>
          </table:table-cell>
          <table:table-cell table:style-name="ce2" office:value-type="float" office:value="694551.16" calcext:value-type="float">
            <text:p>694551.16</text:p>
          </table:table-cell>
          <table:table-cell table:style-name="ce2" office:value-type="float" office:value="13251.22" calcext:value-type="float">
            <text:p>13251.22</text:p>
          </table:table-cell>
          <table:table-cell table:style-name="ce2" office:value-type="float" office:value="277408.76" calcext:value-type="float">
            <text:p>277408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5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174212.44" calcext:value-type="float">
            <text:p>5174212.4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27714.57" calcext:value-type="float">
            <text:p>2827714.57</text:p>
          </table:table-cell>
          <table:table-cell table:style-name="ce2" office:value-type="float" office:value="306343.9" calcext:value-type="float">
            <text:p>306343.9</text:p>
          </table:table-cell>
          <table:table-cell table:style-name="ce2" office:value-type="float" office:value="132203.43" calcext:value-type="float">
            <text:p>132203.43</text:p>
          </table:table-cell>
          <table:table-cell table:style-name="ce2" office:value-type="float" office:value="456195.05" calcext:value-type="float">
            <text:p>456195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984431.46" calcext:value-type="float">
            <text:p>2984431.4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78144.29" calcext:value-type="float">
            <text:p>1778144.29</text:p>
          </table:table-cell>
          <table:table-cell table:style-name="ce2" office:value-type="float" office:value="820378.06" calcext:value-type="float">
            <text:p>820378.06</text:p>
          </table:table-cell>
          <table:table-cell table:style-name="ce2" office:value-type="float" office:value="221368.67" calcext:value-type="float">
            <text:p>221368.67</text:p>
          </table:table-cell>
          <table:table-cell table:style-name="ce2" office:value-type="float" office:value="127528.33" calcext:value-type="float">
            <text:p>127528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862176.15" calcext:value-type="float">
            <text:p>5862176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58203.32" calcext:value-type="float">
            <text:p>2558203.32</text:p>
          </table:table-cell>
          <table:table-cell table:style-name="ce2" office:value-type="float" office:value="901552.09" calcext:value-type="float">
            <text:p>901552.09</text:p>
          </table:table-cell>
          <table:table-cell table:style-name="ce2" office:value-type="float" office:value="153954.29" calcext:value-type="float">
            <text:p>153954.29</text:p>
          </table:table-cell>
          <table:table-cell table:style-name="ce2" office:value-type="float" office:value="536838.76" calcext:value-type="float">
            <text:p>536838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303715.54" calcext:value-type="float">
            <text:p>6303715.5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853398.5" calcext:value-type="float">
            <text:p>2853398.5</text:p>
          </table:table-cell>
          <table:table-cell table:style-name="ce2" office:value-type="float" office:value="853003.02" calcext:value-type="float">
            <text:p>853003.02</text:p>
          </table:table-cell>
          <table:table-cell table:style-name="ce2" office:value-type="float" office:value="102347.11" calcext:value-type="float">
            <text:p>102347.11</text:p>
          </table:table-cell>
          <table:table-cell table:style-name="ce2" office:value-type="float" office:value="566928.84" calcext:value-type="float">
            <text:p>566928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051019.11" calcext:value-type="float">
            <text:p>4051019.1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20800.53" calcext:value-type="float">
            <text:p>1920800.53</text:p>
          </table:table-cell>
          <table:table-cell table:style-name="ce2" office:value-type="float" office:value="1080643.36" calcext:value-type="float">
            <text:p>1080643.36</text:p>
          </table:table-cell>
          <table:table-cell table:style-name="ce2" office:value-type="float" office:value="41361.58" calcext:value-type="float">
            <text:p>41361.58</text:p>
          </table:table-cell>
          <table:table-cell table:style-name="ce2" office:value-type="float" office:value="229096.73" calcext:value-type="float">
            <text:p>229096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19964.54" calcext:value-type="float">
            <text:p>2319964.5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05704.21" calcext:value-type="float">
            <text:p>1605704.21</text:p>
          </table:table-cell>
          <table:table-cell table:style-name="ce2" office:value-type="float" office:value="691575.47" calcext:value-type="float">
            <text:p>691575.47</text:p>
          </table:table-cell>
          <table:table-cell table:style-name="ce2" office:value-type="float" office:value="165238.72" calcext:value-type="float">
            <text:p>165238.72</text:p>
          </table:table-cell>
          <table:table-cell table:style-name="ce2" office:value-type="float" office:value="39463.95" calcext:value-type="float">
            <text:p>39463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761853.13" calcext:value-type="float">
            <text:p>7761853.1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029533.06" calcext:value-type="float">
            <text:p>4029533.06</text:p>
          </table:table-cell>
          <table:table-cell table:style-name="ce2" office:value-type="float" office:value="647415.97" calcext:value-type="float">
            <text:p>647415.97</text:p>
          </table:table-cell>
          <table:table-cell table:style-name="ce2" office:value-type="float" office:value="146867.3" calcext:value-type="float">
            <text:p>146867.3</text:p>
          </table:table-cell>
          <table:table-cell table:style-name="ce2" office:value-type="float" office:value="678671.99" calcext:value-type="float">
            <text:p>678671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070284.45" calcext:value-type="float">
            <text:p>5070284.4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39228.82" calcext:value-type="float">
            <text:p>2939228.82</text:p>
          </table:table-cell>
          <table:table-cell table:style-name="ce2" office:value-type="float" office:value="797653.85" calcext:value-type="float">
            <text:p>797653.85</text:p>
          </table:table-cell>
          <table:table-cell table:style-name="ce2" office:value-type="float" office:value="23515.38" calcext:value-type="float">
            <text:p>23515.38</text:p>
          </table:table-cell>
          <table:table-cell table:style-name="ce2" office:value-type="float" office:value="284952.6" calcext:value-type="float">
            <text:p>284952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882412.02" calcext:value-type="float">
            <text:p>8882412.0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196609.64" calcext:value-type="float">
            <text:p>4196609.64</text:p>
          </table:table-cell>
          <table:table-cell table:style-name="ce2" office:value-type="float" office:value="803845.38" calcext:value-type="float">
            <text:p>803845.38</text:p>
          </table:table-cell>
          <table:table-cell table:style-name="ce2" office:value-type="float" office:value="83985.94" calcext:value-type="float">
            <text:p>83985.94</text:p>
          </table:table-cell>
          <table:table-cell table:style-name="ce2" office:value-type="float" office:value="832848.02" calcext:value-type="float">
            <text:p>832848.0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84758.3" calcext:value-type="float">
            <text:p>5184758.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36777.55" calcext:value-type="float">
            <text:p>2836777.55</text:p>
          </table:table-cell>
          <table:table-cell table:style-name="ce2" office:value-type="float" office:value="1636252.28" calcext:value-type="float">
            <text:p>1636252.28</text:p>
          </table:table-cell>
          <table:table-cell table:style-name="ce2" office:value-type="float" office:value="39695.3" calcext:value-type="float">
            <text:p>39695.3</text:p>
          </table:table-cell>
          <table:table-cell table:style-name="ce2" office:value-type="float" office:value="157798.99" calcext:value-type="float">
            <text:p>157798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6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324425.83" calcext:value-type="float">
            <text:p>5324425.8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248162.95" calcext:value-type="float">
            <text:p>2248162.95</text:p>
          </table:table-cell>
          <table:table-cell table:style-name="ce2" office:value-type="float" office:value="1465734.26" calcext:value-type="float">
            <text:p>1465734.26</text:p>
          </table:table-cell>
          <table:table-cell table:style-name="ce2" office:value-type="float" office:value="-42976" calcext:value-type="float">
            <text:p>-42976</text:p>
          </table:table-cell>
          <table:table-cell table:style-name="ce2" office:value-type="float" office:value="329186.05" calcext:value-type="float">
            <text:p>329186.0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071006.36" calcext:value-type="float">
            <text:p>3071006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260410.55" calcext:value-type="float">
            <text:p>1260410.55</text:p>
          </table:table-cell>
          <table:table-cell table:style-name="ce2" office:value-type="float" office:value="499141.92" calcext:value-type="float">
            <text:p>499141.92</text:p>
          </table:table-cell>
          <table:table-cell table:style-name="ce2" office:value-type="float" office:value="38532.13" calcext:value-type="float">
            <text:p>38532.13</text:p>
          </table:table-cell>
          <table:table-cell table:style-name="ce2" office:value-type="float" office:value="283497.06" calcext:value-type="float">
            <text:p>283497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152913.33" calcext:value-type="float">
            <text:p>4152913.3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45148.25" calcext:value-type="float">
            <text:p>2245148.25</text:p>
          </table:table-cell>
          <table:table-cell table:style-name="ce2" office:value-type="float" office:value="421057.33" calcext:value-type="float">
            <text:p>421057.33</text:p>
          </table:table-cell>
          <table:table-cell table:style-name="ce2" office:value-type="float" office:value="105271.96" calcext:value-type="float">
            <text:p>105271.96</text:p>
          </table:table-cell>
          <table:table-cell table:style-name="ce2" office:value-type="float" office:value="334315.74" calcext:value-type="float">
            <text:p>334315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882394.46" calcext:value-type="float">
            <text:p>1882394.4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978087.99" calcext:value-type="float">
            <text:p>978087.99</text:p>
          </table:table-cell>
          <table:table-cell table:style-name="ce2" office:value-type="float" office:value="974274.12" calcext:value-type="float">
            <text:p>974274.12</text:p>
          </table:table-cell>
          <table:table-cell table:style-name="ce2" office:value-type="float" office:value="129015.96" calcext:value-type="float">
            <text:p>129015.96</text:p>
          </table:table-cell>
          <table:table-cell table:style-name="ce2" office:value-type="float" office:value="12400.15" calcext:value-type="float">
            <text:p>12400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312751.27" calcext:value-type="float">
            <text:p>2312751.2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020071.55" calcext:value-type="float">
            <text:p>1020071.55</text:p>
          </table:table-cell>
          <table:table-cell table:style-name="ce2" office:value-type="float" office:value="1573478.5" calcext:value-type="float">
            <text:p>1573478.5</text:p>
          </table:table-cell>
          <table:table-cell table:style-name="ce2" office:value-type="float" office:value="83828.15" calcext:value-type="float">
            <text:p>83828.15</text:p>
          </table:table-cell>
          <table:table-cell table:style-name="ce2" office:value-type="float" office:value="-41363.83" calcext:value-type="float">
            <text:p>-41363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482330.09" calcext:value-type="float">
            <text:p>6482330.0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930109.87" calcext:value-type="float">
            <text:p>3930109.87</text:p>
          </table:table-cell>
          <table:table-cell table:style-name="ce2" office:value-type="float" office:value="1199826.92" calcext:value-type="float">
            <text:p>1199826.92</text:p>
          </table:table-cell>
          <table:table-cell table:style-name="ce2" office:value-type="float" office:value="168706.27" calcext:value-type="float">
            <text:p>168706.27</text:p>
          </table:table-cell>
          <table:table-cell table:style-name="ce2" office:value-type="float" office:value="319430.91" calcext:value-type="float">
            <text:p>319430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434833.23" calcext:value-type="float">
            <text:p>4434833.2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094941.71" calcext:value-type="float">
            <text:p>3094941.71</text:p>
          </table:table-cell>
          <table:table-cell table:style-name="ce2" office:value-type="float" office:value="990134.29" calcext:value-type="float">
            <text:p>990134.29</text:p>
          </table:table-cell>
          <table:table-cell table:style-name="ce2" office:value-type="float" office:value="151472" calcext:value-type="float">
            <text:p>151472</text:p>
          </table:table-cell>
          <table:table-cell table:style-name="ce2" office:value-type="float" office:value="105258.14" calcext:value-type="float">
            <text:p>105258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54683.94" calcext:value-type="float">
            <text:p>4154683.9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55009.82" calcext:value-type="float">
            <text:p>2155009.82</text:p>
          </table:table-cell>
          <table:table-cell table:style-name="ce2" office:value-type="float" office:value="863177.72" calcext:value-type="float">
            <text:p>863177.72</text:p>
          </table:table-cell>
          <table:table-cell table:style-name="ce2" office:value-type="float" office:value="93736.12" calcext:value-type="float">
            <text:p>93736.12</text:p>
          </table:table-cell>
          <table:table-cell table:style-name="ce2" office:value-type="float" office:value="258348.83" calcext:value-type="float">
            <text:p>258348.8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519148.04" calcext:value-type="float">
            <text:p>3519148.0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067033.51" calcext:value-type="float">
            <text:p>2067033.51</text:p>
          </table:table-cell>
          <table:table-cell table:style-name="ce2" office:value-type="float" office:value="1323148.74" calcext:value-type="float">
            <text:p>1323148.74</text:p>
          </table:table-cell>
          <table:table-cell table:style-name="ce2" office:value-type="float" office:value="87369.87" calcext:value-type="float">
            <text:p>87369.87</text:p>
          </table:table-cell>
          <table:table-cell table:style-name="ce2" office:value-type="float" office:value="45430.49" calcext:value-type="float">
            <text:p>45430.4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228952.59" calcext:value-type="float">
            <text:p>4228952.5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13294.92" calcext:value-type="float">
            <text:p>2913294.92</text:p>
          </table:table-cell>
          <table:table-cell table:style-name="ce2" office:value-type="float" office:value="1053396.81" calcext:value-type="float">
            <text:p>1053396.81</text:p>
          </table:table-cell>
          <table:table-cell table:style-name="ce2" office:value-type="float" office:value="119136.98" calcext:value-type="float">
            <text:p>119136.98</text:p>
          </table:table-cell>
          <table:table-cell table:style-name="ce2" office:value-type="float" office:value="80093.55" calcext:value-type="float">
            <text:p>80093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7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266126.88" calcext:value-type="float">
            <text:p>7266126.8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719062.34" calcext:value-type="float">
            <text:p>4719062.34</text:p>
          </table:table-cell>
          <table:table-cell table:style-name="ce2" office:value-type="float" office:value="1519527.51" calcext:value-type="float">
            <text:p>1519527.51</text:p>
          </table:table-cell>
          <table:table-cell table:style-name="ce2" office:value-type="float" office:value="99107.68" calcext:value-type="float">
            <text:p>99107.68</text:p>
          </table:table-cell>
          <table:table-cell table:style-name="ce2" office:value-type="float" office:value="236595.39" calcext:value-type="float">
            <text:p>236595.3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288443.51" calcext:value-type="float">
            <text:p>5288443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850818.33" calcext:value-type="float">
            <text:p>2850818.33</text:p>
          </table:table-cell>
          <table:table-cell table:style-name="ce2" office:value-type="float" office:value="493688.54" calcext:value-type="float">
            <text:p>493688.54</text:p>
          </table:table-cell>
          <table:table-cell table:style-name="ce2" office:value-type="float" office:value="28715.8" calcext:value-type="float">
            <text:p>28715.8</text:p>
          </table:table-cell>
          <table:table-cell table:style-name="ce2" office:value-type="float" office:value="414257.01" calcext:value-type="float">
            <text:p>414257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39970.24" calcext:value-type="float">
            <text:p>2639970.2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40073.18" calcext:value-type="float">
            <text:p>1640073.18</text:p>
          </table:table-cell>
          <table:table-cell table:style-name="ce2" office:value-type="float" office:value="1127093.74" calcext:value-type="float">
            <text:p>1127093.74</text:p>
          </table:table-cell>
          <table:table-cell table:style-name="ce2" office:value-type="float" office:value="85230.9" calcext:value-type="float">
            <text:p>85230.9</text:p>
          </table:table-cell>
          <table:table-cell table:style-name="ce2" office:value-type="float" office:value="-8812.81" calcext:value-type="float">
            <text:p>-8812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2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060769.39" calcext:value-type="float">
            <text:p>7060769.3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95727.35" calcext:value-type="float">
            <text:p>3095727.35</text:p>
          </table:table-cell>
          <table:table-cell table:style-name="ce2" office:value-type="float" office:value="831010.7" calcext:value-type="float">
            <text:p>831010.7</text:p>
          </table:table-cell>
          <table:table-cell table:style-name="ce2" office:value-type="float" office:value="133278.36" calcext:value-type="float">
            <text:p>133278.36</text:p>
          </table:table-cell>
          <table:table-cell table:style-name="ce2" office:value-type="float" office:value="686135.04" calcext:value-type="float">
            <text:p>686135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8450077.18" calcext:value-type="float">
            <text:p>8450077.1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678226" calcext:value-type="float">
            <text:p>4678226</text:p>
          </table:table-cell>
          <table:table-cell table:style-name="ce2" office:value-type="float" office:value="1124282.57" calcext:value-type="float">
            <text:p>1124282.57</text:p>
          </table:table-cell>
          <table:table-cell table:style-name="ce2" office:value-type="float" office:value="165737.01" calcext:value-type="float">
            <text:p>165737.01</text:p>
          </table:table-cell>
          <table:table-cell table:style-name="ce2" office:value-type="float" office:value="590794.18" calcext:value-type="float">
            <text:p>590794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989409.34" calcext:value-type="float">
            <text:p>5989409.3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97185.61" calcext:value-type="float">
            <text:p>2897185.61</text:p>
          </table:table-cell>
          <table:table-cell table:style-name="ce2" office:value-type="float" office:value="1075256.88" calcext:value-type="float">
            <text:p>1075256.88</text:p>
          </table:table-cell>
          <table:table-cell table:style-name="ce2" office:value-type="float" office:value="148008.19" calcext:value-type="float">
            <text:p>148008.19</text:p>
          </table:table-cell>
          <table:table-cell table:style-name="ce2" office:value-type="float" office:value="454644.76" calcext:value-type="float">
            <text:p>454644.7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782580.42" calcext:value-type="float">
            <text:p>6782580.4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40963.87" calcext:value-type="float">
            <text:p>3040963.87</text:p>
          </table:table-cell>
          <table:table-cell table:style-name="ce2" office:value-type="float" office:value="1152899.86" calcext:value-type="float">
            <text:p>1152899.86</text:p>
          </table:table-cell>
          <table:table-cell table:style-name="ce2" office:value-type="float" office:value="116715.13" calcext:value-type="float">
            <text:p>116715.13</text:p>
          </table:table-cell>
          <table:table-cell table:style-name="ce2" office:value-type="float" office:value="568140.68" calcext:value-type="float">
            <text:p>568140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7441565.83" calcext:value-type="float">
            <text:p>7441565.8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928285.56" calcext:value-type="float">
            <text:p>3928285.56</text:p>
          </table:table-cell>
          <table:table-cell table:style-name="ce2" office:value-type="float" office:value="1293274.64" calcext:value-type="float">
            <text:p>1293274.64</text:p>
          </table:table-cell>
          <table:table-cell table:style-name="ce2" office:value-type="float" office:value="172868.58" calcext:value-type="float">
            <text:p>172868.58</text:p>
          </table:table-cell>
          <table:table-cell table:style-name="ce2" office:value-type="float" office:value="502503.58" calcext:value-type="float">
            <text:p>502503.5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686790.16" calcext:value-type="float">
            <text:p>1686790.1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741014.28" calcext:value-type="float">
            <text:p>741014.28</text:p>
          </table:table-cell>
          <table:table-cell table:style-name="ce2" office:value-type="float" office:value="1416937.77" calcext:value-type="float">
            <text:p>1416937.77</text:p>
          </table:table-cell>
          <table:table-cell table:style-name="ce2" office:value-type="float" office:value="121197.58" calcext:value-type="float">
            <text:p>121197.58</text:p>
          </table:table-cell>
          <table:table-cell table:style-name="ce2" office:value-type="float" office:value="-73492.51" calcext:value-type="float">
            <text:p>-73492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728540.74" calcext:value-type="float">
            <text:p>8728540.7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321752.29" calcext:value-type="float">
            <text:p>5321752.29</text:p>
          </table:table-cell>
          <table:table-cell table:style-name="ce2" office:value-type="float" office:value="1585516.95" calcext:value-type="float">
            <text:p>1585516.95</text:p>
          </table:table-cell>
          <table:table-cell table:style-name="ce2" office:value-type="float" office:value="95572.5" calcext:value-type="float">
            <text:p>95572.5</text:p>
          </table:table-cell>
          <table:table-cell table:style-name="ce2" office:value-type="float" office:value="402537.24" calcext:value-type="float">
            <text:p>402537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8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7197628.14" calcext:value-type="float">
            <text:p>7197628.1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64205.11" calcext:value-type="float">
            <text:p>3864205.11</text:p>
          </table:table-cell>
          <table:table-cell table:style-name="ce2" office:value-type="float" office:value="1004738.29" calcext:value-type="float">
            <text:p>1004738.29</text:p>
          </table:table-cell>
          <table:table-cell table:style-name="ce2" office:value-type="float" office:value="173935.58" calcext:value-type="float">
            <text:p>173935.58</text:p>
          </table:table-cell>
          <table:table-cell table:style-name="ce2" office:value-type="float" office:value="525550.27" calcext:value-type="float">
            <text:p>525550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977709.4" calcext:value-type="float">
            <text:p>5977709.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343592.24" calcext:value-type="float">
            <text:p>3343592.24</text:p>
          </table:table-cell>
          <table:table-cell table:style-name="ce2" office:value-type="float" office:value="837295.01" calcext:value-type="float">
            <text:p>837295.01</text:p>
          </table:table-cell>
          <table:table-cell table:style-name="ce2" office:value-type="float" office:value="136012.93" calcext:value-type="float">
            <text:p>136012.93</text:p>
          </table:table-cell>
          <table:table-cell table:style-name="ce2" office:value-type="float" office:value="405895.37" calcext:value-type="float">
            <text:p>405895.3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749078.92" calcext:value-type="float">
            <text:p>4749078.9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08176.83" calcext:value-type="float">
            <text:p>2108176.83</text:p>
          </table:table-cell>
          <table:table-cell table:style-name="ce2" office:value-type="float" office:value="632253.47" calcext:value-type="float">
            <text:p>632253.47</text:p>
          </table:table-cell>
          <table:table-cell table:style-name="ce2" office:value-type="float" office:value="165100.15" calcext:value-type="float">
            <text:p>165100.15</text:p>
          </table:table-cell>
          <table:table-cell table:style-name="ce2" office:value-type="float" office:value="456487.24" calcext:value-type="float">
            <text:p>456487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25515.17" calcext:value-type="float">
            <text:p>2325515.1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27718.4" calcext:value-type="float">
            <text:p>1027718.4</text:p>
          </table:table-cell>
          <table:table-cell table:style-name="ce2" office:value-type="float" office:value="1130465.9" calcext:value-type="float">
            <text:p>1130465.9</text:p>
          </table:table-cell>
          <table:table-cell table:style-name="ce2" office:value-type="float" office:value="40619.66" calcext:value-type="float">
            <text:p>40619.66</text:p>
          </table:table-cell>
          <table:table-cell table:style-name="ce2" office:value-type="float" office:value="43669.61" calcext:value-type="float">
            <text:p>43669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337197.79" calcext:value-type="float">
            <text:p>4337197.7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493995.56" calcext:value-type="float">
            <text:p>2493995.56</text:p>
          </table:table-cell>
          <table:table-cell table:style-name="ce2" office:value-type="float" office:value="1250475.2" calcext:value-type="float">
            <text:p>1250475.2</text:p>
          </table:table-cell>
          <table:table-cell table:style-name="ce2" office:value-type="float" office:value="56986.57" calcext:value-type="float">
            <text:p>56986.57</text:p>
          </table:table-cell>
          <table:table-cell table:style-name="ce2" office:value-type="float" office:value="136439.86" calcext:value-type="float">
            <text:p>136439.8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96794.03" calcext:value-type="float">
            <text:p>5896794.0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01237.49" calcext:value-type="float">
            <text:p>4101237.49</text:p>
          </table:table-cell>
          <table:table-cell table:style-name="ce2" office:value-type="float" office:value="595465.68" calcext:value-type="float">
            <text:p>595465.68</text:p>
          </table:table-cell>
          <table:table-cell table:style-name="ce2" office:value-type="float" office:value="59129.75" calcext:value-type="float">
            <text:p>59129.75</text:p>
          </table:table-cell>
          <table:table-cell table:style-name="ce2" office:value-type="float" office:value="264436.33" calcext:value-type="float">
            <text:p>264436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791283.24" calcext:value-type="float">
            <text:p>2791283.2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97112.09" calcext:value-type="float">
            <text:p>1197112.09</text:p>
          </table:table-cell>
          <table:table-cell table:style-name="ce2" office:value-type="float" office:value="1343399.5" calcext:value-type="float">
            <text:p>1343399.5</text:p>
          </table:table-cell>
          <table:table-cell table:style-name="ce2" office:value-type="float" office:value="109088.83" calcext:value-type="float">
            <text:p>109088.83</text:p>
          </table:table-cell>
          <table:table-cell table:style-name="ce2" office:value-type="float" office:value="75570.7" calcext:value-type="float">
            <text:p>75570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860505.47" calcext:value-type="float">
            <text:p>4860505.4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360841.94" calcext:value-type="float">
            <text:p>2360841.94</text:p>
          </table:table-cell>
          <table:table-cell table:style-name="ce2" office:value-type="float" office:value="969594.91" calcext:value-type="float">
            <text:p>969594.91</text:p>
          </table:table-cell>
          <table:table-cell table:style-name="ce2" office:value-type="float" office:value="191217.48" calcext:value-type="float">
            <text:p>191217.48</text:p>
          </table:table-cell>
          <table:table-cell table:style-name="ce2" office:value-type="float" office:value="361470.08" calcext:value-type="float">
            <text:p>361470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632917.26" calcext:value-type="float">
            <text:p>2632917.2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739931.08" calcext:value-type="float">
            <text:p>1739931.08</text:p>
          </table:table-cell>
          <table:table-cell table:style-name="ce2" office:value-type="float" office:value="623254.96" calcext:value-type="float">
            <text:p>623254.96</text:p>
          </table:table-cell>
          <table:table-cell table:style-name="ce2" office:value-type="float" office:value="43052.66" calcext:value-type="float">
            <text:p>43052.66</text:p>
          </table:table-cell>
          <table:table-cell table:style-name="ce2" office:value-type="float" office:value="65684.61" calcext:value-type="float">
            <text:p>65684.6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230751.65" calcext:value-type="float">
            <text:p>4230751.65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784030.14" calcext:value-type="float">
            <text:p>1784030.14</text:p>
          </table:table-cell>
          <table:table-cell table:style-name="ce2" office:value-type="float" office:value="745513.84" calcext:value-type="float">
            <text:p>745513.84</text:p>
          </table:table-cell>
          <table:table-cell table:style-name="ce2" office:value-type="float" office:value="145268.25" calcext:value-type="float">
            <text:p>145268.25</text:p>
          </table:table-cell>
          <table:table-cell table:style-name="ce2" office:value-type="float" office:value="387759.94" calcext:value-type="float">
            <text:p>387759.9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89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94745.27" calcext:value-type="float">
            <text:p>2294745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520878.49" calcext:value-type="float">
            <text:p>1520878.49</text:p>
          </table:table-cell>
          <table:table-cell table:style-name="ce2" office:value-type="float" office:value="717027.17" calcext:value-type="float">
            <text:p>717027.17</text:p>
          </table:table-cell>
          <table:table-cell table:style-name="ce2" office:value-type="float" office:value="39871.57" calcext:value-type="float">
            <text:p>39871.57</text:p>
          </table:table-cell>
          <table:table-cell table:style-name="ce2" office:value-type="float" office:value="20309.35" calcext:value-type="float">
            <text:p>20309.3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84447.82" calcext:value-type="float">
            <text:p>2084447.8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161633.16" calcext:value-type="float">
            <text:p>1161633.16</text:p>
          </table:table-cell>
          <table:table-cell table:style-name="ce2" office:value-type="float" office:value="722363.43" calcext:value-type="float">
            <text:p>722363.43</text:p>
          </table:table-cell>
          <table:table-cell table:style-name="ce2" office:value-type="float" office:value="205875.97" calcext:value-type="float">
            <text:p>205875.97</text:p>
          </table:table-cell>
          <table:table-cell table:style-name="ce2" office:value-type="float" office:value="85328.71" calcext:value-type="float">
            <text:p>85328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80178.82" calcext:value-type="float">
            <text:p>5680178.8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967780.01" calcext:value-type="float">
            <text:p>2967780.01</text:p>
          </table:table-cell>
          <table:table-cell table:style-name="ce2" office:value-type="float" office:value="1170970.42" calcext:value-type="float">
            <text:p>1170970.42</text:p>
          </table:table-cell>
          <table:table-cell table:style-name="ce2" office:value-type="float" office:value="20167.42" calcext:value-type="float">
            <text:p>20167.42</text:p>
          </table:table-cell>
          <table:table-cell table:style-name="ce2" office:value-type="float" office:value="327935.12" calcext:value-type="float">
            <text:p>327935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40484.88" calcext:value-type="float">
            <text:p>3840484.8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892991.01" calcext:value-type="float">
            <text:p>1892991.01</text:p>
          </table:table-cell>
          <table:table-cell table:style-name="ce2" office:value-type="float" office:value="1259148.32" calcext:value-type="float">
            <text:p>1259148.32</text:p>
          </table:table-cell>
          <table:table-cell table:style-name="ce2" office:value-type="float" office:value="137015.02" calcext:value-type="float">
            <text:p>137015.02</text:p>
          </table:table-cell>
          <table:table-cell table:style-name="ce2" office:value-type="float" office:value="173325.72" calcext:value-type="float">
            <text:p>173325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028418.81" calcext:value-type="float">
            <text:p>4028418.8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70441.23" calcext:value-type="float">
            <text:p>1970441.23</text:p>
          </table:table-cell>
          <table:table-cell table:style-name="ce2" office:value-type="float" office:value="1509743.67" calcext:value-type="float">
            <text:p>1509743.67</text:p>
          </table:table-cell>
          <table:table-cell table:style-name="ce2" office:value-type="float" office:value="144018.77" calcext:value-type="float">
            <text:p>144018.77</text:p>
          </table:table-cell>
          <table:table-cell table:style-name="ce2" office:value-type="float" office:value="145373.06" calcext:value-type="float">
            <text:p>145373.0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733112.73" calcext:value-type="float">
            <text:p>3733112.7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1835723.75" calcext:value-type="float">
            <text:p>1835723.75</text:p>
          </table:table-cell>
          <table:table-cell table:style-name="ce2" office:value-type="float" office:value="790533.33" calcext:value-type="float">
            <text:p>790533.33</text:p>
          </table:table-cell>
          <table:table-cell table:style-name="ce2" office:value-type="float" office:value="131000.25" calcext:value-type="float">
            <text:p>131000.25</text:p>
          </table:table-cell>
          <table:table-cell table:style-name="ce2" office:value-type="float" office:value="259949.74" calcext:value-type="float">
            <text:p>259949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0446235.98" calcext:value-type="float">
            <text:p>10446235.9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6951352.93" calcext:value-type="float">
            <text:p>6951352.93</text:p>
          </table:table-cell>
          <table:table-cell table:style-name="ce2" office:value-type="float" office:value="1102886.88" calcext:value-type="float">
            <text:p>1102886.88</text:p>
          </table:table-cell>
          <table:table-cell table:style-name="ce2" office:value-type="float" office:value="56137.52" calcext:value-type="float">
            <text:p>56137.52</text:p>
          </table:table-cell>
          <table:table-cell table:style-name="ce2" office:value-type="float" office:value="514108.07" calcext:value-type="float">
            <text:p>514108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214734.17" calcext:value-type="float">
            <text:p>6214734.1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835352.15" calcext:value-type="float">
            <text:p>3835352.15</text:p>
          </table:table-cell>
          <table:table-cell table:style-name="ce2" office:value-type="float" office:value="805892.26" calcext:value-type="float">
            <text:p>805892.26</text:p>
          </table:table-cell>
          <table:table-cell table:style-name="ce2" office:value-type="float" office:value="47182.83" calcext:value-type="float">
            <text:p>47182.83</text:p>
          </table:table-cell>
          <table:table-cell table:style-name="ce2" office:value-type="float" office:value="340341.24" calcext:value-type="float">
            <text:p>340341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29487.08" calcext:value-type="float">
            <text:p>6429487.0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863587.46" calcext:value-type="float">
            <text:p>3863587.46</text:p>
          </table:table-cell>
          <table:table-cell table:style-name="ce2" office:value-type="float" office:value="1006037.17" calcext:value-type="float">
            <text:p>1006037.17</text:p>
          </table:table-cell>
          <table:table-cell table:style-name="ce2" office:value-type="float" office:value="163620.03" calcext:value-type="float">
            <text:p>163620.03</text:p>
          </table:table-cell>
          <table:table-cell table:style-name="ce2" office:value-type="float" office:value="361931.32" calcext:value-type="float">
            <text:p>361931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49168.93" calcext:value-type="float">
            <text:p>3449168.93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06173.8" calcext:value-type="float">
            <text:p>2206173.8</text:p>
          </table:table-cell>
          <table:table-cell table:style-name="ce2" office:value-type="float" office:value="555885.88" calcext:value-type="float">
            <text:p>555885.88</text:p>
          </table:table-cell>
          <table:table-cell table:style-name="ce2" office:value-type="float" office:value="152420.33" calcext:value-type="float">
            <text:p>152420.33</text:p>
          </table:table-cell>
          <table:table-cell table:style-name="ce2" office:value-type="float" office:value="176301.21" calcext:value-type="float">
            <text:p>176301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0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009501.38" calcext:value-type="float">
            <text:p>6009501.3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67339.83" calcext:value-type="float">
            <text:p>2867339.83</text:p>
          </table:table-cell>
          <table:table-cell table:style-name="ce2" office:value-type="float" office:value="663040.86" calcext:value-type="float">
            <text:p>663040.86</text:p>
          </table:table-cell>
          <table:table-cell table:style-name="ce2" office:value-type="float" office:value="151738.04" calcext:value-type="float">
            <text:p>151738.04</text:p>
          </table:table-cell>
          <table:table-cell table:style-name="ce2" office:value-type="float" office:value="552480.33" calcext:value-type="float">
            <text:p>552480.3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544557.99" calcext:value-type="float">
            <text:p>4544557.9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660442.62" calcext:value-type="float">
            <text:p>2660442.62</text:p>
          </table:table-cell>
          <table:table-cell table:style-name="ce2" office:value-type="float" office:value="1240918.15" calcext:value-type="float">
            <text:p>1240918.15</text:p>
          </table:table-cell>
          <table:table-cell table:style-name="ce2" office:value-type="float" office:value="157798.6" calcext:value-type="float">
            <text:p>157798.6</text:p>
          </table:table-cell>
          <table:table-cell table:style-name="ce2" office:value-type="float" office:value="168209.12" calcext:value-type="float">
            <text:p>168209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33100.52" calcext:value-type="float">
            <text:p>3433100.5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847076.3" calcext:value-type="float">
            <text:p>1847076.3</text:p>
          </table:table-cell>
          <table:table-cell table:style-name="ce2" office:value-type="float" office:value="554960.21" calcext:value-type="float">
            <text:p>554960.21</text:p>
          </table:table-cell>
          <table:table-cell table:style-name="ce2" office:value-type="float" office:value="23195.92" calcext:value-type="float">
            <text:p>23195.92</text:p>
          </table:table-cell>
          <table:table-cell table:style-name="ce2" office:value-type="float" office:value="221394.59" calcext:value-type="float">
            <text:p>221394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858182.8" calcext:value-type="float">
            <text:p>8858182.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5622576.43" calcext:value-type="float">
            <text:p>5622576.43</text:p>
          </table:table-cell>
          <table:table-cell table:style-name="ce2" office:value-type="float" office:value="1184449.29" calcext:value-type="float">
            <text:p>1184449.29</text:p>
          </table:table-cell>
          <table:table-cell table:style-name="ce2" office:value-type="float" office:value="21701.45" calcext:value-type="float">
            <text:p>21701.45</text:p>
          </table:table-cell>
          <table:table-cell table:style-name="ce2" office:value-type="float" office:value="435300.29" calcext:value-type="float">
            <text:p>435300.2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145582.72" calcext:value-type="float">
            <text:p>6145582.7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028400.79" calcext:value-type="float">
            <text:p>3028400.79</text:p>
          </table:table-cell>
          <table:table-cell table:style-name="ce2" office:value-type="float" office:value="797155.28" calcext:value-type="float">
            <text:p>797155.28</text:p>
          </table:table-cell>
          <table:table-cell table:style-name="ce2" office:value-type="float" office:value="66433.81" calcext:value-type="float">
            <text:p>66433.81</text:p>
          </table:table-cell>
          <table:table-cell table:style-name="ce2" office:value-type="float" office:value="501156.7" calcext:value-type="float">
            <text:p>501156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044677.26" calcext:value-type="float">
            <text:p>6044677.2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84213.05" calcext:value-type="float">
            <text:p>3584213.05</text:p>
          </table:table-cell>
          <table:table-cell table:style-name="ce2" office:value-type="float" office:value="422339.08" calcext:value-type="float">
            <text:p>422339.08</text:p>
          </table:table-cell>
          <table:table-cell table:style-name="ce2" office:value-type="float" office:value="76017.93" calcext:value-type="float">
            <text:p>76017.93</text:p>
          </table:table-cell>
          <table:table-cell table:style-name="ce2" office:value-type="float" office:value="443970.04" calcext:value-type="float">
            <text:p>443970.0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056532.76" calcext:value-type="float">
            <text:p>3056532.7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031566.45" calcext:value-type="float">
            <text:p>2031566.45</text:p>
          </table:table-cell>
          <table:table-cell table:style-name="ce2" office:value-type="float" office:value="238429.2" calcext:value-type="float">
            <text:p>238429.2</text:p>
          </table:table-cell>
          <table:table-cell table:style-name="ce2" office:value-type="float" office:value="70689.89" calcext:value-type="float">
            <text:p>70689.89</text:p>
          </table:table-cell>
          <table:table-cell table:style-name="ce2" office:value-type="float" office:value="180017.67" calcext:value-type="float">
            <text:p>180017.6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59581.51" calcext:value-type="float">
            <text:p>2459581.5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280569.17" calcext:value-type="float">
            <text:p>1280569.17</text:p>
          </table:table-cell>
          <table:table-cell table:style-name="ce2" office:value-type="float" office:value="1439038.4" calcext:value-type="float">
            <text:p>1439038.4</text:p>
          </table:table-cell>
          <table:table-cell table:style-name="ce2" office:value-type="float" office:value="113874.9" calcext:value-type="float">
            <text:p>113874.9</text:p>
          </table:table-cell>
          <table:table-cell table:style-name="ce2" office:value-type="float" office:value="-30691.74" calcext:value-type="float">
            <text:p>-30691.7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7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884897.06" calcext:value-type="float">
            <text:p>4884897.0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051591.44" calcext:value-type="float">
            <text:p>2051591.44</text:p>
          </table:table-cell>
          <table:table-cell table:style-name="ce2" office:value-type="float" office:value="428375.06" calcext:value-type="float">
            <text:p>428375.06</text:p>
          </table:table-cell>
          <table:table-cell table:style-name="ce2" office:value-type="float" office:value="155762.52" calcext:value-type="float">
            <text:p>155762.52</text:p>
          </table:table-cell>
          <table:table-cell table:style-name="ce2" office:value-type="float" office:value="537745.55" calcext:value-type="float">
            <text:p>537745.5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52971.96" calcext:value-type="float">
            <text:p>3852971.9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137687.59" calcext:value-type="float">
            <text:p>2137687.59</text:p>
          </table:table-cell>
          <table:table-cell table:style-name="ce2" office:value-type="float" office:value="980688.22" calcext:value-type="float">
            <text:p>980688.22</text:p>
          </table:table-cell>
          <table:table-cell table:style-name="ce2" office:value-type="float" office:value="85300.24" calcext:value-type="float">
            <text:p>85300.24</text:p>
          </table:table-cell>
          <table:table-cell table:style-name="ce2" office:value-type="float" office:value="172178.24" calcext:value-type="float">
            <text:p>172178.2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1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225281.89" calcext:value-type="float">
            <text:p>6225281.8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36245.63" calcext:value-type="float">
            <text:p>3136245.63</text:p>
          </table:table-cell>
          <table:table-cell table:style-name="ce2" office:value-type="float" office:value="1106185.24" calcext:value-type="float">
            <text:p>1106185.24</text:p>
          </table:table-cell>
          <table:table-cell table:style-name="ce2" office:value-type="float" office:value="59234.14" calcext:value-type="float">
            <text:p>59234.14</text:p>
          </table:table-cell>
          <table:table-cell table:style-name="ce2" office:value-type="float" office:value="428837.88" calcext:value-type="float">
            <text:p>428837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358521.76" calcext:value-type="float">
            <text:p>6358521.7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825716.62" calcext:value-type="float">
            <text:p>3825716.62</text:p>
          </table:table-cell>
          <table:table-cell table:style-name="ce2" office:value-type="float" office:value="606039.33" calcext:value-type="float">
            <text:p>606039.33</text:p>
          </table:table-cell>
          <table:table-cell table:style-name="ce2" office:value-type="float" office:value="140646.16" calcext:value-type="float">
            <text:p>140646.16</text:p>
          </table:table-cell>
          <table:table-cell table:style-name="ce2" office:value-type="float" office:value="434156.51" calcext:value-type="float">
            <text:p>434156.5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1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5131006.54" calcext:value-type="float">
            <text:p>5131006.5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516329.46" calcext:value-type="float">
            <text:p>3516329.46</text:p>
          </table:table-cell>
          <table:table-cell table:style-name="ce2" office:value-type="float" office:value="833942.39" calcext:value-type="float">
            <text:p>833942.39</text:p>
          </table:table-cell>
          <table:table-cell table:style-name="ce2" office:value-type="float" office:value="85901.78" calcext:value-type="float">
            <text:p>85901.78</text:p>
          </table:table-cell>
          <table:table-cell table:style-name="ce2" office:value-type="float" office:value="181993.66" calcext:value-type="float">
            <text:p>181993.6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655426.35" calcext:value-type="float">
            <text:p>6655426.3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631749.66" calcext:value-type="float">
            <text:p>3631749.66</text:p>
          </table:table-cell>
          <table:table-cell table:style-name="ce2" office:value-type="float" office:value="1143647.17" calcext:value-type="float">
            <text:p>1143647.17</text:p>
          </table:table-cell>
          <table:table-cell table:style-name="ce2" office:value-type="float" office:value="105366.24" calcext:value-type="float">
            <text:p>105366.24</text:p>
          </table:table-cell>
          <table:table-cell table:style-name="ce2" office:value-type="float" office:value="416933.11" calcext:value-type="float">
            <text:p>416933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386608.8" calcext:value-type="float">
            <text:p>5386608.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07998.84" calcext:value-type="float">
            <text:p>2907998.84</text:p>
          </table:table-cell>
          <table:table-cell table:style-name="ce2" office:value-type="float" office:value="1087994.86" calcext:value-type="float">
            <text:p>1087994.86</text:p>
          </table:table-cell>
          <table:table-cell table:style-name="ce2" office:value-type="float" office:value="83376.34" calcext:value-type="float">
            <text:p>83376.34</text:p>
          </table:table-cell>
          <table:table-cell table:style-name="ce2" office:value-type="float" office:value="309538.2" calcext:value-type="float">
            <text:p>309538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256620.77" calcext:value-type="float">
            <text:p>3256620.7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942168.64" calcext:value-type="float">
            <text:p>1942168.64</text:p>
          </table:table-cell>
          <table:table-cell table:style-name="ce2" office:value-type="float" office:value="861827.33" calcext:value-type="float">
            <text:p>861827.33</text:p>
          </table:table-cell>
          <table:table-cell table:style-name="ce2" office:value-type="float" office:value="116998.52" calcext:value-type="float">
            <text:p>116998.52</text:p>
          </table:table-cell>
          <table:table-cell table:style-name="ce2" office:value-type="float" office:value="119620.9" calcext:value-type="float">
            <text:p>119620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603450.57" calcext:value-type="float">
            <text:p>4603450.5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984313.92" calcext:value-type="float">
            <text:p>1984313.92</text:p>
          </table:table-cell>
          <table:table-cell table:style-name="ce2" office:value-type="float" office:value="1071071.39" calcext:value-type="float">
            <text:p>1071071.39</text:p>
          </table:table-cell>
          <table:table-cell table:style-name="ce2" office:value-type="float" office:value="49304.79" calcext:value-type="float">
            <text:p>49304.79</text:p>
          </table:table-cell>
          <table:table-cell table:style-name="ce2" office:value-type="float" office:value="335447.71" calcext:value-type="float">
            <text:p>335447.7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271466.09" calcext:value-type="float">
            <text:p>5271466.0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509491.22" calcext:value-type="float">
            <text:p>2509491.22</text:p>
          </table:table-cell>
          <table:table-cell table:style-name="ce2" office:value-type="float" office:value="969329.6" calcext:value-type="float">
            <text:p>969329.6</text:p>
          </table:table-cell>
          <table:table-cell table:style-name="ce2" office:value-type="float" office:value="136313.61" calcext:value-type="float">
            <text:p>136313.61</text:p>
          </table:table-cell>
          <table:table-cell table:style-name="ce2" office:value-type="float" office:value="405081.36" calcext:value-type="float">
            <text:p>405081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857850.12" calcext:value-type="float">
            <text:p>6857850.12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633806.79" calcext:value-type="float">
            <text:p>4633806.79</text:p>
          </table:table-cell>
          <table:table-cell table:style-name="ce2" office:value-type="float" office:value="708875.03" calcext:value-type="float">
            <text:p>708875.03</text:p>
          </table:table-cell>
          <table:table-cell table:style-name="ce2" office:value-type="float" office:value="98361.16" calcext:value-type="float">
            <text:p>98361.16</text:p>
          </table:table-cell>
          <table:table-cell table:style-name="ce2" office:value-type="float" office:value="338841.19" calcext:value-type="float">
            <text:p>338841.1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449901.69" calcext:value-type="float">
            <text:p>5449901.6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275297.09" calcext:value-type="float">
            <text:p>3275297.09</text:p>
          </table:table-cell>
          <table:table-cell table:style-name="ce2" office:value-type="float" office:value="1360147.14" calcext:value-type="float">
            <text:p>1360147.14</text:p>
          </table:table-cell>
          <table:table-cell table:style-name="ce2" office:value-type="float" office:value="61784.19" calcext:value-type="float">
            <text:p>61784.19</text:p>
          </table:table-cell>
          <table:table-cell table:style-name="ce2" office:value-type="float" office:value="184010.75" calcext:value-type="float">
            <text:p>184010.7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2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57098.79" calcext:value-type="float">
            <text:p>3857098.7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58396.02" calcext:value-type="float">
            <text:p>1558396.02</text:p>
          </table:table-cell>
          <table:table-cell table:style-name="ce2" office:value-type="float" office:value="1062226.18" calcext:value-type="float">
            <text:p>1062226.18</text:p>
          </table:table-cell>
          <table:table-cell table:style-name="ce2" office:value-type="float" office:value="126546.65" calcext:value-type="float">
            <text:p>126546.65</text:p>
          </table:table-cell>
          <table:table-cell table:style-name="ce2" office:value-type="float" office:value="286234.88" calcext:value-type="float">
            <text:p>286234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0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932342.61" calcext:value-type="float">
            <text:p>6932342.6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198497.21" calcext:value-type="float">
            <text:p>3198497.21</text:p>
          </table:table-cell>
          <table:table-cell table:style-name="ce2" office:value-type="float" office:value="447390.65" calcext:value-type="float">
            <text:p>447390.65</text:p>
          </table:table-cell>
          <table:table-cell table:style-name="ce2" office:value-type="float" office:value="61736.44" calcext:value-type="float">
            <text:p>61736.44</text:p>
          </table:table-cell>
          <table:table-cell table:style-name="ce2" office:value-type="float" office:value="703120.15" calcext:value-type="float">
            <text:p>703120.1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761511.69" calcext:value-type="float">
            <text:p>5761511.69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484857.14" calcext:value-type="float">
            <text:p>3484857.14</text:p>
          </table:table-cell>
          <table:table-cell table:style-name="ce2" office:value-type="float" office:value="1156502.39" calcext:value-type="float">
            <text:p>1156502.39</text:p>
          </table:table-cell>
          <table:table-cell table:style-name="ce2" office:value-type="float" office:value="63946.37" calcext:value-type="float">
            <text:p>63946.37</text:p>
          </table:table-cell>
          <table:table-cell table:style-name="ce2" office:value-type="float" office:value="248660.69" calcext:value-type="float">
            <text:p>248660.6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091347.45" calcext:value-type="float">
            <text:p>8091347.4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092044.84" calcext:value-type="float">
            <text:p>5092044.84</text:p>
          </table:table-cell>
          <table:table-cell table:style-name="ce2" office:value-type="float" office:value="815345.25" calcext:value-type="float">
            <text:p>815345.25</text:p>
          </table:table-cell>
          <table:table-cell table:style-name="ce2" office:value-type="float" office:value="39936.16" calcext:value-type="float">
            <text:p>39936.16</text:p>
          </table:table-cell>
          <table:table-cell table:style-name="ce2" office:value-type="float" office:value="467017.64" calcext:value-type="float">
            <text:p>467017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74554.94" calcext:value-type="float">
            <text:p>5174554.9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373591.83" calcext:value-type="float">
            <text:p>3373591.83</text:p>
          </table:table-cell>
          <table:table-cell table:style-name="ce2" office:value-type="float" office:value="913169.14" calcext:value-type="float">
            <text:p>913169.14</text:p>
          </table:table-cell>
          <table:table-cell table:style-name="ce2" office:value-type="float" office:value="14820.89" calcext:value-type="float">
            <text:p>14820.89</text:p>
          </table:table-cell>
          <table:table-cell table:style-name="ce2" office:value-type="float" office:value="189549.12" calcext:value-type="float">
            <text:p>189549.1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925342.57" calcext:value-type="float">
            <text:p>2925342.5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426552.2" calcext:value-type="float">
            <text:p>1426552.2</text:p>
          </table:table-cell>
          <table:table-cell table:style-name="ce2" office:value-type="float" office:value="1002458.45" calcext:value-type="float">
            <text:p>1002458.45</text:p>
          </table:table-cell>
          <table:table-cell table:style-name="ce2" office:value-type="float" office:value="126714.27" calcext:value-type="float">
            <text:p>126714.27</text:p>
          </table:table-cell>
          <table:table-cell table:style-name="ce2" office:value-type="float" office:value="130839.7" calcext:value-type="float">
            <text:p>130839.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5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353958.73" calcext:value-type="float">
            <text:p>7353958.7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995607.25" calcext:value-type="float">
            <text:p>4995607.25</text:p>
          </table:table-cell>
          <table:table-cell table:style-name="ce2" office:value-type="float" office:value="762115.75" calcext:value-type="float">
            <text:p>762115.75</text:p>
          </table:table-cell>
          <table:table-cell table:style-name="ce2" office:value-type="float" office:value="158280.83" calcext:value-type="float">
            <text:p>158280.83</text:p>
          </table:table-cell>
          <table:table-cell table:style-name="ce2" office:value-type="float" office:value="368448.48" calcext:value-type="float">
            <text:p>368448.4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846420.07" calcext:value-type="float">
            <text:p>3846420.0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76627.84" calcext:value-type="float">
            <text:p>2176627.84</text:p>
          </table:table-cell>
          <table:table-cell table:style-name="ce2" office:value-type="float" office:value="1540911.36" calcext:value-type="float">
            <text:p>1540911.36</text:p>
          </table:table-cell>
          <table:table-cell table:style-name="ce2" office:value-type="float" office:value="77470.01" calcext:value-type="float">
            <text:p>77470.01</text:p>
          </table:table-cell>
          <table:table-cell table:style-name="ce2" office:value-type="float" office:value="43333.68" calcext:value-type="float">
            <text:p>43333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7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590848.25" calcext:value-type="float">
            <text:p>5590848.2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404612.49" calcext:value-type="float">
            <text:p>3404612.49</text:p>
          </table:table-cell>
          <table:table-cell table:style-name="ce2" office:value-type="float" office:value="552004.68" calcext:value-type="float">
            <text:p>552004.68</text:p>
          </table:table-cell>
          <table:table-cell table:style-name="ce2" office:value-type="float" office:value="60076.37" calcext:value-type="float">
            <text:p>60076.37</text:p>
          </table:table-cell>
          <table:table-cell table:style-name="ce2" office:value-type="float" office:value="355804.56" calcext:value-type="float">
            <text:p>355804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8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371433.38" calcext:value-type="float">
            <text:p>5371433.3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110176.27" calcext:value-type="float">
            <text:p>3110176.27</text:p>
          </table:table-cell>
          <table:table-cell table:style-name="ce2" office:value-type="float" office:value="1017006.24" calcext:value-type="float">
            <text:p>1017006.24</text:p>
          </table:table-cell>
          <table:table-cell table:style-name="ce2" office:value-type="float" office:value="9385.26" calcext:value-type="float">
            <text:p>9385.26</text:p>
          </table:table-cell>
          <table:table-cell table:style-name="ce2" office:value-type="float" office:value="263263.59" calcext:value-type="float">
            <text:p>263263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3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091258.66" calcext:value-type="float">
            <text:p>5091258.6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223973.87" calcext:value-type="float">
            <text:p>2223973.87</text:p>
          </table:table-cell>
          <table:table-cell table:style-name="ce2" office:value-type="float" office:value="1114405.47" calcext:value-type="float">
            <text:p>1114405.47</text:p>
          </table:table-cell>
          <table:table-cell table:style-name="ce2" office:value-type="float" office:value="-8667.55" calcext:value-type="float">
            <text:p>-8667.55</text:p>
          </table:table-cell>
          <table:table-cell table:style-name="ce2" office:value-type="float" office:value="366284.47" calcext:value-type="float">
            <text:p>366284.4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660360.06" calcext:value-type="float">
            <text:p>4660360.0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210682.35" calcext:value-type="float">
            <text:p>3210682.35</text:p>
          </table:table-cell>
          <table:table-cell table:style-name="ce2" office:value-type="float" office:value="1012363.83" calcext:value-type="float">
            <text:p>1012363.83</text:p>
          </table:table-cell>
          <table:table-cell table:style-name="ce2" office:value-type="float" office:value="136336.53" calcext:value-type="float">
            <text:p>136336.53</text:p>
          </table:table-cell>
          <table:table-cell table:style-name="ce2" office:value-type="float" office:value="120466.59" calcext:value-type="float">
            <text:p>120466.5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1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695711.74" calcext:value-type="float">
            <text:p>1695711.7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740793.17" calcext:value-type="float">
            <text:p>740793.17</text:p>
          </table:table-cell>
          <table:table-cell table:style-name="ce2" office:value-type="float" office:value="942704.26" calcext:value-type="float">
            <text:p>942704.26</text:p>
          </table:table-cell>
          <table:table-cell table:style-name="ce2" office:value-type="float" office:value="1299.61" calcext:value-type="float">
            <text:p>1299.61</text:p>
          </table:table-cell>
          <table:table-cell table:style-name="ce2" office:value-type="float" office:value="2837.92" calcext:value-type="float">
            <text:p>2837.9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995792.15" calcext:value-type="float">
            <text:p>2995792.1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427388.87" calcext:value-type="float">
            <text:p>1427388.87</text:p>
          </table:table-cell>
          <table:table-cell table:style-name="ce2" office:value-type="float" office:value="886896.02" calcext:value-type="float">
            <text:p>886896.02</text:p>
          </table:table-cell>
          <table:table-cell table:style-name="ce2" office:value-type="float" office:value="42803.32" calcext:value-type="float">
            <text:p>42803.32</text:p>
          </table:table-cell>
          <table:table-cell table:style-name="ce2" office:value-type="float" office:value="152105.22" calcext:value-type="float">
            <text:p>152105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244264.64" calcext:value-type="float">
            <text:p>7244264.6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665946.56" calcext:value-type="float">
            <text:p>4665946.56</text:p>
          </table:table-cell>
          <table:table-cell table:style-name="ce2" office:value-type="float" office:value="759046.02" calcext:value-type="float">
            <text:p>759046.02</text:p>
          </table:table-cell>
          <table:table-cell table:style-name="ce2" office:value-type="float" office:value="114171.57" calcext:value-type="float">
            <text:p>114171.57</text:p>
          </table:table-cell>
          <table:table-cell table:style-name="ce2" office:value-type="float" office:value="406023.16" calcext:value-type="float">
            <text:p>406023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57601.44" calcext:value-type="float">
            <text:p>5857601.44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430088.91" calcext:value-type="float">
            <text:p>3430088.91</text:p>
          </table:table-cell>
          <table:table-cell table:style-name="ce2" office:value-type="float" office:value="753726.05" calcext:value-type="float">
            <text:p>753726.05</text:p>
          </table:table-cell>
          <table:table-cell table:style-name="ce2" office:value-type="float" office:value="104485.36" calcext:value-type="float">
            <text:p>104485.36</text:p>
          </table:table-cell>
          <table:table-cell table:style-name="ce2" office:value-type="float" office:value="373437.09" calcext:value-type="float">
            <text:p>373437.0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8818594.1" calcext:value-type="float">
            <text:p>8818594.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5744826.83" calcext:value-type="float">
            <text:p>5744826.83</text:p>
          </table:table-cell>
          <table:table-cell table:style-name="ce2" office:value-type="float" office:value="1347563.04" calcext:value-type="float">
            <text:p>1347563.04</text:p>
          </table:table-cell>
          <table:table-cell table:style-name="ce2" office:value-type="float" office:value="116235.12" calcext:value-type="float">
            <text:p>116235.12</text:p>
          </table:table-cell>
          <table:table-cell table:style-name="ce2" office:value-type="float" office:value="386912.26" calcext:value-type="float">
            <text:p>386912.2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924590.36" calcext:value-type="float">
            <text:p>2924590.36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622331.27" calcext:value-type="float">
            <text:p>1622331.27</text:p>
          </table:table-cell>
          <table:table-cell table:style-name="ce2" office:value-type="float" office:value="867475.98" calcext:value-type="float">
            <text:p>867475.98</text:p>
          </table:table-cell>
          <table:table-cell table:style-name="ce2" office:value-type="float" office:value="100345.97" calcext:value-type="float">
            <text:p>100345.97</text:p>
          </table:table-cell>
          <table:table-cell table:style-name="ce2" office:value-type="float" office:value="112377.11" calcext:value-type="float">
            <text:p>112377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38687.79" calcext:value-type="float">
            <text:p>4938687.7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534030.68" calcext:value-type="float">
            <text:p>2534030.68</text:p>
          </table:table-cell>
          <table:table-cell table:style-name="ce2" office:value-type="float" office:value="1639655.7" calcext:value-type="float">
            <text:p>1639655.7</text:p>
          </table:table-cell>
          <table:table-cell table:style-name="ce2" office:value-type="float" office:value="82153.66" calcext:value-type="float">
            <text:p>82153.66</text:p>
          </table:table-cell>
          <table:table-cell table:style-name="ce2" office:value-type="float" office:value="177902.56" calcext:value-type="float">
            <text:p>177902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326387.04" calcext:value-type="float">
            <text:p>7326387.0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956693.89" calcext:value-type="float">
            <text:p>4956693.89</text:p>
          </table:table-cell>
          <table:table-cell table:style-name="ce2" office:value-type="float" office:value="1200682.1" calcext:value-type="float">
            <text:p>1200682.1</text:p>
          </table:table-cell>
          <table:table-cell table:style-name="ce2" office:value-type="float" office:value="43106.72" calcext:value-type="float">
            <text:p>43106.72</text:p>
          </table:table-cell>
          <table:table-cell table:style-name="ce2" office:value-type="float" office:value="254544.73" calcext:value-type="float">
            <text:p>254544.7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4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3868352.98" calcext:value-type="float">
            <text:p>3868352.98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89412.22" calcext:value-type="float">
            <text:p>1589412.22</text:p>
          </table:table-cell>
          <table:table-cell table:style-name="ce2" office:value-type="float" office:value="199711.09" calcext:value-type="float">
            <text:p>199711.09</text:p>
          </table:table-cell>
          <table:table-cell table:style-name="ce2" office:value-type="float" office:value="68292.83" calcext:value-type="float">
            <text:p>68292.83</text:p>
          </table:table-cell>
          <table:table-cell table:style-name="ce2" office:value-type="float" office:value="450979.72" calcext:value-type="float">
            <text:p>450979.7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029265.91" calcext:value-type="float">
            <text:p>4029265.91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46579.26" calcext:value-type="float">
            <text:p>2646579.26</text:p>
          </table:table-cell>
          <table:table-cell table:style-name="ce2" office:value-type="float" office:value="1264977.7" calcext:value-type="float">
            <text:p>1264977.7</text:p>
          </table:table-cell>
          <table:table-cell table:style-name="ce2" office:value-type="float" office:value="85547.61" calcext:value-type="float">
            <text:p>85547.61</text:p>
          </table:table-cell>
          <table:table-cell table:style-name="ce2" office:value-type="float" office:value="42683.88" calcext:value-type="float">
            <text:p>42683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413320.27" calcext:value-type="float">
            <text:p>4413320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070929.95" calcext:value-type="float">
            <text:p>2070929.95</text:p>
          </table:table-cell>
          <table:table-cell table:style-name="ce2" office:value-type="float" office:value="984052.06" calcext:value-type="float">
            <text:p>984052.06</text:p>
          </table:table-cell>
          <table:table-cell table:style-name="ce2" office:value-type="float" office:value="5482.91" calcext:value-type="float">
            <text:p>5482.91</text:p>
          </table:table-cell>
          <table:table-cell table:style-name="ce2" office:value-type="float" office:value="286402.45" calcext:value-type="float">
            <text:p>286402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2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09304.41" calcext:value-type="float">
            <text:p>4109304.41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690036.54" calcext:value-type="float">
            <text:p>2690036.54</text:p>
          </table:table-cell>
          <table:table-cell table:style-name="ce2" office:value-type="float" office:value="583014.48" calcext:value-type="float">
            <text:p>583014.48</text:p>
          </table:table-cell>
          <table:table-cell table:style-name="ce2" office:value-type="float" office:value="60683.19" calcext:value-type="float">
            <text:p>60683.19</text:p>
          </table:table-cell>
          <table:table-cell table:style-name="ce2" office:value-type="float" office:value="188356.68" calcext:value-type="float">
            <text:p>188356.6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063594.8" calcext:value-type="float">
            <text:p>6063594.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78647.48" calcext:value-type="float">
            <text:p>2678647.48</text:p>
          </table:table-cell>
          <table:table-cell table:style-name="ce2" office:value-type="float" office:value="1391276.56" calcext:value-type="float">
            <text:p>1391276.56</text:p>
          </table:table-cell>
          <table:table-cell table:style-name="ce2" office:value-type="float" office:value="81389.07" calcext:value-type="float">
            <text:p>81389.07</text:p>
          </table:table-cell>
          <table:table-cell table:style-name="ce2" office:value-type="float" office:value="435762.56" calcext:value-type="float">
            <text:p>435762.5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439579.66" calcext:value-type="float">
            <text:p>1439579.6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826413.29" calcext:value-type="float">
            <text:p>826413.29</text:p>
          </table:table-cell>
          <table:table-cell table:style-name="ce2" office:value-type="float" office:value="869224.92" calcext:value-type="float">
            <text:p>869224.92</text:p>
          </table:table-cell>
          <table:table-cell table:style-name="ce2" office:value-type="float" office:value="65551.76" calcext:value-type="float">
            <text:p>65551.76</text:p>
          </table:table-cell>
          <table:table-cell table:style-name="ce2" office:value-type="float" office:value="-40006.43" calcext:value-type="float">
            <text:p>-40006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5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8285451.81" calcext:value-type="float">
            <text:p>8285451.81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5521693.33" calcext:value-type="float">
            <text:p>5521693.33</text:p>
          </table:table-cell>
          <table:table-cell table:style-name="ce2" office:value-type="float" office:value="843720.29" calcext:value-type="float">
            <text:p>843720.29</text:p>
          </table:table-cell>
          <table:table-cell table:style-name="ce2" office:value-type="float" office:value="82872.27" calcext:value-type="float">
            <text:p>82872.27</text:p>
          </table:table-cell>
          <table:table-cell table:style-name="ce2" office:value-type="float" office:value="420611.2" calcext:value-type="float">
            <text:p>420611.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080673.35" calcext:value-type="float">
            <text:p>3080673.3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669915.63" calcext:value-type="float">
            <text:p>1669915.63</text:p>
          </table:table-cell>
          <table:table-cell table:style-name="ce2" office:value-type="float" office:value="1112557.01" calcext:value-type="float">
            <text:p>1112557.01</text:p>
          </table:table-cell>
          <table:table-cell table:style-name="ce2" office:value-type="float" office:value="133436.39" calcext:value-type="float">
            <text:p>133436.39</text:p>
          </table:table-cell>
          <table:table-cell table:style-name="ce2" office:value-type="float" office:value="90643.79" calcext:value-type="float">
            <text:p>90643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765656.62" calcext:value-type="float">
            <text:p>765656.6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477746.76" calcext:value-type="float">
            <text:p>477746.76</text:p>
          </table:table-cell>
          <table:table-cell table:style-name="ce2" office:value-type="float" office:value="1342849.1" calcext:value-type="float">
            <text:p>1342849.1</text:p>
          </table:table-cell>
          <table:table-cell table:style-name="ce2" office:value-type="float" office:value="139574.3" calcext:value-type="float">
            <text:p>139574.3</text:p>
          </table:table-cell>
          <table:table-cell table:style-name="ce2" office:value-type="float" office:value="-192226.64" calcext:value-type="float">
            <text:p>-192226.6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8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979521.2" calcext:value-type="float">
            <text:p>4979521.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93872.29" calcext:value-type="float">
            <text:p>3193872.29</text:p>
          </table:table-cell>
          <table:table-cell table:style-name="ce2" office:value-type="float" office:value="1034024.56" calcext:value-type="float">
            <text:p>1034024.56</text:p>
          </table:table-cell>
          <table:table-cell table:style-name="ce2" office:value-type="float" office:value="175567.66" calcext:value-type="float">
            <text:p>175567.66</text:p>
          </table:table-cell>
          <table:table-cell table:style-name="ce2" office:value-type="float" office:value="194710.32" calcext:value-type="float">
            <text:p>194710.3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59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245198.07" calcext:value-type="float">
            <text:p>4245198.0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636048.37" calcext:value-type="float">
            <text:p>2636048.37</text:p>
          </table:table-cell>
          <table:table-cell table:style-name="ce2" office:value-type="float" office:value="1012545.8" calcext:value-type="float">
            <text:p>1012545.8</text:p>
          </table:table-cell>
          <table:table-cell table:style-name="ce2" office:value-type="float" office:value="24604.88" calcext:value-type="float">
            <text:p>24604.88</text:p>
          </table:table-cell>
          <table:table-cell table:style-name="ce2" office:value-type="float" office:value="130453.84" calcext:value-type="float">
            <text:p>130453.8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644040.5" calcext:value-type="float">
            <text:p>4644040.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146796.83" calcext:value-type="float">
            <text:p>3146796.83</text:p>
          </table:table-cell>
          <table:table-cell table:style-name="ce2" office:value-type="float" office:value="790940.2" calcext:value-type="float">
            <text:p>790940.2</text:p>
          </table:table-cell>
          <table:table-cell table:style-name="ce2" office:value-type="float" office:value="78962.74" calcext:value-type="float">
            <text:p>78962.74</text:p>
          </table:table-cell>
          <table:table-cell table:style-name="ce2" office:value-type="float" office:value="164905.9" calcext:value-type="float">
            <text:p>164905.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25153.15" calcext:value-type="float">
            <text:p>5625153.15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004114.55" calcext:value-type="float">
            <text:p>3004114.55</text:p>
          </table:table-cell>
          <table:table-cell table:style-name="ce2" office:value-type="float" office:value="1337727.05" calcext:value-type="float">
            <text:p>1337727.05</text:p>
          </table:table-cell>
          <table:table-cell table:style-name="ce2" office:value-type="float" office:value="161378.98" calcext:value-type="float">
            <text:p>161378.98</text:p>
          </table:table-cell>
          <table:table-cell table:style-name="ce2" office:value-type="float" office:value="303385.01" calcext:value-type="float">
            <text:p>303385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289682.58" calcext:value-type="float">
            <text:p>6289682.58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842544.25" calcext:value-type="float">
            <text:p>2842544.25</text:p>
          </table:table-cell>
          <table:table-cell table:style-name="ce2" office:value-type="float" office:value="1036915.24" calcext:value-type="float">
            <text:p>1036915.24</text:p>
          </table:table-cell>
          <table:table-cell table:style-name="ce2" office:value-type="float" office:value="12713.2" calcext:value-type="float">
            <text:p>12713.2</text:p>
          </table:table-cell>
          <table:table-cell table:style-name="ce2" office:value-type="float" office:value="508816.62" calcext:value-type="float">
            <text:p>508816.6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8373302.71" calcext:value-type="float">
            <text:p>8373302.7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469422.04" calcext:value-type="float">
            <text:p>3469422.04</text:p>
          </table:table-cell>
          <table:table-cell table:style-name="ce2" office:value-type="float" office:value="932367.06" calcext:value-type="float">
            <text:p>932367.06</text:p>
          </table:table-cell>
          <table:table-cell table:style-name="ce2" office:value-type="float" office:value="41188.54" calcext:value-type="float">
            <text:p>41188.54</text:p>
          </table:table-cell>
          <table:table-cell table:style-name="ce2" office:value-type="float" office:value="842667.45" calcext:value-type="float">
            <text:p>842667.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619718.32" calcext:value-type="float">
            <text:p>3619718.3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715521.92" calcext:value-type="float">
            <text:p>1715521.92</text:p>
          </table:table-cell>
          <table:table-cell table:style-name="ce2" office:value-type="float" office:value="895147.94" calcext:value-type="float">
            <text:p>895147.94</text:p>
          </table:table-cell>
          <table:table-cell table:style-name="ce2" office:value-type="float" office:value="69213.22" calcext:value-type="float">
            <text:p>69213.22</text:p>
          </table:table-cell>
          <table:table-cell table:style-name="ce2" office:value-type="float" office:value="226434.95" calcext:value-type="float">
            <text:p>226434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548582.12" calcext:value-type="float">
            <text:p>6548582.12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900755.03" calcext:value-type="float">
            <text:p>2900755.03</text:p>
          </table:table-cell>
          <table:table-cell table:style-name="ce2" office:value-type="float" office:value="1308047.68" calcext:value-type="float">
            <text:p>1308047.68</text:p>
          </table:table-cell>
          <table:table-cell table:style-name="ce2" office:value-type="float" office:value="202216.19" calcext:value-type="float">
            <text:p>202216.19</text:p>
          </table:table-cell>
          <table:table-cell table:style-name="ce2" office:value-type="float" office:value="533819.08" calcext:value-type="float">
            <text:p>533819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6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417872.9" calcext:value-type="float">
            <text:p>6417872.9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641402.39" calcext:value-type="float">
            <text:p>3641402.39</text:p>
          </table:table-cell>
          <table:table-cell table:style-name="ce2" office:value-type="float" office:value="921302.92" calcext:value-type="float">
            <text:p>921302.92</text:p>
          </table:table-cell>
          <table:table-cell table:style-name="ce2" office:value-type="float" office:value="51273.36" calcext:value-type="float">
            <text:p>51273.36</text:p>
          </table:table-cell>
          <table:table-cell table:style-name="ce2" office:value-type="float" office:value="400352.6" calcext:value-type="float">
            <text:p>400352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-281571.27" calcext:value-type="float">
            <text:p>-281571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-128251.1" calcext:value-type="float">
            <text:p>-128251.1</text:p>
          </table:table-cell>
          <table:table-cell table:style-name="ce2" office:value-type="float" office:value="1308819.29" calcext:value-type="float">
            <text:p>1308819.29</text:p>
          </table:table-cell>
          <table:table-cell table:style-name="ce2" office:value-type="float" office:value="154191.03" calcext:value-type="float">
            <text:p>154191.03</text:p>
          </table:table-cell>
          <table:table-cell table:style-name="ce2" office:value-type="float" office:value="-274669.17" calcext:value-type="float">
            <text:p>-274669.1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8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3333611.19" calcext:value-type="float">
            <text:p>3333611.1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372381.43" calcext:value-type="float">
            <text:p>1372381.43</text:p>
          </table:table-cell>
          <table:table-cell table:style-name="ce2" office:value-type="float" office:value="858527.59" calcext:value-type="float">
            <text:p>858527.59</text:p>
          </table:table-cell>
          <table:table-cell table:style-name="ce2" office:value-type="float" office:value="98605.16" calcext:value-type="float">
            <text:p>98605.16</text:p>
          </table:table-cell>
          <table:table-cell table:style-name="ce2" office:value-type="float" office:value="252274.54" calcext:value-type="float">
            <text:p>252274.5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6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426038.87" calcext:value-type="float">
            <text:p>2426038.87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996609.37" calcext:value-type="float">
            <text:p>996609.37</text:p>
          </table:table-cell>
          <table:table-cell table:style-name="ce2" office:value-type="float" office:value="1216691.65" calcext:value-type="float">
            <text:p>1216691.65</text:p>
          </table:table-cell>
          <table:table-cell table:style-name="ce2" office:value-type="float" office:value="42677.3" calcext:value-type="float">
            <text:p>42677.3</text:p>
          </table:table-cell>
          <table:table-cell table:style-name="ce2" office:value-type="float" office:value="53637.18" calcext:value-type="float">
            <text:p>53637.1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895785.72" calcext:value-type="float">
            <text:p>5895785.72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3829140.96" calcext:value-type="float">
            <text:p>3829140.96</text:p>
          </table:table-cell>
          <table:table-cell table:style-name="ce2" office:value-type="float" office:value="1062128.85" calcext:value-type="float">
            <text:p>1062128.85</text:p>
          </table:table-cell>
          <table:table-cell table:style-name="ce2" office:value-type="float" office:value="239991.21" calcext:value-type="float">
            <text:p>239991.21</text:p>
          </table:table-cell>
          <table:table-cell table:style-name="ce2" office:value-type="float" office:value="261346.5" calcext:value-type="float">
            <text:p>261346.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1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675651.83" calcext:value-type="float">
            <text:p>5675651.83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3277319.9" calcext:value-type="float">
            <text:p>3277319.9</text:p>
          </table:table-cell>
          <table:table-cell table:style-name="ce2" office:value-type="float" office:value="714773.5" calcext:value-type="float">
            <text:p>714773.5</text:p>
          </table:table-cell>
          <table:table-cell table:style-name="ce2" office:value-type="float" office:value="109732.4" calcext:value-type="float">
            <text:p>109732.4</text:p>
          </table:table-cell>
          <table:table-cell table:style-name="ce2" office:value-type="float" office:value="376591.07" calcext:value-type="float">
            <text:p>376591.0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715855.4" calcext:value-type="float">
            <text:p>5715855.4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900371.3" calcext:value-type="float">
            <text:p>2900371.3</text:p>
          </table:table-cell>
          <table:table-cell table:style-name="ce2" office:value-type="float" office:value="973907.17" calcext:value-type="float">
            <text:p>973907.17</text:p>
          </table:table-cell>
          <table:table-cell table:style-name="ce2" office:value-type="float" office:value="118810.12" calcext:value-type="float">
            <text:p>118810.12</text:p>
          </table:table-cell>
          <table:table-cell table:style-name="ce2" office:value-type="float" office:value="411681.28" calcext:value-type="float">
            <text:p>411681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388815.46" calcext:value-type="float">
            <text:p>4388815.4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932906.74" calcext:value-type="float">
            <text:p>2932906.74</text:p>
          </table:table-cell>
          <table:table-cell table:style-name="ce2" office:value-type="float" office:value="342819.13" calcext:value-type="float">
            <text:p>342819.13</text:p>
          </table:table-cell>
          <table:table-cell table:style-name="ce2" office:value-type="float" office:value="126725.38" calcext:value-type="float">
            <text:p>126725.38</text:p>
          </table:table-cell>
          <table:table-cell table:style-name="ce2" office:value-type="float" office:value="260361.14" calcext:value-type="float">
            <text:p>260361.14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4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4590486.88" calcext:value-type="float">
            <text:p>4590486.88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932865.74" calcext:value-type="float">
            <text:p>1932865.74</text:p>
          </table:table-cell>
          <table:table-cell table:style-name="ce2" office:value-type="float" office:value="776788.05" calcext:value-type="float">
            <text:p>776788.05</text:p>
          </table:table-cell>
          <table:table-cell table:style-name="ce2" office:value-type="float" office:value="122847.81" calcext:value-type="float">
            <text:p>122847.81</text:p>
          </table:table-cell>
          <table:table-cell table:style-name="ce2" office:value-type="float" office:value="420772.99" calcext:value-type="float">
            <text:p>420772.9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5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42838.5" calcext:value-type="float">
            <text:p>4942838.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3430807.51" calcext:value-type="float">
            <text:p>3430807.51</text:p>
          </table:table-cell>
          <table:table-cell table:style-name="ce2" office:value-type="float" office:value="526658.08" calcext:value-type="float">
            <text:p>526658.08</text:p>
          </table:table-cell>
          <table:table-cell table:style-name="ce2" office:value-type="float" office:value="207603.67" calcext:value-type="float">
            <text:p>207603.67</text:p>
          </table:table-cell>
          <table:table-cell table:style-name="ce2" office:value-type="float" office:value="250525.08" calcext:value-type="float">
            <text:p>250525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6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197773.46" calcext:value-type="float">
            <text:p>4197773.4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2455225.38" calcext:value-type="float">
            <text:p>2455225.38</text:p>
          </table:table-cell>
          <table:table-cell table:style-name="ce2" office:value-type="float" office:value="1599250.03" calcext:value-type="float">
            <text:p>1599250.03</text:p>
          </table:table-cell>
          <table:table-cell table:style-name="ce2" office:value-type="float" office:value="189297.19" calcext:value-type="float">
            <text:p>189297.19</text:p>
          </table:table-cell>
          <table:table-cell table:style-name="ce2" office:value-type="float" office:value="69845" calcext:value-type="float">
            <text:p>6984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7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554364.54" calcext:value-type="float">
            <text:p>6554364.5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982493.3" calcext:value-type="float">
            <text:p>2982493.3</text:p>
          </table:table-cell>
          <table:table-cell table:style-name="ce2" office:value-type="float" office:value="530190.82" calcext:value-type="float">
            <text:p>530190.82</text:p>
          </table:table-cell>
          <table:table-cell table:style-name="ce2" office:value-type="float" office:value="53420.09" calcext:value-type="float">
            <text:p>53420.09</text:p>
          </table:table-cell>
          <table:table-cell table:style-name="ce2" office:value-type="float" office:value="649971.11" calcext:value-type="float">
            <text:p>649971.1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860672.75" calcext:value-type="float">
            <text:p>2860672.75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727047.44" calcext:value-type="float">
            <text:p>1727047.44</text:p>
          </table:table-cell>
          <table:table-cell table:style-name="ce2" office:value-type="float" office:value="1775737.19" calcext:value-type="float">
            <text:p>1775737.19</text:p>
          </table:table-cell>
          <table:table-cell table:style-name="ce2" office:value-type="float" office:value="200936.25" calcext:value-type="float">
            <text:p>200936.25</text:p>
          </table:table-cell>
          <table:table-cell table:style-name="ce2" office:value-type="float" office:value="-92646.88" calcext:value-type="float">
            <text:p>-92646.8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79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436372.27" calcext:value-type="float">
            <text:p>3436372.27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61527.57" calcext:value-type="float">
            <text:p>2161527.57</text:p>
          </table:table-cell>
          <table:table-cell table:style-name="ce2" office:value-type="float" office:value="1154283.86" calcext:value-type="float">
            <text:p>1154283.86</text:p>
          </table:table-cell>
          <table:table-cell table:style-name="ce2" office:value-type="float" office:value="64993.35" calcext:value-type="float">
            <text:p>64993.35</text:p>
          </table:table-cell>
          <table:table-cell table:style-name="ce2" office:value-type="float" office:value="38966.38" calcext:value-type="float">
            <text:p>38966.3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0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242638.46" calcext:value-type="float">
            <text:p>5242638.46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772322.08" calcext:value-type="float">
            <text:p>2772322.08</text:p>
          </table:table-cell>
          <table:table-cell table:style-name="ce2" office:value-type="float" office:value="844339.85" calcext:value-type="float">
            <text:p>844339.85</text:p>
          </table:table-cell>
          <table:table-cell table:style-name="ce2" office:value-type="float" office:value="116112.04" calcext:value-type="float">
            <text:p>116112.04</text:p>
          </table:table-cell>
          <table:table-cell table:style-name="ce2" office:value-type="float" office:value="365838.6" calcext:value-type="float">
            <text:p>365838.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64141.56" calcext:value-type="float">
            <text:p>4264141.5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07893.65" calcext:value-type="float">
            <text:p>2807893.65</text:p>
          </table:table-cell>
          <table:table-cell table:style-name="ce2" office:value-type="float" office:value="1241908.03" calcext:value-type="float">
            <text:p>1241908.03</text:p>
          </table:table-cell>
          <table:table-cell table:style-name="ce2" office:value-type="float" office:value="27424.09" calcext:value-type="float">
            <text:p>27424.09</text:p>
          </table:table-cell>
          <table:table-cell table:style-name="ce2" office:value-type="float" office:value="50770.43" calcext:value-type="float">
            <text:p>50770.4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782436.84" calcext:value-type="float">
            <text:p>2782436.8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1238795.76" calcext:value-type="float">
            <text:p>1238795.76</text:p>
          </table:table-cell>
          <table:table-cell table:style-name="ce2" office:value-type="float" office:value="806645.58" calcext:value-type="float">
            <text:p>806645.58</text:p>
          </table:table-cell>
          <table:table-cell table:style-name="ce2" office:value-type="float" office:value="151830.32" calcext:value-type="float">
            <text:p>151830.32</text:p>
          </table:table-cell>
          <table:table-cell table:style-name="ce2" office:value-type="float" office:value="186653.42" calcext:value-type="float">
            <text:p>186653.4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3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063850.64" calcext:value-type="float">
            <text:p>6063850.64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932789.09" calcext:value-type="float">
            <text:p>2932789.09</text:p>
          </table:table-cell>
          <table:table-cell table:style-name="ce2" office:value-type="float" office:value="577135.34" calcext:value-type="float">
            <text:p>577135.34</text:p>
          </table:table-cell>
          <table:table-cell table:style-name="ce2" office:value-type="float" office:value="84631.94" calcext:value-type="float">
            <text:p>84631.94</text:p>
          </table:table-cell>
          <table:table-cell table:style-name="ce2" office:value-type="float" office:value="554097.21" calcext:value-type="float">
            <text:p>554097.2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55425.25" calcext:value-type="float">
            <text:p>3855425.2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650305.94" calcext:value-type="float">
            <text:p>1650305.94</text:p>
          </table:table-cell>
          <table:table-cell table:style-name="ce2" office:value-type="float" office:value="1023721.08" calcext:value-type="float">
            <text:p>1023721.08</text:p>
          </table:table-cell>
          <table:table-cell table:style-name="ce2" office:value-type="float" office:value="42525.62" calcext:value-type="float">
            <text:p>42525.62</text:p>
          </table:table-cell>
          <table:table-cell table:style-name="ce2" office:value-type="float" office:value="257024.01" calcext:value-type="float">
            <text:p>257024.0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5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3310558.06" calcext:value-type="float">
            <text:p>3310558.06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1533660.22" calcext:value-type="float">
            <text:p>1533660.22</text:p>
          </table:table-cell>
          <table:table-cell table:style-name="ce2" office:value-type="float" office:value="1210021.81" calcext:value-type="float">
            <text:p>1210021.81</text:p>
          </table:table-cell>
          <table:table-cell table:style-name="ce2" office:value-type="float" office:value="159425.05" calcext:value-type="float">
            <text:p>159425.05</text:p>
          </table:table-cell>
          <table:table-cell table:style-name="ce2" office:value-type="float" office:value="152523.23" calcext:value-type="float">
            <text:p>152523.23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6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4651240.59" calcext:value-type="float">
            <text:p>4651240.5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193611.78" calcext:value-type="float">
            <text:p>2193611.78</text:p>
          </table:table-cell>
          <table:table-cell table:style-name="ce2" office:value-type="float" office:value="1383523.27" calcext:value-type="float">
            <text:p>1383523.27</text:p>
          </table:table-cell>
          <table:table-cell table:style-name="ce2" office:value-type="float" office:value="171810.07" calcext:value-type="float">
            <text:p>171810.07</text:p>
          </table:table-cell>
          <table:table-cell table:style-name="ce2" office:value-type="float" office:value="261642.28" calcext:value-type="float">
            <text:p>261642.2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213501" calcext:value-type="float">
            <text:p>321350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170044.95" calcext:value-type="float">
            <text:p>2170044.95</text:p>
          </table:table-cell>
          <table:table-cell table:style-name="ce2" office:value-type="float" office:value="1149319.03" calcext:value-type="float">
            <text:p>1149319.03</text:p>
          </table:table-cell>
          <table:table-cell table:style-name="ce2" office:value-type="float" office:value="173505.14" calcext:value-type="float">
            <text:p>173505.14</text:p>
          </table:table-cell>
          <table:table-cell table:style-name="ce2" office:value-type="float" office:value="14204.85" calcext:value-type="float">
            <text:p>14204.8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4931637.34" calcext:value-type="float">
            <text:p>4931637.34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088217.53" calcext:value-type="float">
            <text:p>2088217.53</text:p>
          </table:table-cell>
          <table:table-cell table:style-name="ce2" office:value-type="float" office:value="841196.34" calcext:value-type="float">
            <text:p>841196.34</text:p>
          </table:table-cell>
          <table:table-cell table:style-name="ce2" office:value-type="float" office:value="23852.48" calcext:value-type="float">
            <text:p>23852.48</text:p>
          </table:table-cell>
          <table:table-cell table:style-name="ce2" office:value-type="float" office:value="425475.95" calcext:value-type="float">
            <text:p>425475.95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89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280602.33" calcext:value-type="float">
            <text:p>4280602.33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261119.18" calcext:value-type="float">
            <text:p>2261119.18</text:p>
          </table:table-cell>
          <table:table-cell table:style-name="ce2" office:value-type="float" office:value="1415882.82" calcext:value-type="float">
            <text:p>1415882.82</text:p>
          </table:table-cell>
          <table:table-cell table:style-name="ce2" office:value-type="float" office:value="178677.15" calcext:value-type="float">
            <text:p>178677.15</text:p>
          </table:table-cell>
          <table:table-cell table:style-name="ce2" office:value-type="float" office:value="164278.27" calcext:value-type="float">
            <text:p>164278.2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74839.79" calcext:value-type="float">
            <text:p>3974839.79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2224795.76" calcext:value-type="float">
            <text:p>2224795.76</text:p>
          </table:table-cell>
          <table:table-cell table:style-name="ce2" office:value-type="float" office:value="1348892.75" calcext:value-type="float">
            <text:p>1348892.75</text:p>
          </table:table-cell>
          <table:table-cell table:style-name="ce2" office:value-type="float" office:value="84974.22" calcext:value-type="float">
            <text:p>84974.22</text:p>
          </table:table-cell>
          <table:table-cell table:style-name="ce2" office:value-type="float" office:value="102086.36" calcext:value-type="float">
            <text:p>102086.3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87332.87" calcext:value-type="float">
            <text:p>3987332.87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669949.65" calcext:value-type="float">
            <text:p>2669949.65</text:p>
          </table:table-cell>
          <table:table-cell table:style-name="ce2" office:value-type="float" office:value="1080705.26" calcext:value-type="float">
            <text:p>1080705.26</text:p>
          </table:table-cell>
          <table:table-cell table:style-name="ce2" office:value-type="float" office:value="202575.17" calcext:value-type="float">
            <text:p>202575.17</text:p>
          </table:table-cell>
          <table:table-cell table:style-name="ce2" office:value-type="float" office:value="92243.16" calcext:value-type="float">
            <text:p>92243.16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991230.33" calcext:value-type="float">
            <text:p>6991230.33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4889029.35" calcext:value-type="float">
            <text:p>4889029.35</text:p>
          </table:table-cell>
          <table:table-cell table:style-name="ce2" office:value-type="float" office:value="1363233.32" calcext:value-type="float">
            <text:p>1363233.32</text:p>
          </table:table-cell>
          <table:table-cell table:style-name="ce2" office:value-type="float" office:value="131247.68" calcext:value-type="float">
            <text:p>131247.68</text:p>
          </table:table-cell>
          <table:table-cell table:style-name="ce2" office:value-type="float" office:value="182745.22" calcext:value-type="float">
            <text:p>182745.22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3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5738434.82" calcext:value-type="float">
            <text:p>5738434.82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592354.51" calcext:value-type="float">
            <text:p>3592354.51</text:p>
          </table:table-cell>
          <table:table-cell table:style-name="ce2" office:value-type="float" office:value="1655443.09" calcext:value-type="float">
            <text:p>1655443.09</text:p>
          </table:table-cell>
          <table:table-cell table:style-name="ce2" office:value-type="float" office:value="112566.56" calcext:value-type="float">
            <text:p>112566.56</text:p>
          </table:table-cell>
          <table:table-cell table:style-name="ce2" office:value-type="float" office:value="126672.79" calcext:value-type="float">
            <text:p>126672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4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581606.95" calcext:value-type="float">
            <text:p>1581606.95</text:p>
          </table:table-cell>
          <table:table-cell table:style-name="ce2" office:value-type="string" calcext:value-type="string">
            <text:p>GBP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1093265.71" calcext:value-type="float">
            <text:p>1093265.71</text:p>
          </table:table-cell>
          <table:table-cell table:style-name="ce2" office:value-type="float" office:value="836924.82" calcext:value-type="float">
            <text:p>836924.82</text:p>
          </table:table-cell>
          <table:table-cell table:style-name="ce2" office:value-type="float" office:value="100426.05" calcext:value-type="float">
            <text:p>100426.05</text:p>
          </table:table-cell>
          <table:table-cell table:style-name="ce2" office:value-type="float" office:value="-52113.08" calcext:value-type="float">
            <text:p>-52113.08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65972.41" calcext:value-type="float">
            <text:p>6765972.41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4304040.33" calcext:value-type="float">
            <text:p>4304040.33</text:p>
          </table:table-cell>
          <table:table-cell table:style-name="ce2" office:value-type="float" office:value="730096.7" calcext:value-type="float">
            <text:p>730096.7</text:p>
          </table:table-cell>
          <table:table-cell table:style-name="ce2" office:value-type="float" office:value="99316.85" calcext:value-type="float">
            <text:p>99316.85</text:p>
          </table:table-cell>
          <table:table-cell table:style-name="ce2" office:value-type="float" office:value="384541.97" calcext:value-type="float">
            <text:p>384541.9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6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033114.09" calcext:value-type="float">
            <text:p>6033114.09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float" office:value="4156579.06" calcext:value-type="float">
            <text:p>4156579.06</text:p>
          </table:table-cell>
          <table:table-cell table:style-name="ce2" office:value-type="float" office:value="828193.24" calcext:value-type="float">
            <text:p>828193.24</text:p>
          </table:table-cell>
          <table:table-cell table:style-name="ce2" office:value-type="float" office:value="66024.28" calcext:value-type="float">
            <text:p>66024.28</text:p>
          </table:table-cell>
          <table:table-cell table:style-name="ce2" office:value-type="float" office:value="234016.87" calcext:value-type="float">
            <text:p>234016.87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7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915029.8" calcext:value-type="float">
            <text:p>5915029.8</text:p>
          </table:table-cell>
          <table:table-cell table:style-name="ce2" office:value-type="string" calcext:value-type="string">
            <text:p>JPY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621070.15" calcext:value-type="float">
            <text:p>3621070.15</text:p>
          </table:table-cell>
          <table:table-cell table:style-name="ce2" office:value-type="float" office:value="595104.99" calcext:value-type="float">
            <text:p>595104.99</text:p>
          </table:table-cell>
          <table:table-cell table:style-name="ce2" office:value-type="float" office:value="46596.81" calcext:value-type="float">
            <text:p>46596.81</text:p>
          </table:table-cell>
          <table:table-cell table:style-name="ce2" office:value-type="float" office:value="366544.81" calcext:value-type="float">
            <text:p>366544.8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8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75821.77" calcext:value-type="float">
            <text:p>6775821.7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sia</text:p>
          </table:table-cell>
          <table:table-cell table:style-name="ce2" office:value-type="float" office:value="2872467.53" calcext:value-type="float">
            <text:p>2872467.53</text:p>
          </table:table-cell>
          <table:table-cell table:style-name="ce2" office:value-type="float" office:value="1177364.44" calcext:value-type="float">
            <text:p>1177364.44</text:p>
          </table:table-cell>
          <table:table-cell table:style-name="ce2" office:value-type="float" office:value="81866.9" calcext:value-type="float">
            <text:p>81866.9</text:p>
          </table:table-cell>
          <table:table-cell table:style-name="ce2" office:value-type="float" office:value="589649.91" calcext:value-type="float">
            <text:p>589649.91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0999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030060.07" calcext:value-type="float">
            <text:p>5030060.07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Africa</text:p>
          </table:table-cell>
          <table:table-cell table:style-name="ce2" office:value-type="float" office:value="2618528.83" calcext:value-type="float">
            <text:p>2618528.83</text:p>
          </table:table-cell>
          <table:table-cell table:style-name="ce2" office:value-type="float" office:value="517029.04" calcext:value-type="float">
            <text:p>517029.04</text:p>
          </table:table-cell>
          <table:table-cell table:style-name="ce2" office:value-type="float" office:value="159544.43" calcext:value-type="float">
            <text:p>159544.43</text:p>
          </table:table-cell>
          <table:table-cell table:style-name="ce2" office:value-type="float" office:value="431349.79" calcext:value-type="float">
            <text:p>431349.79</text:p>
          </table:table-cell>
          <table:table-cell table:style-name="ce3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Company_1000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240167.36" calcext:value-type="float">
            <text:p>6240167.36</text:p>
          </table:table-cell>
          <table:table-cell table:style-name="ce2" office:value-type="string" calcext:value-type="string">
            <text:p>EUR</text:p>
          </table:table-cell>
          <table:table-cell table:style-name="ce2" office:value-type="string" calcext:value-type="string">
            <text:p>Europe</text:p>
          </table:table-cell>
          <table:table-cell table:style-name="ce2" office:value-type="float" office:value="3706529.52" calcext:value-type="float">
            <text:p>3706529.52</text:p>
          </table:table-cell>
          <table:table-cell table:style-name="ce2" office:value-type="float" office:value="1379504.27" calcext:value-type="float">
            <text:p>1379504.27</text:p>
          </table:table-cell>
          <table:table-cell table:style-name="ce2" office:value-type="float" office:value="30168.75" calcext:value-type="float">
            <text:p>30168.75</text:p>
          </table:table-cell>
          <table:table-cell table:style-name="ce2" office:value-type="float" office:value="248703.49" calcext:value-type="float">
            <text:p>248703.49</text:p>
          </table:table-cell>
          <table:table-cell table:style-name="ce3" table:number-columns-repeated="5"/>
          <table:table-cell table:number-columns-repeated="101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ConversionRateToUS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R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PY</text:p>
          </table:table-cell>
          <table:table-cell table:style-name="ce4" office:value-type="float" office:value="0.007" calcext:value-type="float">
            <text:p>0.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BP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_20_conversion" style:display-name="PageStyle_currency con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019" meta:object-count="0"/>
    <meta:generator>LibreOfficeDev/6.0.5.2$Linux_X86_64 LibreOffice_project/</meta:generator>
  </office:meta>
</office:document-meta>
</file>